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dineKirnberg-Script" svg:font-family="AdineKirnberg-Script"/>
    <style:font-face style:name="LiHei Pro" svg:font-family="LiHei Pro"/>
    <style:font-face style:name="Lucida Grande" svg:font-family="Lucida Grande"/>
    <style:font-face style:name="PingFang TC" svg:font-family="PingFang TC"/>
    <style:font-face style:name="Songti TC" svg:font-family="Songti TC"/>
    <style:font-face style:name="Times" svg:font-family="Times"/>
  </office:font-face-decls>
  <office:automatic-styles>
    <style:style style:name="P1" style:family="paragraph" style:parent-style-name="Standard">
      <style:paragraph-properties style:line-height-at-least="0.1667in"/>
      <style:text-properties style:font-name="LiHei Pro" fo:font-size="12.0pt" fo:color="#000000"/>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PingFang TC" fo:font-size="12.0pt" fo:color="#000000" fo:background-color="#ececec"/>
    </style:style>
    <style:style style:name="P5" style:family="paragraph" style:parent-style-name="Standard">
      <style:paragraph-properties style:line-height-at-least="0.1667in"/>
      <style:text-properties style:font-name="PingFang TC" fo:font-size="12.0pt" fo:color="#000000" fo:background-color="#868686"/>
    </style:style>
    <style:style style:name="P6" style:family="paragraph" style:parent-style-name="Standard">
      <style:paragraph-properties style:line-height-at-least="0.2361in"/>
      <style:text-properties style:font-name="PingFang TC" fo:font-size="12.0pt" fo:color="#000000"/>
    </style:style>
    <style:style style:name="P7" style:family="paragraph" style:parent-style-name="Standard">
      <style:paragraph-properties style:line-height-at-least="0.1944in"/>
      <style:text-properties style:font-name="Times" fo:font-size="12.0pt" fo:color="#000000" fo:background-color="#868686"/>
    </style:style>
    <style:style style:name="P8" style:family="paragraph" style:parent-style-name="Standard">
      <style:paragraph-properties fo:margin-bottom="0.1667in" style:line-height-at-least="0.1944in"/>
      <style:text-properties style:font-name="Songti TC" fo:font-size="12.0pt" fo:color="#000000" fo:background-color="#ececec"/>
    </style:style>
    <style:style style:name="P9" style:family="paragraph" style:parent-style-name="Standard">
      <style:paragraph-properties fo:margin-bottom="0.1667in" style:line-height-at-least="0.1944in"/>
      <style:text-properties style:font-name="Songti TC" fo:font-size="12.0pt" fo:color="#000000" fo:background-color="#e0e0e0"/>
    </style:style>
    <style:style style:name="P10" style:family="paragraph" style:parent-style-name="Standard">
      <style:paragraph-properties fo:margin-bottom="0.1667in" style:line-height-at-least="0.1944in"/>
      <style:text-properties style:font-name="Times" fo:font-size="12.0pt" fo:color="#000000" fo:background-color="#ececec"/>
    </style:style>
    <style:style style:name="P11" style:family="paragraph" style:parent-style-name="Standard">
      <style:paragraph-properties fo:margin-bottom="0.1667in" style:line-height-at-least="0.1944in"/>
      <style:text-properties style:font-name="Times"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text-underline-style="solid" fo:letter-spacing="0.0000in" fo:color="#032726"/>
    </style:style>
    <style:style style:name="T5" style:family="text">
      <style:text-properties style:font-name="Songti TC" fo:letter-spacing="0.0000in"/>
    </style:style>
    <style:style style:name="T6" style:family="text">
      <style:text-properties style:text-underline-style="solid" fo:letter-spacing="0.0000in" fo:color="#052726"/>
    </style:style>
    <style:style style:name="T7" style:family="text">
      <style:text-properties style:font-name="Times" fo:letter-spacing="0.0000in"/>
    </style:style>
    <style:style style:name="T8" style:family="text">
      <style:text-properties style:font-name="Times" fo:font-style="italic" fo:font-style-asian="italic" fo:font-style-complex="italic" style:text-underline-style="solid" fo:letter-spacing="0.0000in" fo:color="#0000e9"/>
    </style:style>
    <style:style style:name="T9" style:family="text">
      <style:text-properties style:font-name="Times" style:text-underline-style="solid" fo:letter-spacing="0.0000in" fo:color="#0000e9"/>
    </style:style>
    <style:style style:name="T10" style:family="text">
      <style:text-properties style:text-underline-style="solid" fo:letter-spacing="0.0000in" fo:color="#0000e9"/>
    </style:style>
    <style:style style:name="T11" style:family="text">
      <style:text-properties style:font-name="Lucida Grande" fo:letter-spacing="0.0000in"/>
    </style:style>
    <style:style style:name="T12" style:family="text">
      <style:text-properties style:font-name="AdineKirnberg-Script" fo:letter-spacing="0.0000in"/>
    </style:style>
    <style:style style:name="TableColumn1" style:family="table-column">
      <style:table-column-properties style:column-width="3.4625in" style:rel-column-width="32767*"/>
    </style:style>
  </office:automatic-styles>
  <office:body>
    <office:text>
      <text:p text:style-name="P1"/>
      <text:p text:style-name="P1"/>
      <text:p text:style-name="P2"><text:span text:style-name="T1">康福居   |  2020.01.12 16:05   |   </text:span><text:a xlink:type="simple" xlink:href="http://palinfo.habago.org/Entry?Command=Information_PrintForum&amp;iPage=1#FORUM38462"><text:span text:style-name="T2">#</text:span></text:a></text:p>
      <text:p text:style-name="P3"><text:span text:style-name="T1">我一直有個疑惑,臉書, IG, Line,YT 這些美帝控制著的社群平台, 韓和國民黨的支持者, 深深陷於其中而不自拔, 美帝和它的爪牙, 其時可以很輕易透過資料庫, 統計,分析,下餌,操弄一個國家和地區的一切.</text:span></text:p>
      <text:p text:style-name="P2"><text:span text:style-name="T1">楊炳昌   |  2020.01.12 15:31   |   </text:span><text:a xlink:type="simple" xlink:href="http://palinfo.habago.org/Entry?Command=Information_PrintForum&amp;iPage=1#FORUM38461"><text:span text:style-name="T2">#</text:span></text:a></text:p>
      <text:p text:style-name="P4"><text:span text:style-name="T1">陳醫師說得對，韓明明是一個人在單挑所有保守勢力：</text:span><text:span text:style-name="T3"><text:line-break/></text:span><text:span text:style-name="T1">國民黨、渣黨、菜黨、柯黨、電視冥嘴的硬漢，如今卻被黑成草包。</text:span><text:span text:style-name="T3"><text:line-break/></text:span><text:span text:style-name="T1">這不是他的錯，惡魔黨這種手段，就算耶穌來選也一定被打成私生子，</text:span><text:span text:style-name="T3"><text:line-break/></text:span><text:span text:style-name="T1">找不到爸爸云云，耶穌來也選不上。</text:span><text:span text:style-name="T3"><text:line-break/></text:span><text:span text:style-name="T1">向韓市長致敬了。</text:span></text:p>
      <text:p text:style-name="P2"><text:span text:style-name="T1">莊秉翰   |  2020.01.12 15:07   |   </text:span><text:a xlink:type="simple" xlink:href="http://palinfo.habago.org/Entry?Command=Information_PrintForum&amp;iPage=1#FORUM38460"><text:span text:style-name="T2">#</text:span></text:a></text:p>
      <text:p text:style-name="P3"><text:span text:style-name="T1">我對「腦殘」的認知是一個人如果持有與事實相去甚遠的看法，這就是「腦殘」。所以一條魚無憂無慮在水中游，我不會稱牠為腦殘，因為牠或許根本沒有太多思想，只是順其自然在水中悠游，牠是無思想但不是腦殘。而動不動就喊著民主萬歲，支持反送中挺美挺人渣黨的高智商高學歷的覺青是不是腦殘？他們是腦殘，儘管他們的平均智商也許輾壓老一輩韓粉，他們有腦，但是長期浸淫在一種美國爸爸會保護台灣的錯亂荒謬認知當中，逐漸演化(退化)為腦「殘」。</text:span><text:span text:style-name="T3"><text:line-break/><text:line-break/></text:span><text:span text:style-name="T1">所以說，一個人腦不腦殘和智商高低無關，現實生活中往往高智商的人容易出現極端腦殘，柯xx就是很棒的例子，智商低的腦殘程度反倒不容易那麼極端。至於為何人類容易腦殘，為何我們總是出現與事實完全不協調的認知或看法，這點是值得探究的問題，腦殘和邪惡其實是一體兩面，群眾腦越殘，邪惡勢力更加跋扈，本質上是同一件事，扮演的角色不同罷了。</text:span><text:span text:style-name="T3"><text:line-break/><text:line-break/></text:span><text:span text:style-name="T1">我總覺得，我們人類之所以腦殘，是被名為「撒旦」的意識形態給綁架，我們頭腦出現的那些荒誕不經甚至是極端變態的念頭就是「撒旦」，我始終相信人性本善，而撒旦並不是人類的一部份。</text:span></text:p>
      <text:p text:style-name="P2"><text:span text:style-name="T1">謝穎芝   |  2020.01.12 14:45   |   </text:span><text:a xlink:type="simple" xlink:href="http://palinfo.habago.org/Entry?Command=Information_PrintForum&amp;iPage=1#FORUM38459"><text:span text:style-name="T2">#</text:span></text:a></text:p>
      <text:p text:style-name="P4"><text:span text:style-name="T1">【修正】「倒因為果」 ⋯ → 「倒果為因」</text:span><text:span text:style-name="T3"><text:line-break/><text:line-break/></text:span><text:span text:style-name="T1">另外補充：韓粉是人不是神，事事都要兼顧，韓粉如果本事這麼大，今天就大勝而不是大敗，韓粉在乎的是未來生活好不好，「中間選民」到底干韓粉什麼事？</text:span><text:span text:style-name="T3"><text:line-break/><text:line-break/></text:span><text:span text:style-name="T1">自己的未來自己抉擇，不要東怪、西怪，不怪自己選錯人，真的很可悲，連這種基本道理難道都搞不清楚嗎？</text:span></text:p>
      <text:p text:style-name="P2"><text:span text:style-name="T1">艾薇   |  2020.01.12 14:27   |   </text:span><text:a xlink:type="simple" xlink:href="http://palinfo.habago.org/Entry?Command=Information_PrintForum&amp;#FORUM38458"><text:span text:style-name="T2">#</text:span></text:a></text:p>
      <text:p text:style-name="P4"><text:span text:style-name="T1">看到這種結果只有深深的無力感，在洗腦教育下長大的台灣人，價值觀都已經深根固柢了。跟他們講道理也沒用，因為他們只聽得懂什麼台灣價值民主自由之類的鬼話，每天看這些人譏諷異己的樣子真的感到很噁心，更可怕的是他們還覺得自己很理性很有腦，同樣二十幾歲，真的很不想被這些人代表。</text:span></text:p>
      <text:p text:style-name="P5"><text:span text:style-name="T1">謝穎芝   |  2020.01.12 14:19   |   </text:span><text:a xlink:type="simple" xlink:href="http://palinfo.habago.org/Entry?Command=Information_PrintForum&amp;#FORUM38457"><text:span text:style-name="T2">#</text:span></text:a></text:p>
      <text:p text:style-name="P4"><text:span text:style-name="T1">很抱歉讓這版面造成對立狀況，<text:line-break/><text:line-break/>但是一個自稱「反韓」的所謂「中間選民」來檢討韓粉就令人不爽，很抱歉用字粗俗，<text:line-break/><text:line-break/>我只是說出內心話，一個反韓的來檢討韓粉不覺得奇怪嗎？<text:line-break/><text:line-break/>好像韓粉的錯，比得過閹黨的罪惡滔天？<text:line-break/><text:line-break/>這種不成比例的指責尤其令人氣結，韓粉被媒體、網軍反串抹黑、抹紅、扭曲了大半年，還要來承受敗選之罪？這是什麼樣的「腦殘」邏輯？<text:line-break/><text:line-break/>所以我才會說：島內的大多數人及閹黨都「用賤人的標準」來要求自己，卻用「聖人的標準來衡量異己」的話出來，這樣還不夠直白嗎？<text:line-break/><text:line-break/>好像「中間選民」有多神聖了不起似的，把一個選戰的大敗，都歸結韓總及韓粉，不會覺得太過了嗎？我們是「選賢」，不是「選聖人」！<text:line-break/><text:line-break/><text:line-break/>附上黃暐瀚的影片：https://reurl.cc/XXK9kD<text:line-break/><text:line-break/>請看 50:37 ～ 52:55 片段⋯<text:line-break/><text:line-break/>韓總一直解釋過，為何離開高雄的原因，就是有人不甩這個說法，讓韓總一直擔負著「落跑市長」的罪名，這豈不是倒因為果、積非成是嗎？<text:line-break/><text:line-break/>至於「反韓」的其他指責，陳真先生以前的文章都已經闡述過，不想再贅述⋯<text:line-break/><text:line-break/></text:span></text:p>
      <text:p text:style-name="P2"><text:span text:style-name="T1">黃明華   |  2020.01.12 13:32   |   </text:span><text:a xlink:type="simple" xlink:href="http://palinfo.habago.org/Entry?Command=Information_PrintForum&amp;iPage=1#FORUM38456"><text:span text:style-name="T2">#</text:span></text:a></text:p>
      <text:p text:style-name="P4"><text:span text:style-name="T1">我是覺得純粹分享自己的想法跟觀點就好,不需要去批評別人或在版上對立,這有點過了,消停一下,<text:line-break/>這邊再分享楊志良先生選前寫的一篇文章,也寫的不錯<text:line-break/><text:line-break/>楊志良》選舉厚黑學<text:line-break/>https://www.chinatimes.com/opinion/20191215002843-262105<text:line-break/><text:line-break/>選舉從來都是感性的，而不是理性的，即使是根深柢固的民主國家，選舉最後也必然是帶風向、呼口號，或是以一把泥巴黑死對手。若心不夠黑、臉皮不夠厚，那就不要選舉了。<text:line-break/><text:line-break/>這套功夫能玩到極致的，就是小英跟她的團隊。首先是借殼上市，如寄生蟹和變色龍的混合體。寄生蟹用別人的殼，遇敵即縮入以大螯擋在門口，萬敵不侵；長大後拋棄舊殼，再另找更大更硬的外殼。<text:line-break/><text:line-break/>變色龍則隨機變色，視需要偽裝而融入環境。小英發現維護「中華民國」主權是台灣的最大公約數，便一夜之間「轉性」，從綠旗變淺藍旗，連競選制服顏色都由綠轉藍；從口口聲聲以台灣為國名，甚至以「這個國家」指稱「中華民國」，變成維護中華民國主權。<text:line-break/><text:line-break/>若到最後選情不佳，恐怕也會學韓營，讓造勢場上國旗飄揚。近來綠營報紙一再提起蔣經國的政績及他的三不，以奪得「中華民國」正統的地位，而藍營卻被打成且坐實了「親中賣台」。<text:line-break/><text:line-break/>再來就是臉皮又厚又黑，穿皮鞋的怕穿草鞋的，要臉的就怕遇到不要臉的。楊蕙如網軍害死外交官一案，藍軍立委前往外交部抗議，卻被擋在門外；碰掉未穿制服女警的帽子，被稱作「襲警」；藍營立委被夾傷就醫被稱「裝病」。如果雙方立場對調，綠營必然號召千百民眾抗議。民進黨的無理變理直氣壯，也是人類選舉史上的奇葩吧。<text:line-break/><text:line-break/>破綠營之法，首先可採「政黨聯盟服務處」，提出四原則：一、擁護中華民國；二、下架無能貪腐蔡政府；三、兩岸血緣文化高度聯結，但政治體制完全不同，目前無法一中；四、還權及還錢於民。一個民族可因政治體制不同，組成多個國家，如美國獨立於英國；多個民族因政治理念相同，也可以融合為一國，如瑞士、加拿大、新加坡等。因此「九二共識」就是兩岸沒有共識下的共識，絕不是一國兩制，體制若長期無法融合，最終必然成為兩國。<text:line-break/><text:line-break/>藍營更應以其人之道，還治其人之身，強調蔡政府3年半以來，進一步弱化及分裂台灣，不斷挑起兩岸網民對立，反而有利老共武統台灣。綠營才是習大大在台灣最大的潛伏共諜，把紅帽子結結實實地反扣回去。<text:line-break/><text:line-break/>如果藍營還在溫良恭儉讓，看不清對方厚黑、硬拗的專長，借殼上市、變色龍的伎倆，以及早以官位錢財購買媒體、名嘴，中選會及NCC也已成為綠營附隨組織了，那不如直接宣布小英連任算了。<text:line-break/><text:line-break/>（作者為亞洲大學榮譽講座教授）</text:span></text:p>
      <text:p text:style-name="P2"><text:span text:style-name="T1">謝穎芝   |  2020.01.12 13:06   |   </text:span><text:a xlink:type="simple" xlink:href="http://palinfo.habago.org/Entry?Command=Information_PrintForum&amp;#FORUM38455"><text:span text:style-name="T2">#</text:span></text:a></text:p>
      <text:p text:style-name="P4"><text:span text:style-name="T1">to 蘇龍祥:<text:line-break/><text:line-break/>不必反串來譏刺，你是不是中間選民我根本無從查證起，<text:line-break/><text:line-break/>你願意被閹黨繼續洗腦，繼續投閹黨，那是閣下的抉擇，我無從干預，也沒這資格，<text:line-break/><text:line-break/>國民黨未來輸贏根本不關我事，我只關心未來國家走向，<text:line-break/><text:line-break/>再說，韓粉不必然就是支持國民黨，國民黨未來是否自此淪落，也是看他的造化，<text:line-break/><text:line-break/>一般人民是無從置喙，與其在這邊拉東扯西，抱怨這、抱怨那，有何用？<text:line-break/></text:span></text:p>
      <text:p text:style-name="P2"><text:span text:style-name="T1">蘇龍祥   |  2020.01.12 12:57   |   </text:span><text:a xlink:type="simple" xlink:href="http://palinfo.habago.org/Entry?Command=Information_PrintForum&amp;#FORUM38454"><text:span text:style-name="T2">#</text:span></text:a></text:p>
      <text:p text:style-name="P3"><text:span text:style-name="T1">to 謝穎芝:<text:line-break/>是,是<text:line-break/>我腦殘又智障<text:line-break/>韓的中間選民票就是這樣流失而不回頭的<text:line-break/>你這樣的反應不就是我所說的<text:line-break/>韓跟韓粉從不在意中間選民...<text:line-break/>那被中間選民拋棄是必然的<text:line-break/><text:line-break/>該表達的都表達了, 多說無益<text:line-break/>恭喜韓粉, 台灣又增加了一張反韓票...<text:line-break/>在下潛水看戲去...</text:span></text:p>
      <text:p text:style-name="P2"><text:span text:style-name="T1">謝穎芝   |  2020.01.12 12:51   |   </text:span><text:a xlink:type="simple" xlink:href="http://palinfo.habago.org/Entry?Command=Information_PrintForum&amp;#FORUM38452"><text:span text:style-name="T2">#</text:span></text:a></text:p>
      <text:p text:style-name="P4"><text:span text:style-name="T1">補充：<text:line-break/><text:line-break/>國民黨對於兩岸論述及歷史觀的論述導正，如果沒有做更好的充分準備去「洗腦」新世代的年輕人，未來兩年、四年後，一樣會遭受重大挫敗，因為校園裡頭的學生，兩年後、甚至四年後就有投票權，這些被閹黨洗腦出來的現成黨工，永遠是閹黨的票！<text:line-break/><text:line-break/>另外，所謂「中間選民」只是一種錯覺，端看哪一個政黨的媒體洗腦傳播力量比較強大，還有選民自己的反思智慧，如果幾年之後仍然是維持現況，最終結果還是讓閹黨得逞！</text:span></text:p>
      <text:p text:style-name="P2"><text:span text:style-name="T1">老羊   |  2020.01.12 12:36   |   </text:span><text:a xlink:type="simple" xlink:href="http://palinfo.habago.org/Entry?Command=Information_PrintForum&amp;#FORUM38451"><text:span text:style-name="T2">#</text:span></text:a></text:p>
      <text:p text:style-name="P4"><text:span text:style-name="T1">韋廷 ：<text:line-break/><text:line-break/>「智力不達到極高水準者（在任何國家都是0.1%以下），不應憂國憂民、關心政治或投票：越關心政治會越糟。（所以就算天賦了各類人權，人也不應使用，因為那會使人自毀）」<text:line-break/><text:line-break/>不用那麼極端。憂國憂民，關心政治不需要多高的智力；反過來說智力高也未必智慧高（看你一開始是如何定義智力的）。但是，關心政治不代表就該讓選國家領導人吧？<text:line-break/><text:line-break/>全世界哪一個像樣的公司的 CEO 是員工和股東選出來的？找來教育我一下？治國難道比治理公司簡單嗎？<text:line-break/><text:line-break/>全世界哪一個將軍是士兵投票選出來的？為何不說士兵選出的將軍能讓軍隊更團結、更有向心力？<text:line-break/><text:line-break/>全世界哪一家醫院的院長或是專科主任是病人和護士投票選出來的？為何不讓病人「最信任」的醫生當主任或是院長？<text:line-break/><text:line-break/>大多數人連自己該讀什麼科系，該選哪家公司上班，該選誰當配偶都選不好，哪來的謎之自信覺得自己知道誰當總統更合適？<text:line-break/><text:line-break/>只有兩種人會認為直接選舉國家領導人是好事。一、完全不把治國當作專業的人；二、想不經過一步一腳印的歷練，快速奪權，沒有真本事但是能受歡迎的人。<text:line-break/><text:line-break/>一人一票，有權利但是完全不用負責，真 TMD 的先進。<text:line-break/><text:line-break/>任何說「先進國家都搞西式民主」的人完全不知道自己在說什麼，不管他們「智力」還是學歷有多高；我說的完全是事實。第一、世界上特別落後、動亂的國家中，一大部分也是走西式民主，而且幾乎都是被某民主燈塔大國推銷的。二、西方國家的第一桶金和民主自由沒有半毛錢關係；全都是在他們走帝國主義路線的時候從亞洲（尤其是中國）和美洲掠奪來的。國家富了，有海量的錢分贓，當然經得起選出不怎麼樣的領導人來折騰。但是這種折騰也非常有限；歐洲美國疲態畢露，只是台灣的媒體從來不談。（先給自己打個預防針；我沒說大陸沒有問題與挑戰）<text:line-break/><text:line-break/>還有，民主有很多形式，並不是一人一票選領導人就是民主的唯一方式。<text:line-break/><text:line-break/>「民主」是手段，不是目的；但是太多人把投票當目的，所以嘲笑，恐懼大陸人民不能選領導人，完全不知道最可笑可憐的是自己；以為是「自己」投下的那一票，其實只是接受媒體、財團、政黨訓練的結果。先想想「民主」真正的目的是什麼，想法自然就不會被侷限在非要投票選領導人才是民主；因為條條大路通羅馬，羅馬才是目的，大路 A 只是眾多通往羅馬的路徑之一罷了。<text:line-break/><text:line-break/>說大陸人沒有言論自由，沒有抱怨政府的自由等等，完全是抹黑；這種事情自己稍微上網看看，和一些大陸人聊聊就能夠知道。他們是有管制言論，但是他們的管制不是為了箝制思想，而是為了維穩（他們甚至因為顧忌大陸人民的反應而過濾台灣那些仇中的言論；要是他們大肆宣傳台灣人叫他們「支那」，要不要見識見識什麼是「民意」）？有時當然會有管制過度的情況，但是整體而言他們是越來越開放，越來越自信。台灣呢？民主自由這麼有力量，這麼好，居然還 TMD 怕專制獨裁不人道的老共滲透？害怕的難道不該是大陸嗎？這需要很高智商的人才看得出其中的荒謬嗎？大陸光是 2018 年出境旅遊人數就將近1.5億，怎麼中南海不怕他們呼吸到國外香甜自由的空氣就不回來了？<text:line-break/><text:line-break/>心理學裡有個 Dunning–Kruger 效應，用白話來說就是越笨的人越自信。為什麼？因為笨的人根本不知道自己知道什麼，不知道什麼，所以對自己的能力有完全不符合實際的高估；也就是孔子說的「知之為知之，不知為不知，是知也」的反面說法。<text:line-break/><text:line-break/>不是不能投票，不是不能關心政治，而是要規範人民投票的範圍。我並不是說西方的政治制度完全沒有值得我們學習之處；當然不是這個意思。不需要俯視，但更不需要仰視，平視即可；學習他人之長，但是絕不要一切以西方為標準。五四時期有這樣的想法情有可原，但是五四已經一百年了，今日之中國不是當時之中國。今天台灣人對歐美日如此尊崇，對大陸如此鄙夷，完全是不知過去，不知今日的結果；當然也不可能看得到未來。<text:line-break/><text:line-break/>你若有心，建議你到 YouTube 上找復旦大學中國研究院的范勇鵬的視頻；從那裡開始。不用去理會你那些「聰明」的同事朋友了；讓自己成長吧。</text:span></text:p>
      <text:p text:style-name="P2"><text:span text:style-name="T1">謝穎芝   |  2020.01.12 12:36   |   </text:span><text:a xlink:type="simple" xlink:href="http://palinfo.habago.org/Entry?Command=Information_PrintForum&amp;#FORUM38450"><text:span text:style-name="T2">#</text:span></text:a></text:p>
      <text:p text:style-name="P3"><text:span text:style-name="T1">to 蘇龍祥:<text:line-break/><text:line-break/>常常自以為是中間選民的人，其實已經落入不公正的那一邊了，<text:line-break/><text:line-break/>腦殘的人永遠不覺得自己是智障！<text:line-break/><text:line-break/>說再多韓總、韓粉的不是，難道就可以掩蓋這種實際上「一國兩制」存在的問題？<text:line-break/><text:line-break/>這邊很多人都說了敗選的主要原因，就是閹黨販賣「芒果乾」及「仇中反華」課綱的因素，你能否認嗎？<text:line-break/><text:line-break/>用這麼多掩飾詞彙來掩蓋潛在的事實，只是在逃避真相，就算韓總 2024 年出來，閹黨一樣用「反送中」、「抹黑、抹紅、抹黃」手法醜化對手，我想陳先生的「未完待續」一文中及其他相關諸多文章，已經說得夠清楚了，不再一一贅述，如果還要繼續扯這種鬼打牆、自以為是公正的論述，只是讓更多人無言而已！</text:span></text:p>
      <text:p text:style-name="P2"><text:span text:style-name="T1">蘇龍祥   |  2020.01.12 12:12   |   </text:span><text:a xlink:type="simple" xlink:href="http://palinfo.habago.org/Entry?Command=Information_PrintForum&amp;#FORUM38449"><text:span text:style-name="T2">#</text:span></text:a></text:p>
      <text:p text:style-name="P4"><text:span text:style-name="T1">to 謝穎芝:<text:line-break/>我無言, 閣下若是不願意接受<text:line-break/>那大家就一起繼續迎接被dpp統治10年的日子<text:line-break/><text:line-break/>選舉就是戰爭, 不是辦演唱會支持自己的偶像....<text:line-break/>如我,智力不高都能在韓4月多時宣布時,就知道會身敗名裂了<text:line-break/>那有多少人會抱持一樣想法就可知了<text:line-break/>無視必輸的訊號, 發動求仁得仁的戰爭, 只為求瞬間的光芒<text:line-break/>或許讓人感動, 但是絕對愚昧<text:line-break/><text:line-break/>這次選舉, 有人已經說了<text:line-break/>菜韓的票等於討厭度<text:line-break/>討厭菜的快40% 討厭韓的快60%<text:line-break/>討厭度是會延伸的<text:line-break/>韓如果不擺脫這討厭度<text:line-break/>韓當黨主席就會憑空冒出800討厭韓的反對票灌在kmt對面<text:line-break/><text:line-break/>當初韓不也是打菊落跑, 因此搶到市長<text:line-break/>菊當3屆落跑被懲罰, 造成韓上<text:line-break/>韓當4個月落跑被懲罰, 造成選不上總統<text:line-break/>我不太懂這哪有兩套標準....還是你認為陳菊落跑要懲罰空心菜?<text:line-break/>(而且你要中間選民去跟過去他拉的票解釋韓其實不是落跑, 是為了黎民百姓選總統, 我是說不出口.....這說法真的只有韓粉才會信)<text:line-break/>(為了鋼鐵韓粉選總統不等於為了黎民百姓選總統,高雄市民調有過半不希望他選總統的民調一直是事實)<text:line-break/><text:line-break/>我也說了, 韓跟韓粉毫不在意中間選民是失敗的主因<text:line-break/>中間選民幫你拉票讓你當上市長<text:line-break/>你卻因為只在意鋼鐵韓粉的希望, 而把對中間選民的承諾當狗屁<text:line-break/>中間選民因為你落跑的原因無法面對過去所拉的票<text:line-break/>中間選民全面反韓是必然的<text:line-break/><text:line-break/>我也必須說, 我預計dpp會慫恿韓粉逼宮kmt<text:line-break/>kmt誰好誰壞我不想管<text:line-break/>但我知道若韓系當黨主席,那個對韓的討厭度定會恨烏及屋, 擴大到kmt全體,<text:line-break/>kmt全垮我也不在乎了,<text:line-break/>但未來10年dpp毫無制衡的恐怖將會降臨, 這才是我害怕的<text:line-break/><text:line-break/>我也不認為要對韓苛責, 因為他是真的被黃袍加身<text:line-break/>但韓粉真的要看清大勢, 不要再中dpp的捧殺陷阱<text:line-break/><text:line-break/><text:line-break/></text:span></text:p>
      <text:p text:style-name="P2"><text:span text:style-name="T1">黃明華   |  2020.01.12 12:12   |   </text:span><text:a xlink:type="simple" xlink:href="http://palinfo.habago.org/Entry?Command=Information_PrintForum&amp;#FORUM38448"><text:span text:style-name="T2">#</text:span></text:a></text:p>
      <text:p text:style-name="P3"><text:span text:style-name="T1">本來以為前年底的勝選已經讓台灣大部分選民看清楚爭論統獨是無謂內耗,內部貪腐以及制度的改革才是首要.但是去年初的習近平談話所引起的效應讓我醒悟到好像不是如此.大選的過程中我就很擔心兩岸的論述問題,韓國瑜的兩岸論述雖然比腐朽的國民黨要好,但是還不夠好,有特別去看韓國瑜上一些有年輕人的節目,那時我就覺得韓國瑜的回答還是有所閃避.直到之前看韓國瑜上民視訪談時才覺得比較具體能直球對決鏗鏘有力有說服力.但是時間上已經來不及.而且這個訪談也沒多少人看無法發酵.這種反洗腦的工作韓國瑜跟國民黨應該在去年年初習近平談話出來時就開始做.到只剩沒幾個月時做就已經晚了.<text:line-break/><text:line-break/>與其怪洗腦怪帶風向怪兩套標準,不如形成一套好的論述大家一起行動去花時間在網路反洗腦.像我是很喜歡轉發一些陳真醫生的全文或部份文章到網路上.因為很多人沒看過這方面的觀點.我想多少會可以吸引到人轉發.國父孫中山先生革命都要搞11次才成功.論述也要花時間.而論述要談到美帝跟中共的善惡差別對這些年輕人我想這程度應該有點太高這些年輕人無法吸收.像底下這邊引用自前衛生署長楊志良先生的文章我就覺得講得論述很好很有說服力.這種論述我覺得藍營應該天天講到處發尤其是校園,就像陳真醫生講得韓國瑜還是太過溫良恭儉讓.像公投雖然被跛腳化,但是其實像核能空污這些議題國民黨就應該聯合執政的15縣市自己搞公投操作.因為換成綠色人渣詐騙黨一定也是這樣搞.而且搞這個也都是正當議題並不是什麼卑劣抹黑操作.我有發過這些建議到韓國瑜跟藍營相關臉書.但是好像沒什麼作用.總之,起而行去反洗腦比發愁抱怨還是比較有用.大家互相勉勵.<text:line-break/><text:line-break/>---<text:line-break/><text:line-break/>我憧憬的美好國度 - 楊志良<text:line-break/><text:line-break/>台灣官不聊生，施政困難，導致國力弱化，民怨沸騰。這不是個人之力可以改變的，但還是期待政府能夠「維護社會正義，進行稅改；經濟成長的果實，由就業者充分分享。」讓台灣和北歐國家一樣，生活充滿希望和快樂。<text:line-break/><text:line-break/>我任職衛生署期間，深深感覺台灣施政環境讓官員「十倍努力半分功」，非常不利國家發展。為什麼？因為台灣有三害：媒體、立法院及監察院，政府看媒體臉色施政，立委依黨派顏色問政，監委看報紙報導查案，以致官不聊生，有能力的人不願進政府服務。<text:line-break/>民間呢？藍綠廝殺慘烈，寶島一片烏煙瘴氣，施政績效差，老百姓怨聲載道，這樣的台灣，還有希望嗎？<text:line-break/><text:line-break/>■媒體治國，官不聊生<text:line-break/><text:line-break/>台灣誰最大？我說媒體最大，因為報紙報導什麼，立委就質詢什麼，晚上政論性節目名嘴們就討論什麼，甚至監察委員也看報辦案。本來政府某種程度要發揮教化功能，但台灣，政府被媒體牽著鼻子走，向名嘴請益國是，官員忙於回應各式爆料，誰有空想台灣未來怎麼辦？<text:line-break/><text:line-break/>變態的政治環境讓有識有能之士不願進政府做事，錢少、事多、責任重尚可忍，但在立委及媒體前毫無尊嚴則不可忍，所以現在看不到產業界有人願意做政務官，不 信政府去請施振榮、郭台銘、歐晉德等進政府單位服務，看他們點不點頭？再看看學術界有人願意進政府做事嗎？事務官願意改任政務官嗎？<text:line-break/><text:line-break/>中國大陸發生三聚氰氨毒牛奶，人家的衛生部長沒有下台，我們的衛生署長下台了；日本核能發電廠發生核安事件，我們的署長天天被綁在立法院，說核安怎麼樣怎麼樣，有道理嗎？<text:line-break/><text:line-break/>沒有尊嚴之外，政府也沒有給予政務官應有的尊重，台灣政務官已經變臨時工了，卸職時兩手空空，什麼都沒有。<text:line-break/><text:line-break/>原本來政務官退休待遇福利好的不得了，因為太好了，被拿出來檢討，結果政治鐘擺擺盪過頭，以致現在政務官退休連年資都不計。我自己不在意有沒有退休金，但這是態度問題，國家這樣對待政務官，是不是太苛刻了？<text:line-break/><text:line-break/>立法院已經讓官員疲於奔命，監察院還來摻一腳，如果衛生署有做不好做不對的地方，接受調查糾彈都應該，但有些案件實在莫名其妙。例如去年9月的豬血糕事 件，媒體報導美國農業部以製作過程不衛生，下令全美禁止製作販賣豬血糕，於是衛生署先被叫去立法院做豬血糕專案報告，再被叫去監察院被修理一番。結果美國 農業部根本沒有下這道禁令，豬血糕事件根本是一樁媒體誤報的烏龍事件。何況國情不同，民俗不同，即使美國禁售豬血糕，台灣為何要隨之起舞？你到德國去，豬 血腸也是一種很平常的食物。<text:line-break/><text:line-break/>而部分監委過度行使職權，調查浮濫簡直到了令人髮指的程度。我署長任內，不含健保，一年半來監院函詢、糾正、調查衛署758件，衛署人員需耗上近兩萬個工 作天整理資料，來回監院耗費工作時數為五千人日，成本近一千六百 萬元。其中固然有衛署需檢討之處，但監委不能無限上綱，過度耗費施政資源，妨礙公務。這是虛耗國力，也侵犯到行政權及立法權。<text:line-break/><text:line-break/>而如此大費周章的調查，結果常令人氣結，像監察院糾正我登革熱防疫沒有做好，我就很不服氣。我跟新加坡衛生部長見過面聊過天，我的薪水只有他的1/20， 但我管二千三百萬人，他只管六百萬人，去年新加坡登革熱人數將近六千人，台灣只有一千五、六百人，東亞南其他國家的登革熱人數則是用幾萬甚至幾十萬來算的，雖然天下沒有一百分的防疫，但如果台灣這樣的成績還叫「沒做好」，請問怎麼樣才叫好？就算我吞得下這口氣，防疫人員能服氣嗎？南部幾個縣市的首長、衛 生局、環保局同仁，配合環保署、衛生署，可說用盡一切努力消滅孳生源，才控制住登革熱，這些南部的地方首長能服氣嗎？<text:line-break/><text:line-break/>媒體疫情、立委疫情、監委疫情，往往比實際疫情嚴重多多，身為機關首長的我，對監委的調查到底是應該口中說著「謝謝指教，虛心接受，日後改進」，但心中不斷念著XXX，還是以張飛為己任，勇敢的迎戰蚩尤？<text:line-break/><text:line-break/>■浮濫的監督，煽情的問政<text:line-break/><text:line-break/>結果我還是當了張飛，代替黃帝上場大戰蚩尤。<text:line-break/><text:line-break/>年初《時報周刊》提早把我炮轟監察院的內容曝光，雖然害到我，但也讓社會正視這個問題。一位高階長官後來私下跟我說：「你嗆監察院，好多高階公務員都非常 感謝你。」從當時長官們的反應，我認為他們應該也覺得監察院做過頭了。那麼，為政者是不是應該有所作為，不要任憑公務員如此沒有尊嚴下去？<text:line-break/><text:line-break/>我說監察院該廢，監委當然很不高興，一位監委說要告我，結果有立委辦公室助理接電話接到手軟，民眾紛紛去電要立委修理監委，監察院長王建煊則自始至終低調以對。<text:line-break/><text:line-break/>葉金川在署長任內曾經信誓旦旦的說：「我不做署長後，一定要公開說廢除監察院。」但他一直沒說，我常糗他是「小孬孬」，現在我要跟他說：「老葉，我完成你的『遺』願了（遺留在衛生署的心願）！」<text:line-break/><text:line-break/>國家當然要有監督公務員的制度，但以現況而言，立法院已足夠，常常官員在立法院都講清楚了，卻得到監察院再重新報告一次。行政部門要被嚴格檢視，監察院也應該被嚴加檢視，阿扁執政最好的證明是：沒有監察院，政府一樣運作。<text:line-break/><text:line-break/>施政環境亂糟糟，政治運作也高度扭曲，立委問政只問藍綠，不辨是非，只要和自己同陣營，做得再爛也有美名；只要和自己顏色不同，做得再好也被鬥臭。威權時代為了爭取民主跟自由，在野黨激情衝撞體制甚至鬥爭也許有必要，但台灣已經相當民主多元了，民進黨仍然以煽情的手法，不時挑動台灣敏感的族群神經，製造仇恨與對立，這就令人難以苟同了。<text:line-break/><text:line-break/>民進黨高唱台獨聖歌，但以目前情勢觀之，能夠讓台灣獨立的可能是國民黨，民進黨反而可能促成兩岸統一。以前美國總統尼克森說他最反共，所以他跟中共建交沒 問題；相同的道理，在台灣，只有民進黨可以講統一，其他人講馬上萬箭穿心，而馬總統最怕人家說他要統一，所以他最有資格談獨立。<text:line-break/><text:line-break/>在我看來，藍綠兩黨基因都有問題，民進黨一直以為自己是在野黨，就連當家執政時，一樣上街頭遊行鬧事；國民黨則是在野時也以為自己是執政黨。基因把這兩黨的個性限制住了，行為固著，改造無望。<text:line-break/><text:line-break/>■流失腦力、補充勞力，前途何在？<text:line-break/><text:line-break/>弱智的政黨眼中只有政治利益，每一步都充滿政治算計，藍綠對殺的同時，也封殺了台灣的進步，所以台灣一直在弱化，競爭力快速流失與下降。舉一件撈過界的例 子，我署長任內，政府一直在討論開放陸生來台就學，但民進黨立委以國家安全為由反對、以陸生來台將排擠本地生入學機會為由反對，以致最後通過的法案七折八 扣，國民黨被譏為自綁手腳。<text:line-break/><text:line-break/>別的國家都希望吸引其他國家優秀人才就學，但台灣一提到陸生來台，草木皆兵，民進黨好似認為大陸學生來台，就是來搞第五縱隊洗我們的腦，陷台灣於險境。這表示他們對台灣的民主價值毫無信心，因為歷史可證，民主國家與極權國家交往，都是極權國家垮掉。<text:line-break/><text:line-break/>像美國和蘇聯，美國光是熱門音樂和牛仔褲，就把蘇聯打得一塌糊塗；又比如東德和西德，東德多少人跑到西德去，裡頭難道沒有間諜？但西德根本不怕，照樣張開 雙臂歡迎，而東西德交往的結果是柏林圍牆倒掉；再如南北韓之間，也是集權的北韓不敢跟南韓全面交往。反觀我們，大陸人投資台灣，就是要對我們經濟統戰，台 灣人投資大陸，就是提供資源給老共！<text:line-break/><text:line-break/>一個開放多元的民主國家，居然害怕跟集權國家往來，變成沒有自信的小孬孬，台灣乾脆投降算了！<text:line-break/><text:line-break/>香港、新加坡、美國都拼命提供資源，爭取一流學生去念書，美國有多少人沒有辦法念大學，但美國每年提供多少獎學金給外國學生，難道美國人愚蠢？美國之所以 成為強國，擁有眾多極優人才是原因之一。美國想辦法讓全世界最聰明的學生都去美國念書，有錢的自己繳學費，沒錢的提供獎學金。這些優秀人才接受了美國的價 值觀及思考模式，很多人最後留在美國，將聰明智慧才幹全部奉獻給美國。<text:line-break/><text:line-break/>所以台灣很慘，出口的都是高級人才，進口的則是外藉勞工，流失腦力，補充勞力，人力資源嚴重失衡，國家前途何在？<text:line-break/><text:line-break/>■「Kill by Love」 才是王道<text:line-break/><text:line-break/>我在美國念書時，有一件往事印象深刻。有一年暑假我太太從台灣來看我，一個和我交情很好的美籍猶太裔同學邀我們到他家度假。他家在北密西根，爸爸是醫師，家裡很有錢，有傭僕侍候生活起居，傍晚時我們還坐他家的遊艇到湖裡賞景釣魚。<text:line-break/><text:line-break/>那天晚餐時，這位老醫師問我知不知道為什麼他兒子對我這麼好？我當然不知道，答案是，因為我是華人。他說，以前猶太人四處流浪時，每到一個地方不是被打就 是被殺，有一次他們同胞到中國陝西，結果也被殺掉了。我一聽，心想糟了，猶太人被華人幹掉，那今天請我來，是要給我難看嗎？<text:line-break/><text:line-break/>結果他微笑著說，是「kill by love」，原來因為通婚，他的同胞在大陸「被愛消滅掉了」，這個故事讓他們認為，華人對猶太人是友善的。<text:line-break/><text:line-break/>所以，「愛」是最好的武器，唐朝為什麼派文成公主去西藏和親，目的也是用愛去征服對方；以台灣社會愛心充沛的程度，要「殲滅」來自大陸的「敵人」還不輕而易舉？而且，這些年來到底是中國大陸影響我們多，還是我們影響中國大陸多？答案很明顯。<text:line-break/><text:line-break/>台商進軍大陸後，有台商的地方，飲食、消費、娛樂都台味十足。十五年前，我應大陸衛生部門之邀到新疆烏魯木齊參訪，晚上飯店有餘興節目，我本來不想去，但 我很喜歡王洛賓創作的「在那遙遠的地方」、「康定情歌」、「達板城的姑娘」、「青春舞曲」等民謠，心想或許可以聽到美麗的維吾爾族姑娘唱這些歌曲。結果第 一首是「愛拚才會贏」，第二首是「酒後的心聲」，第三首是什麼我不知道，因為大失所望，我回房去了。<text:line-break/><text:line-break/>想想看，當大陸學生親身體驗到台灣社會的多元民主開放，感受到台灣社會溫暖的人情，對他們的衝擊有多大？影響有多深？他們回大陸後，把這些觀念感受帶回大陸，這不是我們「反攻大陸」最好的方式嗎？<text:line-break/><text:line-break/>台灣對中共的鬥爭，好像還沒有自己兩黨的鬥爭來得嚴厲，我常不解，是什麼樣的深仇大恨，讓兩黨互相殘殺，刀刀見骨？<text:line-break/><text:line-break/>對無法相愛還彼此傷害的兩個人來說，分手是最好的選擇，各自再去尋找春天，不要互相耽誤鉗制。所以我建議藍綠兩陣營也分手吧！以濁水溪為界，台灣分成南北兩國，不設海關，人民可以自由進出往來，國防共用，按人口比例出錢，稅則各抽各的。<text:line-break/><text:line-break/>分成兩國後，一邊歡迎大陸學生來台，一邊不准大陸學生來台；一邊允許進口美牛，一邊不能進口美牛；一邊打預防針，一邊不打預防針。這樣不僅相安無事，皆大歡喜，還有一個好處，邦交國多一個，為申請進聯合國再添助力。<text:line-break/><text:line-break/>■經濟發展的果實，應與就業者共享<text:line-break/><text:line-break/>台灣人很爭氣，儘管政治亂糟糟，多數人民依舊勤奮工作，走過金融風暴後，為台灣創造了亮眼的經濟成長。1970年代，台灣家家戶戶「客廳即工廠」，當時的 經濟成長全民都感受得到，有付出就有收穫，激勵大家更打拼。但現在國家的經濟成長，民眾卻無感，原因在於政府沒有重視勞動的價值，經濟成長的果實大都落入 企業主的大口袋裡，就業階層的所得沒有增加或增加有限。<text:line-break/><text:line-break/>台灣高層鎮日高喊「拚經濟」，我任內曾經跟馬總統建言，拚經濟只是國家發展的手段，而非目標。拚經濟第一要問「讓誰賺到錢」，第二個要問「賺到錢做什麼用」，如果拚經濟的成果，都被有錢人拿走了，人民沒有感受到幸福快樂，這個經濟發展還是失敗的。<text:line-break/><text:line-break/>台灣現在就是失敗的，沒有訂好目標，結果犧牲了財富分配的公平，環境及生態也受到破壞。所以政府不能只強調拚經濟，必須負責的告訴人民，國家的願景是什麼，更要重視財富的分布。財富分配不均，財富的效用就不彰，減少社會整體財富帶給人民的幸福感。<text:line-break/><text:line-break/>台灣過去十幾年，從李登輝總統到現在，勞動所得沒有增加，甚至大學畢業生的起薪還減少了，那我們過去十幾年的經濟成長是長到哪去了呢？都錢賺錢去了。今天台灣的問題，就是目前的稅制對「以錢賺錢、以錢養地」這種所得幾乎抽不到稅，形成極大的不公平。<text:line-break/><text:line-break/>多年前我在北投以210萬買了一間公寓，理論上，一間房子住了二十多年，應該愈來愈不值錢，但現在這間房子至少值1200萬，讓我賺很大。但房價高漲是我 的功勞嗎？不是，我的付出很有限，我的資產價值提高是因為全民打拚讓經濟成長所致，是那些辛苦勞動的人讓我坐享其成，但他們卻沒有分到經濟成長的好處。<text:line-break/><text:line-break/>台灣稅收占GDP（國民生產總值）比例太低，以前最多的時候曾經逾20%，但現在降到12%，只有韓國的一半，從這點來看我們是一個很爛的國家。 民主資本主義的 美國與日本，賦稅占GDP約30%，加拿大又比美、日更高；民主社會主義的國家如法國、德國，賦稅占GDP高達40%到50%左右。但為什麼台灣人還喜歡 去做加拿大人、美國人？因為這些國家對人民的照顧比台灣好。<text:line-break/><text:line-break/>台灣有錢人從社會獲益很多，稅卻繳得很少；另外，政府整體稅收少，但因為民粹，不斷開支票答應人民要做很多的事情。錢不夠用，又不敢說要增稅，只好借錢來 兌現支票，債留子孫。特別是台灣現在人口結構呈紡錘型，中間青壯年人口多，老人、小孩少，應是負擔最輕的時候，如果現在仍不斷增加國債，未來年輕人負擔將 萬分沉重，嚴重違反世代正義。只能說，這是一個不斷墮落的國家。<text:line-break/><text:line-break/>我卸任後曾以總統頭家的身份，寫了幾句話給馬總統：「維護社會正義，進行稅改；經濟成長的果實，應由就業者充分分享」。稅制改革很痛苦，但愈晚做，財富分 配愈M型化，也就愈難改，因為有錢人就是有權人，有權人就是有錢人，再拖下去，以後想改也改不了了。希望政府拿出guts做該做的事，讓百姓覺得繳稅繳得 值回票價，甚至物超所值，獲得的福祉超過付出的金錢。<text:line-break/><text:line-break/>■請給人民希望和快樂<text:line-break/><text:line-break/>一個民主國家稅抽得愈高，表示國家愈進步，因為人民信任政府，願意把錢交給政府；而一個進步的國家，一定用社會儲蓄代替個人儲蓄。國際上高稅賦的國家，人民儲蓄率都非常低，但老百姓透過繳稅及社會保險，擁有比個人儲蓄更有保障的社會儲蓄。<text:line-break/><text:line-break/>為什麼社會儲蓄保障性高？因為有些人沒能力儲蓄，有些人儲蓄失敗，而且個人累積的財富隨時可以搬離國家，社會儲蓄則是全民擁有，也是全民共享。全民健保實施後，只要平時交有限的保險費，個人及家庭就不必擔心生重病時龐大的醫療費，就是這個道理。<text:line-break/><text:line-break/>2012年又要改選總統了，我相信候選人們一定會提出多項利多政見，如果哪一位總統候選人敢宣告：「兌現政見需要錢，所以必須加稅，但我允諾不浪費，而且我會進行稅改，讓台灣稅制公平，讓大家覺得多繳稅是值得的。」我就願意替他站台。可是依我看，不會有這樣的候選人。<text:line-break/><text:line-break/>我小的時候，日子很苦，但只是物質的苦，生活則充滿希望，教育帶來社會流動的機會，會念書的孩子不需花很多學費，就可以進一流大學，畢業後有很好的工作。 那時技術工人的待遇也很好，農夫的孩子不必死守農地，可以選擇讀職業學校，習得一技之長，未來的路怎麼走，大家都很清楚。但現在不一樣了，只有好家庭出身 的才能有好機會，有才幹的人反而沒機會，這是不符合社會正義的。<text:line-break/><text:line-break/>而且現今的台灣，物質富足，大家卻心靈空虛，即使手握一流大學的文憑，也不是就業的保證，對未來的不確定，不僅讓大家覺得沒希望、不快樂，也影響大家養兒育女的意願。<text:line-break/>政府祭出各種獎勵生育措施，其實對提高生育率一點用都沒有，當大家覺得未來確定、前途光明、希望無限，自然就會生小孩了。<text:line-break/><text:line-break/>我很羨慕北歐國家，他們不講GDP，他們講「GNH」─Gross National Happiness，國家快樂指數。稅繳得多，但無後顧之憂，生活充滿快樂與希望，這就是我憧憬的美好國度！</text:span></text:p>
      <text:p text:style-name="P2"><text:span text:style-name="T1">康福居   |  2020.01.12 11:32   |   </text:span><text:a xlink:type="simple" xlink:href="http://palinfo.habago.org/Entry?Command=Information_PrintForum&amp;#FORUM38447"><text:span text:style-name="T2">#</text:span></text:a></text:p>
      <text:p text:style-name="P4"><text:span text:style-name="T1">想像一個小說情節,有這300萬覺青, 新鮮的肝! 熱騰騰的血! 邪惡帝國真可好好用來對抗崛起的中國, 不是嗎? 而傀儡政權為了抱緊大腿,預期不久後, 台灣徵兵制會被迫從起, 台灣兵會被邪惡帝國派出去打仗, 以換來航母巡弋.</text:span></text:p>
      <text:p text:style-name="P2"><text:span text:style-name="T1">王瑾晴   |  2020.01.12 11:18   |   </text:span><text:a xlink:type="simple" xlink:href="http://palinfo.habago.org/Entry?Command=Information_PrintForum&amp;#FORUM38446"><text:span text:style-name="T2">#</text:span></text:a></text:p>
      <text:p text:style-name="P4"><text:span text:style-name="T1">我最近幾年經常都在香港，只能說香港最近幾個月發生的反修例事件，對港台兩地的人心影響遠超想像<text:line-break/>整個事件的本質就是一場反正義的運動，為了所謂的民主自由不被侵害，民主派不惜維護殺人凶手，更以此發起大規模的暴力抗議運動，而且在媒體顛倒黑白的報道下，破壞社會的暴徒竟然成了捍衛民主自由的正義代表，而拼命維持社會秩序的警察卻被抹黑成打壓無辜市民的黑警，最令人難以想像的是，多數香港人竟然相信了這樣的鬼話，更令民主派在分區選舉取得前所未有的大勝（當時就知道蔡英文贏定了，連深受事件影響的香港人都被洗腦成這樣，何況台灣）<text:line-break/>只是幾個月的洗腦宣傳和炒作，就可以令大部分人對是非善惡的認知完全顛倒，這是多麼可怕的事<text:line-break/>從阿扁的兩顆子彈，到周子瑜道歉事件，再到香港反修例事件，可見某些勢力在背後操縱人心的能力變得越來越強大，實在令人心寒</text:span></text:p>
      <text:p text:style-name="P2"><text:span text:style-name="T1">謝穎芝   |  2020.01.12 11:11   |   </text:span><text:a xlink:type="simple" xlink:href="http://palinfo.habago.org/Entry?Command=Information_PrintForum&amp;#FORUM38445"><text:span text:style-name="T2">#</text:span></text:a></text:p>
      <text:p text:style-name="P3"><text:span text:style-name="T1">以個人的理解，同儕當中，不乏博、碩士之流，但是他們的智力只僅於他們的專業，對於垮領域的知識或常識上的理解會異於常人也不必有太大的訝異，他們這些人大多屬於年輕之輩，當然也有4、50以上的年紀，對於政治、社會的脈動根本很少關心，每天加班哪能花時間在這問題的研究上？他們只要看標題就已經心中定奪一切，會有「理解上的誤差」，是想當然耳！<text:line-break/><text:line-break/>例如本人遇過的工程師不乏上百萬年薪，但是挺菜的不計其數，有中、老、年輕人，都一一對「返送中」事件買了閹黨的單，你要說他們愚蠢也不至於，但是他們的智商僅於專業上罷了，像這種「科技新貧」的「生活白痴」大有人在，你能說他蠢嗎？他的確是很蠢，更遑論是對於政治上的理解了！<text:line-break/><text:line-break/>至於「切勿與共匪談判」云云，如果中共的話都不可信，閹黨的話就可信嗎？至少在我理解中，如果拿中共與美帝相比，你認為誰的承諾更可信？<text:line-break/><text:line-break/>台灣在這半世紀以來，被美帝出賣的多少權益？中共自從我們提出九二共識以來，他有毀約紀錄嗎？好像都是閹黨單方面在摧毀自己的承諾吧？遠的不說，這二、三十年來，我還真未曾看過中共對國際上的任何國家有片面取消任何承諾或毀約紀錄，至於中共對台灣的任何承諾，當然「取消陸客」是不得已的作法，因為菜政府已經單方面毀約：不承認九二共識，中共用一點反制的手段也不為過，更不用說菜啥洨一直在消費「返送中」的議題洗腦年輕人，一直靠境外勢力當執政不力的遮羞布，要說誰沒有信用，個人寧信中共也好過鬼島的綠土共！</text:span></text:p>
      <text:p text:style-name="P2"><text:span text:style-name="T1">陳韋廷   |  2020.01.12 10:44   |   </text:span><text:a xlink:type="simple" xlink:href="http://palinfo.habago.org/Entry?Command=Information_PrintForum&amp;#FORUM38444"><text:span text:style-name="T2">#</text:span></text:a></text:p>
      <text:p text:style-name="P4"><text:span text:style-name="T1">陳真醫師您好：<text:line-break/>我是北部某大學歷史學研究生，長期收看本網站。冒昧留言以求教，若有愚不可及處尚祈　海涵。<text:line-break/><text:line-break/>我所認識的同輩人（三十歲以下），除了我自己之外，並無任何人投韓國瑜。我自己投韓的主因，是我對中國大陸以及西方世界的評價，不同台灣多數媒體的盲人摸象以及造謠生事；以及唾棄反滲透法之類以安全為名迫害異己的暴行。考慮到台灣並無二輪選舉制，我只能含淚放棄能力似乎比較強的宋楚瑜以保韓國瑜（當然，宋年齡過高，我也以此擔心他是否能勝任）。<text:line-break/>我這些綠油油的朋友大多是一時才俊，人品縱有瑕疵也絕非陰暗可惡、才智也是經過相當磨練與學習，尤其是憂國憂民之心皆勝於我，我無論如何不能稱他們人渣或白癡，而只能做出兩個善意的假設：<text:line-break/>1.他們對極端可怕的陰謀誤導了。<text:line-break/>2.除了特定領域上犯錯之外，他們能在別的領域上行善：無論是做一個救人於水火的社工，或是為勞工權益死戰的律師。<text:line-break/>此外，對於國民黨，一個我難以辯解的論點是，蔡政府畢竟推動了同性婚姻，而國民黨在中南部的選戰策略之一是攻擊同性婚姻。在這裡我難以看出國民黨有何善意可言。<text:line-break/><text:line-break/>由此我恐怕必須承認以下至少一條為真：<text:line-break/>1.智力不達到極高水準者（在任何國家都是0.1%以下），不應憂國憂民、關心政治或投票：越關心政治會越糟。（所以就算天賦了各類人權，人也不應使用，因為那會使人自毀）<text:line-break/>2.當說理不可能時，極端手段，例如恐怖攻擊，是合理的：聖經中摩西為了懲罰拜偶像者，下令自相殘殺鄰人。這種行為的道德意義不能用世俗的眼光理解，所以甚至不必以理性方法說明原因。<text:line-break/>3.全部一般認為可信的資訊渠道都被嚴重污染，所以還不如在各類陰謀論網站上收看諸如猶太人共濟會統治世界的謠言，這樣對世界能有更合理的認識。<text:line-break/>4.民主投票制度根本是撒旦的陽謀：桀紂率獸食人，那只是個別暴君影響一部份人一同施暴；萬民擁戴希特勒，那就是完全解放人的惡性、一同成為撒旦子民。<text:line-break/>5.不只資訊被污染，而是語言也被污染。例如「包容韓粉、擁抱藍軍」之類言論不能以字面意義理解，而是必須察覺敵人的話語預設排除了很多人。所以傾聽無必要甚至有害，吾人必須直接預設敵我關係，然後對敵人的甜言蜜語全部反面理解。先總統　蔣公嘗言切勿與共匪談判，共匪總是說謊。旨哉斯言！<text:line-break/><text:line-break/>以上任何一條，都比特定人士當選更令人絕望。因為這不只牽涉四年的不幸，而是人類存在的絕望無助，以及自由（對99.9%的人）、誠實與善良（對所有人）之不可能。欲獨善其身，可乎？<text:line-break/><text:line-break/>陳韋廷 敬上</text:span></text:p>
      <text:p text:style-name="P2"><text:span text:style-name="T1">謝穎芝   |  2020.01.12 10:12   |   </text:span><text:a xlink:type="simple" xlink:href="http://palinfo.habago.org/Entry?Command=Information_PrintForum&amp;#FORUM38443"><text:span text:style-name="T2">#</text:span></text:a></text:p>
      <text:p text:style-name="P4"><text:span text:style-name="T1">to:蘇龍祥<text:line-break/><text:line-break/>原來只准綠營「溜之大菊」，不准韓總為百姓黎民？<text:line-break/><text:line-break/>鬼島的某些人民及閹黨，永遠用「賤人的標準來要求自己」，<text:line-break/>卻用「聖人的標準」來衡量異己！<text:line-break/><text:line-break/>綠的永遠有綠的標準，綠的舔共就是知彼知己，<text:line-break/>藍的去對岸就是舔共、就是賣台、就是支持一國兩制，這是什麼道理？<text:line-break/><text:line-break/>還需要反什麼一國兩制？鬼島其實早就「一國兩制」了，</text:span></text:p>
      <text:p text:style-name="P2"><text:span text:style-name="T1">謝穎芝   |  2020.01.12 10:08   |   </text:span><text:a xlink:type="simple" xlink:href="http://palinfo.habago.org/Entry?Command=Information_PrintForum&amp;#FORUM38442"><text:span text:style-name="T2">#</text:span></text:a></text:p>
      <text:p text:style-name="P3"><text:span text:style-name="T1">大家也不必如此心情低迷，未來是苦是樂，大家勇敢面對！<text:line-break/><text:line-break/>自我解嘲一下，偶而看到某支影片的留言如下：<text:line-break/><text:line-break/>─────────────<text:line-break/>6/1 --&gt; 1/9 果然藏有密碼<text:line-break/><text:line-break/>6/1 凱道初集結<text:line-break/>1/9 凱道寫歷史<text:line-break/>百萬庶民上凱道<text:line-break/>翻轉台灣留青史<text:line-break/>─────────────<text:line-break/></text:span></text:p>
      <text:p text:style-name="P2"><text:span text:style-name="T1">蘇龍祥   |  2020.01.12 09:59   |   </text:span><text:a xlink:type="simple" xlink:href="http://palinfo.habago.org/Entry?Command=Information_PrintForum&amp;#FORUM38441"><text:span text:style-name="T2">#</text:span></text:a></text:p>
      <text:p text:style-name="P4"><text:span text:style-name="T1">to 蔡佳穎:<text:line-break/>選舉就是戰爭, 戰爭的主將必須要懂計算優劣<text:line-break/>孫子兵法中說過, 要戰勝就必須計算優劣<text:line-break/>勝利機會不大,不該輕啟戰爭<text:line-break/><text:line-break/>在韓粉來說,或許認為韓民調最高, 必須出來<text:line-break/>我也解釋了那只是一個假象,<text:line-break/>韓一出來, 中間選民支持過韓當市長的全被當傻瓜看,<text:line-break/>而中間選民一撤退, dpp的抹黑戰術就如入無人之境,<text:line-break/>不斷進行半真半假的操作, 最後結果就是年輕人以韓為恥辱...拼死也要衝回去阻止<text:line-break/><text:line-break/>或許你喜歡韓的真, 我也不否認,<text:line-break/>但是韓的敗選,在我來看, 從決定參選就底定了<text:line-break/>他要是參加的是2024, 那必然是所向披靡<text:line-break/>(就算高雄市政只有很普通的基礎建設, 只要配上挖弊案, 四年下來, dpp必然奄奄一息)<text:line-break/>韓粉跟中天名嘴的力拱是在把韓往死路上推<text:line-break/><text:line-break/>我從1124前挺韓<text:line-break/>等他落跑, 我就是反韓, 原因無他<text:line-break/>韓粉不覺得落跑有關係<text:line-break/>但是對於曾經支持的中間選民, 那就是在莊孝維<text:line-break/>你要我們這些人如何去面對1124前去拉的票? 鋼鐵韓粉有想過?<text:line-break/>鋼鐵韓粉不在意信用, 中間選民則會在意自己的信用<text:line-break/>(我自己的信用因為韓的落跑成為別人的笑柄)<text:line-break/>這就是中間選民離開的主因....<text:line-break/>我雖然在最後, 綜合考量菜韓..<text:line-break/>我覺得菜比較禍國殃民, 出於大義, 才把家中幾個勸去投韓<text:line-break/>不過, 看起來像我一樣願意真正分析好壞的不多<text:line-break/><text:line-break/>對支持過韓當市長的中間選民來說,<text:line-break/>韓的落跑傷的不是韓自己的信用, 而是曾經幫他拉票幫他辯護的中間選民的信用<text:line-break/><text:line-break/></text:span></text:p>
      <text:p text:style-name="P2"><text:span text:style-name="T1">張華   |  2020.01.12 09:12   |   </text:span><text:a xlink:type="simple" xlink:href="http://palinfo.habago.org/Entry?Command=Information_PrintForum&amp;#FORUM38440"><text:span text:style-name="T2">#</text:span></text:a></text:p>
      <text:p text:style-name="P3"><text:span text:style-name="T1">沒離開。</text:span></text:p>
      <text:p text:style-name="P2"><text:span text:style-name="T1">妍妍   |  2020.01.12 08:50   |   </text:span><text:a xlink:type="simple" xlink:href="http://palinfo.habago.org/Entry?Command=Information_PrintForum&amp;iPage=1#FORUM38439"><text:span text:style-name="T2">#</text:span></text:a></text:p>
      <text:p text:style-name="P4"><text:span text:style-name="T1">雖然現在說有點馬後炮<text:line-break/><text:line-break/>也不是想歌功頌德或美化他<text:line-break/><text:line-break/>但我對韓國瑜是真的被他的一言一行感動<text:line-break/><text:line-break/>第一次真正認真聽他談話，是在黃智賢的夜問打權(那時還沒被停播)<text:line-break/><text:line-break/>那次的專訪我從頭到尾認真看完了<text:line-break/><text:line-break/>看完後真的刷新我以往對韓的第一印象。<text:line-break/>(光頭，感覺有點草根味，眼神很清澈，但我還是不了解這人)<text:line-break/><text:line-break/>那次專訪聽他講未來當選高雄市長後，要做的各種事，他覺得當下政治的亂象等等<text:line-break/>我真的受到很大觸動<text:line-break/><text:line-break/>他不卑不亢，一言一行散發出來的那種「骨子裡透出的正直善良」<text:line-break/><text:line-break/>我很久很久，甚至幾乎沒在台灣的政治人物上看過<text:line-break/><text:line-break/>https://www.youtube.com/watch?v=5YGjG3REpic<text:line-break/>從28分處開始看<text:line-break/><text:line-break/><text:line-break/>我之前無意中又看到這段訪問，又再一次感動觸動<text:line-break/><text:line-break/>一個人是不是正直，其實這段談話我可以感受出來，韓可能不是最好的適合的領導人，但他是個正直善良的人<text:line-break/><text:line-break/>理解陳樹菊阿嬤支持他對他的期許<text:line-break/><text:line-break/>說了這麼多有點亂<text:line-break/>第一次說我對韓的看法<text:line-break/>我幾乎不跟人說的，因為朋友們都說他是草包賣台之類的…(這樣很難交流= =&amp;;#124;&amp;;#124;&amp;;#124;&amp;;#124;)</text:span></text:p>
      <text:p text:style-name="P2"><text:span text:style-name="T1">陳真   |  2020.01.12 03:27   |   </text:span><text:a xlink:type="simple" xlink:href="http://palinfo.habago.org/Entry?Command=Information_PrintForum&amp;iPage=1#FORUM38438"><text:span text:style-name="T2">#</text:span></text:a></text:p>
      <text:p text:style-name="P3"><text:span text:style-name="T1">卡韓政變 (234)：未完待續<text:line-break/><text:line-break/>陳真 2020. 01. 12.<text:line-break/><text:line-break/><text:line-break/>謝謝各位的留言，我也說說我的想法，不過，我能說的，基本上只是不斷重覆，並無新意，畢竟我們始終還是存在同樣一個「故事」裏，只是從這一章翻到下一章。<text:line-break/><text:line-break/>我這一生就是個失敗者，不管多麼努力，不管如何以命相許，不管做些什麼，總是一次又一次的失敗，許多時候，我總覺得自己就像薛西弗斯，不斷失敗，不斷重來。也許也因為這樣，我對於失敗似乎頗能「習慣」。<text:line-break/><text:line-break/>好多朋友包括大人小孩都在哭。聽說我們家小韓粉也哽咽了，其實四歲小娃哪懂個什麼碗糕？她只是聽我們說起幾個朋友叔叔阿姨和他們的小孩都在哭，自然也就會受影響，其實她連選舉或凍蒜是什麼也不知道。她只知道「輸贏」的概念。<text:line-break/><text:line-break/>小韓粉很喜歡這首歌：<text:line-break/><text:line-break/>https://bit.ly/36Km9tp<text:line-break/><text:line-break/>我常陪她學著片中女孩唱唱跳跳，也常跟她解釋片頭這段電影對白：「我覺得，只要不投降，就是成功」。我知道人們會覺得用這類所謂勵志話語來談論公眾事務似乎太「文青」、太阿Q了點，但我並不這麼想。<text:line-break/><text:line-break/>那我究竟是怎麼想的？其實講過好幾百次了。這些東西很微妙，很難輕易再講一次，畢竟它不是一種命題，不是一種可以簡單明確訴說的東西。只能這麼說，人的一生不過數十寒暑，於是給了我們一種錯覺，以為凡事都應該以這數十寒暑為座標，做為一種「分母」。但這畢竟只是一種錯覺。<text:line-break/><text:line-break/>耶穌上十字架到現在兩千多年，「天國」依舊連個影子也沒有，但基督徒仍然還是在傳福音不是嗎？你看歷史上那麼多良善之士、好男好女，付出多少血淚代價，承受多少痛苦，他們想追求的理想卻仍在未竟之天。某個意義上，他們失敗了，但在另外一個更重要的意義上，只要我們不投降，就是成功。<text:line-break/><text:line-break/>西班牙的「聖家族教堂」已經蓋了一百多年還在蓋。高第都已經死了快一百年，到現在還在蓋，不知道要蓋得何年何月。高第生前就有人質疑他，你這教堂到底是要蓋到民國幾年？高第回答說：我的「客戶」都不急，你急什麼？「客戶」是誰呢？就是上帝。<text:line-break/><text:line-break/>我並不是要給大家傳福音，我還沒有那個資格。我只是想說，很多事情的成就，原本就不一定是我們生前所能親眼看見。就如同我常說韓流就是「二次黨外」。那麼，第一次呢？第一次早在1990年左右就已宣告失敗。國父革命尚且都要十次才成功，何況黨外所面對的不是積弱不振的滿清，而是美國 (或說整個西方強權) 之於中國這樣一種無所不用其極的鬥爭局面。<text:line-break/><text:line-break/>當年盛況空前、氣勢驚人的黨外群眾，不管如何具有道德上的絕對正當性，依舊是當時年輕人及所謂菁英們眼中的過街老鼠：不入流，可笑，幼稚，非理性，低俗，草包，落伍，沒水準，魯蛇，中老人口 (不夠炫，不夠進步)，智能低下，沒有理想，髒亂，吵吵鬧鬧...等等等，就跟現在的韓流處境一模一樣。<text:line-break/><text:line-break/>不管黨外如何努力，如何集結，如何奮鬥，如何犧牲生命和青春，如何人山人海，每次選舉得票率永遠不會超過三成。這個永難超越的「三成」魔咒，最後還是打破了，為什麼呢？不是因為黨外成功了，而是因為黨外被一群品性不端的混蛋給竄奪了，消滅了。<text:line-break/><text:line-break/>混蛋們後來之所以成功突破三成，成功奪權，不是因為理想實現，而是因為混蛋加三級，進一步變成人渣，在美國的主導下，吸收、融合了舊國民黨裏頭最腐敗的所謂本土「主流」(即黑金教父李登輝和蔡英文那一派)，採用比傳統國民黨更卑鄙更骯髒下流的各種手段搞政治，自然很快就大獲全勝。這就是今日各位所見識到的貪婪腐敗無惡不作的人渣黨。(參見卡韓系列之 "民進黨簡史")。<text:line-break/><text:line-break/>你能說這是黨外的「成功」嗎？所謂「成功」，就只是要奪權？然後讓人渣們吃到飽、吃好幾代、無所不吃？這當然不是成功，而是徹底失敗。如今之韓流，則是黨外的捲土重來。失敗一次沒什麼，反倒是應該讓我們變得更強大才對。<text:line-break/><text:line-break/>不過，我倒也不是愚蠢的樂觀主義者，事實上我很悲觀，我很懷疑所謂善的力量在現實世界的能力。現實世界所講究的力量，無非就是像拳頭那樣一種東西。也就是說，誰掌握了媒體，誰控制了教育，誰囊括了金錢與權位，誰就能為所欲為，看你要「教育」出一個什麼樣的新世代，一點都不是問題。<text:line-break/><text:line-break/>這就跟輸入程式到電腦裏頭差不多，你完全可以把人們特別是年輕一代，塑造成你所希望的模樣，你要他們嘴巴說出什麼話，他們就會照著說；你要他們做出何種反應，他們就會像機器人一樣，依你指令而行事；你要他們腦子裏想些什麼，他們就會照你的意思那樣想事情。他無需思索，無須探究，因為程式設定都已經幫他們全想好了。<text:line-break/><text:line-break/>你就算擁有宇宙之間全部的善，也很難打得過腦殘的力量。這也是我為何始終對於西式或美式民主很反感的原因，因為它基本上就是個騙局。就如羅素一百年前就說，美國的所謂民主，基本上就是一種權貴世襲制度，真正權力始終掌握在情治系統、軍火商和控制金融與貨幣政策以及控制幾乎所有媒體的跨國企業大富豪與政治世家手裏。不管誰當總統，全是「自己人」，全都得聽命於真正的掌權者。<text:line-break/>選前兩天，其實有三件事動搖了我對於韓之勝選的猜測。<text:line-break/><text:line-break/>一，選前兩天，蔡英文突然從武則天變成觀世音，「大發慈悲」地對著群眾說：「不論勝負，我們都要擁抱那些支持韓國瑜的群眾」，因為台灣要「團結」云云。<text:line-break/><text:line-break/>通常自認為已經穩操勝券的人，才會說什麼「大家要團結，要互相擁抱」這類溫馨鬼話。我們一般人看不到真正的民調，看不到真正足以影響勝負的政治背後操盤狀況，但是，核心的圈內人一定知道真實狀況。<text:line-break/><text:line-break/>二，選前兩天，韓國瑜一連兩次造勢都取得空前盛況，前所未見，遠勝2008年馬英九旋風。但是你有沒有注意到韓國瑜卻始終愁眉不展，就連和女兒韓冰在台上會面時，都還是一副愁苦表情。這一點都不像是一個即將勝選者的神色。<text:line-break/><text:line-break/>三，真正讓我心裏毛毛的是這個第三點。各位聽過歐亞集團 (Eurasia Group) 這公司嗎？它是全球最大的政治風險評估機構。很多所謂智庫之評估，其實帶有強烈政治宣傳目的，但這公司相對來講比較中立。我在選前那一天，看見它發表2020年的全球十大風險評估，請看：<text:line-break/><text:line-break/>https://bit.ly/2TcJEr6<text:line-break/><text:line-break/>報告指出：全球第三大風險就是中美鬥爭，而鬥爭的主要核心標的之一就是台灣。<text:line-break/><text:line-break/>讓我很訝異的是，這篇報告是選前五天公布，但它的一切論述與評估，卻建立在「蔡英文獲勝」這個假設性的基礎上。各位懂我的意思吧？照理說，各方預估台灣大選勝負難料，差距極微。但是，這家非常有名的風險評估機構卻已認定蔡將勝選，然後在這個基礎上做出各種推估與研判。它怎麼會這麼有把握呢？難道不怕幾天後是韓國瑜大勝，那豈不是整份評估報告都得作廢重寫？<text:line-break/><text:line-break/>也就是說，這些行家，一如AIT，它們必然早已確信蔡將勝選甚至大勝，否則不會在選前幾天發表，難道不怕預測錯誤，全部得重寫？  <text:line-break/><text:line-break/>不過，我最後並沒有採信這份報告的預測，寧可相信自己的實際所見所聞，依舊認為韓會獲勝，因為在我的生活經驗世界裏，韓國瑜幾乎是一面倒獲得各方支持，加上罕見的數十萬人支持群眾盛況，我實在看不出韓會輸的可能性，更不用說輸兩三百萬票。<text:line-break/><text:line-break/>我只能說，我完全無法理解這項結果，那完全違背常識，遠離實際經驗。很多人說民進黨一定有做票。但我認為做票理當也做不出來這樣的巨大差距。那完全就是不可思議的一種結果，但我沒有更好的解釋，只能把它當成一個謎。如果這樣的選舉結果是事實，那意味著我應該懷疑自己的智商以及懷疑自己的實際生活經驗。<text:line-break/><text:line-break/>學姐在成大教書，她的經驗與我完全相反，她說整個校園，不管學生或老師，幾乎找不到一個挺韓的人。我知道這是事實，但就算全部的腦殘全部跑出來投票，理當也不可能會有這樣的差距。蔡英文這樣一個在市井之間到處被人唾罵的無恥人渣，居然變成台灣史上獲得最多票、最得民心的總統？<text:line-break/><text:line-break/>歐亞集團的 2020年全球十大風險評估報告中，事先 (而且是選舉前夕) 就已經把台灣這場大選定位為中美鬥爭的一個意向指標。報告認為，美國將會因為蔡之勝選，對中國的「核心利益」展開更強烈的攻擊！其所謂核心利益指的是台灣、香港與新疆和南海問題以及科技爭霸，所有這些問題都將會持續被擴大衝突。<text:line-break/><text:line-break/>報告中並且說，川普對於軍事選項之不感興趣，很可能會讓習近平試著在台灣問題上採取測試底線的作為。報告認為此舉很危險，因為川普行事作風難以預測，難保雙方不會擦槍走火搞出事來。<text:line-break/><text:line-break/>這些報告很容易閱讀，一下子就能看完。我之所以提到這一段描述，主要是想說，一如該報告所呈現，台灣做為美製「人肉炸彈」的命運之進一步往前推進，事實上和這場選舉極具相關性；而這樣一個相關性其實是「事先」就被如此設定的；就跟下棋一樣，你可別以為棋子自己會走動，也別以為棋子的走向只是一種偶然或什麼「台灣人民自己的民主選擇」，完全不是這樣。<text:line-break/><text:line-break/>棋子沒有能力決定自己的定位與走向。韓國瑜的勝選或可「延緩」某種中美衝突進程，但台灣終究仍是一顆棋子，而且這顆棋很顯然已經被端到檯面上來做為一種攻擊角色，太平日恐怕不多了。 <text:line-break/><text:line-break/>我很想說，說不定這場選舉裏頭有陰謀，有機關，要不然我實在無法理解這樣一種勝負的巨大落差，完全顛覆常識與實際生活經驗。但我畢竟不是陰謀論者，我就算想陰謀推論一下，也很難想像這樣一種違背常識經驗的選舉結果如何「製造」出來？<text:line-break/><text:line-break/>另外，我常說，我很堵爛那種什麼愛啦、包容啦、團結啦之類的呼籲。這樣一種理解對於台灣只是有害無益。這可分兩方面來講。<text:line-break/><text:line-break/>就技術面來說：事實很清楚，仇恨與恐懼才具有政治動員力量，愛與歡樂沒有。<text:line-break/><text:line-break/>我講這話並無道德褒貶，而只是陳述事實。你用肚臍想也知道，你我如果不是歸卵泡火 (滿肚子火之意)，怎麼會去參加什麼遊行？你我如果滿心歡樂，恐怕連投票都不會去投不是嗎？你我就是因為對人渣黨之危害社會的齷齪惡行恨之入骨，才會想要打倒它、消滅它不是嗎？<text:line-break/><text:line-break/>我真不明白，華人社會是不是很怕「恨」這個字？對於比方說人渣黨根本數不清的貪贓枉法，好話說盡，壞事做絕，你不恨嗎？痛恨邪惡有何不對？痛恨邪惡才是所謂「愛」不是嗎？要不然是在愛個什麼碗糕？什麼愛與包容，包容個什麼小鳥蛋啦。還有什麼全民團結，團結個烏龜殼嗎？跟歹徒人渣團結？<text:line-break/><text:line-break/>也就是說，就道德意義上來講，厭惡不義，痛恨不義，就是愛。愛恨是同一物。就如德蕾莎修女所說，「愛的反面不是恨，而是冷漠」。冷漠就已經很糟糕了，更何況什麼「歡樂」？如果那麼歡樂，我們哪還需要改變現狀之腐敗與邪惡？<text:line-break/><text:line-break/>我當然不是說我們應學習人渣黨，鼓吹對於無辜者與異已的仇恨。我們的恨，對象當然就只是貪婪邪惡之事，而非異己。惟有保持這樣一種「厭惡不義」的義憤，政治才有可能向著好的方向走去。什麼「愛與包容」，那是很荒唐、不知所云的。<text:line-break/><text:line-break/>打從去年選高雄市長時，我就說韓國瑜與韓流的出現，基本上就是一種「政變」，不但要革掉人渣黨的命，也會革掉傳統權貴國民黨的命。因此，韓打從一開始就是一人打全部，全部打一人。人渣黨不用說了，吳敦義那個滿腦子心機與私心的政壇老賊，最好趕緊叫他回去吃自己，別再害人了。他的好朋友郭台銘更是如此。<text:line-break/><text:line-break/>這些人，包括宋楚瑜與柯文哲等等等，基本上就是和民進黨站同一條線，而韓國瑜則是他們的共同敵人。惟有打倒韓國瑜，大家才有戲唱。如今他們是否如願我不知道。但我希望韓退出國民黨，加入新黨或另組政黨。改革國民黨的方法就是儘快讓它消失，因為它的存在只是阻礙了真實反對力量的出現與茁壯。<text:line-break/><text:line-break/>韓國瑜被污衊醜化與羞辱了一整年，成百上千的謠言證明了一點：韓國瑜確實是一個乾乾淨淨的政治人物。這在政壇上極其罕見，就跟恐龍一樣，我看都快絕跡了。<text:line-break/><text:line-break/>除了行事乾淨、單純與正直，韓更是個善良的人，具有豐富的憐憫之心，而且頭腦極其聰明，所謂腹有詩書氣自華，能力更是一流。我不會吹噓政治人物，我只是實話實說。<text:line-break/><text:line-break/>所謂草包是誰呢？應該就是像柯文哲那一類的人，除了某種特定專業技術之外，沒念過什麼像樣的書，很庸俗，愚眛，感覺好像沒受過教育。但是，這樣一些人因為曾經考試考得不錯，考上醫科，特別是台大醫科，於是他就以為他什麼都會，完全缺乏自知之明；一方面很蠢，一方面卻又極端驕傲，經常講些什麼過去考幾分、台大多厲害、智商考試考幾分等等這類蠢到爆的井底之蛙之言。<text:line-break/><text:line-break/>不過，我不是要罵姓柯的，我只是要說：像韓國瑜這樣一個傑出人才，而且人品之善良與正直，你幾乎不可能在國內外政壇上找到幾個跟他一樣的人。我惟一能想到的一個足以和韓國瑜相提並論者，就是英國工黨主席柯賓。然而，韓國瑜這樣一個幾乎是無懈可擊的政治人物，卻居然被抹黑得臭不可聞；明明是天才，居然被抹黑成草包，並且眾人深信不疑。<text:line-break/><text:line-break/>這意味著什麼？意味著民主基本上就是一種騙局。誰掌握了媒體與教育，他完全就是可以為所欲為，達成任何目的。我敢說，就算是德蕾莎修女，如果變成人渣黨的敵人，照樣可以抹黑成貪婪的草包淫婦。<text:line-break/><text:line-break/>你不可能期待每年冒出一個不世出的天才或聖人，通常五百年才誕生一個不是嗎？因此，如果連韓國瑜這樣一個完美的政治人物都能被打成齷齪低能的草包廢物，並且大輸三百萬票，那你覺得將來還有希望嗎？<text:line-break/><text:line-break/>我想說的結論是：民主的盡頭往往就是某種形式的革命，例如群眾運動，內亂，政變，內戰，或是背後下棋者雙方直接攤牌。<text:line-break/><text:line-break/>千言萬語說不盡，夜半疾書，寥寥五千字難以言表，累了，就寫這樣。大家不用氣餒，想移民的移民，想轉綠的轉綠，至於像我這樣滿心仇恨永遠無法和人渣「愛與包容」的，就繼續奮鬥。生命苦短，來日不長，但這沒什麼。故事永遠不會消失，消失的只是某些角色。 </text:span></text:p>
      <text:p text:style-name="P2"><text:span text:style-name="T1">蔡佳穎   |  2020.01.12 02:40   |   </text:span><text:a xlink:type="simple" xlink:href="http://palinfo.habago.org/Entry?Command=Information_PrintForum&amp;#FORUM38437"><text:span text:style-name="T4">#</text:span></text:a></text:p>
      <text:p text:style-name="P4"><text:span text:style-name="T1">所以只要是國民黨推出的候選人，一定都得是完人就對了，不然就無法被「中間選民」接受；但反之，民進黨推出的候選人，不管講了再多幹話，做了再多壞事，「中間選民」最後也是可以接受，投票給她，因而投出了史上最高票？<text:line-break/>這種「中間選民」到底是什麼樣的中間？我真的不明白。<text:line-break/>若對臺灣人心的是非善惡還抱持著一絲希望，我也只能質疑票數了。<text:line-break/><text:line-break/>談不該讓韓選，已無意義。如果能號召出這麼多人在造勢場合支持的韓國瑜，都不能勝選，而且差距如此之大，換成其他沒有這種聲勢的朱立倫、郭台銘、王金平，也絕不可能有比較好的結果。<text:line-break/><text:line-break/>蔡英文在第一任的內政、外交，爆得難道還不夠嗎？但她不僅活命，還得到超越馬英九第一次競選的票數。照這樣看來，2024？甭想了！台灣準備迎接帝制復辟吧。<text:line-break/><text:line-break/><text:line-break/></text:span></text:p>
      <text:p text:style-name="P2"><text:span text:style-name="T1">王修亮   |  2020.01.12 02:23   |   </text:span><text:a xlink:type="simple" xlink:href="http://palinfo.habago.org/Entry?Command=Information_PrintForum&amp;#FORUM38436"><text:span text:style-name="T4">#</text:span></text:a></text:p>
      <text:p text:style-name="P3"><text:span text:style-name="T1">回想前幾天一位20多歲的學生，很認真的告訴我：「老師，我和你投不一樣的人，因為我不想朋友有一天會無故失蹤，我不想失去自由。」<text:line-break/>這位孩子只上過我一天課，但十幾年來一直都很主動的和我聯繫，說話也很率真。<text:line-break/>當時和他說了一些道理，但是完全沒想到香港的反送中，會激起年輕人如此強烈的「失去自由的恐懼」。<text:line-break/><text:line-break/>一般年輕人以前是不愛投票的。<text:line-break/>一般年輕人也不太在意政治。<text:line-break/>香港事件的操作，很可能是蔡英文多出這麼多票的原因。<text:line-break/>這些票投的是恐懼。<text:line-break/><text:line-break/>會恐懼，因為他們自認「不是中國人」，他們被媒體與網軍遮蔽操控，同情香港暴徒，並且引發出自身強烈的恐懼，害怕有一天自己會不得已成為香港年輕人。<text:line-break/>追根究柢，還是這二十幾年來教改去中國化的成果。<text:line-break/><text:line-break/>這二十多年來，課綱與教材年年去中國化更甚，近年還增加了對民進黨的讚揚，這其實和當年國民黨「大有為政府」這一類宣揚是一樣的，國小其實是最容易受影響的年紀(並非國高中)，教師們多半是不知不覺，照表教授，稍微用心的老師，又不敢和別人不一樣。<text:line-break/>國小價值觀被偏差、定位，國中以後進入小團體結黨結派時期，相互影響，關係緊密，就無法改了，家長也無能為力。<text:line-break/><text:line-break/>近十年來，一些不願意受學校教材影響的家長，紛紛開辦自學團體，我也是因此被請去教經典文化。這應該是避免孩子受不良影響的方法之一。<text:line-break/>但是自學團目前的方式，都是請教師、租場地開課，每個月平均學費大約四萬(一個人)，負擔非常沉重，中等經濟家庭大概負擔不起。<text:line-break/>私立學校是另一個選項，目前分成兩種，一種是拚成績拚出國的，例如國際學校或康軒，一種是想發展特殊理念的，例如人文學校或華德福(台灣本身的實驗學校都由政府或企業資助，其實並不穩定，教材也過於理想化，通常主張快樂學習等等)，這些學校有其特色與優秀處，但是也有許多問題，我就不多說了。<text:line-break/><text:line-break/>或許有心的家長，可以自組自學團體，自兼教師或請親朋好友兼教師(台灣自學辦法，自學教師是不需要具有正式教師資格的，只要大學學歷即可，若是特殊專長教師，沒有學歷也沒問題，只是要寫出教學項目與重點，這其實不難，我可以協助)，例如：共組家庭中，一個星期某家長負擔一天課程，較有空閒的家長可以一星期擔任兩、三天課程，也可以互相調度。<text:line-break/>這有點類似以往的私塾，孩子們的課程可以設計得非常專業又生活化，很扎實，也不必被教改影響，同時又幾乎不須付出額外的費用，一般家庭負擔得起，誰家客廳大一些都可以當教室，要不然向附近國小租借多餘的教室，費用應該都很便宜，現在國小都少子化，空教室很多了。<text:line-break/><text:line-break/>如果親朋好友沒有年齡相類的孩子，兩歲差別的混齡也無妨，我的班級都是混齡，沒問題的。<text:line-break/>只有自己家一個孩子是太少了，群性至少要4個孩子以上，比較能發展。<text:line-break/><text:line-break/>我記得高雄也有自學團體，需要的家長可以打聽。<text:line-break/>只是自學團體的目的都不盡相同，甚至也有完全相反的。除了不滿意學校教材教法，也是有那種「逼迫孩子成為資優生」，或是「迷信背誦經典孩子就能成聖賢」這一類的自學團，自己要先仔細探查清楚。<text:line-break/><text:line-break/>只是連隨想到，大略說一些自己的經驗與想法。<text:line-break/>如果需要任何課程語教學方面的協助，我都是義務幫忙者。</text:span></text:p>
      <text:p text:style-name="P2"><text:span text:style-name="T1">文歆   |  2020.01.12 01:49   |   </text:span><text:a xlink:type="simple" xlink:href="http://palinfo.habago.org/Entry?Command=Information_PrintForum&amp;#FORUM38435"><text:span text:style-name="T4">#</text:span></text:a></text:p>
      <text:p text:style-name="P4"><text:span text:style-name="T1">謝謝慶仔分享的歌。<text:line-break/><text:line-break/>找了live版本，覺得更加感人，聲音純淨美好，撫慰人心。<text:line-break/><text:line-break/>周深- 能解答一切的答案<text:line-break/>https://youtu.be/uSlLPseVjzs</text:span></text:p>
      <text:p text:style-name="P2"><text:span text:style-name="T1">蘇龍祥   |  2020.01.12 01:02   |   </text:span><text:a xlink:type="simple" xlink:href="http://palinfo.habago.org/Entry?Command=Information_PrintForum&amp;#FORUM38434"><text:span text:style-name="T4">#</text:span></text:a></text:p>
      <text:p text:style-name="P3"><text:span text:style-name="T1">雖然有些話不好聽，但還是要說。<text:line-break/>我想，不需要懷疑如此得票<text:line-break/>在台灣，年輕人尤其喜歡一窩瘋。<text:line-break/>我在韓宣布5點時就跟老媽說，死定了，韓必定身敗名裂。<text:line-break/>我只能說韓周遭沒一個能用的謀士，<text:line-break/>當4個月跑掉，是誰出鬼主意的?<text:line-break/>不要拿民調最高來當理由。<text:line-break/>人渣黨的力量一直在校園感染年輕人，藍營要清楚這本質，不可急功好利。<text:line-break/>我在韓上黃光芹節目說誰說的，就隱約覺得不妙，韓可能在中天名嘴跟韓粉力拱下出馬，<text:line-break/>而這將會把幾乎大好的局輸光。<text:line-break/>所以我還去fb留言，希望"高築牆，廣積糧，緩稱王"<text:line-break/>但顯然沒被接受。<text:line-break/><text:line-break/>有人會以韓當時總統民調40%，是在已知會落跑下還有40%。<text:line-break/>但這就是外行了，韓在沒宣布前，有一堆中間選民在幫忙抵抗抹黑<text:line-break/>這羣中間選民知道如何應對才能穩住中間選民不被抹黑騙走。(鐵粉本來就不會走)<text:line-break/>但這羣人在韓5點後，全部因為不滿韓落跑而撤走。<text:line-break/>留下同溫層的韓粉孤軍奮戰，而韓粉的辯護是沒辦法阻止中間選民把抹黑當成事實(且韓本身的能力，也沒強到能讓中間選民崇拜，中間選民只會認為韓就是一個普通人，哪有資格足以落跑去選總統)<text:line-break/>所以韓的中間票是近乎0的潰敗。<text:line-break/><text:line-break/>我只能說在人渣黨每年都感染年輕人下，要站穩都不易了。<text:line-break/>韓的真誠就是最大弱點，任何一個懂謀略的都不該讓韓涉險選總統，若持盈保泰，挺其他人。<text:line-break/>後期小英內政各種自爆，根本不可能活命。<text:line-break/>而2024必定是韓出馬。<text:line-break/><text:line-break/>只能說一步錯，步步錯。<text:line-break/><text:line-break/>至於國民黨的改革要有感，第一步是建立落跑的內規，<text:line-break/>議員能不能馬上選立委?<text:line-break/>第一屆跟連任?<text:line-break/>…<text:line-break/>把規則定出給中間選民看而非自由心証。<text:line-break/>但韓卻也不該太過苛責，因為是外在的勢在皇袍加身<text:line-break/><text:line-break/></text:span></text:p>
      <text:p text:style-name="P2"><text:span text:style-name="T1">somebody   |  2020.01.11 23:59   |   </text:span><text:a xlink:type="simple" xlink:href="http://palinfo.habago.org/Entry?Command=Information_PrintForum&amp;#FORUM38433"><text:span text:style-name="T4">#</text:span></text:a></text:p>
      <text:p text:style-name="P4"><text:span text:style-name="T1">謝謝<text:line-break/>謝穎芝<text:line-break/><text:line-break/>又看一遍,不同組<text:line-break/>沒辦法自己刪除,只能麻煩版主幫忙了</text:span></text:p>
      <text:p text:style-name="P2"><text:span text:style-name="T1">謝穎芝   |  2020.01.11 23:31   |   </text:span><text:a xlink:type="simple" xlink:href="http://palinfo.habago.org/Entry?Command=Information_PrintForum&amp;#FORUM38432"><text:span text:style-name="T4">#</text:span></text:a></text:p>
      <text:p text:style-name="P3"><text:span text:style-name="T1">底下提的那隻影片，網路上有人說是「誤會」，不要再轉傳、造謠了，除非有真憑實據，否則當心被閹黨告！</text:span></text:p>
      <text:p text:style-name="P2"><text:span text:style-name="T1">陳建銘   |  2020.01.11 23:21   |   </text:span><text:a xlink:type="simple" xlink:href="http://palinfo.habago.org/Entry?Command=Information_PrintForum&amp;#FORUM38431"><text:span text:style-name="T4">#</text:span></text:a></text:p>
      <text:p text:style-name="P4"><text:span text:style-name="T1">第一次投票，第一次就輸掉，遺憾雖然有，可是我做完所有應該要做的事情（抵抗）。至少可以告訴自己真的盡力了。這個得票數大概說明了人心操弄之易，和人心向善是有可能的。550萬可是在鋪天蓋地的抹黑下，自己人互扯後腿，又被美國干預下的戰果啊。就算是少數，也不是那麼的絕對少數。人心思善，難，但還是有成績。<text:line-break/>遺憾的只是以後是那些精心培育的綠色校園的天下了。<text:line-break/>下次的人心思善，就不知能靠誰喚起了。<text:line-break/></text:span></text:p>
      <text:p text:style-name="P2"><text:span text:style-name="T1">somebody   |  2020.01.11 23:20   |   </text:span><text:a xlink:type="simple" xlink:href="http://palinfo.habago.org/Entry?Command=Information_PrintForum&amp;#FORUM38430"><text:span text:style-name="T4">#</text:span></text:a></text:p>
      <text:p text:style-name="P3"><text:span text:style-name="T1">看到有個唱甲號登記乙號的影片,順利的話明天開始發酵!</text:span></text:p>
      <text:p text:style-name="P2"><text:span text:style-name="T1">謝穎芝   |  2020.01.11 23:07   |   </text:span><text:a xlink:type="simple" xlink:href="http://palinfo.habago.org/Entry?Command=Information_PrintForum&amp;#FORUM38429"><text:span text:style-name="T4">#</text:span></text:a></text:p>
      <text:p text:style-name="P4"><text:span text:style-name="T1">說真話，我一點都不感覺痛苦，我只覺得可惜，毫無任何悲傷之處，「心死大於哀莫」，這些選菜啥洨者的抉擇，未來是所有人一起承受，眾人造業全民擔，既然今天做出抉擇，未來那些選空心菜的人不要後悔就好！<text:line-break/><text:line-break/>未來可能會承受到的苦果就是「經濟」、「健康」及「思想」三個因素，ＥＦＣＡ我不知道中共會不會想延續對台讓利；鬼島的空氣變更髒是肯定的；課綱的去中化、仇中反華的意識形態洗腦，閹黨一定會更深化到年輕人的腦中，這一定擴大加劇兩岸人民的互相仇視狀態！<text:line-break/><text:line-break/>先不說兩岸的仇視因素，鬼島內的互相對立、族群仇視就非常嚴重，今天看中天開票的聊天室，混入數萬的英粉、1487網軍在訕笑韓粉、韓總崩潰、滾去中國等云云的下流文字，看了就了然於心，兩岸還沒開戰，島內的人早就先自亂陣腳，真所謂：『不到鬼島，不知文革還在搞』，長此下去，鬼島未來好不好相信大家心理有數，個人只能平常心看待，要亂就繼續讓他亂，我們也只能冷眼旁觀、無插手餘地，因為受制於「反滲透法」，大多數人民肯定「敢怒不敢言」，另外一方面，還是有太多人沒有覺悟，很多年輕人自認過的生活還不夠痛苦，這種「溫水煮青蛙」的狀況，總有一天會爆鍋的，自食惡果、首當其衝的就是閹黨自己，這天來臨的日子也許已不遠矣！</text:span></text:p>
      <text:p text:style-name="P2"><text:span text:style-name="T1">陳翰霆   |  2020.01.11 22:46   |   </text:span><text:a xlink:type="simple" xlink:href="http://palinfo.habago.org/Entry?Command=Information_PrintForum&amp;#FORUM38428"><text:span text:style-name="T4">#</text:span></text:a></text:p>
      <text:p text:style-name="P3"><text:span text:style-name="T1">原來徹底明白自己是少數的那一方，是如此的痛苦.......<text:line-break/><text:line-break/></text:span></text:p>
      <text:p text:style-name="P2"><text:span text:style-name="T1">妍妍   |  2020.01.11 22:32   |   </text:span><text:a xlink:type="simple" xlink:href="http://palinfo.habago.org/Entry?Command=Information_PrintForum&amp;#FORUM38426"><text:span text:style-name="T4">#</text:span></text:a></text:p>
      <text:p text:style-name="P3"><text:span text:style-name="T1">菜勝選意料之中。<text:line-break/><text:line-break/>但得票率如此之高還是驚到我了。<text:line-break/><text:line-break/>只能說，在這個島上，邪能勝正。<text:line-break/><text:line-break/>不知怎地，雖然有點難過但覺得好像歷史走向本來就會如此？<text:line-break/><text:line-break/>台灣的(大部份)年輕人，跟香港那群暴民正好作伴。<text:line-break/><text:line-break/>其實我覺得韓還是可惜了<text:line-break/>他是個正直善良的好人<text:line-break/>但他這次選舉裡被攻擊得體無完膚，就跟之前的連勝文一樣<text:line-break/><text:line-break/>這種下作手段為什麼能一而再的得逞？<text:line-break/><text:line-break/>只能說島內的人…唉，只能嘆氣了。</text:span></text:p>
      <text:p text:style-name="P2"><text:span text:style-name="T1">杜振揚   |  2020.01.11 22:28   |   </text:span><text:a xlink:type="simple" xlink:href="http://palinfo.habago.org/Entry?Command=Information_PrintForum&amp;#FORUM38425"><text:span text:style-name="T4">#</text:span></text:a></text:p>
      <text:p text:style-name="P4"><text:span text:style-name="T1">想到過去四年多來，蔡政府的執政表現跟選戰手段，換來的居然是台灣總統選舉史上的最高票，我對未來的前景實在看不到樂觀之處，彷彿只要繼續仇中反華，未來每次選舉，都會有無數新的年輕愛台戰士出來「護民主、顧主權」，確保反中政客吃香喝辣........雖然很不願意承認，但台灣的居民在未來的某天，可能都得為今天的愚昧與仇恨付出代價。</text:span></text:p>
      <text:p text:style-name="P2"><text:span text:style-name="T1">黑麥爾斯   |  2020.01.11 21:59   |   </text:span><text:a xlink:type="simple" xlink:href="http://palinfo.habago.org/Entry?Command=Information_PrintForum&amp;#FORUM38424"><text:span text:style-name="T4">#</text:span></text:a></text:p>
      <text:p text:style-name="P4"><text:span text:style-name="T1">這次選舉只是無情地驗證了誰得網軍、誰得天下，雖然韓市長認為這麼說不對（他說，應該是得民心者得天下），但，受到網軍加上媒體推波助瀾所影響的民心，並不是單純靠一己之力努力就能扭轉過來的。以得票差距來看，實在無須浪費精力去質疑裡頭有無受到操弄（單純指投、開票過程）。還有就是說一套、做一套的選舉手段，也只會繼續被用來摧毀任何威脅該黨繼續執政的對手，但恐怕也完全無助於台灣擺脫經濟發展困境及重新拓展國際生存空間。<text:line-break/><text:line-break/>（以下為言不由衷的話）在此要恭喜許多年輕的首投族，以如此「摧枯拉朽、完全碾壓」的滿意結果來看，是你們的熱情支持給予了這個政黨繼續、完全執政的正當性，也期待接下來的歲月裡，當你們出社會打拼、為人父母的某個人生時刻，你們仍然會驕傲（而不是後悔於）這次的選擇。<text:line-break/><text:line-break/>---<text:line-break/><text:line-break/>還有就是無須強逼陳真醫生馬上出來說甚麼。大家可以暢所欲言、抒發情緒，但日子仍得過，陳醫生想說說話的時候，也自然會說的。</text:span></text:p>
      <text:p text:style-name="P2"><text:span text:style-name="T1">慶仔   |  2020.01.11 21:39   |   </text:span><text:a xlink:type="simple" xlink:href="http://palinfo.habago.org/Entry?Command=Information_PrintForum&amp;#FORUM38423"><text:span text:style-name="T4">#</text:span></text:a></text:p>
      <text:p text:style-name="P3"><text:span text:style-name="T1">分享一首歌給巴勒網的朋友<text:line-break/><text:line-break/>周深 -《能解答一切的答案》<text:line-break/><text:line-break/>https://www.youtube.com/watch?v=CaSRdCcy3Zk<text:line-break/><text:line-break/><text:line-break/>世界是寡言的、矛盾的、无解的，而你心诚血热，依然是善良的</text:span></text:p>
      <text:p text:style-name="P2"><text:span text:style-name="T1">東東   |  2020.01.11 21:23   |   </text:span><text:a xlink:type="simple" xlink:href="http://palinfo.habago.org/Entry?Command=Information_PrintForum&amp;#FORUM38419"><text:span text:style-name="T4">#</text:span></text:a></text:p>
      <text:p text:style-name="P4"><text:span text:style-name="T1">太痛心了 不知道該說什麼 第一次這麼絕望。 轉載網友黃翰峰的意見，差不多就是我的感受。<text:line-break/>【馬英九得票最高的一次，剛好遇到阿扁爆出貪污洗錢案，阿扁身邊的人全涉案、全台倒扁潮，對民進黨反感到極點，所以馬英九拿了最高票數，今天蔡英文剛剛刷新了馬英九紀錄，取代馬英九成為史上最高票，我估計最幹的是阿扁吧，他還要靠槍傷才能連任，蔡英文什麼也沒交代，楊蕙如們、1450、陳明文的300萬、阿扁趴趴走、私煙案，真的講不完，這樣可以拿史上最高票？亡國感真能治百病？】</text:span></text:p>
      <text:p text:style-name="P2"><text:span text:style-name="T1">莊秉翰   |  2020.01.11 21:04   |   </text:span><text:a xlink:type="simple" xlink:href="http://palinfo.habago.org/Entry?Command=Information_PrintForum&amp;#FORUM38417"><text:span text:style-name="T4">#</text:span></text:a></text:p>
      <text:p text:style-name="P3"><text:span text:style-name="T1">台灣新一代覺青的腦殘程度已達到高深莫測的境界，中美大概也都沒料到台灣覺青們如此挺美和人渣黨吧，某種意義上台灣也終於擺脫中美控制，因為覺青們過於腦殘以至於無法估計和控制！哈哈，開開玩笑別認真，但是人渣黨能贏這麼多大概跌破全世界眼鏡。</text:span></text:p>
      <text:p text:style-name="P2"><text:span text:style-name="T1">蔡佳穎   |  2020.01.11 20:58   |   </text:span><text:a xlink:type="simple" xlink:href="http://palinfo.habago.org/Entry?Command=Information_PrintForum&amp;#FORUM38416"><text:span text:style-name="T4">#</text:span></text:a></text:p>
      <text:p text:style-name="P4"><text:span text:style-name="T1">陳真先生：<text:line-break/><text:line-break/>您會不會覺得這次大選的票數非常詭異？<text:line-break/>蔡英文的票數居然比馬英九第一任還高，她做得這麼糟，在台南造勢都要靠動員的，很多人領完便當就走，連聽她講話都不想聽，遊覽車司機還在場外批評她的爛政策，結果她居然可以超越第一任的票數，真的很怪，跟現實的氛圍完全搭不起來。<text:line-break/><text:line-break/>這是不是有什麼機關在裡頭？<text:line-break/><text:line-break/></text:span></text:p>
      <text:p text:style-name="P2"><text:span text:style-name="T1">葉小慧   |  2020.01.11 20:52   |   </text:span><text:a xlink:type="simple" xlink:href="http://palinfo.habago.org/Entry?Command=Information_PrintForum&amp;#FORUM38415"><text:span text:style-name="T4">#</text:span></text:a></text:p>
      <text:p text:style-name="P3"><text:span text:style-name="T1">單純說我自己的感想：對於自己一直是少數的這一邊，更增信心了。同時，這一次選舉下來，對於美國的操作有具體的認識。<text:line-break/></text:span></text:p>
      <text:p text:style-name="P2"><text:span text:style-name="T1">黄天希   |  2020.01.11 20:34   |   </text:span><text:a xlink:type="simple" xlink:href="http://palinfo.habago.org/Entry?Command=Information_PrintForum&amp;#FORUM38414"><text:span text:style-name="T4">#</text:span></text:a></text:p>
      <text:p text:style-name="P4"><text:span text:style-name="T1">台湾丧失了最后一次自我救赎的机会，蔡英文连任会让人渣党收买媒体培养网军变本加厉，课纲不改，一批批新的绿脑青年会被培养出来。<text:line-break/>我对2024你们台湾是否还有大选感到悲观。</text:span></text:p>
      <text:p text:style-name="P2"><text:span text:style-name="T1">謝穎芝   |  2020.01.11 19:47   |   </text:span><text:a xlink:type="simple" xlink:href="http://palinfo.habago.org/Entry?Command=Information_PrintForum&amp;#FORUM38413"><text:span text:style-name="T4">#</text:span></text:a></text:p>
      <text:p text:style-name="P3"><text:span text:style-name="T1">還是陳先生的女兒及學姊厲害，料事如神，鬼島的人民猶如溫水煮青蛙，不知死活，天佑中華民國！</text:span></text:p>
      <text:p text:style-name="P2"><text:span text:style-name="T1">陳志鵬   |  2020.01.11 18:45   |   </text:span><text:a xlink:type="simple" xlink:href="http://palinfo.habago.org/Entry?Command=Information_PrintForum&amp;#FORUM38412"><text:span text:style-name="T4">#</text:span></text:a></text:p>
      <text:p text:style-name="P4"><text:span text:style-name="T1">陳真醫師好：<text:line-break/>臺灣未來已經註定成為證明人性黑暗的實例，但我想在這兒留下一些話語，讓後代明白，臺灣還是有像各位一樣懷有理想與溫度的人。或許微不足道，但已經留下一絲不滅的火種。</text:span></text:p>
      <text:p text:style-name="P2"><text:span text:style-name="T1">張萬康   |  2020.01.11 18:24   |   </text:span><text:a xlink:type="simple" xlink:href="http://palinfo.habago.org/Entry?Command=Information_PrintForum&amp;#FORUM38411"><text:span text:style-name="T4">#</text:span></text:a></text:p>
      <text:p text:style-name="P3"><text:span text:style-name="T1">我們在等一個人——陳真。<text:line-break/>泰然面對今晚。並期待陳真先生的看法。</text:span></text:p>
      <text:p text:style-name="P2"><text:span text:style-name="T1">劉孝湘   |  2020.01.11 10:27   |   </text:span><text:a xlink:type="simple" xlink:href="http://palinfo.habago.org/Entry?Command=Information_PrintForum&amp;#FORUM38410"><text:span text:style-name="T4">#</text:span></text:a></text:p>
      <text:p text:style-name="P4"><text:span text:style-name="T1">轉引自 台大醫院前副院長王明鉅醫師FB<text:line-break/><text:line-break/>台灣要走向愛，還是走向恨，你來選擇!<text:line-break/><text:line-break/>昨天台大醫學院因為有幾位很可能參與了凱道上遊行的老人家，要上廁所，在門口被學生阻止而上了新聞。<text:line-break/>今天有一位桃園醫師，因為在臉書留言「今天來看病的人我都試探性地問他投票給誰誰會當選?要投韓國瑜的我都開嗜睡的藥給他或是衛教他們流感很多不要去公共場所在家好好休息XDDD。」也上了新聞。<text:line-break/><text:line-break/>我看了這兩則新聞，我都很難過。<text:line-break/><text:line-break/>台大醫學院的門禁規定的確都寫在門口的告示板上。我不想去討論出言阻止與在旁拍影片的同學們的作法對還是不對。但我對於因為政治理念的不同，竟然會發生這麼令人難過的事感到悲傷。<text:line-break/><text:line-break/>我非常懷疑，如果昨天不是有韓國瑜先生的造勢晚會，所以很容易就讓人識別那些拿著國旗要進來的老人家，都是他的支持者的話。如果昨天在仁愛路上根本沒有任何政治活動的話，就算同樣有著進入院區要配戴識別證的規定，但在門口阻止內急老人來借廁所的學生，仍然同樣會這麼激動甚至直接拍攝影片嗎?<text:line-break/><text:line-break/>發生這樣的狀況，我從心裡認為這是非常讓人難過與悲哀的事。畢竟醫學研究各個領域的終極目的，至少一定有一部份不就是為了要解決人類的病與痛嗎?<text:line-break/>現在就有幾個被尿急所苦的老人就站在你面前，不管他手上的旗子是滿地紅的國旗還是綠色的小旗，在振振有詞地搬出醫學院的門禁與種種規定之前，研習要救人苦痛的醫學的同學們有想過他們其實仍然只是一群正在為尿急所苦中的老人們嗎?<text:line-break/><text:line-break/>我感到悲傷的是，這已經不只是理念上的世代差異，這已經是因為政治紛歧所衍生出接近仇恨的情緒。我個人認為，這種仇恨的情緒其實源自於在這大半年的總統選舉與政治競逐中，有一方一直以辱罵、仇恨、鄙視與抹黑作為打擊對手，讓對手不會當選的手段。否則能唸到台大醫學院的研究生，他們心中的善與愛，無論如何應該都不會對內急的老人講出那些話。<text:line-break/><text:line-break/>無論這些仇恨情緒是什麼原因所造成，在台灣社會中存在這樣的情緒都是台灣的極大悲劇。<text:line-break/><text:line-break/>那位桃園的醫師，我相信她會寫出這種臉書留言，應該有些是玩笑的成分。我也相信她也完全理解自己的作法不妥，也已經違反了她一定背過的醫師誓詞與醫學倫理。所以才會很快就刪除了這則留言。我不想苛責這位醫師，我只是同樣感到悲傷。<text:line-break/><text:line-break/>因為我知道，會讓她一時失序寫下她自己知道無論如何即使是玩笑也不能開的文字的禍首，同樣也是那股用仇恨、鄙視、辱罵來打擊政敵，把本來只是政治理念的不同，轉化成恨意來凝聚選票與支持者力量的政治手段。<text:line-break/><text:line-break/>我相信所有臉書上的朋友們，應該都體會到了政治上的競爭，如果是以這次總統大選的一方所使用的這種恨、罵、黑的方式來進行時，會帶來多麼可怕的後遺症。<text:line-break/><text:line-break/>總統的任期不過四年。但是這種後遺症所造成的傷害，卻可能會延續十年二十年。一個政黨的權力，真的值得付出全台灣社會的安寧與和諧嗎?<text:line-break/><text:line-break/>台大醫學院學生與桃園醫師的這二件事，讓我真的開始擔心，在這次選舉中所埋下的仇恨種子，將會造成台灣未來幾十年的傷害。我也實在不敢想像，未來當更多人老去，需要比他們年輕三十歲的年輕人的協助與服務時，台灣會仍然是過去三十年讓全世界羨慕的和諧社會嗎?<text:line-break/><text:line-break/>這二件與醫學界有關的事件，我相信當事人一定是善良的。他們只是台灣被扭曲的政治操作之下，可能自己也不自知的受害者。<text:line-break/><text:line-break/>未來的台灣，是要選擇繼續走向這二個事件所呈現出的可怕未來? 還是要選擇走向一個愛與包容的善良台灣? 臉書上的朋友，一切由您們來決定了。</text:span></text:p>
      <text:p text:style-name="P2"><text:span text:style-name="T1">大齐   |  2020.01.11 10:26   |   </text:span><text:a xlink:type="simple" xlink:href="http://palinfo.habago.org/Entry?Command=Information_PrintForum&amp;#FORUM38409"><text:span text:style-name="T4">#</text:span></text:a></text:p>
      <text:p text:style-name="P3"><text:span text:style-name="T1">对了，我指"大陆这边"，其实是指广州，或者和广州一样的一线城市，或者发展比较好的大城市。毕竟中国太大了，有时台湾人一说大陆怎样怎样，我就想笑，因为我一个走南闯北这么多年的，很多时候都不知道大陆怎样怎样。所以还是有必要说明一下，讨论大陆，还是要有个具体对象具体范围，不然就会鸡同鸭讲。</text:span></text:p>
      <text:p text:style-name="P2"><text:span text:style-name="T1">大齐   |  2020.01.11 10:08   |   </text:span><text:a xlink:type="simple" xlink:href="http://palinfo.habago.org/Entry?Command=Information_PrintForum&amp;#FORUM38408"><text:span text:style-name="T4">#</text:span></text:a></text:p>
      <text:p text:style-name="P4"><text:span text:style-name="T1">陈医生，大陆这边小孩子花在读书方面的时间确实很多，因为父母除了要配合学校完成功课，还要帮小孩报课外兴趣班或者英语之类个别专科的辅导班，原因你也懂的，看见别人都这么拼，自己也不能让自己的小孩落后啊。当然也有佛系育儿的，不过是少数。<text:line-break/><text:line-break/>至于您说的五点起十二点睡就有点夸张了。据我所知，五点起也许在某些贫困山区会出现这种情况，因为每个村学龄儿童都不多，所以要集中到中心小学，也就需要很早起床去搭校车。（现在还有没有天没亮走山路上学的情况不知道，以前是有的，反正国家投入越来越多，我是希望能照顾到每一个角落），而十二点睡，以广州为例，按我身边朋友的说法，主要是学校功课多，有时小孩贪玩注意力不集中，就做不完，搞得家长要一直督促着做，有时还真的会做到十二点。但其实都是取决于家长的育儿方式吧。<text:line-break/><text:line-break/>我是不赞成国家搞快乐教育的，假如每个人都很富裕，那无所谓，你自己爱怎么教小孩你的事，但是还有很多比较穷的孩子，他们是需要教育来改变人生甚至改变整个家庭的，如果搞快乐教育，最终结果就是阶级固化。<text:line-break/><text:line-break/>最后我觉得陈医生若来大陆，广州是个不错的地方，它没有其他一线城市那么拼，但是又有最好的文教卫资源，市民精神不错，政府的服务也是全国一流。然后市花是木棉花，所以气候什么的应该和高雄挺像吧（瞎猜的）。</text:span></text:p>
      <text:p text:style-name="P6"><text:span text:style-name="T1"> </text:span></text:p>
      <text:p text:style-name="P2"><text:span text:style-name="T1">永剛   |  2020.01.11 05:15   |   </text:span><text:a xlink:type="simple" xlink:href="http://palinfo.habago.org/Entry?Command=Information_PrintForum&amp;iPage=1#FORUM38407"><text:span text:style-name="T4">#</text:span></text:a></text:p>
      <text:p text:style-name="P4"><text:span text:style-name="T1">【有韓國瑜可以選擇，是台灣人的福氣】<text:line-break/>為什麼我這樣說呢？因為一般台灣人對外省人像韓國瑜，是有先入為主的偏見。如果他就是一個所謂的正港台灣人，那把他抹紅怎麼會有市場呢？更不要說其他林林總總沒有證據的抹黑。有證據就拿出來，我們也不會偏袒他。<text:line-break/><text:line-break/>所以，他的選舉根本不是跟蔡英文站在同一起跑線上（那更不用說對手掌握的政府機器）。趙少康說今天台灣的政治環境，外省人得比本省人努力十倍，才能得到相同的成果，我不知道十倍這個數字是否準確，但得加倍努力絕非虛言。<text:line-break/><text:line-break/>不用說，選戰一開始每個人都懷疑他到底有多少能耐。但今日看來，即便大環境沒有給他完全公平的機會，可他的選戰打的有條不紊，幹乾淨淨，和蔡英文在伯仲之間。要曉得這是他數倍於蔡英文的努力才能換得的成果，絕對值得欽佩。而蔡英文才是如假包換的真草包，不但到現在還是交代不清自己的博士學位，像對韓國瑜的臨場提問還能讀稿對答，我真的是無語了。<text:line-break/><text:line-break/>講專業，國民黨仍然人才濟濟，但沒選上總統，濟濟人才也等同廢物。而能贏得總統大選的，除了韓國瑜，對不起，沒有。有人說，今天如果是郭台銘選，不會選的這麼幸苦。我說一點沒錯，因為一個那麼想當總統的人還裝得扭扭捏捏，現在早被菜英文打趴在地上了。<text:line-break/><text:line-break/>我還是要再強調一次，民主最重要的原則，就是我給你四年，四年過了，做不好就換人做，沒別的好說的。有人說民主是自做自受，我說比這嚴重多了。就像我之前說的，美國政府現在跟世界借了23萬億美元的債，當我問我女兒願不願意幫爹地媽咪還的時候，她馬上變臉。你可以問你的兒女，以後他們開始工作的時候，如果連20K都賺不到，他們可以接受嗎？</text:span></text:p>
      <text:p text:style-name="P2"><text:span text:style-name="T1">陳真   |  2020.01.11 02:48   |   </text:span><text:a xlink:type="simple" xlink:href="http://palinfo.habago.org/Entry?Command=Information_PrintForum&amp;iPage=1#FORUM38406"><text:span text:style-name="T4">#</text:span></text:a></text:p>
      <text:p text:style-name="P3"><text:span text:style-name="T1">潘先生好，謝謝您告訴我一些想法和知識。<text:line-break/><text:line-break/>台灣不良教育的事，遲早得做個了結。<text:line-break/><text:line-break/>我所知道或認識的每個綠營政客或走狗文人 (藍營的人我一個也不認識，因此不清楚)，他們的小孩幾乎全部在高中、國中或大學的階段就送往國外。為了政治目的，他們建構出一套「腦殘養成」教育，說是「愛台灣」，但他們自己的小孩卻不需要接受這套「愛台灣」的不良教育的荼毒。<text:line-break/><text:line-break/>我沒有這等財力，因此，小孩將來勢必得接受台式腦殘教育的殘害，要不就是得送往大陸，但我聽說那邊的小孩，三更燈火五更雞，從小就非常拼，聽起來也是挺可怕。<text:line-break/><text:line-break/>大陸網友能不能說說在大陸接受小學與中學教育的情形？聽說小學生早上五點就得起床，晚上讀書到12點才能睡覺？有這麼可怕嗎？</text:span></text:p>
      <text:p text:style-name="P2"><text:span text:style-name="T1">林炤育   |  2020.01.10 21:09   |   </text:span><text:a xlink:type="simple" xlink:href="http://palinfo.habago.org/Entry?Command=Information_PrintForum&amp;iPage=1#FORUM38405"><text:span text:style-name="T4">#</text:span></text:a></text:p>
      <text:p text:style-name="P4"><text:span text:style-name="T1">早上聽到趙少康在youtube上的直播，他提到宋楚瑜在罵他。因為趙在節目上說投宋一票就是投蔡一票。趙看來很生氣，他說我知道宋很多事，真要算起帳，宋消受不起。<text:line-break/><text:line-break/>網路標題黨幾則<text:line-break/><text:line-break/>郭台銘替「郭粉」配票偏綠投民眾黨、偏藍投親民黨<text:line-break/>支持陳菊，請投蔡英文，支持陳樹菊，請投韓國瑜。明天你要買魚還是買菜?<text:line-break/>爆中國祭出「免費機票」動員台商返台投票<text:line-break/>直播》蔡英文凱道空拍曝光「人潮炸裂」美哭英粉~網友激動喊：等我！剛下班在路上了<text:line-break/>(01/10)藍軍孤注一擲，花巨資大造勢，可惜失策中計，兵敗凱道<text:line-break/>台灣有福了！！逃到台灣的HK暴徒聲言韓國瑜若當選 光復台灣 行動升級<text:line-break/>我拿到媽媽的身份證了 (不讓媽媽投票)<text:line-break/><text:line-break/><text:line-break/><text:line-break/></text:span></text:p>
      <text:p text:style-name="P2"><text:span text:style-name="T1">林炤育   |  2020.01.10 20:34   |   </text:span><text:a xlink:type="simple" xlink:href="http://palinfo.habago.org/Entry?Command=Information_PrintForum&amp;iPage=1#FORUM38404"><text:span text:style-name="T4">#</text:span></text:a></text:p>
      <text:p text:style-name="P3"><text:span text:style-name="T1">這是兩個世界。<text:line-break/>在一個投資理財的群哩，裡面有人開講，很快地偏離主題，開始談文化談史觀，然後開始黑對岸。我帶著嘲弄的心情看著，他們後來談到地下賭盤，說是盤口開1:8蔡會大贏，並很遺憾地的表示賠率太差買不下手。<text:line-break/>早上打電話與移民美國的好友聊天，他說他那裡有10幾個人要回來投韓。他的太太插話說是她姐姐說韓是草包，喜歡摳腳云云。<text:line-break/>我的孩子以前常問我些奇怪的問題，如扁到底有沒有貪汙?他不關心政治不看新聞，我知道他是受到同學的影響。還好他相信我，經過幾年的調教，現在已能獨立思考，香港在亂，他對我說，背後一定有人給錢，不然怎麼能亂這麼久。前兩天美國暗殺伊朗的將軍，他說這是國家恐怖主義，並問我恐怖組織是由誰認定的。<text:line-break/>-------------<text:line-break/>2020選舉投票日倒數二十多天，緊接而來的選前政見發表會、辯論大會，都牽動選情發展。資深媒體人趙少康在節目直言，數家媒體民調都顯示，國民黨總統候選人韓國瑜支持度大輸民進黨蔡英文總統，但他聽到的地下賭盤、甚至檢調透露，卻完全是不同世界！<text:line-break/><text:line-break/>趙少康昨(17日)在Yahoo TV《鄉民來衝康》政論節目中表示，他本來不跟人賭雞排的，「但這次賭了，如果韓國瑜輸30％，他賭1萬份雞排！」而且還補一句「（檢警）傳我傳我」！<text:line-break/><text:line-break/>趙少康今(18日)在其所主持的政治談話節目《觀點》的節目後半段表示，他先以《TVBS民調》為例，韓國瑜和蔡英文差距其實沒有《蘋果民調》差距到30%這麼大，趙少康透露，目前檢警調收到的情資，目前只差3%，約30～50萬票。1%大約12-15萬票。且離投票剩20多天，會有甚麼變化還很難講。<text:line-break/><text:line-break/>趙少康也說，若明天就是投票日，他不諱言說，的確蔡英文贏面較大，但韓國瑜還是有機會逆轉，但前提是韓國瑜要讓一些本來支持藍營的選民，一個出門投他(韓)。一個大是大非的理由，韓應該要告訴選民，蔡英文執政的可能後果，甚至國民黨上台，會如何改善台灣現況。<text:line-break/><text:line-break/>他最後強調「非常重要的一件事」，即韓國瑜是非常有潛力的，韓國瑜必須要非常認真想，該如何讓論述回到正軌，強化自己的政績論述(高雄)，向選民傳達，難道真的要讓民進黨繼續完全執政嗎？這樣子的訴求，若韓國瑜能在政見上面，提出能振奮人心的政見，勢必會影響，「甚至能扭轉」選情。<text:line-break/><text:line-break/>趙少康建議韓國瑜，要提蔡英文不敢提的政策，他舉例「把阿扁(前總統陳水扁)關回去」這就是蔡英文很難做到的。且也是最不能等的政見！<text:line-break/><text:line-break/></text:span></text:p>
      <text:p text:style-name="P2"><text:span text:style-name="T1">Chuan Tseng Pan   |  2020.01.10 18:50   |   </text:span><text:a xlink:type="simple" xlink:href="http://palinfo.habago.org/Entry?Command=Information_PrintForum&amp;iPage=1#FORUM38401"><text:span text:style-name="T4">#</text:span></text:a></text:p>
      <text:p text:style-name="P4"><text:span text:style-name="T1">陳真先生您好，<text:line-break/><text:line-break/>台灣教育體系中有一種非常可怕的集團，雖然沒有戒嚴時期的黨國威權做依恃，對台灣學生造成的禍害卻遠過之。我指的不是高中教官與輔導室（沒有錯，輔導室與教官代表戒嚴時期箝制與監控學生思想的機構，這兩個部門的實際工作內容與教務學務兩大處高度重疊），而是解嚴之後在高中社團中百花齊放的「台灣文學社」。<text:line-break/><text:line-break/>　「台灣文學社」基本上就是高中綠色青年的洗腦大本營，徹底搞爛了本土文學的格調，徹底成為綠色教育洗腦的最前線。<text:line-break/><text:line-break/>　　在台灣八十九十年代以前高壓的教育制度下，學生上課就是無止盡的被填鴨，偶然遇到了一個上課會評論古今中外的老師，就好像遇到了生命中的啟蒙者，引發出一種邪教中對於「導師」的牽引作用。這也是為什麼幾十年來新生代會有一個固定比率，且高度堅實的綠色義勇軍。老實說，我當年也是受害者的其中一員。<text:line-break/><text:line-break/>　　在社團裡談政治就算了，這些老師幾乎不上正課。上課就是痛罵國民黨與中華民國，毫不客氣地灌輸學子台獨史觀，在我以前的高中就有幾個這樣的老師。這也導致許多年輕人出社會後，對於非綠色的政治集團抱持著一種近乎本能性的不信任。無論情願與否，都做在課堂上被洗腦三年，對認知影響還是非常巨大的。<text:line-break/><text:line-break/>　　老實說，我認為這些老師是極度不適任的。這些老師雖然特別友善，思想也相對開放，但是就我聽聞與自身經驗，他們的課真的...上得非常爛。我高中畢業許久了，這些過去年輕的老師也成了學校裡的老前輩，陸續獲得「師鐸獎」。或許與我無關，但看到以前同學分享時，心中還是有股難以壓抑的忿忿不平。<text:line-break/><text:line-break/>　　現在我自己有小孩，也只能夠拼命給小孩打點預防針，讓孩子有意識地與這些近乎邪教的群體保持距離。<text:line-break/><text:line-break/>　　另外，日前與陳真先生討論到德文中的Heim與英文的home，我認為這兩個字在中古以前應該是同一個字，畢竟英語與日耳曼語本是同源。中古時期最通用的德文是Mitteldeutsch，是今日薩克森省的古方言。Mitteldeutsch中ei不發成ai，而是發成oi，所以Heim在中古時期也寫成hoim,發音就很接近是現代英文的home.</text:span></text:p>
      <text:p text:style-name="P2"><text:span text:style-name="T1">張萬康   |  2020.01.10 18:36   |   </text:span><text:a xlink:type="simple" xlink:href="http://palinfo.habago.org/Entry?Command=Information_PrintForum&amp;iPage=1#FORUM38400"><text:span text:style-name="T4">#</text:span></text:a></text:p>
      <text:p text:style-name="P3"><text:span text:style-name="T1">謝謝穎芝小姐、陳真先生談到台大醫院的事。中午在電視上看了頗不舒服，想寫在這邊，但怕寫這個是雞毛蒜皮就算了。想不到後來穎芝、陳真談了，真好。看到那個人把警衛也扯進去的居心，實在糟糕。</text:span></text:p>
      <text:p text:style-name="P2"><text:span text:style-name="T1">謝穎芝   |  2020.01.10 16:49   |   </text:span><text:a xlink:type="simple" xlink:href="http://palinfo.habago.org/Entry?Command=Information_PrintForum&amp;iPage=1#FORUM38399"><text:span text:style-name="T4">#</text:span></text:a></text:p>
      <text:p text:style-name="P4"><text:span text:style-name="T1">不論是專科或者大學，我所接觸到的同學大多數都是英粉，說來悲哀，大家年紀都四、五十好幾了，還看不透綠油油人渣的可惡及可恨之處，真不知道他們是到底在無腦瞎挺暴力老陰什麼？他們連分辨是非善惡都嚴重出了大問題，我真懷疑他們的判斷能力及人生智慧是不是一年不如一年？</text:span></text:p>
      <text:p text:style-name="P7"><text:span text:style-name="T5">林書楷</text:span><text:span text:style-name="T1"><text:s/>  |  2020.01.10 15:20   |   </text:span><text:a xlink:type="simple" xlink:href="http://palinfo.habago.org/Entry?Command=Information_PrintForum&amp;#FORUM38398"><text:span text:style-name="T6">#</text:span></text:a></text:p>
      <text:p text:style-name="P8"><text:span text:style-name="T1">黃暐瀚是我尊敬的記者。</text:span><text:span text:style-name="T7"><text:s/><text:line-break/><text:line-break/>Overwatch Animated Short &amp;;#124; “Dragons” <text:line-break/>https://youtu.be/oJ09xdxzIJQ <text:line-break/><text:line-break/></text:span><text:span text:style-name="T1">我常玩鬥塔，跟陳真所謂的腦殘僅有一線之隔；當年我也覺得連勝文就是隻神豬，『不要讓勝文不開心』。</text:span><text:span text:style-name="T7"><text:s/><text:line-break/><text:line-break/></text:span><text:span text:style-name="T1">但是幾年下來從巴勒網的資訊去驗證，再看到這個電玩的廣告片，只有滿滿的悲傷和眼淚。</text:span><text:span text:style-name="T7"><text:s/><text:line-break/><text:line-break/></text:span><text:span text:style-name="T1">這個影片僅僅只是推銷眾多電玩的廣告之一，卻狠狠地刺中兩岸中國人的痛處。</text:span><text:span text:style-name="T7">Genji</text:span><text:span text:style-name="T1">好比大陸，</text:span><text:span text:style-name="T7">Hanzo</text:span><text:span text:style-name="T1">好比台灣。</text:span><text:span text:style-name="T7"><text:s/><text:line-break/><text:line-break/></text:span><text:span text:style-name="T1">『兄弟鬩牆，外御其侮；每有良朋，烝也无戎。』</text:span><text:span text:style-name="T7"><text:s/><text:line-break/></text:span></text:p>
      <text:p text:style-name="P7"><text:span text:style-name="T5">陳真</text:span><text:span text:style-name="T1"><text:s/>  |  2020.01.10 14:35   |   </text:span><text:a xlink:type="simple" xlink:href="http://palinfo.habago.org/Entry?Command=Information_PrintForum&amp;#FORUM38397"><text:span text:style-name="T6">#</text:span></text:a></text:p>
      <text:p text:style-name="P9"><text:span text:style-name="T1">卡韓政變</text:span><text:span text:style-name="T7"><text:s/>(233)</text:span><text:span text:style-name="T1">：明天過後</text:span><text:span text:style-name="T7"><text:s/><text:line-break/><text:line-break/></text:span><text:span text:style-name="T1">陳真</text:span><text:span text:style-name="T7"><text:s/>2020. 01. 10. <text:line-break/><text:line-break/><text:line-break/></text:span><text:span text:style-name="T1">明天選完，最可悲的場面不是韓國瑜的輸贏，而是「團結」、「愛與包容」等等這樣一些極其有害、內涵空洞的陳腔濫調是否又要開始大放送？</text:span><text:span text:style-name="T7"><text:s/><text:line-break/><text:line-break/></text:span><text:span text:style-name="T1">一種行為，例如貪污，例如以鉅額公帑長年豢養網軍無法無天的造謠抹黑，例如私人酬庸，養幾千隻肥貓橫行無阻，例如內線交易，個個是股神，例如各種官商勾結，例如「假都更真炒地皮」等等等，如果它是違法的、敗德的，為什麼要容忍它繼續下去？這跟什麼愛不愛、包不包容有什麼關係？所謂團結也一樣，團什麼結？什麼叫團結？團結要做什麼？毫無意義不是嗎？</text:span><text:span text:style-name="T7"><text:s/><text:line-break/><text:line-break/></text:span><text:span text:style-name="T1">二十年前，我就不斷指稱民進黨刻意培養網路寫手，亦即網軍，有計畫性、系統性地唆使這些人每天抹黑、攻擊異己，醜化反對者；「表現」良好的網軍，其中最無恥下流者，就給予進一步提拔從政，或是提供各項公家資源，把他養得更肥，更凶猛，更有殺傷力。</text:span><text:span text:style-name="T7"><text:s/><text:line-break/><text:line-break/></text:span><text:span text:style-name="T1">二十年來，民進黨一手掌控的網軍與媒體造謠抹黑問題一天比一天嚴重，幾乎可以說到了徹底瘋狂的地步。要不是一名正直外交官蘇啟誠之死，根本不會引起人們的重視；人們總是動不動就說什麼這是一種「言論自由」，真是胡說八道。事實上，民進黨這樣一種養小鬼的網軍文化，目的恰恰就是要扼殺異議，醜化異己，嚇阻人們的批評。</text:span><text:span text:style-name="T7"><text:s/><text:line-break/><text:line-break/></text:span><text:span text:style-name="T1">你看，底下這篇文章寫得很好，但結尾卻居然寫著「民進黨不反省楊蕙如的惡行，就看著網軍繼續敗壞台灣」。它媽的我們還要癡癡等著人渣黨的「反省」？他要是會反省，二十幾年前就反省了。</text:span><text:span text:style-name="T7"><text:s/><text:line-break/><text:line-break/></text:span><text:span text:style-name="T1">再說，一個歹徒為所作歹，我們是應該把他繩之以法還是慢慢等他「反省」？</text:span><text:span text:style-name="T7"><text:s/><text:line-break/><text:line-break/></text:span><text:span text:style-name="T1">而且，問題之大，哪是什麼楊蕙如一個人的問題？楊蕙如只是無數網軍之一，不小心剛好露了餡，如此而已。她哪裏具有什麼重要性？應該被繩之以法的是蔡英文以及這個黨的幾乎所有檯面政客，因為他們才是為惡者，才是歹徒。元凶不抓，幫派不滅，老是講整個政治黑幫底下一個小囉嘍「人在哪啊？乖乖快出來哦」，有何意義可言？</text:span><text:span text:style-name="T7"><text:s/><text:line-break/><text:line-break/></text:span><text:span text:style-name="T1">總之，別再講什麼「愛與團結」等等這些絲毫不具現代文明社會意義的封建辭彙。韓若當選，拜託趕緊成立特偵組查辦堆積如山高的弊案。萬一人渣黨繼續執政，那也請人渣們儘情為所欲為，想抓誰就盡量抓沒關係，想怎麼貪就請盡量貪，我倒想看看，一個邪惡政權，囂張蠻橫貪污腐敗能撐幾時。</text:span><text:span text:style-name="T7"><text:s/><text:line-break/><text:line-break/>================= <text:line-break/><text:line-break/></text:span><text:span text:style-name="T1">聯合報黑白集／社會良心的攻擊手</text:span><text:span text:style-name="T7"><text:s/><text:line-break/><text:line-break/>2020-01-09  <text:line-break/><text:line-break/></text:span><text:span text:style-name="T1">台東愛心菜販陳樹菊因現身挺韓，竟遭挺綠網軍圍剿，有人譏嘲「老人智力一向不足」，有人罵道「沒資格活下去的咖洨」，口舌極盡惡毒。以陳樹菊一生的行善慈悲、與世無爭，這些邪惡網軍的作為，就如同「社會良心的攻擊手」。</text:span><text:span text:style-name="T7"><text:s/><text:line-break/><text:line-break/></text:span><text:span text:style-name="T1">要問的是：是誰讓這些年輕人變成散播惡意的鍵盤刺客？誰在付他們薪水讓他們生產危害社會的毒素？從這些攻擊手的言行看，凡是非其綠營族類，一律都須討伐誅殺，不問對方是善是惡，也不問是黑是白。試想，兩軍選舉交鋒，卻連周遭的百姓都一起株連，這也能算民主政治？</text:span><text:span text:style-name="T7"><text:s/><text:line-break/><text:line-break/></text:span><text:span text:style-name="T1">楊蕙如的網軍案上月被檢方起訴，綠營毫不檢討或收斂，卻讓她兀自神隱。原因無他：選戰正在最後關頭，仍須大大借重網軍凶猛火力。也正因為執政黨無意反省，附隨網軍因而愈發猖獗，四處出草，竟連陳樹菊這樣一個低調行善的賣菜阿嬤都不放過。這種「楊蕙如們圍剿陳樹菊」的景象，展現的是綠營爪牙的缺乏人性，和蔡政府執政的冷酷無情正好「輝映」。</text:span><text:span text:style-name="T7"><text:s/><text:line-break/><text:line-break/></text:span><text:span text:style-name="T1">攻擊手言詞的冷血，讓人驚愕。他們用「年齡」來界定「智力」，貶低年長者，甚至應被剝奪「活下去的資格」。這些網軍，若是在家中或學校，會說出如此充滿歧視的言語嗎？絕不可能！但在為政治服務時，他們卻可以變得冷酷無情，對任何與「敵營」有關的人進行無差別攻擊。</text:span><text:span text:style-name="T7"><text:s/><text:line-break/><text:line-break/></text:span><text:span text:style-name="T1">民進黨不反省楊蕙如的惡行，就看著網軍繼續敗壞台灣。</text:span></text:p>
      <text:p text:style-name="P7"><text:span text:style-name="T5">陳真</text:span><text:span text:style-name="T1"><text:s/>  |  2020.01.10 12:25   |   </text:span><text:a xlink:type="simple" xlink:href="http://palinfo.habago.org/Entry?Command=Information_PrintForum&amp;#FORUM38396"><text:span text:style-name="T6">#</text:span></text:a></text:p>
      <text:p text:style-name="P8"><text:span text:style-name="T1">卡韓政變</text:span><text:span text:style-name="T7"><text:s/>(232)</text:span><text:span text:style-name="T1">：親君子，遠小人</text:span><text:span text:style-name="T7"><text:s/><text:line-break/><text:line-break/></text:span><text:span text:style-name="T1">陳真</text:span><text:span text:style-name="T7"><text:s/>2020. 01. 10. <text:line-break/><text:line-break/><text:line-break/></text:span><text:span text:style-name="T1">我跟楊秋興、戴振耀認識三十多年，過去同屬一個團體。大家常聽我稱讚戴振耀，應該從沒聽過我稱讚楊秋興。我還是會看人的。不過，他依然還是開了我的眼界，超乎我的想像，想不到人可以言語反覆，荒唐至此，真是很可怕。但這基本上反映了他背後那個操盤人的意志與盤算，也就是郭台銘。</text:span><text:span text:style-name="T7"><text:s/><text:line-break/><text:line-break/></text:span><text:span text:style-name="T1">不管韓是否當選，郭台銘這個大土豪所結盟的一股惡勢力，毫無疑問將會持續肆虐台灣。不信等著看。</text:span><text:span text:style-name="T7"><text:s/><text:line-break/><text:line-break/></text:span><text:span text:style-name="T1">很多人猜測，韓國瑜今晚在高雄的「選前之夜」神祕嘉賓很可能是至今仍支持蔡英文的郭台銘。如果為了多騙一點選票，無可厚非，但若以為此人是善類，那就真的太傻了。</text:span><text:span text:style-name="T7"><text:s/><text:line-break/><text:line-break/></text:span><text:span text:style-name="T1">仍然沿續之前的話題，怎麼看人很重要。人們鑑賞能力的好壞，決定了一個社會發展的良莠。</text:span><text:span text:style-name="T7"><text:s/><text:line-break/><text:line-break/></text:span><text:span text:style-name="T1">＝＝＝＝＝＝＝＝＝＝＝</text:span><text:span text:style-name="T7"><text:s/><text:line-break/><text:line-break/></text:span><text:span text:style-name="T1">楊秋興表態挺蔡英文連任</text:span><text:span text:style-name="T7"><text:s/></text:span><text:span text:style-name="T1">選後繼續罷免韓國瑜</text:span><text:span text:style-name="T7"><text:s/><text:line-break/><text:line-break/></text:span><text:span text:style-name="T1">中廣新聞網</text:span><text:span text:style-name="T7"><text:s/>/  2020</text:span><text:span text:style-name="T1">年</text:span><text:span text:style-name="T7">1</text:span><text:span text:style-name="T1">月</text:span><text:span text:style-name="T7">10</text:span><text:span text:style-name="T1">日</text:span><text:span text:style-name="T7"><text:s/><text:line-break/><text:line-break/></text:span><text:span text:style-name="T1">前高雄縣長楊秋興清晨透過臉書指出，明天總統選舉就要投票，很多人問他總統票怎麼投？楊秋興公開呼籲總統票投蔡英文，以利接續罷免韓國瑜。</text:span><text:span text:style-name="T7"><text:s/><text:line-break/><text:line-break/></text:span><text:span text:style-name="T1">楊秋興說，前年高雄市長選舉，他是幫韓國瑜參選的核心之一，今天他不支持韓國瑜有五點理由，包括：韓國瑜品行不端、行為不檢、無情無義，以及韓國瑜空口白話、信口開河、輕諾寡信，剛選上市長就貪圖大位棄高雄市政於不顧。楊秋興也批韓國瑜是跳梁小丑的德性怎能堪登大位，他的夫人強勢且嚴重干政，家族背景關係複雜。</text:span><text:span text:style-name="T7">  <text:line-break/><text:line-break/></text:span><text:span text:style-name="T1">楊秋興說，兩權相較取其輕，他呼籲總統票投蔡英文，以利接續罷免韓國瑜，政黨票及立委投親民黨，期待蔡英文連任後擺脫派系挾持，維持穩定和平的兩岸關係與發展，才是人民之幸。</text:span></text:p>
      <text:p text:style-name="P7"><text:span text:style-name="T5">陳真</text:span><text:span text:style-name="T1"><text:s/>  |  2020.01.10 11:17   |   </text:span><text:a xlink:type="simple" xlink:href="http://palinfo.habago.org/Entry?Command=Information_PrintForum&amp;#FORUM38395"><text:span text:style-name="T6">#</text:span></text:a></text:p>
      <text:p text:style-name="P9"><text:span text:style-name="T1">卡韓政變</text:span><text:span text:style-name="T7"><text:s/>(231)</text:span><text:span text:style-name="T1">：詩能救世界</text:span><text:span text:style-name="T7"><text:s/><text:line-break/><text:line-break/></text:span><text:span text:style-name="T1">陳真</text:span><text:span text:style-name="T7"><text:s/>2020. 01. 10. <text:line-break/><text:line-break/><text:line-break/></text:span><text:span text:style-name="T1">阿明，</text:span><text:span text:style-name="T7"><text:s/><text:line-break/><text:line-break/></text:span><text:span text:style-name="T1">你說得很對。其實在我研究一些國家例如印度、越南、烏克蘭或英國的政治與社會狀況時，往往也都能找到與台灣極其類似的狀況：掌權者為了一己之私，無所不用其極，不擇手段；嘴巴講一堆理想，動不動就說要保護國家與人民的安全，但實際所作所為卻剛好相反，完全背道而馳。</text:span><text:span text:style-name="T7"><text:s/><text:line-break/><text:line-break/></text:span><text:span text:style-name="T1">但是，他們跟台灣有一點非常不同的是，他們沒有「衛兵」，他們的學生或年輕一代並沒有被洗腦成掌權者的打手；台灣這些極右的法西斯腦殘，卻又往往以為自己是什麼覺醒青年、進步份子或什麼理想主義者。</text:span><text:span text:style-name="T7"><text:s/><text:line-break/><text:line-break/></text:span><text:span text:style-name="T1">我常說，黨外時代，學生或年輕人就是擁護舊黨國、打擊黨外群眾最凶猛的一群，整個校園你幾乎找不到一個腦筋正常、對黨外友善的人。改朝換代之後，想不到結果還是一樣，差別只是在於換了顏色，變成綠蛆網軍，變成綠衛兵，一樣腦殘，一樣凶殘，一樣囂張跋扈。</text:span><text:span text:style-name="T7"><text:s/><text:line-break/><text:line-break/></text:span><text:span text:style-name="T1">穎芝貼的這段影片：</text:span><text:span text:style-name="T7"><text:s/><text:line-break/><text:line-break/>https://reurl.cc/qDW5KR <text:line-break/><text:line-break/></text:span><text:span text:style-name="T1">她講的那一段衝突情節發生在</text:span><text:span text:style-name="T7">19:45-33:00</text:span><text:span text:style-name="T1">處。有點長，大家要看完，才知比較完整的狀況。</text:span><text:span text:style-name="T7"><text:s/><text:line-break/><text:line-break/></text:span><text:span text:style-name="T1">我不會用「世代」的概念去理解我上面說的那樣一種「衛兵」現象，因為，世代衝突似乎意味著不同世代之間的利益與價值取向因為「年紀的差異」而有所分歧。但台灣的狀況並非如此，這樣一些差異所導致的衝突與對立並非植基於世代「內在的」不同需求與價值觀，而是植基於完全是來自於「外部的」種種洗腦機制。也就是說，它並非是一種世代「本質性」的問題，而是一種無關乎世代本身的骯髒政治問題。</text:span><text:span text:style-name="T7"><text:s/><text:line-break/><text:line-break/></text:span><text:span text:style-name="T1">我始終覺得，不管天使或魔鬼，確實都藏在細節中，從各種乍看微不足道的細節中，你可以「看見」最真實的巨大本質；光用眼睛看是不對的，你還得用「心」看。比方說，我貼過這段影片：</text:span><text:span text:style-name="T7"><text:s/><text:line-break/><text:line-break/>https://bit.ly/35zwVkW <text:line-break/><text:line-break/></text:span><text:span text:style-name="T1">我看了好幾遍，很感動。從種種微妙的動作、眼神或各種細節中，我就能知道韓國瑜是一個什麼樣的人。</text:span><text:span text:style-name="T7"><text:s/><text:line-break/><text:line-break/></text:span><text:span text:style-name="T1">至於另一種極端，從穎芝上頭所貼的視頻裏頭那個女的之嘴臉，你可以「看見」什麼？我看見了人性裏頭最令人難以恭維的一些低劣素質，這包括一種智能上的低劣，更包括情感上與道德上的一種「恐怖」素質。</text:span><text:span text:style-name="T7"><text:s/><text:line-break/><text:line-break/></text:span><text:span text:style-name="T1">無以名之，只能用「恐怖」一詞來形容，那是因為我確實很「害怕」這樣一些人，氣味方面很「民進黨」，表面上好像很喜歡「講道理」，套句柏楊的辭彙就是「齜牙裂嘴」，張牙舞爪。她不是真的在乎什麼規定或什麼校園秩序，她只是想攻擊異己，但卻往往會搬出許多漂亮的「理念」或「理想」，講得煞有介事，做為一種攻擊武器。</text:span><text:span text:style-name="T7"><text:s/><text:line-break/><text:line-break/></text:span><text:span text:style-name="T1">學會看人並不容易，因為它似乎無法學。看人和看電影需要同一種能力，也許那就像是一種藝術天賦，讓你足以精準地看出善惡美醜的深刻與微妙。我沒有藝術創造能力，卻有很好的鑑賞能力。我覺得我似乎能夠在短短幾秒鐘內看出一個人的「本性」或「本質」。</text:span><text:span text:style-name="T7"><text:s/><text:line-break/><text:line-break/></text:span><text:span text:style-name="T1">前些天，我和學姊經過住家附近一家佈置得美侖美奐的畫室，招牌上寫著「兒童班招生」，於是我們就進去想問問兒童繪畫班的狀況，好讓小韓粉透過學畫，看能不能學習靜下心來，別那麼「活潑」。</text:span><text:span text:style-name="T7"><text:s/><text:line-break/><text:line-break/></text:span><text:span text:style-name="T1">可是，當我們一開門看見畫室主人也就是教繪畫的那位老師時，差不多在三秒鐘內，我就「嚇壞了」，只差沒有嚇得屁滾尿流，很可怕的一個人，是個年輕女生，但就是很可怕，用我的話來說就是個人渣。</text:span><text:span text:style-name="T7"><text:s/><text:line-break/><text:line-break/></text:span><text:span text:style-name="T1">也許你會納悶，哪一點像個人渣？我說不上來，但我能「看見」。學姊顯然也「看見」了，於是我們兩個可以說是幾分鐘內就馬上踉蹌而逃，奪門而出。事後幾天，我都還「心有餘悸」。我跟學姊開玩笑說我「心靈受到嚴重的創傷」。</text:span><text:span text:style-name="T7"><text:s/><text:line-break/><text:line-break/></text:span><text:span text:style-name="T1">人的好壞與善惡，並不是看他的表面行為，更不是看他有沒有前科。反倒是人渣幾乎都沒有前科，不但沒有，說不定還得過許多獎呢。你看，人渣黨及其尾巴黨那些人渣，哪個有前科？絕大多數應該都沒有，而且說不定還是形象「清新」的所謂「俊男美女」呢。但是，如果你會看人，你就能看見他們醜陋不堪的真實樣貌。</text:span><text:span text:style-name="T7"><text:s/><text:line-break/><text:line-break/></text:span><text:span text:style-name="T1">把「看見」講得太唯心倒也不恰當，它似乎還是有著某種軌跡可循，其中一個就是「心機」。比方說你看，郭、柯、宋三人和韓國瑜有什麼根本上的不同？其中之一就是心機。前三人都是政治老千，頭腦簡單卻心思極端複雜，機關算盡，感覺就像身上一直揹著算盤似的，對人事物缺乏真實感情，缺乏虔誠；每天腦子想的就是「我能撈到什麼好處」。</text:span><text:span text:style-name="T7"><text:s/><text:line-break/><text:line-break/></text:span><text:span text:style-name="T1">這三人如果來到我面前，我肯定會馬上「嚇壞了」，就像獵物看到獵人那樣，馬上踉蹌而逃，因為我始終不知道怎麼面對老千。</text:span><text:span text:style-name="T7"><text:s/><text:line-break/><text:line-break/></text:span><text:span text:style-name="T1">回到前面所說，「看人和看電影需要同一種能力」，因此，面對鋪天蓋地的洗腦，什麼樣的人比較有可能倖免於難？講「聰慧」也許太籠統，精確來說，我覺得所需要的依然是這樣一種美學鑑賞能力。當然，這裏頭已經包含了理性上的所謂「智商」。</text:span><text:span text:style-name="T7"><text:s/><text:line-break/><text:line-break/></text:span><text:span text:style-name="T1">我們常說，詩能救世界。蘇古諾夫和杜斯妥也夫斯基都有著這樣一種信仰。俄羅斯普丁總統協助尋找資金由蘇古諾夫導演的「浮士德」，在威尼斯獲得首獎時，普丁打電話來道賀，蘇古諾夫在電話中就是告訴普丁「詩能救世界」這樣一個道理，要他多多重視「文化」。</text:span><text:span text:style-name="T7"><text:s/><text:line-break/><text:line-break/></text:span><text:span text:style-name="T1">可是，詩要怎麼救世界呢？你不可能幫腦殘們一一解答一千萬個謊言，你只能想辦法看有沒有可能讓他自己具有這樣一種鑑賞能力，讓他足以判斷美醜善惡，而不會輕易為人所惑。</text:span><text:span text:style-name="T7"><text:s/><text:line-break/><text:line-break/></text:span><text:span text:style-name="T1">身邊有位護士很不屑韓國瑜，說他是草包，但她卻是屎袋力量的粉絲。我聽了，感到很不可思議，難以置信，這是眼睛被屎糊到嗎？那種感覺就好像有人說孫悟空是草包，而豬八戒和牛魔王是她的英雄偶像一樣。</text:span><text:span text:style-name="T7"> </text:span></text:p>
      <text:p text:style-name="P7"><text:span text:style-name="T5">謝穎芝</text:span><text:span text:style-name="T1"><text:s/>  |  2020.01.10 10:30   |   </text:span><text:a xlink:type="simple" xlink:href="http://palinfo.habago.org/Entry?Command=Information_PrintForum&amp;#FORUM38394"><text:span text:style-name="T6">#</text:span></text:a></text:p>
      <text:p text:style-name="P8"><text:span text:style-name="T1">台大醫學院的「上廁所風波」，還鬧到新聞版面，底下的腦殘、無恥留言令人不忍卒睹：</text:span><text:span text:style-name="T7"><text:s/><text:line-break/><text:line-break/>https://reurl.cc/Vab1MY <text:line-break/><text:line-break/></text:span><text:span text:style-name="T1">臉書的留言更是不堪入目：</text:span><text:span text:style-name="T7"><text:s/><text:line-break/><text:line-break/>https://reurl.cc/pDeMvQ <text:line-break/><text:line-break/></text:span><text:span text:style-name="T1">有目的性地派遣政治垃圾學生來醜化韓粉，看來也是人渣黨的眾多抹黑、抹紅、抹黃的任務之一⋯</text:span><text:span text:style-name="T7"><text:s/><text:line-break/><text:line-break/></text:span><text:span text:style-name="T1">嗆韓粉不准上廁所的當事人，她的影片底下都是支持她的留言：</text:span><text:span text:style-name="T7"><text:s/><text:line-break/><text:line-break/>https://reurl.cc/W4K175 <text:line-break/><text:line-break/></text:span><text:span text:style-name="T1">挑起對立也算是「台大生」的份內工作之一嗎？</text:span></text:p>
      <text:p text:style-name="P7"><text:span text:style-name="T5">阿明</text:span><text:span text:style-name="T1"><text:s/>  |  2020.01.10 09:25   |   </text:span><text:a xlink:type="simple" xlink:href="http://palinfo.habago.org/Entry?Command=Information_PrintForum&amp;#FORUM38393"><text:span text:style-name="T6">#</text:span></text:a></text:p>
      <text:p text:style-name="P9"><text:span text:style-name="T1">我来自马来西亚。</text:span><text:span text:style-name="T7">2018</text:span><text:span text:style-name="T1">年，马来西亚大选变天，把在位</text:span><text:span text:style-name="T7">60</text:span><text:span text:style-name="T1">年，不断操弄种族宗教议题撕裂社会，贪污腐败到极点的巫统霸权拉下台，实现了有史以来第一次政党轮替。当时选前的氛围和现在的台湾很像，民心思变，在野党所到之处都是万人空巷，人民热情澎湃，自动自发为在野党摇旗呐喊，捐额款项也屡创新高，原因无他，只因为人民实在生活得太苦太压抑太没希望，不再好好用手中的选票发声，那就再也没退路了。</text:span><text:span text:style-name="T7"><text:s/><text:line-break/><text:line-break/></text:span><text:span text:style-name="T1">和民进党一样，巫统当时也出动了国家机器来打选战，用各种手段无所不用其极的对付在野党，大撒金钱</text:span><text:span text:style-name="T7">(</text:span><text:span text:style-name="T1">如以生活补助金的名义来贿赂选民</text:span><text:span text:style-name="T7">)</text:span><text:span text:style-name="T1">，一再以宗教种族课题来恐吓选民</text:span><text:span text:style-name="T7">(</text:span><text:span text:style-name="T1">如在野党获胜会重演历史暴动</text:span><text:span text:style-name="T7">)</text:span><text:span text:style-name="T1">，以超低级的手段禁止某些在野党议员参选</text:span><text:span text:style-name="T7">(</text:span><text:span text:style-name="T1">在野党的精神领袖甚至还被莫须有的罪名關在监狱里很长一段时间</text:span><text:span text:style-name="T7">)</text:span><text:span text:style-name="T1">，透过控制传统媒体帮自己大势宣传再大力抹黑对手</text:span><text:span text:style-name="T7">(</text:span><text:span text:style-name="T1">当时能帮在野党发声的大概只有网络媒体《当今大马》</text:span><text:span text:style-name="T7">)</text:span><text:span text:style-name="T1">，然后，还强行通过了一部和《反渗透法》一样恶劣的《反假新闻法》</text:span><text:span text:style-name="T7">(</text:span><text:span text:style-name="T1">就为了禁止人民讨论当时轰动国际的一马公司贪腐案</text:span><text:span text:style-name="T7">)</text:span><text:span text:style-name="T1">。总而言之，现在的民进党和当时的巫统完全没有两样。</text:span><text:span text:style-name="T7"><text:s/><text:line-break/><text:line-break/></text:span><text:span text:style-name="T1">当然，台湾和马来西亚的国情不同，不能直接相提并论，但民心一致，人民大致上都具有相同的一套普世价值，就是想过上好生活，不想看到国家再堕落下去，也的而且确，没有路可退了。看了昨天的凯道造势大会大爆满的景象，仿佛我又回到了</text:span><text:span text:style-name="T7">2018</text:span><text:span text:style-name="T1">年的大选前夕，内心很感动，台湾人民的脸孔，流出的眼泪，挥舞的国旗，就和当时的大马人民一样，都是充满着一股殷切的盼望，和追求改变的决心。</text:span><text:span text:style-name="T7"><text:s/><text:line-break/><text:line-break/></text:span><text:span text:style-name="T1">祝福台湾</text:span><text:span text:style-name="T7"><text:s/>:)</text:span></text:p>
      <text:p text:style-name="P7"><text:span text:style-name="T5">謝穎芝</text:span><text:span text:style-name="T1"><text:s/>  |  2020.01.10 08:41   |   </text:span><text:a xlink:type="simple" xlink:href="http://palinfo.habago.org/Entry?Command=Information_PrintForum&amp;#FORUM38392"><text:span text:style-name="T6">#</text:span></text:a></text:p>
      <text:p text:style-name="P8"><text:span text:style-name="T1">早上看到這段影片，令人感覺學識愈高的人，涵養卻是遇低賤，這就是現在所謂「台大研究生」的一般水準？長輩借個廁所，這個女學生有必要這樣痴牙咧嘴、囂張跋扈到如此沒有同理心？</text:span><text:span text:style-name="T7"><text:s/><text:line-break/><text:line-break/>https://reurl.cc/qDW5KR <text:line-break/><text:line-break/></text:span><text:span text:style-name="T1">看到世代如此對立，很難、也不敢想像台灣未來的處境⋯</text:span><text:span text:style-name="T7"><text:s/><text:line-break/></text:span></text:p>
      <text:p text:style-name="P7"><text:span text:style-name="T5">陳真</text:span><text:span text:style-name="T1"><text:s/>  |  2020.01.10 01:15   |   </text:span><text:a xlink:type="simple" xlink:href="http://palinfo.habago.org/Entry?Command=Information_PrintForum&amp;#FORUM38391"><text:span text:style-name="T6">#</text:span></text:a></text:p>
      <text:p text:style-name="P8"><text:span text:style-name="T1">我問小韓粉「韓國瑜會不會凍蒜」？沒想到小韓粉立即說「不會！」我很訝異，問她為何不會？她說「民進黨會作弊」。我問學姊說：「是妳教她的嗎？她怎麼對民進黨這麼內行，居然還知道什麼選舉作弊？」學姊否認，說她沒有教小孩這些。總之，童言童語不知道是從哪學來的。</text:span><text:span text:style-name="T7"><text:s/><text:line-break/><text:line-break/></text:span><text:span text:style-name="T1">我再問學姊「韓國瑜會不會凍蒜？」學姊也是馬上說不會。她說首投族及年輕人所佔比例那麼高，這些人大多反韓，怎麼贏？</text:span><text:span text:style-name="T7"><text:s/><text:line-break/><text:line-break/></text:span><text:span text:style-name="T1">剛剛我也把我的答案包括輸贏票數，密封交給了學姊，選後開封驗證，就看誰的直覺比較準。</text:span><text:span text:style-name="T7"><text:s/><text:line-break/><text:line-break/></text:span><text:span text:style-name="T1">請看：</text:span><text:span text:style-name="T7"><text:s/><text:line-break/><text:line-break/></text:span><text:a xlink:type="simple" xlink:href="https://bit.ly/2T7hcqt"><text:span text:style-name="T8">https://bit.ly/2T7hcqt</text:span></text:a><text:span text:style-name="T7"><text:s/><text:line-break/><text:line-break/></text:span><text:a xlink:type="simple" xlink:href="https://bit.ly/2NcivAH"><text:span text:style-name="T8">https://bit.ly/2NcivAH</text:span></text:a><text:span text:style-name="T7"><text:s/><text:line-break/><text:line-break/></text:span><text:span text:style-name="T1">這樣還會輸？那還有天理嗎？</text:span></text:p>
      <text:p text:style-name="P7"><text:span text:style-name="T5">陳真</text:span><text:span text:style-name="T1"><text:s/>  |  2020.01.10 00:52   |   </text:span><text:a xlink:type="simple" xlink:href="http://palinfo.habago.org/Entry?Command=Information_PrintForum&amp;#FORUM38390"><text:span text:style-name="T6">#</text:span></text:a></text:p>
      <text:p text:style-name="P9"><text:span text:style-name="T1">剛上高中的某一天自修課，班上鬧哄哄吵成一團，突然有個人走到教室門口，是個女生，輕柔優雅，淡淡的笑容，卻又顯得似乎十分憂愁。</text:span><text:span text:style-name="T7"><text:s/><text:line-break/><text:line-break/></text:span><text:span text:style-name="T1">她探頭往教室看了一下，沒走進門，就彎著身子倚著牆角，只露出上身，像少女的俏皮動作一般地說了幾句話，甚至有點像小朋友，卻又感覺如此端莊。她說了些什麼我不記得了，只記得聲音非常非常細緻溫柔，像棉花糖的感覺差不多。原本吵得震天價響的教室，於是就像被拔掉插頭的機器那樣，頓時整個安靜下來，靜得一點聲音也沒有。</text:span><text:span text:style-name="T7"><text:s/><text:line-break/><text:line-break/></text:span><text:span text:style-name="T1">當她講完幾句話離開後，全班才從這異樣的寧靜中悠悠醒來，發出一種彷彿突然受到某種「震撼」之後的自我解嘲笑聲，大家紛紛互相交頭接尾問說：「她是誰啊？」</text:span><text:span text:style-name="T7"><text:s/><text:line-break/><text:line-break/></text:span><text:span text:style-name="T1">她就是張香華，我的高中國文老師，不過，教了幾堂課就消失了。同學傳言，她已離開學校。</text:span><text:span text:style-name="T7"><text:s/><text:line-break/><text:line-break/></text:span><text:span text:style-name="T1">兩年後，因為喜歡柏楊，我主動寫信給他。記得我寫給柏楊的第一封信是因為看到他在書裏頭寫說「發燒會把腦子燒壞」，我寫信告訴他說「柏楊先生你寫錯了，腦子如果壞掉，不是因為發燒本身給燒壞的」。</text:span><text:span text:style-name="T7"><text:s/><text:line-break/><text:line-break/></text:span><text:span text:style-name="T1">柏楊很快就回信來，回了一封很長的信，說是我錯不是他錯，還問我「高中的生物老師叫什麼名字」，說他要寫信去跟我老師請教一下到底發燒會不會把腦子燒壞。</text:span><text:span text:style-name="T7"><text:s/><text:line-break/><text:line-break/></text:span><text:span text:style-name="T1">我不記得我有沒有告訴他生物老師的名字，但是在那之後，我和柏楊就開始通信；生物老師的事沒再提起，卻提起了一位張香華，說是他太太。「天啊！是那個講話輕聲細語很有氣質的張香華？」她就是我的高中國文老師啊。</text:span><text:span text:style-name="T7"><text:s/><text:line-break/><text:line-break/></text:span><text:span text:style-name="T1">常有人說我寫東西跟誰誰誰很像，這些「誰誰誰」我其實大多不認識，只知道其中一個就是王小波。我看過王小波的書，感覺跟我並不像。當然，正確來講，應該是說根本無所謂像或不像的問題，畢竟我不是作家，哪來像或不像？除了「家長」之外，我應該什麼「家」都不是；文字不是，思想也不是，一切乏善可陳。</text:span><text:span text:style-name="T7"><text:s/><text:line-break/><text:line-break/></text:span><text:span text:style-name="T1">但我感覺自己內心深處似乎有一點莫名的滄桑跟柏楊有點像。不知道是因為我年少便受他影響，抑或是我們原本個性就有幾分氣味相投。</text:span><text:span text:style-name="T7"><text:s/><text:line-break/><text:line-break/></text:span><text:span text:style-name="T1">我平常給人寫信，末尾敬語常寫著「祝福」二字，而非寫一些什麼「順頌時祺」或某某「敬筆」之類，其實就是跟柏楊學的。他給我寫信，末尾往往就寫著「祝福」，短短兩個字，卻感覺很溫情，很動人。</text:span><text:span text:style-name="T7"><text:s/><text:line-break/><text:line-break/>1997</text:span><text:span text:style-name="T1">年我即將出國念書時，柏楊寄了一張卡片來。這回不是寫「祝福」，而是寫著「祝福化為風帆，一路平安」。</text:span><text:span text:style-name="T7"><text:s/><text:line-break/><text:line-break/></text:span><text:span text:style-name="T1">這些私人回憶，對別人而言瑣碎而毫無意義，但我能活多久，就會記著多久。因為，恰恰是這樣一些記憶，讓我願意活下來。對於這些微不足道的私人往事，套句柏楊曾經寫給我的信中的一句話，我「一世不忘」。</text:span></text:p>
      <text:p text:style-name="P7"><text:span text:style-name="T5">李念淨</text:span><text:span text:style-name="T1"><text:s/>  |  2020.01.09 22:13   |   </text:span><text:a xlink:type="simple" xlink:href="http://palinfo.habago.org/Entry?Command=Information_PrintForum&amp;#FORUM38389"><text:span text:style-name="T6">#</text:span></text:a></text:p>
      <text:p text:style-name="P8"><text:span text:style-name="T7">https://www.umedia.world/news_details.php?n=202001091608217204 <text:line-break/></text:span><text:span text:style-name="T1">批反滲透法綠色恐怖　張香華：柏楊死不瞑目</text:span><text:span text:style-name="T7"><text:s/><text:line-break/><text:line-break/>2020-01-09 16:08:00 <text:line-break/><text:line-break/></text:span><text:span text:style-name="T1">優傳媒記者胡智凱／台北報導</text:span><text:span text:style-name="T7"><text:s/><text:line-break/><text:line-break/></text:span><text:span text:style-name="T1">白色恐怖受害者、已故作家柏楊遺孀張香華今（</text:span><text:span text:style-name="T7">9</text:span><text:span text:style-name="T1">）日表示，柏楊生前被政府羅織為「共匪」，長年關押在綠島監獄，因此最痛恨白色恐怖，如今民進黨同樣以反共為名強推《反滲透法》，柏楊在天之靈恐怕死不瞑目</text:span><text:span text:style-name="T7"><text:s/><text:line-break/><text:line-break/></text:span><text:span text:style-name="T1">張香華說，柏楊當年因「大力水手漂流荒島」漫畫，被當局指控是在暗諷蔣氏政權流落台灣，遭控「共產黨匪諜」，不僅被刑求審訊，最後還關押在綠島監獄，因此他終其一生痛恨「假愛國之名，行暴政之實」的暴虐政權。</text:span><text:span text:style-name="T7"><text:s/><text:line-break/><text:line-break/></text:span><text:span text:style-name="T1">張香華表示，柏楊曾經跟她說，在白色恐怖的過程中，最痛苦、最煎熬的不是被關押在監牢的時候，在監牢裡內心反而比較篤定，因為知道服刑完畢後，苦痛就結束了</text:span><text:span text:style-name="T7"><text:s/><text:line-break/><text:line-break/></text:span><text:span text:style-name="T1">柏楊認為，最痛苦的時候，反而是在偵訊、審判的階段；因為政府每天都拿出不同的猜想與假設來逼問、來辱罵，令人成天提心吊膽，疲於應對與解釋，好似沒有止盡。</text:span><text:span text:style-name="T7"><text:s/><text:line-break/><text:line-break/></text:span><text:span text:style-name="T1">對於民進黨政府強推《反滲透法》，張香華憂心，當中法條定義空洞，給當局很多理由來偵訊人民，恐怕會讓人民陷入跟柏楊當年一樣的白色恐怖之中。</text:span><text:span text:style-name="T7"><text:s/><text:line-break/><text:line-break/></text:span><text:span text:style-name="T1">不只如此，張香華還擔心自己會變成《反滲透法》的目標。</text:span><text:span text:style-name="T7"><text:s/><text:line-break/><text:line-break/></text:span><text:span text:style-name="T1">她表示，近年柏楊的著作包括《柏楊版資治通鑑》、《醜陋的中國人》在大陸熱銷，大陸的出版社將版稅匯給她之後，最近國內大選，她有參與部分候選人的募款活動。</text:span><text:span text:style-name="T7"><text:s/><text:line-break/><text:line-break/></text:span><text:span text:style-name="T1">「說不定政府就此懷疑我拿大陸的錢來滲透國內選舉，尤其是大陸的出版社很多都有官方色彩」張香華說</text:span><text:span text:style-name="T7"><text:s/><text:line-break/><text:line-break/></text:span><text:span text:style-name="T1">張香華特別強調，她跟柏楊一樣，如果真的遭控違反《反滲透法》，並不擔心最後司法判決的結果，她最擔心的是國家機器調查的過程，被指控、被逼問、被懷疑，甚至透過媒體「未審先判、人格謀殺」</text:span><text:span text:style-name="T7"><text:s/><text:line-break/><text:line-break/></text:span><text:span text:style-name="T1">張香華說：「不只是我，許多文化界、藝文界的人都跟我有同樣的憂慮。」</text:span><text:span text:style-name="T7"><text:s/><text:line-break/><text:line-break/></text:span><text:span text:style-name="T1">張香華指出，柏楊生前希望發揚中華文化，所以前總統陳水扁在</text:span><text:span text:style-name="T7">2000</text:span><text:span text:style-name="T1">年</text:span><text:span text:style-name="T7">520</text:span><text:span text:style-name="T1">上任的前一天曾經親口向柏楊保證，不會在任內挑動統獨對立及省籍情結，而陳水扁任內亦未食言，沒想到如今卻在總統蔡英文任內破功。</text:span><text:span text:style-name="T7"><text:s/><text:line-break/><text:line-break/></text:span><text:span text:style-name="T1">張香華認為，所謂的「台灣價值」應該是指台灣民主社會的多元和諧，不分省籍互相尊重、包容，可惜蔡政府卻以「抗中保台」當作藉口，用《反滲透法》來鄙棄中華文化、激化統獨對立，讓從事文化交流的人膽顫心驚。</text:span><text:span text:style-name="T7"><text:s/><text:line-break/><text:line-break/></text:span><text:span text:style-name="T1">張香華說：「《反滲透法》通過後，現在自己已經年紀大了，也沒有錢可以逃離台灣，所以只能苦口婆心地在這邊說說自己的看法，希望有人能聽進去。」</text:span><text:span text:style-name="T7"><text:s/><text:line-break/><text:line-break/></text:span><text:span text:style-name="T1">張香華表示，自己只是一個喜歡寫詩的文化人，和柏楊同樣厭惡、唾棄威權專制；她相信柏楊如果還在世，會跟她一樣挺身而出，希望蔡英文能回頭是岸，否則柏楊必定死不瞑目！</text:span><text:span text:style-name="T7"><text:s/><text:line-break/><text:line-break/><text:line-break/><text:line-break/></text:span><text:span text:style-name="T1">今年</text:span><text:span text:style-name="T7">2020</text:span><text:span text:style-name="T1">年</text:span><text:span text:style-name="T7">3</text:span><text:span text:style-name="T1">月</text:span><text:span text:style-name="T7">7</text:span><text:span text:style-name="T1">日適逢柏楊百年冥誕，張香華對蔡英文提出呼籲，希望她能到綠島看看人權紀念碑，看看上頭柏楊的題字：「在那個時代，有多少母親，為他們囚禁在這個島上的孩子，長夜哭泣。」</text:span></text:p>
      <text:p text:style-name="P7"><text:span text:style-name="T5">陳真</text:span><text:span text:style-name="T1"><text:s/>  |  2020.01.09 16:05   |   </text:span><text:a xlink:type="simple" xlink:href="http://palinfo.habago.org/Entry?Command=Information_PrintForum&amp;#FORUM38388"><text:span text:style-name="T6">#</text:span></text:a></text:p>
      <text:p text:style-name="P9"><text:span text:style-name="T1">卡韓政變</text:span><text:span text:style-name="T7"><text:s/>(230)</text:span><text:span text:style-name="T1">：國產零零漆澳洲蒙難記</text:span><text:span text:style-name="T7"><text:s/><text:line-break/><text:line-break/></text:span><text:span text:style-name="T1">陳真</text:span><text:span text:style-name="T7"><text:s/>2020. 01. 09. <text:line-break/><text:line-break/><text:line-break/></text:span><text:span text:style-name="T1">穎芝，</text:span><text:span text:style-name="T7"><text:s/><text:line-break/><text:line-break/></text:span><text:span text:style-name="T1">謊言有兩種，一種白色，一種黑色。白色是為了保護別人，保護自己，保護大家，黑色則是為了害人。每個人都會說謊，但並不是每個人都會說黑色的謊言。</text:span><text:span text:style-name="T7"><text:s/><text:line-break/><text:line-break/></text:span><text:span text:style-name="T1">當一個人因為某種目的或利益而說謊害人時，我就會從此對這個人失去信任，即便他過去曾經有多大的功勞或說過多少誠實話也一樣，基本信任一旦被摧毀，就永遠摧毀。蔡正元就是一例。</text:span><text:span text:style-name="T7"><text:s/><text:line-break/><text:line-break/></text:span><text:span text:style-name="T1">還記得當初蔡正元幫吳敦義和郭台銘等人一搭一唱如何抹黑韓國瑜私下拿了什麼企業家的四千多萬元的鬼話嗎？韓國瑜的超高民調就是從那時候迅速崩盤，因為一大堆媒體、名嘴及政客全被郭台銘給收買了。前後長達三、四個月的時間，整個黑韓的主力部隊就是郭台銘和傳統國民黨政客聯手使壞，非常卑劣無恥。</text:span><text:span text:style-name="T7"><text:s/><text:line-break/><text:line-break/></text:span><text:span text:style-name="T1">黑完上半場，韓國瑜初選依然大勝，馬上就轉入下半場，換上更凶猛無恥的民進黨，一路黑韓到現在，造謠抹黑，分分秒秒不間斷。</text:span><text:span text:style-name="T7"><text:s/><text:line-break/><text:line-break/></text:span><text:span text:style-name="T1">我沒細看蔡正元這場記者會，只是前前後後跳著看了大約五分鐘。我的想法可以做成幾個結論：</text:span><text:span text:style-name="T7"><text:s/><text:line-break/><text:line-break/>1. </text:span><text:span text:style-name="T1">共諜案當然是假的。那只能騙三歲小孩。這位假共諜完全就是個詐財謀利的慣犯，一個四處招搖撞騙的小騙子。</text:span><text:span text:style-name="T7"><text:s/><text:line-break/><text:line-break/>2. </text:span><text:span text:style-name="T1">當一個人長期依靠詐騙謀利時，基本上他的言論其實就可以直接當成放屁而根本不須理會了，因為你無從知道哪些是真哪些是假，只知道一切目的都只是為了錢。</text:span><text:span text:style-name="T7"><text:s/><text:line-break/><text:line-break/>3. </text:span><text:span text:style-name="T1">我同樣也不相信蔡正元。理由如前所述。當一個人有了黑色謊言的前科時，你就應該從此對他的一切言論都要小心提防。誰知道會不會是為了黑韓所策畫的反間計或反反間計或反反反間計？</text:span><text:span text:style-name="T7"><text:s/><text:line-break/><text:line-break/>4. </text:span><text:span text:style-name="T1">特別是在選舉前夕，我認為，對任何一方的指控都很不道德，因為對方將根本沒有足夠的時間做出澄清或回應。</text:span><text:span text:style-name="T7"><text:s/><text:line-break/><text:line-break/></text:span><text:span text:style-name="T1">民進黨之所以令人厭惡就是他很習慣在選前一刻使出奧步。我不知道蔡正元這些指控</text:span><text:span text:style-name="T7"><text:s/>"</text:span><text:span text:style-name="T1">本身</text:span><text:span text:style-name="T7">" </text:span><text:span text:style-name="T1">算不算奧步，但是，投票前夕做出這類尚未得到確認的各種片面指控，基本上就是奧步不是嗎？民進黨很齷齪，國民黨難道也要學習這一套嗎？</text:span><text:span text:style-name="T7"><text:s/><text:line-break/><text:line-break/></text:span><text:span text:style-name="T1">還是說，這個奧步其實是針對韓國瑜？因為，這只會使韓失分，而非得分；人民會有一種</text:span><text:span text:style-name="T7"><text:s/>"</text:span><text:span text:style-name="T1">你們藍綠這些人都是一丘之貉，心機都很複雜、行事作風都很不光明磊落</text:span><text:span text:style-name="T7">" </text:span><text:span text:style-name="T1">的印象。這對乾乾淨淨、光明磊落的韓國瑜其實是很不利的。</text:span><text:span text:style-name="T7"><text:s/><text:line-break/><text:line-break/>5. </text:span><text:span text:style-name="T1">我不相信蔡正元，因為這裏頭根本沒有什麼救不救人的問題。一個有錢人被指控是間諜共犯，倘若他根本就是王立強無恥騙局的一個無辜受害者，他哪需要人家救？台灣司法再怎麼黑暗，也不至於去構陷一個全然無辜的有錢人。當一個有錢人被賊莫名其妙咬一口時，他一定是心安理得地尋求法律途徑還自己清白，而不是去找蔡正元來救他，又不是在演好萊塢黑幫電影。</text:span><text:span text:style-name="T7"><text:s/><text:line-break/><text:line-break/>6. </text:span><text:span text:style-name="T1">我不知道王立強這個假共諜案背後的政治牽扯有多深，但我相信，它是美、澳之間的一種共謀，而這共謀究竟是製片、導演或編劇？抑或只是剛好遇到一個騙子胡說八道，然後就順水推舟，弄出一齣相當腦殘、有點像荒謬喜劇的黑韓小菜。</text:span><text:span text:style-name="T7"><text:s/><text:line-break/><text:line-break/>7. </text:span><text:span text:style-name="T1">另一方面，我也不相信什麼邱義仁會帶</text:span><text:span text:style-name="T7"><text:s/>"</text:span><text:span text:style-name="T1">一大筆錢</text:span><text:span text:style-name="T7">" </text:span><text:span text:style-name="T1">去收買這樣一個腦殘騙子要他化身為可笑的</text:span><text:span text:style-name="T7">007</text:span><text:span text:style-name="T1">。為什麼呢？道理很簡單。民進黨很壞很壞，但他們一點都不笨，他們不可能主動創造這齣戲；邱義仁更是不可能，因為他是人渣黨裏頭最陰險、頭腦最好的人。他不至於蠢成這樣。況且，民進黨只是美國的一條狗，狗哪來本事自己導戲要主人配合？</text:span><text:span text:style-name="T7"><text:s/><text:line-break/><text:line-break/>8. </text:span><text:span text:style-name="T1">結論也許是這樣：一個小騙子想撈點錢，或是想騙取政治庇護身份，於是就瞎掰一堆好萊塢情報員的笑死人情節。然後，各方勢力便開始藉機渲染與炒作。共同目標只有一個：黑韓。</text:span><text:span text:style-name="T7"><text:s/><text:line-break/><text:line-break/></text:span><text:span text:style-name="T1">學姐過去曾在英國的一個很大的國際難民機構當了好幾年的法律代表，經常聽她講一堆來自世界各國稀奇古怪十分好笑的</text:span><text:span text:style-name="T7"><text:s/>"</text:span><text:span text:style-name="T1">政治受難</text:span><text:span text:style-name="T7">" </text:span><text:span text:style-name="T1">情節。這些難民，往往來自一些政治內部衝突得很厲害的國家或戰亂地區，例如印度或非洲等國。他們為了逃離苦難家園，或是想來到英國尋找更好的生活，往往就只好瞎掰各種受難情節或政治經歷，以便尋求政治庇護。</text:span><text:span text:style-name="T7"><text:s/><text:line-break/><text:line-break/></text:span><text:span text:style-name="T1">我不是說王立強是這樣。他不是。他就是個前科累累的騙子，但他所瞎掰的情報員故事，聽起來一點都不陌生。我願意幫忙潤飾一下，寫個劇本，應該可以拍成一部好萊塢電影，突顯這個可憐的小騙子後面一堆大騙子之卑鄙、可笑與荒唐。</text:span><text:span text:style-name="T7"><text:s/><text:line-break/><text:line-break/>p.s.</text:span><text:span text:style-name="T1">：大家別在這聊天了，等一下不是要在凱道百萬庶民集會嗎？大家還不趕快去？明天是在高雄辦「選前之夜」，一些同學、同事及朋友個個攜家帶眷、扶老攜幼都要去參加，也來邀我，但我正苦惱著如何可能帶著一個相當好動的四歲小韓粉突破重重人潮，前往參加。</text:span><text:span text:style-name="T7">(</text:span><text:span text:style-name="T1">你只要說「韓國瑜」，她就會大喊「凍蒜」。</text:span><text:span text:style-name="T7">) <text:line-break/><text:line-break/>p.p.s.: </text:span><text:span text:style-name="T1">萬康，我去菜市場買菜，人家一般都是叫我「少年仔」。</text:span></text:p>
      <text:p text:style-name="P7"><text:span text:style-name="T1">Akan   |  2020.01.09 13:04   |   </text:span><text:a xlink:type="simple" xlink:href="http://palinfo.habago.org/Entry?Command=Information_PrintForum&amp;#FORUM38387"><text:span text:style-name="T6">#</text:span></text:a></text:p>
      <text:p text:style-name="P8"><text:span text:style-name="T1">關於川普狙殺蘇萊曼尼，楊世光從美國的軍事利益點切入分析，也斷言不會發生如多數媒體說的那麼緊繃。果然，伊朗也是發射幾枚飛彈當煙火了事</text:span><text:span text:style-name="T7">~~</text:span><text:span text:style-name="T1">也許也像民主黨質疑的那樣，不過就是轉移川普被彈劾的焦點，像以前柯林頓性醜聞案的處理方式一樣。若真如此，美國真的再一次視他國人命如無物</text:span><text:span text:style-name="T7">~~(</text:span><text:span text:style-name="T1">影片從</text:span><text:span text:style-name="T7">5:10</text:span><text:span text:style-name="T1">開始談論蘇萊曼尼事件</text:span><text:span text:style-name="T7">) <text:line-break/><text:line-break/></text:span><text:a xlink:type="simple" xlink:href="https://www.youtube.com/watch?v=ByxSldXOyjE"><text:span text:style-name="T8">https://www.youtube.com/watch?v=ByxSldXOyjE</text:span></text:a></text:p>
      <text:p text:style-name="P7"><text:span text:style-name="T5">張萬康</text:span><text:span text:style-name="T1"><text:s/>  |  2020.01.09 12:37   |   </text:span><text:a xlink:type="simple" xlink:href="http://palinfo.habago.org/Entry?Command=Information_PrintForum&amp;#FORUM38386"><text:span text:style-name="T6">#</text:span></text:a></text:p>
      <text:p text:style-name="P8"><text:span text:style-name="T1">書楷兄，你講的可能是「蔡英文後援會」臉書網站的倒戈？夜半有朋友遞給我。在我看起來是假裝被藍營駭客</text:span><text:span text:style-name="T7">po</text:span><text:span text:style-name="T1">的，綠營可以藉此指責藍營滲透。裡面講因為「教小孩同性戀結婚、和大陸對立、經濟搞又不起來」所以投不下去。我想們不用會「大陸」，而且他們這幾天在網路大肆散播藍營、中南部在串連反同動員。事實上是綠粉們自己在動員，用仇恨老人家的方式去凝聚催票。鄉下老一輩不接受同婚的是多，但沒有啥仇恨同志的串連或搞啥有規模的動員，但綠粉故意這樣講。</text:span><text:span text:style-name="T7"><text:s/><text:line-break/></text:span><text:span text:style-name="T1">這幾個月來，我沒遇過一個老人家鄙視、謾罵過青年，至多說搞不懂他們（大嬸大姐們會談兩句）。至於男性韓粉的老大哥、老叔老伯們幾乎都不會談到年輕人如何，只顧熱情陶醉的說韓國瑜有機會、會上會上，或擔憂五五波難講、最後還是可能有奧步。</text:span><text:span text:style-name="T7"><text:s/><text:line-break/></text:span><text:span text:style-name="T1">鼓動青年這樣仇恨、謾罵、猛酸老人家投韓是不恰當的，至少老人家還真沒說他們什麼，不會有那樣沒口德的用詞。</text:span></text:p>
      <text:p text:style-name="P7"><text:span text:style-name="T5">張萬康</text:span><text:span text:style-name="T1"><text:s/>  |  2020.01.09 12:17   |   </text:span><text:a xlink:type="simple" xlink:href="http://palinfo.habago.org/Entry?Command=Information_PrintForum&amp;#FORUM38385"><text:span text:style-name="T6">#</text:span></text:a></text:p>
      <text:p text:style-name="P9"><text:span text:style-name="T1">坊間庶民通常敬稱別人大哥。早餐店會叫帥哥。陳真大哥</text:span><text:span text:style-name="T7">2020.01.08 19:45</text:span><text:span text:style-name="T1">這篇很感人，夜半讀了覺得蕩氣迴腸，醇厚之情，傷逝過去，惜敬眼前，很想留言說謝謝陳真但暫且忍住。我貼到豆瓣網站，上午發現一大陸女生留言說：「陈真这篇太动人了，表白韩国瑜，照出自己的灵魂。」對韓國瑜表白的意思（打趣像談戀愛，重點是最後一句。）</text:span><text:span text:style-name="T7"><text:s/><text:line-break/></text:span><text:span text:style-name="T1">「投給自己」這句教了我，很受用。我覺這句很謙卑。雖然可能與陳真的原意無關。</text:span><text:span text:style-name="T7"><text:s/><text:line-break/><text:line-break/></text:span><text:span text:style-name="T1">陳明通「禽獸說」的那句對做農的小人物們傷害很大。光是這點綠營下台的理由就有夠充分。有些大哥、歐里桑聽了好痛苦。有些大哥、歐里桑知道他故意挑動，聽了不痛苦，是心寒。十多年前有一部談農民的紀錄片「無米樂」，文青、社運圈說看了感動，鄉下人、農民素樸可貴。十多年後農民的顏色變了，結果農民被罵無知。陳明通的嘴臉，農運圈、社運圈、文青卻無視。有些基本道理、基本感情是無關顏色的，但搞了半天他們看的是顏色。可見「無米樂」的崑濱伯如果沒談二二八，可能他們當初對他沒興趣？</text:span><text:span text:style-name="T7"><text:s/><text:line-break/></text:span><text:span text:style-name="T1">我想到另一個庶民，白色恐怖「麻豆案」受難者陳水泉，他們家族也是做農的、做工的。去年</text:span><text:span text:style-name="T7">11</text:span><text:span text:style-name="T1">月下旬在陳明忠過世後不久也走了，</text:span><text:span text:style-name="T7">92</text:span><text:span text:style-name="T1">歲。他坐牢</text:span><text:span text:style-name="T7">33</text:span><text:span text:style-name="T1">年</text:span><text:span text:style-name="T7">7</text:span><text:span text:style-name="T1">個月。他是老革命，但綠營略過他，藍營也不提。他的紀錄片很棒，講話特有味道。滄桑但飄逸的老人家。大家有空看看。</text:span><text:span text:style-name="T7"><text:s/><text:line-break/></text:span><text:a xlink:type="simple" xlink:href="https://www.youtube.com/watch?v=PloEgn64U6c"><text:span text:style-name="T8">https://www.youtube.com/watch?v=PloEgn64U6c</text:span></text:a></text:p>
      <text:p text:style-name="P7"><text:span text:style-name="T5">陳真</text:span><text:span text:style-name="T1"><text:s/>  |  2020.01.09 12:08   |   </text:span><text:a xlink:type="simple" xlink:href="http://palinfo.habago.org/Entry?Command=Information_PrintForum&amp;#FORUM38384"><text:span text:style-name="T6">#</text:span></text:a></text:p>
      <text:p text:style-name="P8"><text:span text:style-name="T1">書楷，</text:span><text:span text:style-name="T7"><text:s/><text:line-break/><text:line-break/></text:span><text:span text:style-name="T1">我覺得，外媒內媒都一樣，沒有任何特殊性可言。台灣很抬舉「外媒」是不對的，因為那毫無意義。我是說，那就像自由時報也有可能出現幾篇韓國瑜的正面報導一樣，毫無意義。它總得「點綴」一下不是嗎？就如同抹黑可怕之處絕不是百分之百的造謠攻擊，而是會故意穿插一些好話或事實，殺傷力會更大。</text:span><text:span text:style-name="T7"><text:s/><text:line-break/><text:line-break/></text:span><text:span text:style-name="T1">我不是說那篇投書就是以這樣一種心態被處理，而是說，每天數以千萬計的訊息，我們哪需要特別去關注其中的一點點點點點點小花邊？它不具有絲毫意義我覺得。</text:span><text:span text:style-name="T7"><text:s/><text:line-break/><text:line-break/></text:span><text:span text:style-name="T1">至於美國暗殺伊朗高層，這也只是反映美國對於殺人一事向來習以為常，加上川普的無厘頭作風，殺就殺了，看不出來任何戰略上的意義與價值，就好像之前突然莫名其妙用什麼「炸彈之母」轟炸阿富汗、轟炸敘利亞一樣，相當無厘頭。</text:span><text:span text:style-name="T7"><text:s/><text:line-break/><text:line-break/></text:span><text:span text:style-name="T1">川普基本上不走軍事路線，但是，暗殺或丟丟飛彈，這是美國總統每天的家庭作業；對他們而言，完全比放煙火還稀鬆平常。煙火一年才放個幾次，但是，丟炸彈或無人機暗殺卻是每一天的日常作業。</text:span><text:span text:style-name="T7"><text:s/><text:line-break/><text:line-break/></text:span><text:span text:style-name="T1">美伊雙方都很怕真的幹起來。他們現在應該是忙著在協商看要怎麼偷偷善後吧。這事除非擦槍走火，否則應該就沒事了。我是這麼看啦。美國不可能笨到真的和伊朗打，因為那意味著中美爭霸戰提前結束，中國獲勝。</text:span></text:p>
      <text:p text:style-name="P7"><text:span text:style-name="T5">陳真</text:span><text:span text:style-name="T1"><text:s/>  |  2020.01.09 11:49   |   </text:span><text:a xlink:type="simple" xlink:href="http://palinfo.habago.org/Entry?Command=Information_PrintForum&amp;#FORUM38383"><text:span text:style-name="T6">#</text:span></text:a></text:p>
      <text:p text:style-name="P9"><text:span text:style-name="T1">卡韓政變</text:span><text:span text:style-name="T7"><text:s/>(229)</text:span><text:span text:style-name="T1">：人品是一切的一切</text:span><text:span text:style-name="T7"><text:s/><text:line-break/><text:line-break/></text:span><text:span text:style-name="T1">陳真</text:span><text:span text:style-name="T7"><text:s/>2020. 01. 09. <text:line-break/><text:line-break/><text:line-break/></text:span><text:span text:style-name="T1">民進黨早已不是一個黨，而是一個貪污犯罪集團，就跟市面上那些詐騙集團沒兩樣，每天想的就是動用各種骯髒手段奪權撈錢，大貪特貪；方法之一就是控制媒體與網路，以鉅額公帑豢養大量網軍，無時無刻抹黑造謠，這就是這個政治犯罪集團的生活日常。如果你沒法掌握這點本質，如果你以為台灣的選舉只是一種見仁見智的選擇，那你若非裝蒜，就是無知，偏離了基本事實。</text:span><text:span text:style-name="T7"><text:s/><text:line-break/><text:line-break/></text:span><text:span text:style-name="T1">這筆帳，其實還是應該算在人民自己頭上。為什麼呢？因為任何一個社會都必然會有各種歹徒騙子的存在，哪怕騙個幾十塊錢也好，更不用說涉及數兆金額與數十萬個職位之政治權力。因此，在政治上，歹徒罪犯的存在並不稀奇，稀奇的是人們對於卑劣行為居然完全無感；不但無感，不以為忤，甚至可能還覺得很棒很有趣。特別是年輕一代，別說什麼正義感或理想之匱乏，甚至連最基本的是非道德感似乎都不當一回事。</text:span><text:span text:style-name="T7"><text:s/><text:line-break/><text:line-break/></text:span><text:span text:style-name="T1">對於任何一個具有正常心智與正常道德感的人來說，任何一個黨，如果墮落到這種程度，怎麼可能還會支持他們呢？難道你會支持市面上各種詐騙集團，好崇拜他們？覺得他們好棒？只因為他們每天高喊什麼捍衛主權？推廣民主自由？清廉勤政愛鄉土？犧牲奉獻愛台灣？</text:span><text:span text:style-name="T7">   <text:line-break/><text:line-break/></text:span><text:span text:style-name="T1">報載，韓國瑜這兩天在臉書發文感嘆：</text:span><text:span text:style-name="T7"><text:s/><text:line-break/><text:line-break/></text:span><text:span text:style-name="T1">「今天我們清楚地看到由民進黨新潮流派系的新文化青年工作隊，教導那些</text:span><text:span text:style-name="T7">1450</text:span><text:span text:style-name="T1">可以用反串的方式打出非常不理性的留言假裝自己是韓粉！接著，他們再用力譴責這些假留言，帶出『韓粉不理性』的風向，以一擋百汙衊我們的支持者！」</text:span><text:span text:style-name="T7"><text:s/><text:line-break/><text:line-break/></text:span><text:span text:style-name="T1">韓國瑜請大家仔細思考一下：這個黨，「這樣的一種教唆惡意抹黑真的是公平合理嗎？年輕人你們不應該憤怒嗎？有一群人這樣有組織、有計畫地想操控你們的心智，你們不害怕嗎？」</text:span><text:span text:style-name="T7"><text:s/><text:line-break/><text:line-break/></text:span><text:span text:style-name="T1">這裏有一些圖片，不妨看看：</text:span><text:span text:style-name="T7"><text:s/><text:line-break/><text:line-break/>https://bit.ly/35w7dxy <text:line-break/><text:line-break/></text:span><text:span text:style-name="T1">不過，這些都只能算是小兒科，算是一種形象的醜化，讓人對韓產生惡感或不信任感。但是，更可怕的不是醜化，而是空穴來風，無中生有。</text:span><text:span text:style-name="T7">   <text:line-break/><text:line-break/></text:span><text:span text:style-name="T1">這樣一種全面性的造謠抹黑文化不是今天才有的現象，而是存在至少</text:span><text:span text:style-name="T7">20</text:span><text:span text:style-name="T1">年！方式千變萬化，極盡卑劣之能事。舉個例，人渣黨抹黑的無數方式之一就是「冒充栽贓」、「自我引用」與「大量散發」三部曲。</text:span><text:span text:style-name="T7"><text:s/><text:line-break/><text:line-break/></text:span><text:span text:style-name="T1">比方說，冒充是陳真，故意寫些鳥話或做些醜陋的事，或是先由某人匿名散播謠言，做出指控，然後再冒充陳真做出回應，等於是自己回應自己，回應得彷彿真有其事似的，然後再換另一個名字留言，指責這個由他自己所假扮的「陳真」怎麼可以這樣呢？太可惡了！然後再換另外也許一百個不同的名字留言，對此一「事件」，「紛紛」加以評論、渲染、擴散。</text:span><text:span text:style-name="T7"><text:s/><text:line-break/><text:line-break/></text:span><text:span text:style-name="T1">這一百個名字，也許同一人，也許同樣幾個人，交叉使用，並且四處留言、張貼或是轉寄、轉寄再轉寄。</text:span><text:span text:style-name="T7"><text:s/><text:line-break/><text:line-break/></text:span><text:span text:style-name="T1">有時會假裝對「陳真」的「惡行」，表現得義憤填膺，然後再換第二個名字留言或轉寄，假裝扮演和事佬，假裝說「陳真」只是一時犯錯啦，沒關係啦，然後再換第三個名字留言，進一步指控「陳真」其實早已不是第一次如何如何為非作歹，然後再換第四個名字留言，進一步造謠，瞎掰另一套故事，講得繪聲繪影，然後再換第五個名字</text:span><text:span text:style-name="T7">...</text:span><text:span text:style-name="T1">一直這樣下去。就這樣到處留言、轉寄轉寄再轉寄，寄給我這個「真的」陳真的同學或同事或學界或醫界的網站、論壇或</text:span><text:span text:style-name="T7">EMAIL</text:span><text:span text:style-name="T1">群組或系所信箱及討論群等等等等等。</text:span><text:span text:style-name="T7"><text:s/><text:line-break/><text:line-break/></text:span><text:span text:style-name="T1">這時候，如果你是我，你會如何？只能忍受一切、任其誣衊不是嗎？公眾人物很容易可以為自己澄清，但非公眾人物則只能抱著像「耶穌被釘上十字架」那樣一種情懷來面對。</text:span><text:span text:style-name="T7"><text:s/><text:line-break/><text:line-break/></text:span><text:span text:style-name="T1">耶穌是什麼樣的情懷呢？連耶穌也受不了這樣的痛苦，於是他祈求天父說：如果可以的話，請移除苦杯；但若這是祢的旨意，那就請祢拿我當器皿，讓祢的旨意遍行天下吧！有一天，當我們死的時候，我們要活在那永遠的世界。</text:span><text:span text:style-name="T7"><text:s/><text:line-break/><text:line-break/></text:span><text:span text:style-name="T1">我差不多已經將近</text:span><text:span text:style-name="T7">18</text:span><text:span text:style-name="T1">年不曾再去任何網站留言</text:span><text:span text:style-name="T7"><text:s/>(</text:span><text:span text:style-name="T1">當然也不會去看。我每天只看巴勒網</text:span><text:span text:style-name="T7">)</text:span><text:span text:style-name="T1">，因為網路世界實在太骯髒太卑鄙，不是正常人所能想像與應付。因此，我向來只會在巴勒網講話，因為這個地方由我管理，肯定是全台灣最乾淨、最有言論自由的一個地方了。</text:span><text:span text:style-name="T7"><text:s/><text:line-break/><text:line-break/></text:span><text:span text:style-name="T1">人渣黨之擅於造謠抹黑，由來已久，有了網路之後，更是如蛆添翼，十分可怕。</text:span><text:span text:style-name="T7"><text:s/><text:line-break/><text:line-break/></text:span><text:span text:style-name="T1">我想說的一個觀念是：人品是一切的一切。沒有人品，什麼都不是。政治人物更是如此。結婚交友也一樣，看對象要看什麼？看對方的人品就夠了，其他都不重要。</text:span><text:span text:style-name="T7"><text:s/><text:line-break/><text:line-break/></text:span><text:span text:style-name="T1">投票也沒什麼訣竅，有人說要看候選人的什麼政見，那個全是傻話，政見誰都會講不是嗎？惟有真心，才可能有所作為。投票最重要的當然還是要看人品。有了人品，再來說其他。若是人渣，管他什麼顏色的人渣，依舊是人渣。</text:span><text:span text:style-name="T7"><text:s/><text:line-break/><text:line-break/></text:span><text:span text:style-name="T1">韓國瑜說得對，「使用骯髒手段從事選舉者，目的只有一個，就是撈錢；越是骯髒，越是大撈特撈。」</text:span><text:span text:style-name="T7"><text:s/><text:line-break/><text:line-break/></text:span><text:span text:style-name="T1">人渣黨就是這樣一個黨，毫無基本品格可言。我常覺得很納悶，人渣黨的支持者不是將近一千萬人嗎？為何我從未見過一個足以說出一點道理的人，一個！只要一個就夠了，站出來！大大方方說說你某某人為何會支持這樣一個「黨」。理由究竟是什麼？</text:span><text:span text:style-name="T7"><text:s/><text:line-break/><text:line-break/></text:span><text:span text:style-name="T1">選舉跟結婚交友看對象的原理差不多。你要會「看」，看出一個人的內在本性與外在屬性。</text:span><text:span text:style-name="T7"><text:s/><text:line-break/><text:line-break/></text:span><text:span text:style-name="T1">底下有兩段視頻，我覺得很傳神，大家不妨比較「看看」，看你看了之後有何感覺。不管是魔鬼或天使，其實都是「藏在細節中」。一個人是什麼樣的人，我覺得一眼就能看得出來。你看得出來嗎？</text:span><text:span text:style-name="T7"><text:s/><text:line-break/><text:line-break/>1</text:span><text:span text:style-name="T1">分到</text:span><text:span text:style-name="T7">1</text:span><text:span text:style-name="T1">分</text:span><text:span text:style-name="T7">53</text:span><text:span text:style-name="T1">秒：</text:span><text:span text:style-name="T7"><text:s/><text:line-break/><text:line-break/>https://bit.ly/35zwVkW <text:line-break/><text:line-break/>4:33-5:13 (</text:span><text:span text:style-name="T1">特別是</text:span><text:span text:style-name="T7">4:50 </text:span><text:span text:style-name="T1">到</text:span><text:span text:style-name="T7">5:13</text:span><text:span text:style-name="T1">更是精華</text:span><text:span text:style-name="T7">)</text:span><text:span text:style-name="T1">：</text:span><text:span text:style-name="T7"><text:s/><text:line-break/><text:line-break/>https://bit.ly/36EBRq2 <text:line-break/><text:line-break/></text:span><text:span text:style-name="T1">以下是韓國瑜昨天的專訪，我也覺得值得一看：</text:span><text:span text:style-name="T7"><text:s/><text:line-break/><text:line-break/>https://bit.ly/303O6K5 <text:line-break/><text:line-break/>=================== <text:line-break/><text:line-break/></text:span><text:span text:style-name="T1">藍控拿公帑吸收學生當打手！點名謝長廷</text:span><text:span text:style-name="T7"><text:s/></text:span><text:span text:style-name="T1">培訓假韓粉</text:span><text:span text:style-name="T7"><text:s/><text:line-break/><text:line-break/></text:span><text:span text:style-name="T1">中國時報</text:span><text:span text:style-name="T7"><text:s/>/  2020</text:span><text:span text:style-name="T1">年</text:span><text:span text:style-name="T7">1</text:span><text:span text:style-name="T1">月</text:span><text:span text:style-name="T7">7</text:span><text:span text:style-name="T1">日</text:span><text:span text:style-name="T7"><text:s/><text:line-break/><text:line-break/></text:span><text:span text:style-name="T1">韓國瑜競辦</text:span><text:span text:style-name="T7">6</text:span><text:span text:style-name="T1">日召開「抓到了！網軍操作假韓粉」記者會，總發言人王淺秋拿出證據，指控新文化基金會培養網軍，並有完整教戰守則。（王英豪攝）</text:span><text:span text:style-name="T7"><text:s/><text:line-break/><text:line-break/></text:span><text:span text:style-name="T1">又抓到了！韓國瑜競辦發言人王淺秋、國民黨高雄市議員陳美雅昨日踢爆，隸屬駐日代表謝長廷的新文化基金會，「假文化之名，吸收政府預算，行政治打手之實」，以公部門預算訓練網軍，培養「楊蕙如們」，反串韓粉攻擊政敵。</text:span><text:span text:style-name="T7"><text:s/><text:line-break/><text:line-break/></text:span><text:span text:style-name="T1">辦研習營</text:span><text:span text:style-name="T7"><text:s/></text:span><text:span text:style-name="T1">授反串</text:span><text:span text:style-name="T7">6</text:span><text:span text:style-name="T1">招攻擊韓</text:span><text:span text:style-name="T7"><text:s/><text:line-break/><text:line-break/></text:span><text:span text:style-name="T1">謝長廷於</text:span><text:span text:style-name="T7">1992</text:span><text:span text:style-name="T1">年成立新文化基金會，現仍為該基金會創辦人。新文化基金會每年為大專學生舉辦研習營，趙天麟、阮昭雄、張嘉玲、林鶴明、李厚慶、王閔生等皆出身於新文化。每年的講師都是民進黨人士，包括行政院副院長陳其邁、民進黨祕書長羅文嘉及綠營立委、泛綠名嘴等。</text:span><text:span text:style-name="T7"><text:s/><text:line-break/><text:line-break/></text:span><text:span text:style-name="T1">王淺秋表示，新文化青年工作隊竟授課「教你假韓粉」，傳授</text:span><text:span text:style-name="T7">6</text:span><text:span text:style-name="T1">招如何反串韓粉去留言。臉書專頁上，並有多張惡意修圖攻擊韓國瑜的照片，例如「吳韓會懶人包」、「天啊他好會吹阿韓粉們」等猥褻照片、文字，以及宣傳民進黨和批評政敵的圖片。</text:span><text:span text:style-name="T7"><text:s/><text:line-break/><text:line-break/></text:span><text:span text:style-name="T1">王淺秋說，新文化青年工作隊所舉辦的營隊，每屆都在洗腦學生，教他們怎麼反串做網軍，該基金會向各界申請補助，包括文化部</text:span><text:span text:style-name="T7">5</text:span><text:span text:style-name="T1">萬、青發署</text:span><text:span text:style-name="T7">2</text:span><text:span text:style-name="T1">萬、食藥署</text:span><text:span text:style-name="T7">1</text:span><text:span text:style-name="T1">萬、環保署</text:span><text:span text:style-name="T7">10</text:span><text:span text:style-name="T1">萬、台灣民主基金會</text:span><text:span text:style-name="T7">10</text:span><text:span text:style-name="T1">萬、台北悠遊卡公司</text:span><text:span text:style-name="T7">10</text:span><text:span text:style-name="T1">萬、合庫</text:span><text:span text:style-name="T7">10</text:span><text:span text:style-name="T1">萬、葉菊蘭的觀光協會</text:span><text:span text:style-name="T7">10</text:span><text:span text:style-name="T1">萬等，每年補助總額大概是</text:span><text:span text:style-name="T7">119</text:span><text:span text:style-name="T1">萬，申請來給學生們當工讀金，要他們反串韓粉上網貼文，做些說謊假造的詐騙行為。</text:span></text:p>
      <text:p text:style-name="P7"><text:span text:style-name="T5">林書楷</text:span><text:span text:style-name="T1"><text:s/>  |  2020.01.09 11:36   |   </text:span><text:a xlink:type="simple" xlink:href="http://palinfo.habago.org/Entry?Command=Information_PrintForum&amp;#FORUM38382"><text:span text:style-name="T6">#</text:span></text:a></text:p>
      <text:p text:style-name="P8"><text:span text:style-name="T1">看到當下的反應是，不會放棄蔡英文了吧？怎麼一反之前讚頌的常態。後來發現有人說這位</text:span><text:span text:style-name="T7">Kent Wang</text:span><text:span text:style-name="T1">是國民黨智庫的寫手，投書國家利益。綠營現在很用力地在打這篇新聞，說國民黨造謠外媒不支持蔡英文⋯⋯。</text:span><text:span text:style-name="T7"><text:s/><text:line-break/><text:line-break/></text:span><text:span text:style-name="T1">臉書昨天有菜粉專頁倒戈，我想這回是不是台灣能有機會在韓國瑜的旋風下撥亂反正。尤其美國佬最近暗殺了伊朗的政要，難不成真的那麼有信心兩線作戰？</text:span></text:p>
      <text:p text:style-name="P7"><text:span text:style-name="T5">謝穎芝</text:span><text:span text:style-name="T1"><text:s/>  |  2020.01.09 09:56   |   </text:span><text:a xlink:type="simple" xlink:href="http://palinfo.habago.org/Entry?Command=Information_PrintForum&amp;#FORUM38381"><text:span text:style-name="T6">#</text:span></text:a></text:p>
      <text:p text:style-name="P9"><text:span text:style-name="T1">主導假共諜案的幕後藏鏡人浮出檯面上了！</text:span><text:span text:style-name="T7"><text:s/><text:line-break/><text:line-break/></text:span><text:span text:style-name="T1">國民黨召開「抓到了！民進黨介入王立強假共諜案？」記者會，由副秘書長蔡正元主持，現場並有錄音內容原音重現。</text:span><text:span text:style-name="T7">https://reurl.cc/0zqLQK </text:span></text:p>
      <text:p text:style-name="P7"><text:span text:style-name="T5">陳真</text:span><text:span text:style-name="T1"><text:s/>  |  2020.01.08 19:45   |   </text:span><text:a xlink:type="simple" xlink:href="http://palinfo.habago.org/Entry?Command=Information_PrintForum&amp;iPage=1#FORUM38380"><text:span text:style-name="T4">#</text:span></text:a></text:p>
      <text:p text:style-name="P8"><text:span text:style-name="T1">卡韓政變</text:span><text:span text:style-name="T7"><text:s/>(228)</text:span><text:span text:style-name="T1">：投給自己</text:span><text:span text:style-name="T7"><text:line-break/><text:line-break/></text:span><text:span text:style-name="T1">陳真</text:span><text:span text:style-name="T7"><text:s/>2020. 01. 08. <text:line-break/><text:line-break/><text:line-break/></text:span><text:span text:style-name="T1">剪貼我自己的幾篇舊文節錄，還有一篇是今天的聯合報社論，裏頭有句話這麼說：「對照廿年前後的朝野變化：民進黨如今因集大權於一身，所以能一次動用一、二千台遊覽車運送群眾前往造勢會場；反觀黨產被凍結的國民黨，無力雇遊覽車動員，韓國瑜卻能喚起動輒數十萬人主動集結，宛如早年黨外時代的群眾盛況。藍綠的變身景象，耐人尋味。」</text:span><text:span text:style-name="T7"><text:line-break/><text:line-break/></text:span><text:span text:style-name="T1">我們應當明白：投票從來都不是投給誰，而是投給自己，投給生活，投給一種希望，投給一種關乎善惡美醜的好惡與判斷；讓政治變成我們的生活，我們的前途依靠，而不是他們的權位掠奪與金錢遊戲。</text:span><text:span text:style-name="T7"><text:line-break/><text:line-break/></text:span><text:span text:style-name="T1">在我自己的評價裏，</text:span><text:span text:style-name="T7">"</text:span><text:span text:style-name="T1">黨外</text:span><text:span text:style-name="T7">" </text:span><text:span text:style-name="T1">已經消失整整</text:span><text:span text:style-name="T7">30</text:span><text:span text:style-name="T1">年，打從</text:span><text:span text:style-name="T7">1990</text:span><text:span text:style-name="T1">年開始，政治就開始遭到卑鄙的利用與剽竊，成為政客及其走狗文人的斂財奪權工具；直到</text:span><text:span text:style-name="T7">30</text:span><text:span text:style-name="T1">年後的今天，</text:span><text:span text:style-name="T7">"</text:span><text:span text:style-name="T1">黨外</text:span><text:span text:style-name="T7">" </text:span><text:span text:style-name="T1">似乎才又捲土重來。</text:span><text:span text:style-name="T7"><text:line-break/><text:line-break/>====================<text:line-break/><text:line-break/></text:span><text:span text:style-name="T1">卡韓政變</text:span><text:span text:style-name="T7"><text:s/>(79)</text:span><text:span text:style-name="T1">：</text:span><text:span text:style-name="T7"><text:s/></text:span><text:span text:style-name="T1">二次黨外</text:span><text:span text:style-name="T7"><text:line-break/><text:line-break/></text:span><text:span text:style-name="T1">陳真</text:span><text:span text:style-name="T7"><text:s/>2019. 06. 11.<text:line-break/><text:line-break/></text:span><text:span text:style-name="T1">一個人的語言、神情、氣質與態度，不是穿在身上的衣服，而是一種皮膚、血肉，一種屬於某個生命的氣味。因此，一個人如何，他的言語必如何，就算你硬要模彷硬要裝，也模彷不來。虎有虎的味道，狗有狗的氣息，語言不同，生活不同，品味不同，食物不同，因此無須模彷，因為畫虎根本不會成，只會反類犬。</text:span><text:span text:style-name="T7"><text:line-break/><text:line-break/></text:span><text:span text:style-name="T1">狼披上一張羊皮，並不會因此就變成一頭羊；牠的語言、品味及一切種種，都會毫無保留地透露牠的真實生命。因此，我們最好就乖乖做自己，是什麼物種，就做那物種的事，不要模彷，不要假裝，因為你不可能撐得起一種跟你不同的</text:span><text:span text:style-name="T7"><text:s/>"</text:span><text:span text:style-name="T1">語言</text:span><text:span text:style-name="T7">" </text:span><text:span text:style-name="T1">與氣質。</text:span><text:span text:style-name="T7"><text:line-break/><text:line-break/></text:span><text:span text:style-name="T1">很多政客，一如郭台銘及柯文哲，不管怎麼模彷或裝蒜，假憨厚，假親民，假樸素，假單純，假裝有理想，假裝關心弱勢，假裝關心這個關心那個，全屬詐欺，只會讓人感到更加噁心與厭惡。因為他們明明就根本不是那樣的人，越裝只會讓人越反感。</text:span><text:span text:style-name="T7"><text:line-break/><text:line-break/></text:span><text:span text:style-name="T1">韓國瑜之所以能打動人心，就是因為他不造作、不假裝，他講他心裏的話，自然就能動人。即便他成為過街老鼠，我還是一樣仰慕這樣一個人，因為我清楚知道他言語由衷，充滿情感厚度與思想深度；而且，他是懂我的。</text:span><text:span text:style-name="T7">"</text:span><text:span text:style-name="T1">我</text:span><text:span text:style-name="T7">" </text:span><text:span text:style-name="T1">是誰呢？我就是一般人，普通人，日夜操勞，生活艱辛。而那樣一種理解上的深度與情感厚度，也許就來自於他本質上也就是那樣一個人。</text:span><text:span text:style-name="T7"><text:line-break/><text:line-break/></text:span><text:span text:style-name="T1">不管順逆，人不會變，但好人總會在順逆之中學會推己及人，形成理解之心與思想深度。如果韓國瑜是草包，那麼，草包肯定就是一種讚詞。沈從文總說自己是鄉下人。鄉下人是什麼？就是菁英們口中的土包子。沈從文說，</text:span><text:span text:style-name="T7">"</text:span><text:span text:style-name="T1">都會男女總是長得一個樣，鄉下人卻各有樣貌</text:span><text:span text:style-name="T7">"</text:span><text:span text:style-name="T1">。土包子缺乏修飾，但他的生命經驗並不輕薄。</text:span><text:span text:style-name="T7"><text:line-break/><text:line-break/></text:span><text:span text:style-name="T1">我看過高山，飄過大海，越過坎坷山谷，走過千萬里路，讀過萬卷書，曾經三餐不繼，曾經一擲千金，到頭來我發現，自己身上鄉下人的氣質始終揮之不去。一個人之所以會喜歡另一個人，總是有著某種說不上來的原因。</text:span><text:span text:style-name="T7"><text:line-break/><text:line-break/></text:span><text:span text:style-name="T1">杜斯妥也夫斯基自己也是土包子，因此從小對土包子、對苦人特別懷有感情。在</text:span><text:span text:style-name="T7"><text:s/>"Winter Notes on Summer Impressions" </text:span><text:span text:style-name="T1">中他曾感嘆，那些</text:span><text:span text:style-name="T7"><text:s/>"</text:span><text:span text:style-name="T1">歐化</text:span><text:span text:style-name="T7">" </text:span><text:span text:style-name="T1">的俄國菁英們和土包子之間卻有著一種</text:span><text:span text:style-name="T7"><text:s/>"</text:span><text:span text:style-name="T1">斷裂</text:span><text:span text:style-name="T7">"</text:span><text:span text:style-name="T1">；這道裂痕如此之深，</text:span><text:span text:style-name="T7"><text:s/>"</text:span><text:span text:style-name="T1">菁英對於普通人及其生存法則，充滿前所未見的極度傲慢與蔑視</text:span><text:span text:style-name="T7">"</text:span><text:span text:style-name="T1">，以致於種種理想到頭來只是一場空。</text:span><text:span text:style-name="T7"><text:line-break/><text:line-break/></text:span><text:span text:style-name="T1">韓流，無疑就是土包子的集結歸隊，如此熟悉，宛如昨日。某個意義上來說，它其實就是二次黨外。第一次失敗了，被一群擅於表演的綠色生物割了舌頭，剽竊了話語，造就一群貪得無饜的豺狼虎豹。第二次會不會成功我不知道，但我相信它不會消失。沒有人能消滅土包子，因為土包子才是一切社會、每一塊土地的主人。有一天，我們會奪回自己的話語，掌握做為主人應有的權柄。</text:span><text:span text:style-name="T7"><text:line-break/><text:line-break/>==================<text:line-break/><text:line-break/></text:span><text:span text:style-name="T1">卡韓政變</text:span><text:span text:style-name="T7"><text:s/>(92)</text:span><text:span text:style-name="T1">：歷史竟如此相似</text:span><text:span text:style-name="T7"><text:s/>(</text:span><text:span text:style-name="T1">節錄</text:span><text:span text:style-name="T7">)<text:line-break/><text:line-break/></text:span><text:span text:style-name="T1">陳真</text:span><text:span text:style-name="T7"><text:s/>2019. 06. 23.<text:line-break/><text:line-break/><text:line-break/></text:span><text:span text:style-name="T1">國民黨也有好人，例如胡志強。他說，</text:span><text:span text:style-name="T7">"</text:span><text:span text:style-name="T1">韓國瑜的造勢活動，都是民眾自動自發，來自民間的力量，不是靠人為操作發動，這是台灣政治上從來沒有的現象。</text:span><text:span text:style-name="T7">"<text:line-break/><text:line-break/></text:span><text:span text:style-name="T1">這話其實只講對前半段。韓流來自民間，不是政治動員，但它並非空前，並非政治上前所未見。事實上，黨外時期的群眾集會就是這樣，動輒人山人海，根本不須動員。</text:span><text:span text:style-name="T7"><text:line-break/><text:line-break/></text:span><text:span text:style-name="T1">比方說大約</text:span><text:span text:style-name="T7"><text:s/>1988 </text:span><text:span text:style-name="T1">年左右，我只是一個大學生，曾在高雄勞工公園，一毛錢也沒花，就只是借來麥克風和擴音器，舉辦了一場要求國會全面改選的群眾聚會</text:span><text:span text:style-name="T7"><text:s/>(</text:span><text:span text:style-name="T1">那應該是台灣的大學生在在解嚴前後所舉辦的唯二兩場群眾運動，另一場也是我辦的，關於兒童福利遊行</text:span><text:span text:style-name="T7">)</text:span><text:span text:style-name="T1">，事前短短兩天的公告，現場竟然來了三千多人。記得隔天報上標題寫著</text:span><text:span text:style-name="T7"><text:s/>"</text:span><text:span text:style-name="T1">三千群眾，如癡如醉</text:span><text:span text:style-name="T7">"</text:span><text:span text:style-name="T1">。</text:span><text:span text:style-name="T7"><text:line-break/><text:line-break/>(</text:span><text:span text:style-name="T1">順便插播一下：我還記得那一天，台北來了十幾名嘴裏叼著洋煙、講話流裏流氣、裝模作樣、滿口理想與理論的學生，自稱是</text:span><text:span text:style-name="T7"><text:s/>"</text:span><text:span text:style-name="T1">搞學運的</text:span><text:span text:style-name="T7">"</text:span><text:span text:style-name="T1">，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text:span text:style-name="T7">)<text:line-break/><text:line-break/></text:span><text:span text:style-name="T1">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text:span text:style-name="T7"><text:line-break/><text:line-break/></text:span><text:span text:style-name="T1">後來，這種自發性的民間力量慢慢冷卻了，消失了，也就是說</text:span><text:span text:style-name="T7"><text:s/>"</text:span><text:span text:style-name="T1">黨外</text:span><text:span text:style-name="T7">" </text:span><text:span text:style-name="T1">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text:span text:style-name="T7"><text:line-break/><text:line-break/></text:span><text:span text:style-name="T1">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text:span><text:span text:style-name="T7"><text:s/>"</text:span><text:span text:style-name="T1">自己</text:span><text:span text:style-name="T7">" </text:span><text:span text:style-name="T1">的候選人，想把政治變成</text:span><text:span text:style-name="T7"><text:s/>"</text:span><text:span text:style-name="T1">我也理當有一份</text:span><text:span text:style-name="T7">" </text:span><text:span text:style-name="T1">的眾人志業，而不再只是權貴菁英們的個人閉門遊戲。</text:span><text:span text:style-name="T7">(</text:span><text:span text:style-name="T1">餘略</text:span><text:span text:style-name="T7">)<text:line-break/><text:line-break/>=================<text:line-break/><text:line-break/></text:span><text:span text:style-name="T1">卡韓政變</text:span><text:span text:style-name="T7"><text:s/>(194)</text:span><text:span text:style-name="T1">：衝組不死，庶民長存</text:span><text:span text:style-name="T7"><text:s/>(</text:span><text:span text:style-name="T1">節錄</text:span><text:span text:style-name="T7">)<text:line-break/><text:line-break/></text:span><text:span text:style-name="T1">陳真</text:span><text:span text:style-name="T7"><text:s/>2019.11.13.<text:line-break/><text:line-break/><text:line-break/></text:span><text:span text:style-name="T1">「衝組」就是類似現在的韓粉，韓家軍，差別只是在於過去的衝組通常就是街頭上被打被抓、但平常在媒體上同樣是不斷被抹黑被羞辱被嘲弄與醜化的對象，但他們依舊奮不顧身，故謂之「衝組」。</text:span><text:span text:style-name="T7"><text:line-break/><text:line-break/></text:span><text:span text:style-name="T1">我的黨外夥伴們幾乎都是衝組，愛恨分明，充滿熱情，但也因此很容易被政客所操弄及利用。我們負責衝撞，負責受傷，負責前途不保，負責家破人亡，而人渣政客們則是負責收割，負責撈錢，負責吃香喝辣，負責環肥燕瘦夜夜笙歌，負責爭權位搶資源。</text:span><text:span text:style-name="T7">(</text:span><text:span text:style-name="T1">中略</text:span><text:span text:style-name="T7">)<text:line-break/><text:line-break/></text:span><text:span text:style-name="T1">這樣一種草根力量，依我看，恐怕才是影響島內政治走向的一個主要力量</text:span><text:span text:style-name="T7"><text:s/>(</text:span><text:span text:style-name="T1">外部力量當然還是美國說了算</text:span><text:span text:style-name="T7">)</text:span><text:span text:style-name="T1">，畢竟引領政治的，不會是政治權位本身，而是它背後的力量與堅持、價值與思維。</text:span><text:span text:style-name="T7"><text:line-break/><text:line-break/></text:span><text:span text:style-name="T1">它的頭一次集結就是所謂「黨外」，反貪腐，反酬庸，反分贓，反東廠，反軍購，反權貴，反剝削，要求社會安全與福利，要求重視弱勢群體，重視人民的實質生活、尊嚴與自由。也正因為如此，衝組的主體當然就是農漁工，因為他們往往是不良政治的第一線犧牲者。</text:span><text:span text:style-name="T7"><text:line-break/><text:line-break/></text:span><text:span text:style-name="T1">這回是第二次集結，我稱它是二次黨外是有點道理的，只是說來話長。</text:span><text:span text:style-name="T7"><text:line-break/><text:line-break/></text:span><text:span text:style-name="T1">我不認為它會消失，即便韓國瑜落選，它也不會消失。為什麼呢？因為人永遠都不可能放棄那最基本的希望。個人有可能絕望，但群體不會，因為人們所要求的，並不是什麼高遠抽象的特殊理念或理想，而僅僅只是要求政治之所以值得存在的基本功能。一旦這些基本要求遭到背叛，人民就會再度集結；其中較為熱情投入者，就是過去所謂的衝組。</text:span><text:span text:style-name="T7"><text:line-break/><text:line-break/></text:span><text:span text:style-name="T1">正面</text:span><text:span text:style-name="T7"><text:s/>(positive) </text:span><text:span text:style-name="T1">陳述不好說清楚一個東西的意義，但是負面陳述卻很容易反駁。簡單說我想說的：</text:span><text:span text:style-name="T7"><text:line-break/><text:line-break/></text:span><text:span text:style-name="T1">矮化、醜化或鄙視、敵視這股力量是很荒唐、扭曲且外行的。菁英們往往很喜歡用所謂「魯蛇」</text:span><text:span text:style-name="T7">(</text:span><text:span text:style-name="T1">類似草包</text:span><text:span text:style-name="T7">) </text:span><text:span text:style-name="T1">去理解與評價這樣一些人事物，彷彿他們是一種需要「憐憫與關注」的什麼「失敗者」，彷彿大家投入政治就得撈上一點功名權位才具有政治意義、才算是個「成功者」似的。這樣一種理解方式真是非常詭異、扭曲、病態且低俗，那就好像說甘地及其不合作運動是魯蛇一樣荒唐。</text:span><text:span text:style-name="T7"><text:line-break/><text:line-break/></text:span><text:span text:style-name="T1">我的意思是說：它所成就的不是一些個人職位，而是整個政治的走向、內涵與堅持。往後不管怎麼改朝換代，不管兩岸分合，它都不會消失。一時的壓抑與操弄有可能，但它始終長存。我很不想用所謂「民意」這類充滿特定政治意涵的空洞辭彙，也許你可以說它是一種民心，而「衝組」或當今所謂「庶民」，就是這股力量的主體。</text:span><text:span text:style-name="T7"><text:line-break/><text:line-break/></text:span><text:span text:style-name="T1">對岸共產黨之所以深得民心，恰恰就是因為他履行了政治之所以值得存在的基本承諾。</text:span><text:span text:style-name="T7"><text:line-break/><text:line-break/>==================<text:line-break/><text:line-break/></text:span><text:span text:style-name="T1">運將講評：廿年前國民黨，今日民進黨</text:span><text:span text:style-name="T7"><text:line-break/><text:line-break/><text:line-break/></text:span><text:span text:style-name="T1">聯合報</text:span><text:span text:style-name="T7"><text:s/></text:span><text:span text:style-name="T1">社論</text:span><text:span text:style-name="T7"><text:line-break/><text:line-break/>2020</text:span><text:span text:style-name="T1">年</text:span><text:span text:style-name="T7">1</text:span><text:span text:style-name="T1">月</text:span><text:span text:style-name="T7">8</text:span><text:span text:style-name="T1">日</text:span><text:span text:style-name="T7"> <text:line-break/><text:line-break/></text:span><text:span text:style-name="T1">蔡英文到台南造勢，有民眾開直播，在現場訪問載著動員民眾而來的遊覽車司機。一名司機開罵，蔡英文「假會」搞一例一休，讓他負債至今還不完。另一名運將則稱，馬政府時代一塊遊覽車車牌值五十萬到八十萬元之間，現在一塊車牌只剩五萬元。後者作出一個頗經典的總結說：今天的民進黨，就像廿年前的國民黨。</text:span><text:span text:style-name="T7"><text:line-break/><text:line-break/></text:span><text:span text:style-name="T1">如果要聽庶民的聲音，這幾個運將的說法應很能反映基層的心聲。他們身在綠營造勢的場合，也正因為蔡英文來才有如此大規模的動員，他們才有這趟生意可做，但他們毫不掩飾地說出自己的不滿。他們也知道自己正面對網路直播，甚至有人從旁半打趣地提醒這些發言可能引起「特偵組來抓」，他們仍侃侃評論。</text:span><text:span text:style-name="T7"><text:line-break/><text:line-break/></text:span><text:span text:style-name="T1">所謂「廿年前國民黨，今日民進黨」，表面的意思是說：廿年前的選舉，國民黨才需要用遊覽車動員群眾，用歌舞表演來吸引民眾，但許多人領完便當就離開，不顧台上造勢活動未了。而今，需要用遊覽車載運民眾到場的造勢活動，卻變成了民進黨，因為已無法吸引支持者主動現身；反而是韓國瑜的造勢場子，群眾的表現更為熱情。</text:span><text:span text:style-name="T7"><text:line-break/><text:line-break/></text:span><text:span text:style-name="T1">身為遊覽車司機，這幾位運將敏銳察覺到政治氣候的翻轉，卅年河東，卅年河西，現在輪到民進黨要靠遊覽車動員並發放便當，才叫得動人參加。</text:span><text:span text:style-name="T7"><text:line-break/><text:line-break/></text:span><text:span text:style-name="T1">事實上，所謂「廿年前國民黨，今日民進黨」還有更深一層的意義：當年的國民黨顢頇、頑固且威權，對於民間疾苦和社會意向缺乏感受，一意孤行；最後，終因疏遠民心而失去政權。而今天的民進黨，就如廿年前的國民黨一樣，正在向後倒退，卻毫無自覺。這幾個運將原本是民進黨的支持者，但過了三年苦日子後，這回有人改變心意，決定「不要被騙兩次」。</text:span><text:span text:style-name="T7"><text:line-break/><text:line-break/></text:span><text:span text:style-name="T1">遊覽車司機對蔡政府的不滿，除了《勞基法》一例一休的規定，當然還包括兩岸關係的惡化，導致陸客銳減，影響他們的生計。這樣的感受，恐怕也普遍存在於觀光民宿產業，乃至傳統製造業、中小企業及攤商。蔡政府這次選戰打出的是「護主權」的招牌，雖然吸引了不少年輕族群的支持；但對一般要負擔家計的升斗小民而言，這卻讓他們陷入無法「顧腹肚」的困境。這個問題，從前年九合一選舉之後，仍然未受到蔡政府正視。</text:span><text:span text:style-name="T7"><text:line-break/><text:line-break/></text:span><text:span text:style-name="T1">蔡政府利用香港反送中運動，打出「今日香港，明日台灣」的口號，其實是比喻不倫。有趣的是，這名運將說出「廿年前國民黨，今日民進黨」的名言，有意無意地模仿了這個句法，卻一針見血地戳破了民進黨「攏在騙」的事實。</text:span><text:span text:style-name="T7"><text:line-break/><text:line-break/></text:span><text:span text:style-name="T1">對照廿年前後的朝野變化：民進黨如今因集大權於一身，所以能一次動用一、二千台遊覽車運送群眾前往造勢會場；反觀黨產被凍結的國民黨，無力雇遊覽車動員，但韓國瑜卻能喚起動輒數十萬人主動集結，宛如早年「黨外」時代的群眾盛況。藍綠的「變身」景象，耐人尋味。</text:span><text:span text:style-name="T7"><text:line-break/><text:line-break/></text:span><text:span text:style-name="T1">不僅如此，近幾年民進黨的墮落及倒退，還包括了不少其他面向。例如：當年主張「黨政分離」，要求官員保持「中立」；如今卻到處安插派系肥貓，把國家當成政黨來用。當年反對專政威權，如今總統卻四處插手下令，無視五權分立。</text:span><text:span text:style-name="T7"><text:line-break/><text:line-break/></text:span><text:span text:style-name="T1">當年聲嘶力竭主張「黨政軍退出媒體」、「黨政軍退出校園」，現在卻把手伸進媒體和校園，甚至把學生會當成綠營側翼打手。當年追求「言論自由」，指責《違警罰法》是惡法；如今卻任意告發人民的網路轉貼，不能容忍人們評論政策，動輒以《社會秩序維護法》伺候。</text:span><text:span text:style-name="T7"><text:line-break/><text:line-break/></text:span><text:span text:style-name="T1">遊覽車司機隨口一句「廿年前國民黨，今日民進黨」，不僅道出基層的民怨，道出藍綠錯位的迷幻，更道出台灣政治經濟向後倒退的事實。自我感覺良好的民進黨，看看運將怎麼品評你們吧！</text:span></text:p>
      <text:p text:style-name="P7"><text:span text:style-name="T5">陳真</text:span><text:span text:style-name="T1"><text:s/>  |  2020.01.08 17:21   |   </text:span><text:a xlink:type="simple" xlink:href="http://palinfo.habago.org/Entry?Command=Information_PrintForum&amp;iPage=1#FORUM38379"><text:span text:style-name="T4">#</text:span></text:a></text:p>
      <text:p text:style-name="P9"><text:span text:style-name="T1">書楷，</text:span><text:span text:style-name="T7"><text:line-break/><text:line-break/></text:span><text:span text:style-name="T1">你的問題可能有點籠統。</text:span><text:span text:style-name="T7"><text:line-break/><text:line-break/></text:span><text:span text:style-name="T1">任何一件事隨著不同的問題架構，當然會有無數的可能性，因此，你得先說出自己的看法，然後別人才知道你是要問什麼。</text:span><text:span text:style-name="T7"><text:line-break/><text:line-break/>===============<text:line-break/><text:line-break/></text:span><text:span text:style-name="T1">從輔，</text:span><text:span text:style-name="T7"><text:line-break/><text:line-break/></text:span><text:span text:style-name="T1">倘若韓勝選，我認為綠營選輸不認帳、不願交出政權的可能性</text:span><text:span text:style-name="T7"><text:s/>"</text:span><text:span text:style-name="T1">目前看來</text:span><text:span text:style-name="T7">" </text:span><text:span text:style-name="T1">很低。為什麼呢？因為如果有此盤算，現在就會開始放風聲。但是，和和氣氣交接、然後順順利利讓韓好好執政的可能性似乎也一樣不高。</text:span><text:span text:style-name="T7"><text:line-break/><text:line-break/></text:span><text:span text:style-name="T1">韓若選輸便罷，倘若勝選，我比較擔心的是：是不是又要像馬英九那樣開始講一些什麼</text:span><text:span text:style-name="T7"><text:s/>"</text:span><text:span text:style-name="T1">愛與包容</text:span><text:span text:style-name="T7">" </text:span><text:span text:style-name="T1">或</text:span><text:span text:style-name="T7"><text:s/>"</text:span><text:span text:style-name="T1">超越藍綠</text:span><text:span text:style-name="T7">"</text:span><text:span text:style-name="T1">、當什麼</text:span><text:span text:style-name="T7"><text:s/>"</text:span><text:span text:style-name="T1">全民總統</text:span><text:span text:style-name="T7">"</text:span><text:span text:style-name="T1">、</text:span><text:span text:style-name="T7">"</text:span><text:span text:style-name="T1">尊重少數人</text:span><text:span text:style-name="T7">" </text:span><text:span text:style-name="T1">的傻話？是不是又要開始討好綠營？是不是面對邪惡勢力和造謠媒體與網軍又要開始退縮讓步？不敢辦人，不敢抓貪官，任由肥貓到處跑，任由貪官橫行，任由謠言四散，任由違法亂紀的暴亂發生。</text:span><text:span text:style-name="T7"><text:line-break/><text:line-break/></text:span><text:span text:style-name="T1">我以前很納悶，馬英九當年席捲全台，國會更有三分之二的壓倒性席位，結果卻被綠營一小撮立委整天壓著打。我更納悶，為何他要任用這樣那樣一些綠色官員？後來才慢慢明白，原來總統不是馬英九，而是</text:span><text:span text:style-name="T7"><text:s/>AIT</text:span><text:span text:style-name="T1">。</text:span><text:span text:style-name="T7"><text:line-break/><text:line-break/></text:span><text:span text:style-name="T1">如果藍綠可以超越，那何必選舉？雙方直接猜拳決定勝負不就好了？如果藍綠可以包容，黑白難道也要一併包容？</text:span><text:span text:style-name="T7"><text:line-break/><text:line-break/></text:span><text:span text:style-name="T1">韓國瑜現在講得很硬，彷彿他之當選，貪官污吏將會嚇得屁滾尿流，一副包青天的模樣，但選後還能這麼硬嗎？我是存疑的。因為他當初當選高雄市長時，居然說</text:span><text:span text:style-name="T7"><text:s/>"</text:span><text:span text:style-name="T1">興利</text:span><text:span text:style-name="T7">99</text:span><text:span text:style-name="T1">分，除弊</text:span><text:span text:style-name="T7">1</text:span><text:span text:style-name="T1">分</text:span><text:span text:style-name="T7">"</text:span><text:span text:style-name="T1">，還說</text:span><text:span text:style-name="T7">"</text:span><text:span text:style-name="T1">經濟</text:span><text:span text:style-name="T7">100</text:span><text:span text:style-name="T1">分，政治</text:span><text:span text:style-name="T7">0</text:span><text:span text:style-name="T1">分</text:span><text:span text:style-name="T7">"</text:span><text:span text:style-name="T1">。這些全是傻話，若非言不由衷，就是政治判斷力有問題。沒有政治，哪來經濟？不大力除弊，如何興利？</text:span><text:span text:style-name="T7"><text:line-break/><text:line-break/></text:span><text:span text:style-name="T1">韓倘若當選，上任後就應該毫不客氣地開鍘貪官，清除肥貓，揭弊打貪，一個都別放過；而且，跟大陸該怎麼樣就怎麼樣，該簽什麼協議就簽，該往來就往來；如果有腦殘起來作亂哭爸哭母，就依法查辦，把暴民及違法者統統繩之以法，貫徹法治精神；去中國化教材該改就改，該廢就廢；造謠媒體該辦就辦，該罰就罰；對大財團之污染環境每天大賺黑心錢，更是不應該有一絲容忍。總之就是要硬起來，最好能有人渣黨打擊異己的</text:span><text:span text:style-name="T7">"</text:span><text:span text:style-name="T1">魄力</text:span><text:span text:style-name="T7">" </text:span><text:span text:style-name="T1">的百分之一就很不錯了。</text:span><text:span text:style-name="T7"><text:line-break/><text:line-break/></text:span><text:span text:style-name="T1">用人要看人品，看思想，綠色生物及品性不端者不要用，別說什麼用人唯才，光才不夠，才之外還要有德，有正確思想。</text:span><text:span text:style-name="T7"><text:line-break/><text:line-break/></text:span><text:span text:style-name="T1">所謂溫良恭儉讓是不對的。李光耀、習近平、陳定南才是政治家的典範。他們有個特徵就是當仁不讓，對的事就會幹到底，不會輕易妥協。</text:span></text:p>
      <text:p text:style-name="P7"><text:span text:style-name="T5">孫從輔</text:span><text:span text:style-name="T1"><text:s/>  |  2020.01.08 15:37   |   </text:span><text:a xlink:type="simple" xlink:href="http://palinfo.habago.org/Entry?Command=Information_PrintForum&amp;iPage=1#FORUM38378"><text:span text:style-name="T4">#</text:span></text:a></text:p>
      <text:p text:style-name="P8"><text:span text:style-name="T1">看了雷倩女士最新訪談中對反滲透法的分析，不寒而慄。她警告一種可能性，即反滲透法是蔡為了選輸後翻盤而做的法理準備。韓當選後，蔡可以中共滲透為由，提起選舉無效、當選無效之訴</text:span><text:span text:style-name="T7">(</text:span><text:span text:style-name="T1">我想到那誇張的民調，剛好用來當藉口</text:span><text:span text:style-name="T7">)</text:span><text:span text:style-name="T1">，發動群眾上街，尋求美國支持，拒絕政權交接</text:span><text:span text:style-name="T7">……</text:span><text:span text:style-name="T1">我不敢再想下去了。這是真正的危急存亡之秋，希望韓陣營一定要有所準備</text:span><text:span text:style-name="T7">!<text:line-break/><text:line-break/></text:span><text:span text:style-name="T1">訪談在這，整段都值得看，而從</text:span><text:a xlink:type="simple" xlink:href="https://www.youtube.com/watch?v=qJ5Qg8U8cQg&amp;t=662s"><text:span text:style-name="T9">11:02</text:span></text:a><text:span text:style-name="T1">開始談到那最可怕的可能性。</text:span><text:span text:style-name="T7"><text:line-break/><text:line-break/></text:span><text:a xlink:type="simple" xlink:href="https://www.youtube.com/watch?v=qJ5Qg8U8cQg"><text:span text:style-name="T8">https://www.youtube.com/watch?v=qJ5Qg8U8cQg</text:span></text:a><text:span text:style-name="T7"><text:line-break/><text:line-break/></text:span></text:p>
      <text:p text:style-name="P7"><text:span text:style-name="T5">林書楷</text:span><text:span text:style-name="T1"><text:s/>  |  2020.01.08 09:03   |   </text:span><text:a xlink:type="simple" xlink:href="http://palinfo.habago.org/Entry?Command=Information_PrintForum&amp;iPage=1#FORUM38377"><text:span text:style-name="T6">#</text:span></text:a></text:p>
      <text:p text:style-name="P10"><text:span text:style-name="T5">這篇「國家利益」的報導在臉書上不少轉載，我</text:span><text:span text:style-name="T1">Google search Tsai Ing-wen</text:span><text:span text:style-name="T5">三個字時排第二，在</text:span><text:span text:style-name="T1">Wikipedia </text:span><text:span text:style-name="T5">下面。</text:span><text:span text:style-name="T1"><text:s/><text:line-break/>Taiwan Must Not Give Tsai Ing-wen Four More Years <text:line-break/></text:span><text:a xlink:type="simple" xlink:href="https://nationalinterest.org/feature/taiwan-must-not-give-tsai-ing-wen-four-more-years-110576"><text:span text:style-name="T10">https://nationalinterest.org/feature/taiwan-must-not-give-tsai-ing-wen-four-more-years-110576</text:span></text:a><text:span text:style-name="T1"><text:s/><text:line-break/><text:line-break/></text:span><text:span text:style-name="T5">老美剛捅了馬蜂窩、刺殺了伊朗的政要，</text:span><text:span text:style-name="T1">Google </text:span><text:span text:style-name="T5">又把這篇放在這麼前面，不曉得各位怎麼看？</text:span></text:p>
      <text:p text:style-name="P7"><text:span text:style-name="T5">陳真</text:span><text:span text:style-name="T1"><text:s/>  |  2020.01.08 02:36   |   </text:span><text:a xlink:type="simple" xlink:href="http://palinfo.habago.org/Entry?Command=Information_PrintForum&amp;iPage=1#FORUM38376"><text:span text:style-name="T6">#</text:span></text:a></text:p>
      <text:p text:style-name="P8"><text:span text:style-name="T1">卡韓政變</text:span><text:span text:style-name="T7"><text:s/>(227)</text:span><text:span text:style-name="T1">：史無前例的詭異選舉</text:span><text:span text:style-name="T7"><text:s/><text:line-break/><text:line-break/></text:span><text:span text:style-name="T1">陳真</text:span><text:span text:style-name="T7"><text:s/>2020. 1. 8. <text:line-break/><text:line-break/><text:line-break/></text:span><text:span text:style-name="T1">除了</text:span><text:span text:style-name="T7">319</text:span><text:span text:style-name="T1">兩顆子彈事件造成翻盤之外，以前每一次總統選舉根本不用分析預測，勝負當下立判。就連</text:span><text:span text:style-name="T7">2000</text:span><text:span text:style-name="T1">年阿扁勝選那一次，我也事先認為阿扁會贏，即便我當時人在英國。</text:span><text:span text:style-name="T7"><text:s/><text:line-break/><text:line-break/></text:span><text:span text:style-name="T1">原因很簡單，藍營當時出來兩組實力相近的人馬分散票源，加上李登輝表面是藍，其實是綠到爆，再加上李登輝抖出興票案，看得出來，李登輝的接班人是阿扁不是連戰，而美國主子顯然也不反對。</text:span><text:span text:style-name="T7"><text:s/><text:line-break/><text:line-break/></text:span><text:span text:style-name="T1">另外還有個原因是</text:span><text:span text:style-name="T7">2000</text:span><text:span text:style-name="T1">年那時，我只要罵阿扁是天下第一大壞蛋，或是罵李遠哲的投機無良性格，我的信箱馬上就會遭受猛烈轟炸，各方謾罵不斷，威力強大。種種跡象都指向阿扁即將勝選。</text:span><text:span text:style-name="T7"><text:s/><text:line-break/><text:line-break/></text:span><text:span text:style-name="T1">但是，韓國瑜這一次，我確實沒有把握，只能瞎猜，大家千萬別當一回事。有把握的事，我就會說有把握。純屬瞎猜，就是純屬瞎猜。</text:span><text:span text:style-name="T7"><text:s/><text:line-break/><text:line-break/></text:span><text:span text:style-name="T1">一方面，只要是美國公開反對的人選，在這島上理應毫無勝算。但是，另一方面，你卻又很難想像如果像韓國瑜這樣一個如此強烈得民心的候選人都還無法壓倒性地大獲全勝，那不是完全違反常識與基本經驗事實嗎？</text:span><text:span text:style-name="T7"><text:s/><text:line-break/><text:line-break/></text:span><text:span text:style-name="T1">就連綠油油的醫界也一樣充滿韓粉。雖然菁英們通常很窩囊，不敢公開表態，但我偷偷告訴各位，醫界這回也同樣大幅倒戈，倒向韓國瑜。</text:span><text:span text:style-name="T7"><text:s/><text:line-break/><text:line-break/></text:span><text:span text:style-name="T1">雖說校園與年輕人大多神智不清，全是英粉。但是，就算是個腦殘，難道至今看抹黑爛戲還看不膩？還沒法清醒？每天看韓國瑜被抹黑被造謠被扭曲被羞辱，成千上萬根本數不清的醜化與妖魔化，這樣子每天看，看了一整年，請問有沒有哪一點抹黑是事實？一個也沒有。</text:span><text:span text:style-name="T7"><text:s/><text:line-break/><text:line-break/></text:span><text:span text:style-name="T1">而且，抹黑到根本找不到任何可以造謠的題材了，於是連抱嬰兒也能亂黑一通，連看女生美腿的童年玩笑，居然也能黑。媽的，一個國中生當年上課欣賞前座女生小腿居然也能成為一種道德缺陷？媽的，小腿有啥好看？我都是直接看大腿和大腿以上。</text:span><text:span text:style-name="T7"><text:s/><text:line-break/><text:line-break/></text:span><text:span text:style-name="T1">就算是個腦殘，這下也該醒了吧？所謂</text:span><text:span text:style-name="T7"><text:s/>"</text:span><text:span text:style-name="T1">打鐵仍須自身硬</text:span><text:span text:style-name="T7">"</text:span><text:span text:style-name="T1">，韓國瑜要是身家、人格有哪一點不清白，老早被五花大綁、繩之以法了不是嗎？就是因為根本找不到韓的黑資料，才會拼命黑了一整年卻越黑越無厘頭。就算是個腦殘，一大半人也該醒了吧？</text:span><text:span text:style-name="T7"><text:s/><text:line-break/><text:line-break/></text:span><text:span text:style-name="T1">至於綠營罄竹難書的貪污舞弊以及種種無法無天、駭人聽聞的黑心行徑，再怎麼腦殘也該醒了吧？怎麼會有人去支持這樣一個無惡不作、貪污腐敗、好話說盡壞事做絕的人渣黨及其一堆側翼尾巴黨？</text:span><text:span text:style-name="T7"><text:s/><text:line-break/><text:line-break/></text:span><text:span text:style-name="T1">我的意思是說，我實在看不出來綠營獲勝的一絲絲可能性。實際生活經驗所顯現的，幾乎完全就是對於這個人渣黨的深惡痛絕，特別是那些過去綠營的基層支持者，更是個個幹聲連天，一講起民進黨就罵爹罵娘，不共戴天。</text:span><text:span text:style-name="T7"><text:s/><text:line-break/><text:line-break/></text:span><text:span text:style-name="T1">我去菜市場買菜，就連賣水果的年輕媽媽，看到我的手機貼著挺韓的貼紙，馬上多塞給我好幾顆蕃茄和芭樂，大聲說：</text:span><text:span text:style-name="T7">"</text:span><text:span text:style-name="T1">咱同國的，自己人，我不賺你的錢</text:span><text:span text:style-name="T7">"</text:span><text:span text:style-name="T1">。</text:span><text:span text:style-name="T7"><text:s/><text:line-break/><text:line-break/></text:span><text:span text:style-name="T1">還有，綠營在台南造勢。台南是全台灣最綠、綠到出汁的地方，但是你看，那種冷清的現場，真是我見猶憐，熱度完全就是降到冰點，里民大會都比它熱烈許多。難道你能想像這樣一個選民對之完全冷感的候選人會當選？</text:span><text:span text:style-name="T7"><text:s/><text:line-break/><text:line-break/></text:span><text:span text:style-name="T1">可是，如果各種經驗證據如此充份，為何我還是不敢對勝負下定論？原因有幾：</text:span><text:span text:style-name="T7"><text:s/><text:line-break/><text:line-break/></text:span><text:span text:style-name="T1">一，美國公開反對韓國瑜：美國影響力之巨大，幾乎可以決定島內一切事務。</text:span><text:span text:style-name="T7"><text:s/><text:line-break/><text:line-break/></text:span><text:span text:style-name="T1">二，民調：民調雖可操弄，但再怎麼操弄也不應該落差如此巨大，因此，它或許仍有一部份可信度；也就是說，從民調本身來看，根本不可能得出韓將獲勝或大獲全勝的結論。</text:span><text:span text:style-name="T7"><text:s/><text:line-break/><text:line-break/></text:span><text:span text:style-name="T1">三，奧步尚未出盡：人渣黨感人之處往往就是在於未到最後關頭，絕不死心，他一定又會有什麼奧步。</text:span><text:span text:style-name="T7"><text:s/><text:line-break/><text:line-break/></text:span><text:span text:style-name="T1">去年的奧步，事先也根本沒有人想到，天底下居然有一邊投票一邊開票這種事，而且長達好幾個小時；臨時把綠營候選人的票灌給綠營側翼柯文哲。</text:span><text:span text:style-name="T7"><text:s/><text:line-break/><text:line-break/></text:span><text:span text:style-name="T1">四，神秘因素：例如作票。</text:span><text:span text:style-name="T7"><text:s/><text:line-break/><text:line-break/></text:span><text:span text:style-name="T1">過去黨外人士經常如此告誡選民：絕不能有</text:span><text:span text:style-name="T7"><text:s/>"</text:span><text:span text:style-name="T1">穩贏</text:span><text:span text:style-name="T7">" </text:span><text:span text:style-name="T1">的錯誤心態。想要贏就一定要贏很多很多很多很多，多到讓掌握權勢者再怎麼上下其手都無法翻轉勝負結果。</text:span><text:span text:style-name="T7"><text:s/><text:line-break/><text:line-break/></text:span><text:span text:style-name="T1">也就是說，你要有一種心理準備就是你必須要有一部份選票會被神祕地做掉，包括廢票之認定不公等等等。</text:span><text:span text:style-name="T7"><text:s/><text:line-break/><text:line-break/></text:span><text:span text:style-name="T1">很多民調專家與幾乎所有藍綠政治人物都完全不相信蔡英文初選真的勝過賴清德。大家都相信賴是被做掉。至於究竟怎麼做掉，實際上也沒有人能確實舉證，只能歸諸於某種不可知的神秘因素。</text:span><text:span text:style-name="T7"><text:s/><text:line-break/><text:line-break/></text:span><text:span text:style-name="T1">綜合以上，你覺得誰會勝出？我判斷不出來，只能瞎猜韓會贏得大選。但這基本上或多或少反映了我的願望，而不是反映了我的理性判斷。</text:span><text:span text:style-name="T7"><text:s/><text:line-break/><text:line-break/></text:span><text:span text:style-name="T1">也許，最重要的不是猜測結果，而是盡一切努力，把每一張票投下去。</text:span></text:p>
      <text:p text:style-name="P7"><text:span text:style-name="T5">政信</text:span><text:span text:style-name="T1"><text:s/>  |  2020.01.08 00:27   |   </text:span><text:a xlink:type="simple" xlink:href="http://palinfo.habago.org/Entry?Command=Information_PrintForum&amp;iPage=1#FORUM38375"><text:span text:style-name="T6">#</text:span></text:a></text:p>
      <text:p text:style-name="P9"><text:span text:style-name="T7">Vanessa Beeley</text:span><text:span text:style-name="T1">的臉書也是我長期追蹤的記者，我實在不敢相信英美主流報導的新聞，他們單純是政府的鷹犬而已，有時候發表對中東及中國的看法時，常常有人拿外媒報導來駁斥，我就說「這是假新聞」事實差得遠了，對方常常是會回「難道全世界各國的新聞都是假新聞嗎？」，我難以啟齒的說「是」，因為就像在跟不同次元的人講話一樣，講了他也完全不信。</text:span><text:span text:style-name="T7"><text:s/><text:line-break/><text:line-break/></text:span><text:span text:style-name="T1">前陣子有部電影叫做「瞞天機密」，評價非常普通，但是內容卻是真實故事，當年英美為了攻打伊拉克撒了瞞天大謊，但是被一個英國情報員識破，基於良心他把情報局幹的髒事披露給記者，但是卻換來牢獄之災，一直在前些年才被無罪釋放，在那個時候可是整個西方世界媒體都在跟著英美撒謊洗腦群眾，真實的世界就是會發生各國媒體都撒謊的情況。</text:span><text:span text:style-name="T7"><text:s/><text:line-break/><text:line-break/></text:span><text:span text:style-name="T1">最近也是一個案例就是伊朗的部隊指揮官蘇雷曼尼將軍，同時是什葉派的阿拉伯民族英雄更是軍事外交家，在他的調停下免去了伊拉克跟克德族的腥風血雨，在他的斡旋下讓伊拉克有自己的力量保衛國土免於被伊斯蘭國蹂躪，更難得的是因為他讓世仇的伊朗及伊拉克盼出和平曙光，然而這樣的一個人被美國說是個殺人魔頭給刺殺了，而美國的新聞報導是伊朗人歡欣鼓舞的慶祝，把鏡頭轉到伊朗、伊拉克、敘利亞，卻全部是百姓哀悼這個指揮官的新聞。</text:span></text:p>
      <text:p text:style-name="P7"><text:span text:style-name="T5">張萬康</text:span><text:span text:style-name="T1"><text:s/>  |  2020.01.07 23:54   |   </text:span><text:a xlink:type="simple" xlink:href="http://palinfo.habago.org/Entry?Command=Information_PrintForum&amp;iPage=1#FORUM38374"><text:span text:style-name="T6">#</text:span></text:a></text:p>
      <text:p text:style-name="P8"><text:span text:style-name="T1">以下是本人草包之言，不管啦。</text:span><text:span text:style-name="T7"><text:s/><text:line-break/><text:line-break/></text:span><text:span text:style-name="T1">我的田野調查是，在台灣民間阿伯阿叔聚集泡茶的地方，大概十攤有七八攤是投韓的。大嬸阿婆也大多投韓。而年輕人十之八九是投小英。</text:span><text:span text:style-name="T7"><text:s/><text:line-break/><text:line-break/></text:span><text:span text:style-name="T1">今天和朋友去新北一個咖啡店，這裡的客人大多是婆婆媽媽、大叔阿伯，他們都認為韓國瑜可能會贏。我取出手機，給他們看綠營文青的發文，上面寫藍營在動員反同大串連，所以呼籲大家為了同志要集中選票。大家看了錯愕，說哪有人在動員啊。我說，知道厲害了吧，說別人在動員的人才是在動員的啊，同婚早就過了，也根本沒有啥反同大串連，可是綠的可以這樣搞。</text:span><text:span text:style-name="T7"><text:s/><text:line-break/><text:line-break/></text:span><text:span text:style-name="T1">大嬸問我這是網軍發的嗎，我說不是，網軍還得拿錢，這是文藝界名人或文藝界網紅、熱心的文青在轉的，我的臉書很多這種東西。你出來罵他胡扯造謠也不行，要是記者一報，事情鬧大，這個題目就炒作起來，還真的變成恍如藍營有動員了。</text:span><text:span text:style-name="T7"><text:s/><text:line-break/><text:line-break/></text:span><text:span text:style-name="T1">（就算記者沒報也一樣，網路上會口水戰一團亂，這就是他們要的，我根本看不出他們真心愛同志</text:span><text:span text:style-name="T7">……</text:span><text:span text:style-name="T1">當然不是每個人都這麼糟，有些網友只是單純會相信什麼，但網紅根本是惡意的。）</text:span><text:span text:style-name="T7"><text:s/><text:line-break/><text:line-break/><text:line-break/></text:span><text:span text:style-name="T1">他們無辜的說，我們沒有聽過人談反同啊，都是談被查水錶的事。我說，綠營的招數太多了，你們別笑年輕人，很多年輕人，包括大陸的年輕人，看了這種宣傳也誤信藍營這麼可怕。他們有些看起來斯文溫柔，形象很好，很有說服力哦。所以，你們玩得過綠營嗎？還覺得韓會當選嗎？現場一片沉默。我說，這種綠營同溫層的鬼扯與手段很多是你們沒看過的。大家愕然無語。一個大嬸問我，年輕人都不覺得反滲透法違反民主嗎？我朋友在一旁說，不會，因為反中最大。最後老闆娘出聲：韓國瑜會上的啦。</text:span><text:span text:style-name="T7"><text:s/><text:line-break/><text:line-break/>P.S.</text:span><text:span text:style-name="T1">鄉下地區確實有立委候選人拉布條表示反同，但是那是地方上比較野性粗魯的風格，無論藍綠在鄉下地方的宣傳用語都比較辛辣，各種主題都這樣，藍綠都一樣不好。但重點是反同並不是藍營的主軸，暗中也沒鼓動。</text:span><text:span text:style-name="T7"><text:s/><text:line-break/></text:span><text:span text:style-name="T1">不是說沒有人在散播歧視同志，我朋友混入藍營私密的憤老群組，那些人發洩的德行很不好，但這種群組是隱蔽的，是他們自己的小圈圈，不是什麼選戰策略。綠營也很多這種群組，只是他們公開也充滿戾氣，哪管公開或私下，包括挺同也充滿戾氣，各種反中、醜化韓的東西一大堆，真是濁氣沖天。</text:span><text:span text:style-name="T7"><text:s/><text:line-break/><text:line-break/></text:span><text:span text:style-name="T1">所以說這場選戰真的很艱困。韓國瑜昨天提到什麼看漂亮小腿、小腿很白，導致功課不好。我覺得他蠻無聊的。這與功課好壞沒啥關聯。原意只是想講笑話，但我覺得有點輕浮。不是我很正經啦，我超色！但我覺他在耍弄嘴皮裝率真，沒必要。他本來就很率真了，這挺多餘。這看來不會造成選情影響。但她的缺點我得指出。</text:span><text:span text:style-name="T7"><text:s/><text:line-break/><text:line-break/></text:span><text:span text:style-name="T1">陳真的眼力我願意相信，陳真表示可能長期或短期不必洗碗，這番話給了我（和我朋友）信心。何況我們也不希望陳真洗碗時打破碗。但這場選戰真的是有夠硬，以綠營網軍、同溫層意圖外溢的能量，中間選民會被他們拉過去。為今之計，韓國瑜不必多想，韓粉與藍軍也不必太緊繃，把國旗舉起，把旗海獻出，這對中間選民是有吸引力的。因為我們就是中華民國啊，多年來綠營搞得藍營蔫了，國旗不被尊重，只有韓國瑜能讓人民敢拿出國旗而不在意別人眼光。我們生長的地方叫台灣，國號叫中華民國，國旗是青天白日滿地紅，這是光明磊落、坦白明白的事實。中華民國亡了（李敖以前就常講），但又還在（確實在台灣），所以我說這面國旗是幽靈旗，但幽靈旗也是很震撼的啊，當它被舉出，被認可、被團結起來時，一念之間幽靈變成夢幻。旗海的夢幻感人，我敢說，老美與老共看了都震撼，中間選民也會受激盪，喂，這面旗子在台灣頂了多久，能不動人嗎？我個人對國旗長年無感已久，</text:span><text:span text:style-name="T7">2018</text:span><text:span text:style-name="T1">年看到我們家附近的人拿小國旗去參加路口的丁守中一場造勢活動，老實說我感到煩人、八股。可是韓國瑜確實讓國旗還魂了。衝著這點，我們愛台灣能不投他嗎？</text:span><text:span text:style-name="T7"><text:s/><text:line-break/><text:line-break/></text:span><text:span text:style-name="T1">老實說以前北洋政府的五色旗，是更好的中華民國國旗，但北伐之後改了。但這些都是歷史了，這面旗子確實就是我們的現在式，人不能不珍惜現在式，佛說「活在當下」可不是。綠營有本事也舉這面現階段的國旗，就像美國的民主黨、共和黨都舉出國旗。不然舉台灣國國旗嗎？那也可，拜託舉出來。搞健健康康的台獨，舉出，沒啥大不了（我也支持過台獨，但它是健健康康悠然寫意的台獨）。反中，這是不健康、偏狹的台獨，氣濁。～台獨為何很難推？因為它不是復國運動。歷史上從來不曾有過台灣國。故此台獨深怕欠缺歷史理由，所跑去創造「歷史上本就有台灣民族」的重要發現，好比近年強調平埔族。～平埔族本來就可以研究、提出、尊重、愛護，但台獨把平埔族用去連結到「所以我們要台獨」的邏輯。他們想在歷史脈絡上把中國、台灣切開，所以創造台灣民族的說法，很沒必要。無論他們怎麼做歷史，總是要連結到所以要台獨。非常粗造的邏輯。為了政治目的，而去找理由。就像香港有人近年提出蜑家人的說法，說蜑家人原本與中國、與漢族無關，於是邏輯變成港獨。</text:span><text:span text:style-name="T7"><text:s/><text:line-break/><text:line-break/></text:span><text:span text:style-name="T1">承認自己是中國人也可以搞台獨啊，以前歸以前，後來歸後來啊。問題是他們沒有自信，怕這樣就動能不夠。</text:span><text:span text:style-name="T7"><text:s/><text:line-break/><text:line-break/></text:span><text:span text:style-name="T1">我常跟朋友說，就算台獨成功了，我還是自稱我是中國人。管我怎麼自稱？我有台灣籍啊，我是有台灣籍的中國人。今天遇到一個從大陸嫁來台灣的女士，對我抱怨說，台灣人稱我們大陸妹，聽了很不舒服。我說稱陸配呢？她說也一樣啊，不舒服，還有「新住民」，聽了還是很煩，我都來二十年了，幹嘛給人貼標籤呢。</text:span><text:span text:style-name="T7"><text:s/><text:line-break/><text:line-break/></text:span><text:span text:style-name="T1">現在這面國旗就是我們的國旗，就是因為有它才有九二共識，不然怎麼「共」？難道是己識？蔡英文很煩人與滑頭，她大可說九二共識不合時宜，需要和對岸有新的共識，怎麼會說從來沒有呢？玩什麼法律漏洞呢？</text:span><text:span text:style-name="T7"><text:s/><text:line-break/><text:line-break/></text:span><text:span text:style-name="T1">現在這面國旗就是我們的國旗，不認同也得認命。每次國際上的棒球賽、籃球賽，至少在台灣舉行時我們都舉出國旗，不然舉什麼來號召？</text:span><text:span text:style-name="T7"><text:s/><text:line-break/><text:line-break/></text:span><text:span text:style-name="T1">只要這幾天旗海夠壯麗，我猜蔡英文在最後一晚也可能被迫會舉起國旗唄。這次選戰她講的貌似尊重中華民國，卻又煽動網軍搞仇中台獨，這種兩面手法很猥瑣。</text:span><text:span text:style-name="T7"><text:s/><text:line-break/><text:line-break/></text:span><text:span text:style-name="T1">槍擊要犯，劉煥榮在</text:span><text:span text:style-name="T7">1993</text:span><text:span text:style-name="T1">年</text:span><text:span text:style-name="T7">3</text:span><text:span text:style-name="T1">月</text:span><text:span text:style-name="T7">23</text:span><text:span text:style-name="T1">日被槍斃前，從電視上的</text:span><text:span text:style-name="T7">live</text:span><text:span text:style-name="T1">轉播，我和我姐看到他對記者們高呼中華民國萬歲。我對萬歲沒啥感覺啦，但重點是這句撞擊了我和我姐。我姐說：「天啊，都沒發現這句很久沒聽到了耶。」（指</text:span><text:span text:style-name="T7">88</text:span><text:span text:style-name="T1">年</text:span><text:span text:style-name="T7">1</text:span><text:span text:style-name="T1">月</text:span><text:span text:style-name="T7">13</text:span><text:span text:style-name="T1">日李登輝繼任總統以來）</text:span><text:span text:style-name="T7"><text:s/><text:line-break/><text:line-break/></text:span><text:span text:style-name="T1">維基百科寫：</text:span><text:span text:style-name="T7"><text:s/><text:line-break/><text:line-break/></text:span><text:span text:style-name="T1">劉煥榮是少數進入刑場不需獄警攙扶之人，他走進刑場前向台北看守所外的記者展現了最讓人印象深刻的一幕：高舉雙手而握拳大喊「中華民國萬歲！中華民國萬歲！」，並說「我對不起國家！對不起社會！」，最後向記者行舉手禮喊到「謝謝各位！」，隨後從容走進刑場。據說他進入刑場之後仍舊談笑風生，因不讓死刑犯做餓死鬼，在行刑前獄所供應一頓豐富的「大菜」，劉煥榮對冷的「大菜」已沒有興趣，卻倒了兩大杯啤酒，每杯啤酒各加了一小杯高粱酒，大口喝下後，向獄警要了一根香菸抽，並向獄方感慨的表示：「我不是英雄，黑道沒有英雄，警界才有英雄。健康幼稚園火燒車事件中，奮不顧身救人而喪生的林靖娟老師才是真正的英雄」</text:span><text:span text:style-name="T7"><text:s/><text:line-break/><text:line-break/></text:span><text:span text:style-name="T1">＃</text:span><text:span text:style-name="T7"><text:s/><text:line-break/></text:span><text:span text:style-name="T1">另外，</text:span><text:span text:style-name="T7">04</text:span><text:span text:style-name="T1">年兩顆子彈後，長期在景福門員還得路口搖國旗的陳金珠，</text:span><text:span text:style-name="T7">2006</text:span><text:span text:style-name="T1">年她的自殺事件，這幾天也讓我想起。她過世時</text:span><text:span text:style-name="T7">34</text:span><text:span text:style-name="T1">歲。基本上算是殉旗。此外，</text:span><text:span text:style-name="T7">2015</text:span><text:span text:style-name="T1">「反課綱」的林冠華，在</text:span><text:span text:style-name="T7">20</text:span><text:span text:style-name="T1">歲生日時自殺。他們二位都死於愛台灣。林冠華離開人世的主因除了表達愛灣（有台獨思想），另一主因是有幾個自居運動「指導員」的人懷疑他是抓耙子，故此他以死明志，以示忠貞。～他們兩個都很可憐，都死於政治。我們這次舉旗，也是為陳金珠舉旗，以及就算林冠華不認同這面旗子，我們也用這面旗子對他致意，用愛來海涵一切，彼此包容。</text:span><text:span text:style-name="T7"><text:s/><text:line-break/><text:line-break/></text:span><text:span text:style-name="T1">旗子很重要，有正氣。（以前在軍中鬧鬼時，必須請連旗或營旗來鎮。有當過兵的請舉手？我是</text:span><text:span text:style-name="T7">1992</text:span><text:span text:style-name="T1">陸軍野戰部隊兩兩六關渡師上兵退伍）</text:span><text:span text:style-name="T7"><text:s/><text:line-break/><text:line-break/></text:span><text:span text:style-name="T1">青天白日滿地紅的國旗是有正氣的。綠營出啥招或動員什麼都是其次了，韓國瑜唯一要動員的就是國旗。</text:span><text:span text:style-name="T7"><text:s/></text:span></text:p>
      <text:p text:style-name="P7"><text:span text:style-name="T5">葉小慧</text:span><text:span text:style-name="T1"><text:s/>  |  2020.01.07 18:26   |   </text:span><text:a xlink:type="simple" xlink:href="http://palinfo.habago.org/Entry?Command=Information_PrintForum&amp;iPage=1#FORUM38373"><text:span text:style-name="T6">#</text:span></text:a></text:p>
      <text:p text:style-name="P11"><text:span text:style-name="T1">Vanessa Beeley</text:span><text:span text:style-name="T5">是我前幾年開始追蹤的一名英國籍獨立記者，於</text:span><text:span text:style-name="T1">2016</text:span><text:span text:style-name="T5">年公開譴責國際媒體不公報導敘利亞戰爭的加拿大獨立記者</text:span><text:span text:style-name="T1">Eva Karene Bartlett </text:span><text:span text:style-name="T5">臉書上所看到。他最近持續追蹤美國狙殺伊朗將領與伊拉克民兵領袖的事件，最新的一篇發文令我感到震撼和難過。</text:span><text:span text:style-name="T1"><text:s/><text:line-break/><text:line-break/></text:span><text:span text:style-name="T5">中美博弈，美國破壞，中國建設，卻也導致了這場悲劇。</text:span><text:span text:style-name="T1"><text:s/><text:line-break/><text:line-break/><text:line-break/>---- <text:line-break/></text:span><text:span text:style-name="T5">轉自</text:span><text:span text:style-name="T1">Vanessa Beeley</text:span><text:span text:style-name="T5">臉書</text:span><text:span text:style-name="T1"><text:s/><text:line-break/>https://www.facebook.com/vanessa.beeley/posts/10159915842268868 <text:line-break/><text:line-break/>"Must read thread on US Trump blackmail and extortion of PM Mahdi for pursuit of economic partnerships with China. Retribution was astroturfed movement and origin of protest violence." <text:line-break/><text:line-break/>1. [Thread] A translation of the below thread by Ahmad Khazraji on Iraqi caretaker Prime Minister Adel Abdul-Mahdi, in which he reveals the reasons he held his silence and resigned. <text:line-break/>(Most significantly, he reveals that US Marine snipers fired at Iraqi protestors.) <text:line-break/><text:line-break/>https://twitter.com/IbnRiad/status/1214414628500979713 <text:line-break/><text:line-break/>2. The first revelation is why Halbousi attended the parliamentary session while almost none of the Sunni members did. This was because the Americans learned Abdul-Mehdi planned to reveal sensitive secrets in the session, and sent Halbousi to prevent this. <text:line-break/><text:line-break/>3. Halbousi cut Abdul-Mehdi off during the beginning of his speech, then asked for the live airing of the session to be stopped. After this, Halbousi and the other members sat by Abdul-Mehdi and spoke openly with no recording. <text:line-break/><text:line-break/>4. (Actually unclear to me exactly what happens here, but the important part is that the broadcast is cut off and Abdul-Mehdi keeps talking) <text:line-break/><text:line-break/>5. This is what was discussed in that session (unbroadcast): Abdul-Mehdi spoke angrily of how the Americans had ruined the country and now refused to complete the infrastructure and electricity grid projects unless they are promised 50% of oil revenues - Which Abdul-Mehdi refused. <text:line-break/><text:line-break/>6. Abdul-Mehdi: This is why I visited China and signed an important agreement with them to undertake the construction instead. Upon my return, Trump called me to rescind the agreement, and when I refused, he threatened me with huge demonstrations against me that would end my PM-ship <text:line-break/><text:line-break/>7. Abdul-Mehdi: And so indeed huge demos materialised against me, and Trump calls again and says, if I don’t comply w/ his demands, he will station Marines snipers atop highest buildings, who will target and kill protestors and security forces alike, in an attempt to pressure me. <text:line-break/><text:line-break/>8. Abdul-Mahdi: Again I refused, &amp;; handed in my resignation, and to this day the Americans insist on cancelling our deal with China. <text:line-break/><text:line-break/>9. Abdul-Mehdi: After this, when our Minister of Defense publicly said that a third side was targeting both protestors and security (just as Trump threatened), I receive a new call from Trump who threatened to kill both me and the MoD if we keep talking about this “third side”. <text:line-break/><text:line-break/>10. So to summarise, &amp;; to get this straight, the US has: <text:line-break/>- refused to finish reconstructing the country they destroyed <text:line-break/>- demanded 50% of all oil revenues from Iraq in exchange for finishing this work (gangster-style) <text:line-break/>- lost their mind when Iraq looked to China instead <text:line-break/><text:line-break/>11. - demanded that Iraq rescind the agreement, &amp;; upon rejection, fomented mass protests <text:line-break/>- demanded anew, and this time when rejected again, stationed Marines snipers to take out protestors and security men <text:line-break/><text:line-break/>- threatened to KILL the caretaker PM and the MoD if word of this got out <text:line-break/><text:line-break/>Photo: One belt one road project </text:span></text:p>
      <text:p text:style-name="P7"><text:span text:style-name="T5">陳真</text:span><text:span text:style-name="T1"><text:s/>  |  2020.01.07 17:52   |   </text:span><text:a xlink:type="simple" xlink:href="http://palinfo.habago.org/Entry?Command=Information_PrintForum&amp;iPage=1#FORUM38372"><text:span text:style-name="T6">#</text:span></text:a></text:p>
      <text:p text:style-name="P8"><text:span text:style-name="T7">(</text:span><text:span text:style-name="T1">續前</text:span><text:span text:style-name="T7">) <text:line-break/><text:line-break/></text:span><text:span text:style-name="T1">二十幾年來，美國透過人渣黨主要就是幹一件事，那就是去中國化。這比直接搞台獨更陰險，因為台獨與否是當下之事，而去中國化則是荼毒你的下一代，埋下長遠禍根，讓你禍害無窮，而且難以對付。</text:span><text:span text:style-name="T7"><text:s/><text:line-break/><text:line-break/></text:span><text:span text:style-name="T1">因為，你可以懲治某種行為，卻無法懲治一個人的內在認同，更不可能懲治一整個世代的內在認同。美國人就是要讓你的下一代不但否認自己是中國人，而且仇中反華，把自己的同胞骨肉當成仇敵，把自己的親人與祖先說是支那賤畜。</text:span><text:span text:style-name="T7"><text:s/><text:line-break/><text:line-break/></text:span><text:span text:style-name="T1">你能想像嗎？比方說京都人說自己是京都民族，大阪人說自己是大阪民族，說自己不是日本人，說大和民族是什麼賤畜，然後每天抹黑、攻擊自己的同胞、親人與祖先，說是為了追求民主與自由，說要跟大和賤畜決一死戰，拼死到一兵一卒。</text:span><text:span text:style-name="T7"><text:s/><text:line-break/><text:line-break/></text:span><text:span text:style-name="T1">這就是台灣這二十幾年來所遭遇的悲劇。也許哪一天，悲劇就會變成慘劇。這樣一個禍根已成，何時引爆，按鈕就在美國人手裏。</text:span><text:span text:style-name="T7"><text:s/><text:line-break/><text:line-break/></text:span><text:span text:style-name="T1">毫無疑問，當一整個世代被洗腦，連最基本的血緣認同都被挑撥到如此仇恨對立的地步，那絕不是短期可以消除的禍根。</text:span><text:span text:style-name="T7"><text:s/><text:line-break/><text:line-break/></text:span><text:span text:style-name="T1">我常想，美國真的該遭天譴！其邪惡血腥程度毫無人性可言，無異撒旦的化身。</text:span><text:span text:style-name="T7"><text:s/><text:line-break/><text:line-break/></text:span><text:span text:style-name="T1">政治上很多事在當下你無法清楚理解所為何來，但是經過一段時間後，你就會恍然大悟。</text:span><text:span text:style-name="T7"><text:s/><text:line-break/><text:line-break/></text:span><text:span text:style-name="T1">比方說，我之由綠轉成反綠，由獨轉統，其實不是經過一段漫長時間，而是發生在很短的頂多一兩年內，發生得很突然，讓我當時亦感到相當困惑，到底我的</text:span><text:span text:style-name="T7"><text:s/>"</text:span><text:span text:style-name="T1">同志們</text:span><text:span text:style-name="T7">" </text:span><text:span text:style-name="T1">究竟怎麼了？集體瞬間發瘋了嗎？為何突然走向法西斯？為何突然搞起</text:span><text:span text:style-name="T7"><text:s/>"</text:span><text:span text:style-name="T1">愛台灣</text:span><text:span text:style-name="T7">" </text:span><text:span text:style-name="T1">的仇中反華、挑撥族群對立工作？</text:span><text:span text:style-name="T7"><text:s/><text:line-break/><text:line-break/></text:span><text:span text:style-name="T1">早期黨外不但一點都不仇中不反華，而且，黨外基本上就是反美親中反軍購反美國殖民、倡議兩岸共存共榮。我對中國大陸的作家、政治家及共產黨與愛國文人等等等的正面認識與好感，完全就是在八零年代黨外期間透過大量閱讀所建立。</text:span><text:span text:style-name="T7"><text:s/><text:line-break/><text:line-break/></text:span><text:span text:style-name="T1">那時候的黨外群眾集會，周邊攤販賣的大多是這樣一些書，對中國的苦難與中華文化等等等，高度評價。我能夠讀到魯迅、沈從文、巴金、老舍、瞿秋白、郁達夫、陳獨秀、李澤厚、熊十力等等等等等，完全就是拜黨外之親中友中所賜。</text:span><text:span text:style-name="T7"><text:s/><text:line-break/><text:line-break/></text:span><text:span text:style-name="T1">為何黨外這樣一個反美親中反美國殖民、倡議兩岸友好的基本屬性，竟然會在短短幾星期甚至幾天內突然有了劇烈變化？突然開始瘋狂妖魔化對岸同胞及在台外省人與老兵等等等？我當時真的很不解。那時大約是</text:span><text:span text:style-name="T7">1998</text:span><text:span text:style-name="T1">年。</text:span><text:span text:style-name="T7"><text:s/><text:line-break/><text:line-break/></text:span><text:span text:style-name="T1">你知道嗎，我當時寫了一些批評文章，文謅謅地、非常客氣地批評同志們的這樣一種突發性的法西斯傾向。文章寫完之後，我卻根本不敢公開，因為他們畢竟是我相處多年的好朋友與同志，甚至是對我私人有恩的黨外前輩例如林義雄，我實在不想公開批評他們。</text:span><text:span text:style-name="T7"><text:s/><text:line-break/><text:line-break/></text:span><text:span text:style-name="T1">那時候我已經來到英國念書，連絡上很不方便，我那時也還不太會使用電腦和</text:span><text:span text:style-name="T7"><text:s/>email</text:span><text:span text:style-name="T1">，寫論文都是先用手寫再打字。若要連絡台灣，只能寫信去郵局寄，往返費時。因此，我當下心裏想，也許這一切只是一時的偏差或誤會，我沒必要反應如此激烈而馬上對自己的好朋友開罵。</text:span><text:span text:style-name="T7"><text:s/><text:line-break/><text:line-break/></text:span><text:span text:style-name="T1">於是，就這樣隱忍了至少半年之久，我才公開發難，旋即和學姊聯名發表了</text:span><text:span text:style-name="T7"><text:s/>"</text:span><text:span text:style-name="T1">給長老教會的一封公開信</text:span><text:span text:style-name="T7">"</text:span><text:span text:style-name="T1">。這封公開信，就跟其它文章一樣，老早就寫好，在抽屜裏放了半年多，實在忍不住才發表，因為我知道，我一旦發表這文章，意味著我將和過去所熟識的同志和好朋友們分道揚鑣，甚至對立。也就是說，我過去的所有朋友幾乎全部都得與我形同陌路，甚至反目成仇。</text:span><text:span text:style-name="T7"><text:s/><text:line-break/><text:line-break/></text:span><text:span text:style-name="T1">這封公開信，讓我一夕之間成為綠營支持者抹黑謾罵造謠騷擾甚至冒名栽贓嫁禍的對象，把我看成像是殺付仇人似的，網軍傾巢而出，完全不擇手段。</text:span><text:span text:style-name="T7"><text:s/><text:line-break/><text:line-break/></text:span><text:span text:style-name="T1">我就這樣被綠營網軍人渣整整折騰了兩、三年。隨後應該差不多是來到</text:span><text:span text:style-name="T7">2002</text:span><text:span text:style-name="T1">年吧，那時是阿扁當權，進一步胡作非為得更是無法無天，於是我決心和這群昔日好友與同志們正式宣告決裂，於是又發表了</text:span><text:span text:style-name="T7"><text:s/>"</text:span><text:span text:style-name="T1">一封告別信</text:span><text:span text:style-name="T7">"</text:span><text:span text:style-name="T1">。</text:span><text:span text:style-name="T7"><text:s/><text:line-break/><text:line-break/></text:span><text:span text:style-name="T1">在</text:span><text:span text:style-name="T7">1997-1998</text:span><text:span text:style-name="T1">年之前，我仍然綠油油，雖然早已在</text:span><text:span text:style-name="T7">1990</text:span><text:span text:style-name="T1">年初就唾棄民進黨，但我基本上還是認同綠營之各種相關主張，例如反核、例如公投，例如台獨等等等。但是，很快地，大約一年的時間，我就和綠營對立了，從此化友為敵。</text:span><text:span text:style-name="T7">   <text:line-break/><text:line-break/></text:span><text:span text:style-name="T1">但我現在主要不是在講這些陰暗折騰，而是要說，當下你真的很難理解綠營或黨外為何突然有這樣的一個劇烈轉變？綠營向來有敵視外省人的傳統，這倒沒錯，但那是一種連綠營內部許多人都很不以為然的某種時代氛圍，而不是檯面上的一種具體攻擊政策。</text:span><text:span text:style-name="T7"><text:s/><text:line-break/><text:line-break/></text:span><text:span text:style-name="T1">當下不明白的，慢慢就明白了，原來政治的框框比我原先所想像的還要大很多，這盤棋絕不是什麼藍綠對抗，而是中美鬥爭。整個理解架構並非我原先所以為的那般狹窄而缺乏實質意義，原來真正在下棋而且佔有絕對優勢的就是美國，而藍綠政客只是美國人養的狗；特別是綠營，擔綱演出鼓吹仇中反華的重大任務。</text:span><text:span text:style-name="T7"><text:s/><text:line-break/><text:line-break/></text:span><text:span text:style-name="T1">於是，我慢慢就明白了為何當時民進黨突然法西斯化，突然瘋狂地開始抹黑外省人，即其所謂的</text:span><text:span text:style-name="T7"><text:s/>"</text:span><text:span text:style-name="T1">他們中國人</text:span><text:span text:style-name="T7">"</text:span><text:span text:style-name="T1">。這當然不是偶然，而是美國的一項戰略調整，領軍者除了綠營之外，更是包括舊國民黨裏頭那群最為腐敗的、以李登輝為首的所謂主流派；一時之間，藍綠攜手，正式對中國及中國人宣戰。</text:span><text:span text:style-name="T7"><text:s/><text:line-break/><text:line-break/></text:span><text:span text:style-name="T1">除了各種所謂去掉中國毒素之</text:span><text:span text:style-name="T7"><text:s/>"</text:span><text:span text:style-name="T1">正名</text:span><text:span text:style-name="T7">" </text:span><text:span text:style-name="T1">措施，還有所謂教改與課綱等等等的修改，開始風風火火地進行下一代洗腦工作，就這樣惡搞了二十幾年，養出一整個腦殘世代，敵視自己的祖先，妖魔化自己的血緣與文化，說是一種中國毒素。</text:span><text:span text:style-name="T7">  <text:line-break/><text:line-break/></text:span><text:span text:style-name="T1">過去不明白的，很快就明白了，原來政治就是這樣一盤棋，這樣一個鬥爭架構，原來政治如此齷齪卑鄙而慘烈，而這一切都是以所謂民主自由之名，行重大罪惡之實。</text:span></text:p>
      <text:p text:style-name="P7"><text:span text:style-name="T5">王修亮</text:span><text:span text:style-name="T1"><text:s/>  |  2020.01.07 12:42   |   </text:span><text:a xlink:type="simple" xlink:href="http://palinfo.habago.org/Entry?Command=Information_PrintForum&amp;iPage=1#FORUM38371"><text:span text:style-name="T6">#</text:span></text:a></text:p>
      <text:p text:style-name="P8"><text:span text:style-name="T1">讀書時對三民主義很混，又年輕不懂事，完全不記得內容。今天看了非常佩服，如果年輕時好好讀一遍，這輩子在政治應該不會這麼無知。</text:span><text:span text:style-name="T7"><text:s/><text:line-break/><text:line-break/></text:span><text:span text:style-name="T1">我從來不認為元朝與清朝屬於中國文化系統。這當然不代表「滿人」「金人」不能當中國人</text:span><text:span text:style-name="T7">(</text:span><text:span text:style-name="T1">當然也可以不屑當中國人</text:span><text:span text:style-name="T7">)</text:span><text:span text:style-name="T1">，國家是個體制，人有遷徙的自由，想當哪一國人都行，但文化是另一回事。</text:span><text:span text:style-name="T7"><text:s/><text:line-break/></text:span><text:span text:style-name="T1">當然國家與文化兩者都是人文，都是可以滅絕的。全世界也可以統一成一種文化，只是要哪一種呢</text:span><text:span text:style-name="T7">?</text:span><text:span text:style-name="T1">在目前的狀況來看，選擇的過程不可能和平，必然是戰爭。</text:span><text:span text:style-name="T7"><text:s/><text:line-break/></text:span><text:span text:style-name="T1">最後就是人類滅絕了吧</text:span><text:span text:style-name="T7">?</text:span><text:span text:style-name="T1">那也好，地球其他物種得救了</text:span><text:span text:style-name="T7">.............. <text:line-break/><text:line-break/></text:span><text:span text:style-name="T1">民族之所以能存在，是因為文史所涵蓋的文化。台灣這二十年來的教育就是滅絕文化，以遂求台獨或獨台。</text:span><text:span text:style-name="T7"><text:s/><text:line-break/><text:line-break/></text:span><text:span text:style-name="T1">中國在元、清兩代確實是亡國了，元朝將人民分成四種階級，漢人與南人是最低階的。清朝也嚴守滿漢階級，不得通婚，漢人大臣自稱「臣」，而滿人自稱「奴才」。</text:span><text:span text:style-name="T7"><text:s/><text:line-break/></text:span><text:span text:style-name="T1">從漢人角度來說，似乎臣比奴才高階，其實是因為奴才是「家奴」，而臣是「外人」。</text:span><text:span text:style-name="T7"><text:s/><text:line-break/></text:span><text:span text:style-name="T1">兩者階級天差地別，所以漢人「想做家奴都不可得」。</text:span><text:span text:style-name="T7"><text:s/><text:line-break/><text:line-break/></text:span><text:span text:style-name="T1">台灣目前拼命想成為美、日的家奴，可憐的是「不可得」。</text:span><text:span text:style-name="T7"><text:s/><text:line-break/><text:line-break/></text:span><text:span text:style-name="T1">陳真所說的我一向感同身受，唯獨這一句一直不贊同：「台美之間不是大哥和小弟的關係，而是主人和他的狗。」</text:span><text:span text:style-name="T7"><text:s/><text:line-break/><text:line-break/></text:span><text:span text:style-name="T1">不！</text:span><text:span text:style-name="T7"><text:s/><text:line-break/><text:line-break/></text:span><text:span text:style-name="T1">台灣哪裡配作狗！狗是家奴，是養在主人家裡的，是有感情的！</text:span><text:span text:style-name="T7"><text:s/><text:line-break/></text:span><text:span text:style-name="T1">台灣不過是隻非家養的流浪牛！不供給食物、居所，需要的時候招過來擠擠奶，有其他需要的時候宰了吃肉、製皮！</text:span></text:p>
      <text:p text:style-name="P7"><text:span text:style-name="T5">陳真</text:span><text:span text:style-name="T1"><text:s/>  |  2020.01.07 10:59   |   </text:span><text:a xlink:type="simple" xlink:href="http://palinfo.habago.org/Entry?Command=Information_PrintForum&amp;iPage=1#FORUM38370"><text:span text:style-name="T6">#</text:span></text:a></text:p>
      <text:p text:style-name="P9"><text:span text:style-name="T1">秉叡，</text:span><text:span text:style-name="T7"><text:s/><text:line-break/><text:line-break/></text:span><text:span text:style-name="T1">你的評論有點難以理解，這個</text:span><text:span text:style-name="T7"><text:s/>"</text:span><text:span text:style-name="T1">沒有白吃</text:span><text:span text:style-name="T7">" </text:span><text:span text:style-name="T1">的</text:span><text:span text:style-name="T7"><text:s/>"</text:span><text:span text:style-name="T1">午餐</text:span><text:span text:style-name="T7">" </text:span><text:span text:style-name="T1">是指誰吃了？日本或美國？</text:span><text:span text:style-name="T7"><text:s/><text:line-break/><text:line-break/></text:span><text:span text:style-name="T1">天下不但有白吃的午餐，而且這恐怕才是輸出美式民主到全世界的基本常態，你家就是我家；靠的就是拳頭；只要拳頭夠大，想吃什麼就吃，不用錢，吃到飽，吃完對方還得倒貼，否則我就殺你全家。</text:span><text:span text:style-name="T7"><text:s/><text:line-break/><text:line-break/></text:span><text:span text:style-name="T1">美日之間如同英美之間，屬於黑道大哥跟小弟之間的關係，或許還更高級一些，你看雙方還打契約呢，表列權利事項，其實夠尊重了。一般人絕對沒有辦法享受這種待遇的，只有像加拿大、澳洲、以色列、英國和日本等等這些強國，才有這種和大哥稱兄道弟的</text:span><text:span text:style-name="T7"><text:s/>"</text:span><text:span text:style-name="T1">特權</text:span><text:span text:style-name="T7">"</text:span><text:span text:style-name="T1">。台至於灣，連跟川普那混蛋講一通電話，都能視為天大的恩寵，舉</text:span><text:span text:style-name="T7"><text:s/>"</text:span><text:span text:style-name="T1">國</text:span><text:span text:style-name="T7">" </text:span><text:span text:style-name="T1">歡騰。</text:span><text:span text:style-name="T7"><text:s/><text:line-break/><text:line-break/></text:span><text:span text:style-name="T1">台美之間不是大哥和小弟的關係，而是主人和他的狗。人會和狗打契約，明定權利事項嗎？你會跟你家的狗進行協商、雙方立契為據嗎？當然不會。美國對於台灣，就是這樣一種足可支配一切的地位。</text:span><text:span text:style-name="T7"><text:s/><text:line-break/><text:line-break/></text:span><text:span text:style-name="T1">美國人從來都不會把幾個小弟以外的人看成人。這也是為什麼很多日本人對於給美國人當小弟不但不以為忤，反而感到榮耀。台灣如果也能有這等地位，台灣人應該會連走路都能抬頭挺胸虎虎生風吧。</text:span><text:span text:style-name="T7"><text:s/><text:line-break/><text:line-break/></text:span><text:span text:style-name="T1">如果我沒記錯，阿扁曾經說，</text:span><text:span text:style-name="T7">AIT </text:span><text:span text:style-name="T1">隨便一個小職員都能對台灣所謂總統頤指氣使。為什麼呢？阿扁說，因為台灣總統只是</text:span><text:span text:style-name="T7"><text:s/>"</text:span><text:span text:style-name="T1">美國在台軍政府</text:span><text:span text:style-name="T7">" </text:span><text:span text:style-name="T1">的一個執行者，一個夥計。阿扁其實講得夠委婉了，事實上美國人哪會把台灣人當夥計，他是把你當成狗，當成人肉炸彈。</text:span><text:span text:style-name="T7"><text:s/><text:line-break/><text:line-break/></text:span><text:span text:style-name="T1">高中時念國父的三民主義，裏頭有個說法深得我心。孫文說，雖然我們追求世界大同，但是，就階段性來講，在我們打倒列強帝國殖民主義之前，民族主義就是國家圖發達、種族圖生存的寶貝。</text:span><text:span text:style-name="T7"><text:s/><text:line-break/><text:line-break/></text:span><text:span text:style-name="T1">過去二十幾年來，喝了點洋墨水，看了一點西方世界，我對國父這個想法的認同感似乎也較年少時更為深刻且迫切。</text:span><text:span text:style-name="T7"><text:s/><text:line-break/><text:line-break/></text:span><text:span text:style-name="T1">蠢蛋才會把自己看成什麼世界公民，西方人即便統治了全世界，他還是認為自己是最優秀的白人，而不是什麼世界公民，每天照三餐踐踏異族。因此，把種族或民族這個概念拋棄是不對的。</text:span><text:span text:style-name="T7"><text:s/><text:line-break/><text:line-break/></text:span><text:span text:style-name="T1">我年少無知時，雖然特別愛看李小龍的</text:span><text:span text:style-name="T7"><text:s/>"</text:span><text:span text:style-name="T1">精武門</text:span><text:span text:style-name="T7">" </text:span><text:span text:style-name="T1">及</text:span><text:span text:style-name="T7"><text:s/>"</text:span><text:span text:style-name="T1">猛龍過江</text:span><text:span text:style-name="T7">"</text:span><text:span text:style-name="T1">，前者打日本鬼子，後者打洋鬼子，但我心裏總以為人就是人，幹嘛分人種、分民族？</text:span><text:span text:style-name="T7"><text:s/><text:line-break/><text:line-break/></text:span><text:span text:style-name="T1">直到三十四歲，飄洋過海飽讀洋人書，看盡洋人社會真相之後，我就明白了，連強者都絕不會拋棄民族或種族，我們是讓人給當成狗、當成下等人的，豈有自我泯滅身份的道理？於是我就明白了，當我意識到自己做為一個中國人，原來是如此重要的一件事。</text:span><text:span text:style-name="T7"><text:s/><text:line-break/><text:line-break/></text:span><text:span text:style-name="T1">國父是這麼說的，我直接剪一段給大家複習一下三民主義的民族主義第三講：</text:span><text:span text:style-name="T7"><text:s/><text:line-break/><text:line-break/>"</text:span><text:span text:style-name="T1">民族主義這個東西，是國家圖發達和種族圖生存的寶貝。中國到今日已經失去了這個寶貝。為甚麼中國失去了這個寶貝呢？</text:span><text:span text:style-name="T7">...</text:span><text:span text:style-name="T1">依我的觀察，中國的民族主義是已經失去了，這是很明白的；並且不只失去了一天，已經失去了幾百年。</text:span><text:span text:style-name="T7"><text:s/><text:line-break/><text:line-break/></text:span><text:span text:style-name="T1">試看我們革命以前，所有反對革命很利害的言論，都是反對民族主義的。再推想到幾百年前，中國的民族思想，完全沒有了。在這幾百年中，中國的書裏頭，簡直是看不出民族主義來，只看見對於滿洲的歌功頌德，甚麼深仁厚澤，甚麼食毛踐土，從沒有人敢說滿洲是甚麼東西的。</text:span><text:span text:style-name="T7"><text:s/><text:line-break/><text:line-break/></text:span><text:span text:style-name="T1">近年革命思想發生之後，還有許多自命為中國學士文人的，天天來替滿洲說話。譬如從前在東京辦民報時代，我們提倡民族主義，那時候駁我們民族主義的人，便說滿洲種族入主中華。我們不算是亡國。因為滿洲受過了明朝龍虎將軍的封號；滿洲來推翻明朝，不過是歷代朝廷相傳的接替，可說是易朝，不是亡國。</text:span><text:span text:style-name="T7"><text:s/><text:line-break/><text:line-break/></text:span><text:span text:style-name="T1">然則從前做過中國稅務司的英國人赫德，他也曾受過了中國戶部尚書的官銜，比如赫德來滅中國，做中國的皇帝，我們可不可以說中國不是亡國呢？</text:span><text:span text:style-name="T7"><text:s/><text:line-break/><text:line-break/></text:span><text:span text:style-name="T1">這些人不獨是用口頭去擁護滿洲，還要結合一個團體叫做保皇黨，專保護大清皇帝，來消滅漢人的民族思想的。所有保皇黨的人，都不是滿洲人，完全是漢人。歡迎保皇黨的人，多是海外華僑；後遇革命思想盛行之時，那些華僑才漸漸變更宗旨，來贊成革命。</text:span><text:span text:style-name="T7">... <text:line-break/><text:line-break/></text:span><text:span text:style-name="T1">那些有思想的人知道不能專靠文人去維持民族主義，便對於下流社會和江湖上無家可歸的人收羅起來，結成團體，把民族主義放到那種團體內去生存。這種團體的分子，因為是社會上最低下的人，他們的行動很鄙陋，便令人看不起。又用文人所不講的言語，去宣傳他們的主義，便令人不大注意。</text:span><text:span text:style-name="T7">... <text:line-break/><text:line-break/></text:span><text:span text:style-name="T1">之所以要這樣保存民族主義的意思，好比在太平時候，富人的寶貝，自然要藏在很貴重的鐵箱裏頭。到了遇着強盜入室的時候，主人恐怕強盜先要開貴重的鐵箱，當然要把寶貝藏在令人不注意的地方；如果遇到極危急的時候，或者要投入極污穢之中，也未可知。故當時明朝遺老想保存中國的寶貝，便不得不把他藏在很鄙陋的下流社會中。所以滿洲二百多年以來，無論是怎樣專制，因為是有這些會黨口頭的遺傳，還可以保存中國的民族主義。</text:span><text:span text:style-name="T7"><text:s/><text:line-break/><text:line-break/></text:span><text:span text:style-name="T1">當日洪門會中，要反清復明，為甚麼不把他們的主義保存在智識階級裏頭呢？為甚麼不做文章來流傳，如太史公所謂藏之名山傳之其人呢？因為當時明朝的遺老看見滿洲開博學鴻詞科，一時有智識有學問的人差不多都被收羅去了，便知道那些有智識階級的靠不住，不能藏之名山傳之其人，所以要在下流社會中藏起來，便去結合那些會黨。</text:span><text:span text:style-name="T7"><text:s/><text:line-break/><text:line-break/></text:span><text:span text:style-name="T1">中國的民族主義既亡，</text:span><text:span text:style-name="T7">...</text:span><text:span text:style-name="T1">此中原因是很多的，尤其以被異族征服的原因為最大。凡是一種民族征服別種民族，自然不准別種民族有獨立的思想，好比高麗被日本征服了，日本現在就要改變高麗人的思想，所有高麗學校裏的教科書，凡是關於民族思想的話都要刪去。</text:span><text:span text:style-name="T7"><text:s/><text:line-break/><text:line-break/></text:span><text:span text:style-name="T1">由此三十年後，高麗的兒童便不知有高麗了，便不知自己是高麗人了。從前滿洲對待我們也是一樣，所以民族主義滅亡的頭一個原因，就是我們被異族征服；征服的民族，要把被征服的民族所有寶貝，都要完全銷滅。</text:span><text:span text:style-name="T7">... <text:line-break/><text:line-break/></text:span><text:span text:style-name="T1">中國民族主義之所以銷滅，本來因為是亡國，因為被外國人征服。</text:span><text:span text:style-name="T7">...</text:span><text:span text:style-name="T1">波蘭從前也亡國百多年，但是波蘭的民族思想永遠存在，所以到歐戰之後，他們就把舊國家恢復起來，至今成了歐洲的二、三等國家。像這樣講來，中國和猶太、印度、波蘭比較，都是一樣的亡國。何以外國亡國，民族主義不至于亡。為甚麼中國經過了兩度亡國，民族思想就滅亡了呢？這是很奇怪的，研究當中的道理是很有趣味的。</text:span><text:span text:style-name="T7"><text:s/><text:line-break/><text:line-break/></text:span><text:span text:style-name="T1">中國在沒有亡國以前，是很文明的民族，很強盛的國家，所以常自稱為堂堂大國，聲名文物之邦，其他各國都是蠻夷。以為中國是居世界之中，所以叫自己的國家做中國，自稱大一統，所謂天無二日，民無二王，所謂萬國衣冠拜冕旒，這都是由于中國在沒有亡國以前，已漸由民族主義而進于世界主義。</text:span><text:span text:style-name="T7">... <text:line-break/><text:line-break/></text:span><text:span text:style-name="T1">英俄兩國現在生出了一個新思想，這個思想是有智識的學者提倡出來的，這是甚麼思想呢？是反對民族主義的思想。這種思想說民族主義是狹隘的，不是寬大的。簡直的說就是世界主義。現在的英國和以前的俄國、德國與及中國現在提倡新文化的新青年，都贊成這種主義，反對民族主義。</text:span><text:span text:style-name="T7"><text:s/><text:line-break/><text:line-break/></text:span><text:span text:style-name="T1">我常聽見許多新青年說國民黨的三民主義，不合現在世界的新潮流，現在世界上最新最好的主義是世界主義。究竟世界主義是好是不好呢？如果這個主義是好的，為甚麼中國一經亡國，民族主義就要銷滅呢？世界主義，就是中國二千多年以前所講的天下主義。我們現在研究這個主義，他到底是好不好呢？照理論上講不能說是不好。從前中國智識階級的人，因為有了世界主義的思想，所以滿清入關，全國就亡。</text:span><text:span text:style-name="T7"><text:s/><text:line-break/><text:line-break/></text:span><text:span text:style-name="T1">康熙就是講世界主義的人，他說：舜東夷之人也，文王西夷之人也，東西夷狄之人，都可以來中國做皇帝，就是中國不分夷狄華夏，不分夷狄華夏，就是世界主義。大凡一種思想，不能說是好不好，只看他是合我們用不合我們用。如果合我們用便是好，不合我們用便是不好。</text:span><text:span text:style-name="T7"><text:s/><text:line-break/><text:line-break/></text:span><text:span text:style-name="T1">合乎全世界的用途便是好，不合乎全世界的用途便是不好。世界上的國家，拿帝國主義把人征服了，要想保全他的特殊地位，做全世界的主人翁，便是提倡世界主義，要全世界都服從。中國從前也想做全世界的主人翁，總想站在萬國之上，故主張世界主義。</text:span><text:span text:style-name="T7">... <text:line-break/><text:line-break/></text:span><text:span text:style-name="T1">現在世界上頂強盛的國家是英國、美國。世界上不只一個強國，有幾個強國，所謂列強。但是列強的思想性質至今還沒有改變，將來英國、美國或者能夠打破列強成為獨強。到那個時候中國或者被英國征服，中國的民族變成英國民族，我們是好是不好呢？</text:span><text:span text:style-name="T7"><text:s/><text:line-break/><text:line-break/></text:span><text:span text:style-name="T1">如果中國人入英國籍或美國籍，幫助英國或美國來打破中國，便說我們是服從世界主義，試問我們自己的良心是安不安呢？如果我們的良心不安，便是因為有了民族主義，民族主義能夠令我們的良心不安。所以民族主義就是人類圖生存的寶貝。</text:span><text:span text:style-name="T7"><text:s/><text:line-break/><text:line-break/></text:span><text:span text:style-name="T1">好比讀書的人是拿甚麼東西來謀生呢？是拿手中的筆來謀生的，筆是讀書人謀生的工具。民族主義便是人類生存的工具；如果民族主義不能存在，到了世界主義發達之後，我們就不能生存，就要被人淘汰。</text:span><text:span text:style-name="T7"><text:s/><text:line-break/><text:line-break/></text:span><text:span text:style-name="T1">我們現在有這樣大的民族，可惜失去了民族思想。因為失去了民族思想，所以外國的政治力和經濟力才能打破我們。如果民族思想沒有失去，外國的政治力和經濟力一定打不破我們。但是我們何以失去民族主義呢？要考究起來，是很難明白的。我可以用一件故事來比喻，這個比喻或者是不倫不類，和我們所講的道理毫不相關，不過借來也可以說明這個原因。</text:span><text:span text:style-name="T7"><text:s/><text:line-break/><text:line-break/></text:span><text:span text:style-name="T1">這件故事是我在香港親見過的：從前有一個苦力，天天在輪船碼頭，拿一枝竹槓和兩條繩子去替旅客挑東西，每日挑東西就是那個苦力謀生之法。後來他積存了十多塊錢，當時呂宋彩票盛行，他就拿所積蓄的錢買了一張呂宋彩票。那個苦力因為無家可歸，所有的東西都沒有地方收藏，所以他買得的彩票也沒有地方收藏。他謀生的工具只是一枝竹槓和兩條繩子，他到甚麼地方，那枝竹槓和兩條繩子便帶到甚麼地方，所以他就把所買的彩票收藏在竹槓之內。</text:span><text:span text:style-name="T7"><text:s/><text:line-break/><text:line-break/></text:span><text:span text:style-name="T1">因為彩票藏在竹槓之內，不能隨時拿出來看，所以做把彩票的號數死死記在心頭，時時刻刻都念着。到了開彩的那一日，他便到彩票店內去對號數，一見號單，知道是自己中了頭彩，可以發十萬元的財；他就喜到上天，幾幾乎要發起狂來，以為從此便可不用竹槓和繩子去做苦力了，可以永久做大富翁了。</text:span><text:span text:style-name="T7"><text:s/><text:line-break/><text:line-break/></text:span><text:span text:style-name="T1">由于這番歡喜，便把手中的竹槓和繩子一齊投入海中。用這個比喻說，呂宋彩票好比是世界主義，是可以發財的。竹槓好比是民族主義，是一個謀生的工具。中了頭彩的時候，好比是中國帝國主義極強盛的時代，進至世界主義的時代。我們的祖宗以為中國是世界的強國，所謂天無二日，民無二王，萬國衣冠拜冕旒，世界從此長太平矣；以後只要講世界主義，要全世界的人都來進貢，從此不必要民族主義，所以不要竹槓，要把他投入海中。</text:span><text:span text:style-name="T7"><text:s/><text:line-break/><text:line-break/></text:span><text:span text:style-name="T1">到了為滿洲所滅的時候，不但世界上的大主人翁做不成，連自己的小家產都保守不穩，百姓的民族思想一齊銷滅了，這好比是竹槓投入了海中一樣。</text:span><text:span text:style-name="T7">... <text:line-break/><text:line-break/></text:span><text:span text:style-name="T1">近來講新文化的學生也提倡世界主義，以為民族主義不合世界潮流。這個論調，如果是發自英國、美國，或發自我們的祖宗，那是很適當的；但是發自現在的中國人，這就不適當了。德國從前不受壓迫，他們不講民族主義，只講世界主義；我看今日的德國，恐怕不講世界主義，要來講一講民族主義罷。</text:span><text:span text:style-name="T7"><text:s/><text:line-break/><text:line-break/></text:span><text:span text:style-name="T1">我們的祖宗如果不把竹槓丟了，我們還可以得回那個頭彩，但是他們把竹槓丟得太早了，不知道發財的彩票，還藏在裏面。所以一受外國的政治力和經濟力來壓迫，以後又遭天然的淘汰，我們便有亡國滅種之憂。</text:span><text:span text:style-name="T7"><text:s/><text:line-break/><text:line-break/></text:span><text:span text:style-name="T1">此後，我們中國人，如果有方法恢復民族主義，再找得一枝竹槓，那麼就是外國的政治力和經濟力，無論怎麼樣來壓迫，我們民族就是在千萬年之後，決不至于滅亡。</text:span><text:span text:style-name="T7">... <text:line-break/><text:line-break/></text:span><text:span text:style-name="T1">昨日有一位俄國人說列寧為甚麼受世界列強的攻擊呢？因為他敢說了一句話，他說世界上有兩種人：一種是十二萬萬五千萬人，一種是二萬萬五千萬人；這十二萬萬五千萬人，是受那二萬萬五千萬人的壓迫。那些壓迫人的人是逆天行道，不是順天行道；我們去抵抗強權，才是順天行道。</text:span><text:span text:style-name="T7"><text:s/><text:line-break/><text:line-break/></text:span><text:span text:style-name="T1">我們要能夠抵抗強權，就要我們四萬萬人和十二萬萬五千萬人聯合起來。我們要能夠聯合十二萬萬五千萬人，就要提倡民族主義，自己先聯合起來，推己及人，再把各弱小民族都聯合起來，並同去打破二萬萬五千萬人，共同用公理去打破強權。強權打破以後，世界上沒有野心家，到了那個時候，我們便可以講世界主義。</text:span><text:span text:style-name="T7">"</text:span></text:p>
      <text:p text:style-name="P7"><text:span text:style-name="T5">秉叡</text:span><text:span text:style-name="T1"><text:s/>  |  2020.01.07 03:35   |   </text:span><text:a xlink:type="simple" xlink:href="http://palinfo.habago.org/Entry?Command=Information_PrintForum&amp;iPage=1#FORUM38369"><text:span text:style-name="T6">#</text:span></text:a></text:p>
      <text:p text:style-name="P8"><text:span text:style-name="T1">以下是日本、韓國的政治如何被美國操控的一些文章和書籍，別以為當美國的小弟就很好過，天下沒有白吃的午餐這回事的。</text:span><text:span text:style-name="T7"><text:s/><text:line-break/></text:span><text:span text:style-name="T1">＝＝＝＝＝＝＝＝＝＝＝＝＝＝＝＝＝＝＝＝＝＝＝＝＝＝</text:span><text:span text:style-name="T7"><text:s/><text:line-break/></text:span><text:span text:style-name="T1">美国实质操控了日本和韩国的政治，这种说法是真的吗？</text:span><text:span text:style-name="T7"><text:s/><text:line-break/><text:line-break/>https://www.zhihu.com/question/56928364/answer/905072733 <text:line-break/><text:line-break/><text:line-break/></text:span><text:span text:style-name="T1">揭秘韩国本质</text:span><text:span text:style-name="T7">——</text:span><text:span text:style-name="T1">美国是如何达成控制韩国实际权力的</text:span><text:span text:style-name="T7"><text:s/><text:line-break/><text:line-break/>https://zhuanlan.zhihu.com/p/93123094 <text:line-break/><text:line-break/><text:line-break/></text:span><text:span text:style-name="T1">＝＝＝＝＝＝＝＝＝＝＝＝＝＝＝＝＝＝＝＝＝＝＝＝＝＝＝＝＝</text:span><text:span text:style-name="T7"><text:s/><text:line-break/></text:span><text:span text:style-name="T1">戰後的日美同盟真相</text:span><text:span text:style-name="T7"><text:s/><text:line-break/></text:span><text:span text:style-name="T1">戦後史の正体</text:span><text:span text:style-name="T7"><text:s/><text:line-break/></text:span><text:span text:style-name="T1">作者：</text:span><text:span text:style-name="T7"><text:s/></text:span><text:span text:style-name="T1">孫崎享</text:span><text:span text:style-name="T7"><text:s/><text:line-break/><text:line-break/></text:span><text:span text:style-name="T1">簡介：</text:span><text:span text:style-name="T7"><text:s/><text:line-break/><text:line-break/></text:span><text:span text:style-name="T1">日本只是美國全球戰略棋盤中的一顆棋子？</text:span><text:span text:style-name="T7"><text:s/><text:line-break/></text:span><text:span text:style-name="T1">在日本有自主派和隨美派之分，那在臺灣呢？</text:span><text:span text:style-name="T7"><text:s/><text:line-break/></text:span><text:span text:style-name="T1">今天的日本，會是明日的臺灣嗎？</text:span><text:span text:style-name="T7"><text:s/><text:line-break/><text:line-break/><text:line-break/></text:span><text:span text:style-name="T1">　　★☆日本亞馬遜長居日本史銷售排行榜☆★</text:span><text:span text:style-name="T7"><text:s/><text:line-break/></text:span><text:span text:style-name="T1">　　☆★日文版一年內再版</text:span><text:span text:style-name="T7">9</text:span><text:span text:style-name="T1">次，銷量超過</text:span><text:span text:style-name="T7">22</text:span><text:span text:style-name="T1">萬冊★☆</text:span><text:span text:style-name="T7"><text:s/><text:line-break/></text:span><text:span text:style-name="T1">　　作者回顧日本戰後</text:span><text:span text:style-name="T7">70</text:span><text:span text:style-name="T1">年歷史發展的軌跡</text:span><text:span text:style-name="T7"><text:s/><text:line-break/></text:span><text:span text:style-name="T1">　　深度剖析戰後日美關係</text:span><text:span text:style-name="T7"><text:s/><text:line-break/></text:span><text:span text:style-name="T1">　　寫出一部簡單易懂的日本戰後史</text:span><text:span text:style-name="T7"><text:s/><text:line-break/><text:line-break/></text:span><text:span text:style-name="T1">　　作者以淺顯易懂的方式，撰寫日本二戰後的歷史發展，以更為親民、好理解的方式了解美國在過去</text:span><text:span text:style-name="T7">70</text:span><text:span text:style-name="T1">年對日本的影響。「戰後」，是日本特有的歷史時代分野，以區別二次大戰戰敗以後，日本歷經佔領時期至今的歷史，因此有「戰後史」的研究。</text:span><text:span text:style-name="T7"><text:s/><text:line-break/><text:line-break/></text:span><text:span text:style-name="T1">　　世人都以為日本是美國最重視的亞太盟友，但事實又是如何呢？</text:span><text:span text:style-name="T7"><text:s/><text:line-break/><text:line-break/></text:span><text:span text:style-name="T1">　　在國際政治的舞台上，每一個國家的歷史與地位都是由大國來決定的。二戰結束後的日本是由美國來形塑的，也就是由於美國對日本內部的施壓才形成今天的日本。孫崎享根據日本首相對待美國的態度，分成強調本國利益與發展的「自主派」；凡事以美國意見為首要考量的「隨美派」，兩派分別主宰日本政壇超過七○年。兩陣營互有勝敗的時候，但唯一不變的，就是美國對日本的掌控。</text:span><text:span text:style-name="T7"><text:s/><text:line-break/><text:line-break/></text:span><text:span text:style-name="T1">　　追隨美國的腳步，日本付出了許多代價：</text:span><text:span text:style-name="T7"><text:s/><text:line-break/></text:span><text:span text:style-name="T1">　　◆日本的外交政策只能根據美國的要求，棄臺灣還是選中國，日本無權選擇。</text:span><text:span text:style-name="T7"><text:s/><text:line-break/></text:span><text:span text:style-name="T1">　　◆美蘇冷戰對峙時，美國要求日本大量購買反潛機圍堵蘇聯，還得自己買單。</text:span><text:span text:style-name="T7"><text:s/><text:line-break/></text:span><text:span text:style-name="T1">　　◆全球反恐戰爭開打後，美國要求日本派兵去打日本沒有參與的戰爭。</text:span><text:span text:style-name="T7"><text:s/><text:line-break/></text:span><text:span text:style-name="T1">　　◆金融海嘯爆發時，美國要求日本去填美國銀行連動債的破洞。</text:span><text:span text:style-name="T7"><text:s/><text:line-break/><text:line-break/></text:span><text:span text:style-name="T1">　　這就是戰後的日美同盟真相。</text:span><text:span text:style-name="T7"><text:s/><text:line-break/><text:line-break/></text:span><text:span text:style-name="T1">　　日本能有自主性？</text:span><text:span text:style-name="T7"><text:s/><text:line-break/><text:line-break/></text:span><text:span text:style-name="T1">　　日本只是美國全球戰略棋盤中的一顆棋子，它是隨著美國的佈局變動而改變位置的。唯有認清這點，才能看透日美同盟，乃至於日本在國際政治中的位置。</text:span><text:span text:style-name="T7"><text:s/><text:line-break/></text:span><text:span text:style-name="T1">　　作為最「忠實」的盟友，日本要隨時因應美國的需要出錢、出兵，甚至聲援美國的一切要求，包括支付經費維持駐日美軍基地的運作，甚至修改法律、軍援美國的盟友。</text:span><text:span text:style-name="T7"><text:s/><text:line-break/></text:span><text:span text:style-name="T1">　　被視為「自主派」的政治人物，都會因為美國的干涉，很快地結束他們短暫的政權，反之可以執政更為長久。美國慣常以金援社運團體搞運動、司法抹黑等方式，搞垮一個政權，逼迫政治人物下台。</text:span><text:span text:style-name="T7"><text:s/><text:line-break/><text:line-break/></text:span><text:span text:style-name="T1">　　給臺灣的借鏡</text:span><text:span text:style-name="T7"><text:s/><text:line-break/><text:line-break/></text:span><text:span text:style-name="T1">　　雖然本書的內容在闡述的過程中，都是以日本為例，又或者是日美之間互動的事件，但絕大部分這些事件我們都可以找到臺美之間互動的例子來套入，進而也就可以做一個比對與參考。在新政府交接政權後，臺美關係的後續發展也牽動著臺灣在國際政治上的地位。作為臺美互動的參考，看了本書就更清楚，在與美國互動時臺灣可以如何去應對。</text:span><text:span text:style-name="T7"><text:s/><text:line-break/><text:line-break/></text:span><text:span text:style-name="T1">推薦</text:span><text:span text:style-name="T7"><text:s/><text:line-break/><text:line-break/></text:span><text:span text:style-name="T1">　　這是一本在日本出版時被大幅刪改過的書，因為這本書以很少被人提及的「來自美國的壓力」為線索來剖析日本戰後史。以這種觀點和角度來論述的書籍，以前沒有過，今後可能也不會有。因為在日本言論界，論述「美國的意圖」是大忌。</text:span><text:span text:style-name="T7">---- </text:span><text:span text:style-name="T1">孫崎</text:span><text:span text:style-name="T7"><text:s/></text:span><text:span text:style-name="T1">享</text:span><text:span text:style-name="T7"><text:s/><text:line-break/><text:line-break/></text:span><text:span text:style-name="T1">　　此書通俗易通，將「戰後左右日本外交的最大動力是來自美國的壓力，以及日本國內對此的『自主』路線和『追隨』路線的爭辯」的議題貫穿始終，也許是本書易讀的原因。</text:span><text:span text:style-name="T7">---- </text:span><text:span text:style-name="T1">琉球大學國際關係學者星野英一教授</text:span><text:span text:style-name="T7"><text:s/><text:line-break/><text:line-break/><text:line-break/></text:span><text:span text:style-name="T1">詳細介紹：</text:span><text:span text:style-name="T7"><text:s/>https://www.books.com.tw/products/0010722835?sloc=main <text:line-break/></text:span><text:span text:style-name="T1">＝＝＝＝＝＝＝＝＝＝＝＝＝＝＝＝＝＝＝＝＝＝＝＝＝＝＝＝＝＝＝＝＝＝＝＝＝＝＝＝＝＝＝＝</text:span><text:span text:style-name="T7"><text:s/><text:line-break/><text:line-break/></text:span><text:span text:style-name="T1">非正常國家：透視美國對日本的支配結構</text:span><text:span text:style-name="T7"><text:s/><text:line-break/></text:span><text:span text:style-name="T1">知ってはいけない</text:span><text:span text:style-name="T7"><text:s/></text:span><text:span text:style-name="T1">隠された日本支配の構造</text:span><text:span text:style-name="T7"><text:s/><text:line-break/><text:line-break/></text:span><text:span text:style-name="T1">作者：</text:span><text:span text:style-name="T7"><text:s/></text:span><text:span text:style-name="T1">矢部宏治</text:span><text:span text:style-name="T7"><text:s/><text:line-break/><text:line-break/></text:span><text:span text:style-name="T1">內容簡介</text:span><text:span text:style-name="T7"><text:s/><text:line-break/><text:line-break/><text:line-break/></text:span><text:span text:style-name="T1">東京上方的天空，由美軍作主！</text:span><text:span text:style-name="T7"><text:s/><text:line-break/></text:span><text:span text:style-name="T1">未經許可，日籍民航機一律禁止進入；</text:span><text:span text:style-name="T7"><text:s/><text:line-break/></text:span><text:span text:style-name="T1">美軍及其眷屬在日本全境享有治外法權，</text:span><text:span text:style-name="T7"><text:s/><text:line-break/></text:span><text:span text:style-name="T1">無論犯案下何種罪行，皆不受日本法律制裁</text:span><text:span text:style-name="T7">…… <text:line-break/><text:line-break/></text:span><text:span text:style-name="T1">　　二戰結束迄今逾七十年，</text:span><text:span text:style-name="T7"><text:s/><text:line-break/></text:span><text:span text:style-name="T1">　　看似主權獨立的日本，為何依舊屈從美國？</text:span><text:span text:style-name="T7"><text:s/><text:line-break/></text:span><text:span text:style-name="T1">　　究竟是何種協定束縛，</text:span><text:span text:style-name="T7"><text:s/><text:line-break/></text:span><text:span text:style-name="T1">　　將日本扭曲成身不由己的「軍事殖民地」？</text:span><text:span text:style-name="T7"><text:s/><text:line-break/><text:line-break/></text:span><text:span text:style-name="T1">　　</text:span><text:span text:style-name="T11">►►</text:span><text:span text:style-name="T1">引爆日本民眾「亡國感」的暢銷話題作</text:span><text:span text:style-name="T12">◄◄</text:span><text:span text:style-name="T7"><text:s/><text:line-break/></text:span><text:span text:style-name="T1">　　</text:span><text:span text:style-name="T11">►►</text:span><text:span text:style-name="T1">總結日本戰後歷史，直指現代日本的病因</text:span><text:span text:style-name="T12">◄◄</text:span><text:span text:style-name="T7"><text:s/><text:line-break/></text:span><text:span text:style-name="T1">　　原著累印</text:span><text:span text:style-name="T7">17</text:span><text:span text:style-name="T1">萬冊！</text:span><text:span text:style-name="T7"><text:s/><text:line-break/></text:span><text:span text:style-name="T1">　　日本亞馬遜分類榜持續熱銷中</text:span><text:span text:style-name="T7"><text:s/><text:line-break/><text:line-break/></text:span><text:span text:style-name="T1">　　從世界各地的人們看來，日本毋庸置疑是個享有完整主權、憲政體制與國際外交的國家。但事實果真如此？這本上市兩年、持續穩坐日本亞馬遜排行榜的暢銷話題書，即將徹底顛覆你的印象！</text:span><text:span text:style-name="T7"><text:s/><text:line-break/><text:line-break/></text:span><text:span text:style-name="T1">　　「一九四五年出生的我，與戰敗一同展開人生。我直到七十二歲才了解事實。」</text:span><text:span text:style-name="T7">——</text:span><text:span text:style-name="T1">日本網友讀後感</text:span><text:span text:style-name="T7"><text:s/><text:line-break/><text:line-break/></text:span><text:span text:style-name="T1">　　身為全球最重要的經濟體之一，於二戰吞敗的日本迄今仍受到許多檯面下、不為人知甚至遭刻意隱藏的規矩控制。這些規矩並非日本政府和美國政府之間正常的外交協定，而是源自美軍和日本菁英官僚，在佔領期以來所簽署的軍事密約。正因為這些規範不為民眾所知，恐怕就連首相也未能完全掌握，因此扭曲了整個社會的結構，讓日本在二戰結束迄今逾七十年，仍身處美國掌控的畸形狀態下，未能算是完全獨立的國家。</text:span><text:span text:style-name="T7"><text:s/><text:line-break/><text:line-break/></text:span><text:span text:style-name="T1">　　為何坐擁重要戰略位置的全球最大淨債權國，戰後歷經數十年仍無法掙脫其「軍事殖民地」的命運？本書將透過九個章節，逐一揭露被隱藏超過半世紀的九大規範。並詳述這些規範所造成不合理現象，如何造成日本如燎原烈火般，自沖繩延燒到本土、從行政基層擴散到政權中樞的「法治國家崩壞」狀態。</text:span><text:span text:style-name="T7"><text:s/><text:line-break/><text:line-break/></text:span><text:span text:style-name="T1">　　★★讓日本民眾高呼「怎麼可能？」的</text:span><text:span text:style-name="T7">5</text:span><text:span text:style-name="T1">大驚人事實★★</text:span><text:span text:style-name="T7"><text:s/><text:line-break/><text:line-break/></text:span><text:span text:style-name="T1">　　①東京的上空，不歸日本政府管轄，竟由美軍說了算？</text:span><text:span text:style-name="T7"><text:s/><text:line-break/><text:line-break/></text:span><text:span text:style-name="T1">　　日本首都圈的上空是由美軍管轄的，日本飛機沒有美軍的許可，不得飛越該片空域。</text:span><text:span text:style-name="T7"><text:s/><text:line-break/><text:line-break/></text:span><text:span text:style-name="T1">　　由於向美軍申請許可太過麻煩，因此日本航空和全日空的班機，只好以非常不自然的飛行航線，繞過這一片宛如巨大山脈的空域。同時讓班機集中降落在空域南邊的羽田和成田機場，形成十分危險的狀態。</text:span><text:span text:style-name="T7"><text:s/><text:line-break/><text:line-break/></text:span><text:span text:style-name="T1">　　上述規定即使在緊急時刻也不得變通。例如飛機欲繞過前方的積雨雲，避免被冰雹或雷電擊中的風險，管制官仍會要求飛機按照原訂航線，不得進入橫田空域。</text:span><text:span text:style-name="T7"><text:s/><text:line-break/><text:line-break/></text:span><text:span text:style-name="T1">　　②日本無國境！國家大門永遠美軍敞開</text:span><text:span text:style-name="T7"><text:s/><text:line-break/><text:line-break/></text:span><text:span text:style-name="T1">　　根據檯面下的密約協定，美軍與其相關人士無須經過日本政府查核，就能隨時降落首都圈的美軍基地。降落以後，美軍人士離開基地「入境」日本，也不必接受日方查核。以抵達橫田基地的美軍相關人士為例，只要搭乘軍用直升機，二十幾分鐘即可抵達東京中央的六本木軍事直升機起降場。</text:span><text:span text:style-name="T7"><text:s/><text:line-break/><text:line-break/></text:span><text:span text:style-name="T1">　　③要求日本放棄戰爭，卻又指示日本協助韓戰？</text:span><text:span text:style-name="T7"><text:s/><text:line-break/><text:line-break/></text:span><text:span text:style-name="T1">　　自一九五○到一九五三年，韓戰前後總共打了三年，而日本恢復主權的時間正好夾在中間。當時由於駐日美軍在朝鮮半島展開激烈的戰鬥，亟需鄰近的日本協助，不但在發動登陸作戰時，要求日本派遣掃雷艦除去水雷，甚至創設七萬五千人的警察預備隊，將其安插制美軍基地，協助運送美國大兵和軍用物資，幫忙調度及維修武器車輛。可以說，日本是傾全國之力在支援韓戰。</text:span><text:span text:style-name="T7"><text:s/><text:line-break/><text:line-break/></text:span><text:span text:style-name="T1">　　時至今日，對駐日美軍而言日本與韓國仍無國界可言，短短幾個小時就可以互相往來。在美軍眼中日本與韓國的差異在於</text:span><text:span text:style-name="T7">——</text:span><text:span text:style-name="T1">日本是後方基地，韓國則是前線戰地。</text:span><text:span text:style-name="T7"><text:s/><text:line-break/><text:line-break/></text:span><text:span text:style-name="T1">　　④不只在日本境內享有特權，美軍還擁有跨越國境、發動戰爭的權利</text:span><text:span text:style-name="T7"><text:s/><text:line-break/><text:line-break/></text:span><text:span text:style-name="T1">　　根據舊安保條約的第一條，日本給予美軍自由設置基地的權利，以及自由跨越國境攻擊別國的權利。更令人意外的是，在安保條約和地位協定中，並無「駐日美軍」的概念。這些條約和協定適用的對象，僅限於「在日本國內的美軍」</text:span><text:span text:style-name="T7">——</text:span><text:span text:style-name="T1">意即日本持續提供特權的對象，不光是「駐留在日本基地中的美軍」，還包括了「暫時前來日本基地的美軍」以及「通過日本領空和領海的美軍」，等同於所有的美軍都享有特權。</text:span><text:span text:style-name="T7"><text:s/><text:line-break/><text:line-break/></text:span><text:span text:style-name="T1">　　⑤美軍在日本全境享有治外法權！即使軍機在首都圈墜落，日本檢警也無權干涉</text:span><text:span text:style-name="T7"><text:s/><text:line-break/><text:line-break/></text:span><text:span text:style-name="T1">　　自二○二○年開始，東京西部的橫田基地將配置十架高事故率的魚鷹式傾轉旋翼機（</text:span><text:span text:style-name="T7">CV-22</text:span><text:span text:style-name="T1">），進行正式的低空飛行和空中加油訓練。由於被喻為高級住宅區的世田谷區、杉並區、練馬區、武藏野市等，幾乎都在橫田空域範圍內，屆時首都圈發生軍機墜落意外，恐怕不足為奇。</text:span><text:span text:style-name="T7"><text:s/><text:line-break/><text:line-break/></text:span><text:span text:style-name="T1">　　萬一美軍軍機真的在首都圈墜落，造成日本國民傷亡，該怎麼處置？</text:span><text:span text:style-name="T7"><text:s/><text:line-break/><text:line-break/></text:span><text:span text:style-name="T1">　　根據美日聯合委員會的密約協定，「日本當局無論在任何地方，都不會對美軍財產行使搜索、扣押、調查的權利。」正因如此，若美軍財產（如航空機具或車輛等）發生事故，日本的檢警也不得出手調查。而且此規定適用於日本全境，意即美軍在日本全境享有治外法權。</text:span><text:span text:style-name="T7"><text:s/><text:line-break/><text:line-break/>https://www.books.com.tw/products/0010836661?loc=P_0002_021 </text:span></text:p>
      <text:p text:style-name="P7"><text:span text:style-name="T5">陳真</text:span><text:span text:style-name="T1"><text:s/>  |  2020.01.07 02:20   |   </text:span><text:a xlink:type="simple" xlink:href="http://palinfo.habago.org/Entry?Command=Information_PrintForum&amp;iPage=1#FORUM38368"><text:span text:style-name="T6">#</text:span></text:a></text:p>
      <text:p text:style-name="P9"><text:span text:style-name="T1">卡韓政變</text:span><text:span text:style-name="T7"><text:s/>(226)</text:span><text:span text:style-name="T1">：革命前夕</text:span><text:span text:style-name="T7"><text:s/><text:line-break/><text:line-break/></text:span><text:span text:style-name="T1">陳真</text:span><text:span text:style-name="T7"><text:s/>2020. 1. 7. <text:line-break/><text:line-break/><text:line-break/></text:span><text:span text:style-name="T1">再過五天，便知勝負。從來沒有一次選舉如此難以預測，主要原因可能是經驗上的內在分裂：</text:span><text:span text:style-name="T7"><text:s/><text:line-break/><text:line-break/></text:span><text:span text:style-name="T1">一方面，人們經歷長達一整年針對韓國瑜鋪天蓋地完全不擇手段的骯髒抹黑與造謠，使得韓儼然成為粗鄙可笑的過街老鼠，人人喊打。</text:span><text:span text:style-name="T7"><text:s/><text:line-break/><text:line-break/></text:span><text:span text:style-name="T1">但是，另一方面，除了校園及年輕族群之外，生活普遍經驗卻又一再顯示韓國瑜的壓倒性支持度。即便是當年的馬英九旋風，或是更早之前乃至八零年代的阿扁風潮，都完全比不上韓流的熱烈。</text:span><text:span text:style-name="T7"><text:s/><text:line-break/><text:line-break/></text:span><text:span text:style-name="T1">這幾個月來，生活上的經驗常讓我有一種很強烈的感覺，那就是韓國瑜所代表的強大民意，幾乎到了快要爆炸的地步，彷彿這不僅僅是一場選舉，而是革命前夕。</text:span><text:span text:style-name="T7"><text:s/><text:line-break/><text:line-break/></text:span><text:span text:style-name="T1">一般人估選票往往會進入某種精算，但我從來不管那些東西，因為，不論是當下民調或過往記錄，在我看來都比不上生活經驗與政治直覺來得準確。</text:span><text:span text:style-name="T7"><text:s/><text:line-break/><text:line-break/></text:span><text:span text:style-name="T1">當然，每個人的生活經驗相去甚遠。我每天接觸的幾乎全是各種形式的「苦人」，跟菁英世界的經驗恐怕截然相反，因此做不得準。</text:span><text:span text:style-name="T7"><text:s/><text:line-break/><text:line-break/></text:span><text:span text:style-name="T1">而且，選舉就跟比賽或考試一樣，寧可先大幅低估自己的勝算，才會有所警惕，一分都不能少，一票都別放棄。</text:span><text:span text:style-name="T7"><text:s/><text:line-break/><text:line-break/></text:span><text:span text:style-name="T1">我只能說，截至目前為止，我和學姐的「韓若勝選，我將一個月可以不用洗碗」之賭約，我應能獲勝。至於獲勝幅度有多大，容我保密，以免影響選情。但我會偷偷事先告訴學姐，選後大家就能知道我的政治直覺準不準。</text:span><text:span text:style-name="T7"><text:s/><text:line-break/><text:line-break/></text:span><text:span text:style-name="T1">前幾天，有個地方社團的負責人來找我拉票，拜託我支持韓國瑜，邀我出席社團內部活動。我雖婉拒參與，但我跟她說，是「我該拜託妳支持韓國瑜才對，因為我沒有影響力，我頂多只能影響我女兒，但她只有四歲。而妳卻有成千上萬的社團會員與支持者。」</text:span><text:span text:style-name="T7"><text:s/><text:line-break/><text:line-break/></text:span><text:span text:style-name="T1">過去這樣一些地方社團幾乎一片綠油油，特別是在南部，更是綠到流綠汁。但是這回卻轉成韓粉。我問這位領導原因何在？她說，「韓國瑜為民服務的赤忱，感動人心，人民生活實在太苦了。」</text:span><text:span text:style-name="T7"><text:s/><text:line-break/><text:line-break/></text:span><text:span text:style-name="T1">某個意義上，選舉一時的勝負並不是那麼重要。這意思是說，很多事情之成就，不一定一次就能做到。更重要的仍是「初衷」二字。只要初衷不變，我們總有一天就能走到目的地。</text:span><text:span text:style-name="T7"><text:s/><text:line-break/><text:line-break/></text:span><text:span text:style-name="T1">三、四十年來，我被太多「政治人物」所騙，或者應該說是他們自己騙了自己，自欺欺人。其中一個就是阿扁，還有菊姊也是。事實上，他們一開始並非如今樣貌，而是一點一滴走了樣，甚至走向邪門歪道。</text:span><text:span text:style-name="T7"><text:s/><text:line-break/><text:line-break/></text:span><text:span text:style-name="T1">儘管陳菊身邊一大堆貪官污吏，其中很多根本就是人渣等級，但我至今依舊相信陳菊的清廉以及淡泊名利，她不是一個會迷惑於金錢或權力的人。我不相信人會變，我不相信權力會腐化一個人，但我相信權力會使人迷失，使人迷惑，從而忘記初衷。</text:span><text:span text:style-name="T7"><text:s/><text:line-break/><text:line-break/></text:span><text:span text:style-name="T1">幾十年的生活歷練，讓我對於人性有更多了解。我不敢用自己的人格對韓國瑜打包票。我相信他會清廉，但我不敢用絕對意義去斷言他將秉持對於每一項事物的基本正直，就如同我至今難以理解陳菊為何對其周遭或她所提拔的那一堆貪婪腐敗的政治人渣無動於衷，任其為所欲為。</text:span><text:span text:style-name="T7"><text:s/><text:line-break/><text:line-break/></text:span><text:span text:style-name="T1">我覺得，做為一個無權無勢的一般人，我們所能做的有三點：</text:span><text:span text:style-name="T7"><text:s/><text:line-break/><text:line-break/></text:span><text:span text:style-name="T1">一是盼望，盼望上蒼憐我世人，憂患良多。</text:span><text:span text:style-name="T7"><text:s/><text:line-break/><text:line-break/></text:span><text:span text:style-name="T1">二還是盼望，盼望任何接受人民負託與信任的政治人物，莫忘初衷，不要辜負人們的一番赤忱與信任。</text:span><text:span text:style-name="T7"><text:s/><text:line-break/><text:line-break/></text:span><text:span text:style-name="T1">三是監督。越是你支持的人或黨，你越是應該注意他是否變質變壞，就如同我們會注意小孩是否思想行為偏差一樣，不應縱容包庇，因為那只會害了他。管好你所心儀的政黨或政治人物，才是最大最好的支持。</text:span></text:p>
      <text:p text:style-name="P7"><text:span text:style-name="T5">周舟</text:span><text:span text:style-name="T1"><text:s/>  |  2020.01.06 21:04   |   </text:span><text:a xlink:type="simple" xlink:href="http://palinfo.habago.org/Entry?Command=Information_PrintForum&amp;iPage=1#FORUM38367"><text:span text:style-name="T4">#</text:span></text:a></text:p>
      <text:p text:style-name="P8"><text:span text:style-name="T1">雁默是台灣人，我卻是在對岸平台發現他的文章，觀點和一般台灣政治評論員不同，對大陸的理解更深刻。我是他的粉絲，每隔幾天就上觀察者網看看他的專欄新文。</text:span><text:span text:style-name="T7"><text:line-break/>https://user.guancha.cn/user/personal-homepage?uid=219244</text:span></text:p>
      <text:p text:style-name="P7"><text:span text:style-name="T5">陳真</text:span><text:span text:style-name="T1"><text:s/>  |  2020.01.06 20:08   |   </text:span><text:a xlink:type="simple" xlink:href="http://palinfo.habago.org/Entry?Command=Information_PrintForum&amp;iPage=1#FORUM38366"><text:span text:style-name="T4">#</text:span></text:a></text:p>
      <text:p text:style-name="P9"><text:span text:style-name="T1">這篇寫得不錯。底下略有刪減，全文請看：</text:span><text:span text:style-name="T7">https://www.storm.mg/article/2114066 <text:line-break/><text:line-break/></text:span><text:span text:style-name="T1">陳真</text:span><text:span text:style-name="T7"><text:s/>2019. 01. 06.<text:line-break/><text:line-break/>===========================<text:line-break/></text:span><text:span text:style-name="T1">觀點投書：豢養網軍的蔡英文，單純善良？</text:span><text:span text:style-name="T7"><text:line-break/><text:line-break/></text:span><text:span text:style-name="T1">雁默</text:span><text:span text:style-name="T7"> 2019-12-30 <text:line-break/><text:line-break/></text:span><text:span text:style-name="T1">豢養網軍攻擊政敵的蔡英文，怎麼可能單純善良？（顏麟宇攝）</text:span><text:span text:style-name="T7"><text:line-break/><text:line-break/></text:span><text:span text:style-name="T1">撰寫此文時，「博恩夜夜秀」專訪韓國瑜節目播出還不滿</text:span><text:span text:style-name="T7">2</text:span><text:span text:style-name="T1">天，點閱人數已</text:span><text:span text:style-name="T7">259.3</text:span><text:span text:style-name="T1">萬，數字還在不斷快速升高，</text:span><text:span text:style-name="T7">3</text:span><text:span text:style-name="T1">小時後已</text:span><text:span text:style-name="T7">271.9</text:span><text:span text:style-name="T1">萬，看起來</text:span><text:span text:style-name="T7">3</text:span><text:span text:style-name="T1">日內應該能破</text:span><text:span text:style-name="T7">350</text:span><text:span text:style-name="T1">萬。選前約</text:span><text:span text:style-name="T7">2</text:span><text:span text:style-name="T1">週多一點，年輕選民又重新認識了韓國瑜，選情也滑向逆轉軌道上。</text:span><text:span text:style-name="T7">(</text:span><text:span text:style-name="T1">略</text:span><text:span text:style-name="T7">)<text:line-break/><text:line-break/></text:span><text:span text:style-name="T1">韓國瑜是草包嗎？其實根本不是，但他遭綠營鋪天蓋地詆毀了一整年，其主力就是拿錢黑韓的網軍，三人成虎，就算是天才也會被認為是草包。如果你的腦袋被網軍抹了豬油到現在還狀況外，就別再往下讀了。</text:span><text:span text:style-name="T7"><text:line-break/><text:line-break/></text:span><text:span text:style-name="T1">邱毅又來了，這次連同蔡正元，張顯耀一同揭發網軍之弊，所言皆有憑有據，藍營支持者與一般尚有良知與智商的大眾可等了好久，這樣才對。國民黨在不分區刷掉邱與張，還大有黨公職鬥爭吳斯懷，可見這個黨有多爛。</text:span><text:span text:style-name="T7"><text:line-break/><text:line-break/></text:span><text:span text:style-name="T1">無論你有多不認同邱毅的意識形態立場，既然你是庶民，就不該無視當今執政黨斑斑可考的腐敗證據。誰提出證據並不重要，我們百姓理應站在「反腐」陣營，看證據明辨是非，畢竟，這金權結構是寄生在我們辛苦的納稅錢上。</text:span><text:span text:style-name="T7"><text:line-break/><text:line-break/></text:span><text:span text:style-name="T1">我問某風景區小吃店老闆，有沒有受惠於秋冬旅遊補助政策？老闆謹慎，刻意淡然只講一句：還不都是我們的錢？這句就夠了，廣大的勞苦大眾很多都是當今政府的隱性反對者，是網軍再猖獗也覆蓋不了的真實民意。</text:span><text:span text:style-name="T7"><text:line-break/><text:line-break/></text:span><text:span text:style-name="T1">該醒醒了，民進黨養網軍在暗中鬥爭異己的資源，還不都是我們的錢？你信民進黨政客會自己掏腰包？你信富家女蔡英文會自己掏腰包？那你是只長橫肉不長腦的網紅？還是肥貓一員？</text:span><text:span text:style-name="T7"><text:line-break/><text:line-break/></text:span><text:span text:style-name="T1">韓國瑜在第二次政見會時，抨擊蔡英文「建立網軍</text:span><text:span text:style-name="T7">199</text:span><text:span text:style-name="T1">吃到飽」，蔡有沒有拿出具題佐證反擊之？沒有，唯獨此事，她異乎尋常地</text:span><text:span text:style-name="T7">Mute</text:span><text:span text:style-name="T1">，不沾鍋就沒事了嗎？</text:span><text:span text:style-name="T7"><text:line-break/><text:line-break/></text:span><text:span text:style-name="T1">講個笑話：蔡英文單純善良</text:span><text:span text:style-name="T7">............</text:span><text:span text:style-name="T1">。這話也說得出口，若非反諷，韓國瑜可能長了「愛與包容癌」。</text:span><text:span text:style-name="T7"><text:line-break/><text:line-break/></text:span><text:span text:style-name="T1">以網軍暗中攻擊藍營政敵，已是下作，攻擊綠營同志，更是醜陋。邱毅拿出證據直指民進黨與行銷公司合作，指揮網軍以抹黑抹紅的手法攻擊藍軍與韓，這自是不在話下，但以反串與挑撥的手法攻擊賴清德與呂秀蓮以及「原側翼」柯文哲，真令人大開眼界。</text:span><text:span text:style-name="T7"><text:line-break/><text:line-break/></text:span><text:span text:style-name="T1">賴，呂，柯，都是阻礙蔡英文連任的路邊大石。以前陳水扁還自己親手搬開大石，現在蔡英文僅需網軍黑手代勞？一切網路化作業，腐敗升級就對了？</text:span><text:span text:style-name="T7">(</text:span><text:span text:style-name="T1">略</text:span><text:span text:style-name="T7">)<text:line-break/><text:line-break/></text:span><text:span text:style-name="T1">別忘了，這一切，都是蘇啟誠以生命控訴換來的。</text:span><text:span text:style-name="T7"><text:line-break/><text:line-break/></text:span><text:span text:style-name="T1">說到柯文哲，那更精彩了，蔡網軍反串時力網軍攻擊柯文哲，收買柯網軍？這齣真乃神劇。大綠明著與諸小綠談合作，同時暗中離間諸小綠，「冰與火之歌」劇情瞠乎其後，大陸宮鬥劇也應爭相取材。而柯文哲又能說什麼呢？當初打連勝文時，自己網軍不也很暗黑？如今不過遇到黑吃黑現世報而已。</text:span><text:span text:style-name="T7"><text:line-break/><text:line-break/></text:span><text:span text:style-name="T1">至於時力，被玩到除了與柯決裂，內部大將也遭大綠收編，現在挺蔡挺到剖心肝，黃國昌還興沖沖找大綠東廠派怪手猛挖韓岳父砂石場。一個已裂無可裂小黨，說實話，目前選情很好嗎，昌神？</text:span><text:span text:style-name="T7"><text:line-break/><text:line-break/></text:span><text:span text:style-name="T1">根據「耀正毅」</text:span><text:span text:style-name="T7">3</text:span><text:span text:style-name="T1">人組的說法，民進黨網軍可謂組織嚴密，手段多樣，目標明確，而且資源無虞。其資金來源疑似有三</text:span><text:span text:style-name="T7">: </text:span><text:span text:style-name="T1">民進黨政黨補助款，政府標案，特定公司補助。而這三大來源，沒有一項不是民脂民膏，不是嗎？蘇貞昌要不要再「哼」一次給國人看看？</text:span><text:span text:style-name="T7"><text:line-break/><text:line-break/></text:span><text:span text:style-name="T1">腐敗證據確鑿，蔡英文的回應卻是「邱毅的話能信嗎？」。</text:span><text:span text:style-name="T7"><text:line-break/><text:line-break/></text:span><text:span text:style-name="T1">秉皇上，邱毅的意識形態，品格，信用，長相與他手中的證據一點關係也沒有，請回應證據，而不是反過來質疑揭弊者人格。</text:span><text:span text:style-name="T7"><text:line-break/><text:line-break/></text:span><text:span text:style-name="T1">按目前「耀正毅」揭發的網軍政商結構，正是不折不扣的「魔獸世界」，地下東廠，而民進黨想以「反滲透法」來遮蓋自身腐敗，我就想問台灣人民一句</text:span><text:span text:style-name="T7">: </text:span><text:span text:style-name="T1">到底是共產黨在吃你納稅錢養東廠，還是民進黨？</text:span><text:span text:style-name="T7"><text:line-break/><text:line-break/></text:span><text:span text:style-name="T1">民進黨從你口袋掏錢，再用這筆錢養網軍洗腦你，好讓自己連任繼續掏你口袋，請問，你的口袋是有多深？繼續投綠，腦袋是有多笨？</text:span><text:span text:style-name="T7"><text:line-break/><text:line-break/></text:span><text:span text:style-name="T1">「耀正毅」</text:span><text:span text:style-name="T7">3</text:span><text:span text:style-name="T1">人組在這幾年根本是無權無勢的「浪人」，蔡英文才是大權一把抓的幕府大將軍，將軍弊端遭浪人揭發，卻還有人在社群網站號召，意圖暴力攻擊邱毅與其家人，難道將軍腐敗，罪在浪人？</text:span><text:span text:style-name="T7"><text:line-break/><text:line-break/></text:span><text:span text:style-name="T1">再笑一次：蔡英文單純善良。</text:span><text:span text:style-name="T7"><text:line-break/><text:line-break/></text:span><text:span text:style-name="T1">＊作者為自由撰稿人</text:span></text:p>
      <text:p text:style-name="P7"><text:span text:style-name="T5">陳真</text:span><text:span text:style-name="T1"><text:s/>  |  2020.01.06 19:41   |   </text:span><text:a xlink:type="simple" xlink:href="http://palinfo.habago.org/Entry?Command=Information_PrintForum&amp;iPage=1#FORUM38365"><text:span text:style-name="T4">#</text:span></text:a></text:p>
      <text:p text:style-name="P8"><text:span text:style-name="T1">萬康，</text:span><text:span text:style-name="T7"><text:line-break/><text:line-break/></text:span><text:span text:style-name="T1">就事論事，若有冒犯，還請原諒。</text:span><text:span text:style-name="T7"><text:line-break/><text:line-break/></text:span><text:span text:style-name="T1">任何人去到那些被美國</text:span><text:span text:style-name="T7"><text:s/>"</text:span><text:span text:style-name="T1">民主輸入</text:span><text:span text:style-name="T7">" </text:span><text:span text:style-name="T1">的國家，都有成為暴力犯罪受害者的高度風險。</text:span><text:span text:style-name="T7"><text:line-break/><text:line-break/></text:span><text:span text:style-name="T1">比方說伊拉克，原本整個國家逐漸步上正軌，社會趨穩，公衛設施在中東更是首屈一指，新生兒死亡率偏低，意味著一種良好的公衛狀況。</text:span><text:span text:style-name="T7"><text:line-break/><text:line-break/></text:span><text:span text:style-name="T1">但是，海珊不太聽美國把拔的話，竟然在</text:span><text:span text:style-name="T7">2002</text:span><text:span text:style-name="T1">年年底準備要以歐元做為儲備貨幣，並宣布說聯合國之</text:span><text:span text:style-name="T7"><text:s/>"</text:span><text:span text:style-name="T1">以油換糧</text:span><text:span text:style-name="T7">" </text:span><text:span text:style-name="T1">計畫將一併改為歐元計價。</text:span><text:span text:style-name="T7"><text:line-break/><text:line-break/></text:span><text:span text:style-name="T1">隔年，美國就入侵、血洗了伊拉克，吊死海珊，上百萬人淪為戰爭亡魂。</text:span><text:span text:style-name="T7"><text:line-break/><text:line-break/></text:span><text:span text:style-name="T1">海珊過去是美國口中的</text:span><text:span text:style-name="T7"><text:s/>"</text:span><text:span text:style-name="T1">民主鬥士</text:span><text:span text:style-name="T7">"</text:span><text:span text:style-name="T1">，但是因為太不聽話，很快就變成</text:span><text:span text:style-name="T7"><text:s/>"</text:span><text:span text:style-name="T1">恐怖份子</text:span><text:span text:style-name="T7">"</text:span><text:span text:style-name="T1">，伊拉克則被美國點名為</text:span><text:span text:style-name="T7"><text:s/>"</text:span><text:span text:style-name="T1">邪惡軸心國</text:span><text:span text:style-name="T7">" </text:span><text:span text:style-name="T1">的</text:span><text:span text:style-name="T7"><text:s/>"</text:span><text:span text:style-name="T1">榜首</text:span><text:span text:style-name="T7">"</text:span><text:span text:style-name="T1">。</text:span><text:span text:style-name="T7"><text:line-break/><text:line-break/></text:span><text:span text:style-name="T1">很多人看戰爭光看當場死於炮火的人數，這是不對的，真正的死亡大宗及人間煉獄之慘況並非來自炮火本身，而是來自社會秩序與民生資源與設施的崩盤，缺糧，缺藥物，醫院停擺，醫護被殺，法院被毀，商店被搶，四處姦殺擄掠。在這種情況下，老幼婦孺特別容易受害。</text:span><text:span text:style-name="T7"><text:line-break/><text:line-break/></text:span><text:span text:style-name="T1">長達幾年的時間，美軍佔領下的伊拉克街頭甚至出現代為殺人的買凶生意，看你想殺誰或對誰不爽，委託我，我幫你搞定；連殺人都不犯法了，何況偷搶拐騙與強姦。這樣一種往往持續多年的暴亂失序狀態，這樣一些並非直接死於炮火的各類型罹難者，事實上才是侵略戰爭最大的恐怖與傷亡。</text:span><text:span text:style-name="T7"> <text:line-break/><text:line-break/></text:span><text:span text:style-name="T1">美軍入侵時，甚至還特別</text:span><text:span text:style-name="T7"><text:s/>"</text:span><text:span text:style-name="T1">開放</text:span><text:span text:style-name="T7">" </text:span><text:span text:style-name="T1">具有人類文明重要價值的伊拉克博物館供大家搶，而故意不加以阻止。布希讚賞說</text:span><text:span text:style-name="T7"><text:s/>"</text:span><text:span text:style-name="T1">自由就是這麼一回事</text:span><text:span text:style-name="T7">"</text:span><text:span text:style-name="T1">，並說這是追求自由的代價。</text:span><text:span text:style-name="T7"><text:line-break/><text:line-break/></text:span><text:span text:style-name="T1">這些事寫過好幾百萬字了，只是順口提起，我只是想說：在這樣一種戰亂情況下，路邊凍死、餓死、生病或受傷流血至死者，不計其數。大多人道救援組織都得撤走，因為自身難保，就連最勇於在槍林彈雨中救難的</text:span><text:span text:style-name="T7">MSF</text:span><text:span text:style-name="T1">，有時連自身也會被炸被殺。根據各項鐵證，美國就曾多次蓄意轟炸</text:span><text:span text:style-name="T7"><text:s/>MSF </text:span><text:span text:style-name="T1">的醫療院所，甚至把一整個醫院幾十個醫護人員全殺掉。</text:span><text:span text:style-name="T7"><text:line-break/><text:line-break/></text:span><text:span text:style-name="T1">大家懂我的意思吧？戰亂之中，什麼樣的事都可能發生，這跟你的國家有沒有反恐或是不是誰的盟友沒有必然關連。後藤健二等人，出於憐憫，多次深入險境，為弱者發聲或提供救援，自己卻為此殉道；小刀斬首，被人一刀一刀慢慢把頭割斷。</text:span><text:span text:style-name="T7"><text:line-break/><text:line-break/></text:span><text:span text:style-name="T1">他們並非無知，他們完全知道危險，但仍然還是為所當為。如果你了解他們，就不會以為他們只是什麼被無端扯入的倒霉鬼似的。</text:span><text:span text:style-name="T7"><text:line-break/><text:line-break/></text:span><text:span text:style-name="T1">一如若雪，這樣一些人，他們的勇氣和善良，他們的無辜，他們所承受的痛苦，雖然無法改變當下的現狀，卻給人類社會長久的發展保留一絲向善的可能；人總不可能在永無止盡的利害計算之中找到任何救贖與出路。</text:span></text:p>
      <text:p text:style-name="P7"><text:span text:style-name="T5">謝穎芝</text:span><text:span text:style-name="T1"><text:s/>  |  2020.01.06 17:08   |   </text:span><text:a xlink:type="simple" xlink:href="http://palinfo.habago.org/Entry?Command=Information_PrintForum&amp;iPage=1#FORUM38364"><text:span text:style-name="T4">#</text:span></text:a></text:p>
      <text:p text:style-name="P9"><text:span text:style-name="T1">林靜儀的「統一言論叛國說」打臉了蔡啥洨的「維持現狀論」，綠渣亂黨東騙西騙，無奈就是有一堆蠢蛋會買單，真是無言～</text:span></text:p>
      <text:p text:style-name="P7"><text:span text:style-name="T5">張萬康</text:span><text:span text:style-name="T1"><text:s/>  |  2020.01.06 15:05   |   </text:span><text:a xlink:type="simple" xlink:href="http://palinfo.habago.org/Entry?Command=Information_PrintForum&amp;iPage=1#FORUM38363"><text:span text:style-name="T6">#</text:span></text:a></text:p>
      <text:p text:style-name="P8"><text:span text:style-name="T1">謝謝陳真指導與糾正。後藤健二、湯川遙菜，我追蹤過他們的事，對前者很敬佩，他和孩子們相處的笑容看了感心，對後者是有點敬佩（比我勇敢得多），比較多的是同情，與難以定義</text:span><text:span text:style-name="T7">......</text:span><text:span text:style-name="T1">有點像台灣一個歌唱的女子團體「</text:span><text:span text:style-name="T7">City</text:span><text:span text:style-name="T1">魅」被稱作不明定義團體，她們很土氣但可愛，紅不起來，解散很久。</text:span><text:span text:style-name="T7"><text:s/><text:line-break/></text:span><text:span text:style-name="T1">高遠菜穗子我不曉得，欠學！立刻爬文。</text:span><text:span text:style-name="T7"><text:s/><text:line-break/></text:span><text:span text:style-name="T1">我行文粗糙，用詞不當，謝謝你指正。而且把被綁架或遭恐攻當成台灣不要靠美國太近的理由，這角度、層次也有點低。很見笑，覺有點糗，哈哈哈哈哈（尬笑），不過能從陳真身上學到東西，不也是來這裡的目的之一嗎？（這兩句有點像寫作文，但也確實是如此。這是收穫。）</text:span><text:span text:style-name="T7"><text:s/><text:line-break/></text:span><text:span text:style-name="T1">其他方面也謝謝你的指出。</text:span><text:span text:style-name="T7"><text:s/><text:line-break/><text:line-break/></text:span><text:span text:style-name="T1">晚上在庶民風味的咖啡店遇到一個</text:span><text:span text:style-name="T7">44</text:span><text:span text:style-name="T1">歲的女士。她對我笑說，美國賣的直昇機是怎麼回事啊？應該叫他們賠啊，才用多久就摔了兩架，一般買小家電也有保固的啊。</text:span></text:p>
      <text:p text:style-name="P7"><text:span text:style-name="T5">鄭豐遠</text:span><text:span text:style-name="T1"><text:s/>  |  2020.01.06 11:52   |   </text:span><text:a xlink:type="simple" xlink:href="http://palinfo.habago.org/Entry?Command=Information_PrintForum&amp;iPage=1#FORUM38362"><text:span text:style-name="T6">#</text:span></text:a></text:p>
      <text:p text:style-name="P9"><text:span text:style-name="T1">台灣人非常崇拜英語，以懂英語為榮，問題是真正有心學習英語的人卻佔極少數。我有個親戚的小孩，從小什麼沒學好，倒是學了一身虛榮，在人前喜歡故意講英語，講什麼呢</text:span><text:span text:style-name="T7">? </text:span><text:span text:style-name="T1">只要看到有人，他就會衝過來大喊一句</text:span><text:span text:style-name="T7">: What's up guys? <text:line-break/><text:line-break/></text:span><text:span text:style-name="T1">然後呢</text:span><text:span text:style-name="T7">? </text:span><text:span text:style-name="T1">沒有然後了，因為他就只會這一句</text:span><text:span text:style-name="T7"><text:s/>(</text:span><text:span text:style-name="T1">大概從電視學的</text:span><text:span text:style-name="T7">)</text:span><text:span text:style-name="T1">，永遠都是大喊一句</text:span><text:span text:style-name="T7"><text:s/>What's up guys? </text:span><text:span text:style-name="T1">他的父母顯然對此感到很滿意，經常和別人說自己的小孩</text:span><text:span text:style-name="T7">"</text:span><text:span text:style-name="T1">英語很好</text:span><text:span text:style-name="T7">"</text:span><text:span text:style-name="T1">。問題是，一個人如果從頭到尾只會講一句話，你真的會認為他懂英語嗎</text:span><text:span text:style-name="T7">? </text:span><text:span text:style-name="T1">就算你把十句話，一百句話背得滾瓜爛熟，我們也不會認為這稱得上能掌握一門語言。畢竟所謂語言，得是在一種無數句子的實踐之後，產生了一種新的、屬於你自己與它之間的連結，他才會真的成為</text:span><text:span text:style-name="T7">"</text:span><text:span text:style-name="T1">你的語言</text:span><text:span text:style-name="T7">"</text:span><text:span text:style-name="T1">。</text:span><text:span text:style-name="T7"><text:s/><text:line-break/><text:line-break/></text:span><text:span text:style-name="T1">離開台灣至今三年半了，這三年半最大的一個收獲就是，我對中國以及相關的國際常識從一個可說完完全全一無所知的人，稍微進化到有一點點點基本的理解和認識，差不多就像從一個完全不懂英語的人，稍微進步到能用英語買菜那樣。但就算只是這樣一種微不足道的進步，經常也使我在面對台灣同胞時，對其發言或想法有種極大的驚訝，心中經常會出現三個巨大的驚嘆號，那就是</text:span><text:span text:style-name="T7">: <text:line-break/><text:line-break/></text:span><text:span text:style-name="T1">中國怎麼會是你說的那樣？！</text:span><text:span text:style-name="T7"><text:s/><text:line-break/><text:line-break/></text:span><text:span text:style-name="T1">美國怎麼會是你說的那樣？！</text:span><text:span text:style-name="T7"><text:s/><text:line-break/><text:line-break/></text:span><text:span text:style-name="T1">世界怎麼會是你說的那樣？！</text:span><text:span text:style-name="T7"><text:s/><text:line-break/><text:line-break/><text:line-break/></text:span><text:span text:style-name="T1">感謝巴勒網，讓我的</text:span><text:span text:style-name="T7">"</text:span><text:span text:style-name="T1">語言基礎</text:span><text:span text:style-name="T7">"</text:span><text:span text:style-name="T1">比其他人稍微好一點。面對兩岸關係，我經常對台灣同胞的想法感到很震驚，因為大部份人顯然完完全全不知道自己在說什麼。比如解放軍，人們顯然完完全全不理解解放軍是什麼樣的一種存在。今天就算退一萬步來說，台灣必須把中國當作一個敵人而不是一個同胞，那你也不可能、不應該用這樣的方式去描述台軍和解放軍之間的關係。你更不可能、也更不應該去進行那樣的一種挑釁和妄想。</text:span><text:span text:style-name="T7"><text:s/><text:line-break/><text:line-break/></text:span><text:span text:style-name="T1">你知道</text:span><text:span text:style-name="T7"><text:s/>1949 </text:span><text:span text:style-name="T1">年中華人民共和國成立後，打過幾次戰爭嗎</text:span><text:span text:style-name="T7">? </text:span><text:span text:style-name="T1">你知道其中和美國交過幾次手，以及這些戰爭的結果嗎</text:span><text:span text:style-name="T7">? </text:span><text:span text:style-name="T1">你有聽過珍寶島事件和中越戰爭</text:span><text:span text:style-name="T7"><text:s/>(</text:span><text:span text:style-name="T1">不是越戰</text:span><text:span text:style-name="T7">) </text:span><text:span text:style-name="T1">嗎</text:span><text:span text:style-name="T7">? </text:span><text:span text:style-name="T1">你知道這些戰爭的結果嗎</text:span><text:span text:style-name="T7">? <text:line-break/><text:line-break/></text:span><text:span text:style-name="T1">如果大家不知道，不妨搜尋一下相關關鍵字，維基百科上就有一些資料。</text:span><text:span text:style-name="T7"><text:s/><text:line-break/><text:line-break/></text:span><text:span text:style-name="T1">共產黨領導下的中國，面對主權和領土，從來不會有一絲妥協的。上面說的珍寶島事件最終差點引發中蘇之間的核戰，中越戰爭則對越南一整個國家造成毀滅性的打擊，而這些都還是在中國的國力及軍隊遠不及對手的狀況下發生的。今天中國的實力已經可以說遠超過除了美國之外的所有國家，台灣對中國來說又是一個完全的內政而不是邊界問題，你認為中國有可能會因為任何武力的恫嚇而收手嗎</text:span><text:span text:style-name="T7">? <text:line-break/><text:line-break/></text:span><text:span text:style-name="T1">台灣人再怎麼厭惡或排斥對岸的中國，都絕不應該選擇武力思維來當作解決途徑，因為第一你是意圖在殘殺和自己同文同種的華人同胞，第二以目前解放軍的能力，你根本無法殘殺對方，只有對方能輕易殘殺你。如果連這一丁點幾本認識都沒有，那我們會說你根本不瞭解兩岸情勢，根本不知道台灣是什麼角色。</text:span></text:p>
      <text:p text:style-name="P7"><text:span text:style-name="T5">陳真</text:span><text:span text:style-name="T1"><text:s/>  |  2020.01.06 11:49   |   </text:span><text:a xlink:type="simple" xlink:href="http://palinfo.habago.org/Entry?Command=Information_PrintForum&amp;iPage=1#FORUM38361"><text:span text:style-name="T6">#</text:span></text:a></text:p>
      <text:p text:style-name="P8"><text:span text:style-name="T1">卡韓政變</text:span><text:span text:style-name="T7"><text:s/>(225)</text:span><text:span text:style-name="T1">：該被轉型的反而正義了</text:span><text:span text:style-name="T7"><text:s/><text:line-break/><text:line-break/></text:span><text:span text:style-name="T1">陳真</text:span><text:span text:style-name="T7"><text:s/>2020. 1. 6. <text:line-break/><text:line-break/><text:line-break/></text:span><text:span text:style-name="T1">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text:span><text:span text:style-name="T7"><text:s/><text:line-break/><text:line-break/></text:span><text:span text:style-name="T1">我有篇英文論文，講到</text:span><text:span text:style-name="T7">nonsense</text:span><text:span text:style-name="T1">這個概念。齊克果、尼采和維根斯坦都圍繞著</text:span><text:span text:style-name="T7">nonsense</text:span><text:span text:style-name="T1">打轉，為何他們沒有走向比方說叔本華那樣一種虛無主義，也許是因為他們終究都還相信著某種東西之無可置疑。</text:span><text:span text:style-name="T7"><text:s/><text:line-break/><text:line-break/></text:span><text:span text:style-name="T1">這樣一種「基本信任」，對我們自身來說，無非也是一種自我救贖。因為，當我們什麼都不信時，那你還相信自己嗎？如果你真的什麼都不信，為何卻這麼相信自己的胡亂猜疑？為何反倒相信無腦的陰謀論？</text:span><text:span text:style-name="T7"><text:s/><text:line-break/><text:line-break/></text:span><text:span text:style-name="T1">講這些是為了說明陰謀論和懷疑主義之間仍然有個重大區別，後者「來風」，但並非全然「空穴」。</text:span><text:span text:style-name="T7"><text:s/><text:line-break/><text:line-break/></text:span><text:span text:style-name="T1">即便承認懷疑主義的價值，我一般仍然不會在這個層次上談事情，而是採取知識上的極端保守主義，亦即相當有把握的事我才公開講。但在私底下，比方說我跟學姊之間，言論尺度就不會這麼嚴謹了。</text:span><text:span text:style-name="T7"><text:s/><text:line-break/><text:line-break/></text:span><text:span text:style-name="T1">舉個例，我對綠營數以兆計的瘋狂貪污及貪瀆規模始終感到有點不可思議，因為那根本就是末世紀的幹法，能搶就搶，能撈就撈，完全沒有尺度，沒有一絲廉恥，完全不顧吃相了。為什麼？因為沒有明天。</text:span><text:span text:style-name="T7"><text:s/><text:line-break/><text:line-break/></text:span><text:span text:style-name="T1">這意味著什麼？意味著：</text:span><text:span text:style-name="T7"><text:s/><text:line-break/><text:line-break/></text:span><text:span text:style-name="T1">一，某種攤牌的時刻快到了。</text:span><text:span text:style-name="T7"><text:s/><text:line-break/><text:line-break/></text:span><text:span text:style-name="T1">二，搞爛台灣是美方所樂見，甚至已形成一種政策，因此放縱走狗們盡量貪，盡量惡搞，搞死台灣。一來做為一種滋生動亂的基礎環境，二來讓對岸有朝一日就算收復台灣，亦是一片荒蕪。</text:span><text:span text:style-name="T7"><text:s/><text:line-break/><text:line-break/></text:span><text:span text:style-name="T1">這其實一點都不是陰謀論，而是合理懷疑，畢竟綠營之所為，絲毫看不出來這些政治人渣打算在台灣長治久安地生活下去。</text:span><text:span text:style-name="T7"><text:s/><text:line-break/><text:line-break/></text:span><text:span text:style-name="T1">看事情有正反兩種推論。你可以從正面</text:span><text:span text:style-name="T7">(positive)</text:span><text:span text:style-name="T1">思考，也能從反面倒過來想，亦即：「如果不是這樣，還會哪樣？」如果人渣們不是抱持著末世紀心態，怎麼可能殺雞取卵什麼都要吸乾啃光？</text:span><text:span text:style-name="T7"><text:s/><text:line-break/><text:line-break/></text:span><text:span text:style-name="T1">蔡英文欺盡世人長達三十幾年的假學歷亦是反面</text:span><text:span text:style-name="T7"><text:s/>(negative)</text:span><text:span text:style-name="T1">思維之一例：如果她的學歷是真的，她一秒鐘就能證明，還需要打官司控告人嗎？打官司不是要證據嗎？那她就把證據直接拿出來不就好了？怎麼反而把根本毫無機密性可言的升等資料列為期限長達</text:span><text:span text:style-name="T7">30</text:span><text:span text:style-name="T1">年的機密？那不是心裏有鬼嗎？再說，</text:span><text:span text:style-name="T7">30</text:span><text:span text:style-name="T1">年後，還有幾個人認識什麼蔡英文？</text:span><text:span text:style-name="T7"><text:s/><text:line-break/><text:line-break/></text:span><text:span text:style-name="T1">蔡英文是舊國民黨紅人，也就是她最喜歡扣別人帽子的所謂「黨國餘孽」。她自己就是黨國餘孽的最典型代表。在那個黨國壓倒一切的皇朝年代，別說沒有博士學位，就算連小學學位也沒有，只要黨政關係良好，想去黨校</text:span><text:span text:style-name="T7">(</text:span><text:span text:style-name="T1">政大</text:span><text:span text:style-name="T7">) </text:span><text:span text:style-name="T1">任教，一點也不是問題。</text:span><text:span text:style-name="T7"><text:s/><text:line-break/><text:line-break/></text:span><text:span text:style-name="T1">蔡英文當年的貴人是一位舊黨國紅人，叫做馮滬祥。這個人跟我有點間接的淵源。當年</text:span><text:span text:style-name="T7"><text:s/>(1985</text:span><text:span text:style-name="T1">年</text:span><text:span text:style-name="T7">)</text:span><text:span text:style-name="T1">，我和阿耀等人幫阿扁在高雄辦了一個「一人一元、輪椅行軍」的抗議活動，就是因為阿扁在黨外雜誌上指出這位東海大學哲學系的馮滬祥教授之論文乃是通篇抄襲，「以翻譯代替著作」。</text:span><text:span text:style-name="T7"><text:s/><text:line-break/><text:line-break/></text:span><text:span text:style-name="T1">這是一個根本無可抵賴的事實，結果，抓小偷的阿扁，反而被小偷馮滬祥給抓去關了一年</text:span><text:span text:style-name="T7"><text:s/>(</text:span><text:span text:style-name="T1">背後指使者就是宋楚瑜</text:span><text:span text:style-name="T7">)</text:span><text:span text:style-name="T1">，而且還判決阿扁必須賠償馮滬祥兩百萬元。這個案子就是所謂蓬萊島事件。我們在高雄幫阿扁發動的「一人一元、輪椅行軍」抗議活動，就是為了募集這兩百萬罰款，做為一種抗爭。</text:span><text:span text:style-name="T7"><text:s/><text:line-break/><text:line-break/></text:span><text:span text:style-name="T1">這位馮滬祥當年呼風喚雨，喊水會結冰，他就是當年引薦蔡英文進入學界的當朝紅人。</text:span><text:span text:style-name="T7"><text:s/><text:line-break/><text:line-break/></text:span><text:span text:style-name="T1">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text:span><text:span text:style-name="T7">82</text:span><text:span text:style-name="T1">天就保外就醫至今。</text:span><text:span text:style-name="T7"><text:s/><text:line-break/><text:line-break/></text:span><text:span text:style-name="T1">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text:span><text:span text:style-name="T7"><text:s/><text:line-break/><text:line-break/></text:span><text:span text:style-name="T1">台灣確實需要轉型正義，才能讓各方妖魔鬼怪現形，讓善惡是非獲得它應有的評價。荒唐的是，需要被轉型的，卻重新集結，掠奪政權，反而成為正義的一方，繼續變本加厲地殘害忠良，危害社會。</text:span></text:p>
      <text:p text:style-name="P7"><text:span text:style-name="T5">陳真</text:span><text:span text:style-name="T1"><text:s/>  |  2020.01.06 10:42   |   </text:span><text:a xlink:type="simple" xlink:href="http://palinfo.habago.org/Entry?Command=Information_PrintForum&amp;iPage=1#FORUM38360"><text:span text:style-name="T6">#</text:span></text:a></text:p>
      <text:p text:style-name="P8"><text:span text:style-name="T1">萬康，</text:span><text:span text:style-name="T7"><text:s/><text:line-break/><text:line-break/></text:span><text:span text:style-name="T1">幾位在伊拉克或敘利亞被綁架、勒贖的日本人，例如高遠菜穗子、後藤健二與湯川遙菜，他們之所以被綁或被殺</text:span><text:span text:style-name="T7"><text:s/>(</text:span><text:span text:style-name="T1">後藤健二與湯川遙菜</text:span><text:span text:style-name="T7">) </text:span><text:span text:style-name="T1">並非因為什麼「被捲入」那般猥瑣，而是自願前往危險地區。</text:span><text:span text:style-name="T7"><text:s/><text:line-break/><text:line-break/></text:span><text:span text:style-name="T1">特別是後來被救出的高遠菜穗子與遭到斬首的後藤健二，我對他們充滿敬意：善良，勇敢，正直。他們長年從事關注與協助戰區受難者及難民特別是兒童難民的工作。要不是世界上依然有這樣一些人的存在，活著肯定是一件很孤單的事。就跟阿桑吉一樣，他們就像陽光，就像燈塔，給人們</text:span><text:span text:style-name="T7"><text:s/>(</text:span><text:span text:style-name="T1">至少是給我</text:span><text:span text:style-name="T7">) </text:span><text:span text:style-name="T1">帶來一種指引與仰望。</text:span><text:span text:style-name="T7"><text:s/><text:line-break/><text:line-break/></text:span><text:span text:style-name="T1">至於你對兩岸之間的描述，什麼「戰爭狀態」、「反共機制」的什麼「處斷力」云云，事實上也完全脫離了基本現實。</text:span></text:p>
      <text:p text:style-name="P7"><text:span text:style-name="T5">孫從輔</text:span><text:span text:style-name="T1"><text:s/>  |  2020.01.06 10:23   |   </text:span><text:a xlink:type="simple" xlink:href="http://palinfo.habago.org/Entry?Command=Information_PrintForum&amp;iPage=1#FORUM38359"><text:span text:style-name="T6">#</text:span></text:a></text:p>
      <text:p text:style-name="P9"><text:span text:style-name="T1">有一次朋友問我：台灣應該靠向中國還是美國？</text:span><text:span text:style-name="T7"><text:s/><text:line-break/><text:line-break/></text:span><text:span text:style-name="T1">我說：當然是中國，兩岸同文同種，而且美國那麼邪惡。</text:span><text:span text:style-name="T7"><text:s/><text:line-break/><text:line-break/></text:span><text:span text:style-name="T1">朋友顯然不認同我的回答，但也不想在這個認定上討論下去，於是轉換問題：撇開血緣和道德，純就台灣人的利益來說，應該靠向中國還是美國？</text:span><text:span text:style-name="T7"><text:s/><text:line-break/><text:line-break/></text:span><text:span text:style-name="T1">我說：答案很簡單。就算兩個強權國家一樣壞，台灣應該選擇在小學課本裡面教導台灣人是同胞的那個國家。</text:span><text:span text:style-name="T7"><text:s/><text:line-break/><text:line-break/></text:span><text:span text:style-name="T1">朋友默然不語，但也無法反駁。</text:span><text:span text:style-name="T7"><text:s/><text:line-break/><text:line-break/></text:span><text:span text:style-name="T1">我曾從一些最基本的假設開始思考，認識到台灣人因兩岸關係得到的好處，遠大於目前的商業利益，但大部分人不自知。首先，對台灣來說，什麼是最糟的命運？我認為最糟的莫過於是遭受核武器攻擊，以致島毀人亡</text:span><text:span text:style-name="T7"><text:s/>(</text:span><text:span text:style-name="T1">如果以百年時間為尺度，這個擔憂並不誇張</text:span><text:span text:style-name="T7">)</text:span><text:span text:style-name="T1">。由於台灣被當作是中國的一部分，中國大陸本身不可能對台灣進行島毀人亡的打擊。而任何國際勢力也都認識到，對台灣的毀滅性打擊，將被中國大陸視為對本土的攻擊。從這方面來說，台灣是相當安全的。比如朝鮮若要對週邊的美國附庸國進行核武威脅，日本最應該擔心，韓國反而不需要那麼擔心，而台灣完全不用擔心。因此，台灣在發展過程中，已經免去了世上許多中小國家僅僅為了要在險惡的國際叢林中生存下來，所需付出的代價</text:span><text:span text:style-name="T7"><text:s/>(</text:span><text:span text:style-name="T1">想想古巴和伊朗</text:span><text:span text:style-name="T7">)</text:span><text:span text:style-name="T1">。惟一可能對台灣進行毀滅性武力打擊的只有美國，他們在棄守時可能會設法把一切搞爛，而中共絕對會全力降低此事發生的機率。</text:span><text:span text:style-name="T7"><text:s/><text:line-break/><text:line-break/></text:span><text:span text:style-name="T1">再來，就如一開始所說，中國大陸從小學就開始教導台灣人是同胞。對台灣人來說，世界上有什麼比十幾億人接受這樣的政治教育更有福氣的事？如果我們對台灣仇中教育的根深蒂固感到悲觀，那我們應該對大陸正面教育的根深蒂固</text:span><text:span text:style-name="T7">---</text:span><text:span text:style-name="T1">即使打個折吧</text:span><text:span text:style-name="T7">---</text:span><text:span text:style-name="T1">感到樂觀，至少我是如此。對岸網路上百萬人的仇台言論固然驚人，但和從小受同胞教育的十幾億人比起來，可能微不足道。如果對岸修改這項政治教育，或者對西方媒體管制開放了，才真正值得擔憂。不過我支持陳真醫生的呼籲，對岸能少一個無腦仇台的同胞總是好。</text:span><text:span text:style-name="T7"><text:s/><text:line-break/><text:line-break/></text:span><text:span text:style-name="T1">最後，我也是被李光耀一段話說服，才開始相信兩岸必然統一。他的論述大概是這樣：</text:span><text:span text:style-name="T7">”</text:span><text:span text:style-name="T1">台灣對中國是核心利益，對美國不是，因此中國在統一戰爭中，一次打不過會再打，二次打不過會再打，直到打贏為止。</text:span><text:span text:style-name="T7">” <text:line-break/><text:line-break/></text:span><text:span text:style-name="T1">我希望中共能著重在消滅台灣人的反抗意志，而非台灣人的生命。雖然對台灣人來說並不光采，但活下來才有可能性，才有機會認識到昨非而今是。</text:span></text:p>
      <text:p text:style-name="P7"><text:span text:style-name="T5">葉小慧</text:span><text:span text:style-name="T1"><text:s/>  |  2020.01.06 02:22   |   </text:span><text:a xlink:type="simple" xlink:href="http://palinfo.habago.org/Entry?Command=Information_PrintForum&amp;iPage=1#FORUM38358"><text:span text:style-name="T6">#</text:span></text:a></text:p>
      <text:p text:style-name="P8"><text:span text:style-name="T1">前幾天掃到一篇關於美國媒體涉香港報導的雙標新聞，感到相當難得，但因為中文來源是橙訊，覺得需要再做追蹤原始文章出處，目前找到新蘇黎世報</text:span><text:span text:style-name="T7">NZZ</text:span><text:span text:style-name="T1">的原始版本：</text:span><text:span text:style-name="T7"><text:s/><text:line-break/><text:line-break/>«New York Times» und CNN berichten tendenziös über die Aufstände in Hongkong: Woher rührt die Doppelmoral amerikanischer Medien? <text:line-break/><text:line-break/>Matthias Müller, Peking <text:line-break/><text:line-break/>28.12.2019, 05.30 Uhr <text:line-break/><text:line-break/></text:span><text:a xlink:type="simple" xlink:href="https://www.nzz.ch/feuilleton/die-doppelmoral-der-amerikanischen-medien-ld.1530254"><text:span text:style-name="T9">https://www.nzz.ch/feuilleton/die-doppelmoral-der-amerikanischen-medien-ld.1530254</text:span></text:a><text:span text:style-name="T7"><text:line-break/><text:line-break/>---- <text:line-break/>[</text:span><text:span text:style-name="T1">中文版本</text:span><text:span text:style-name="T7"><text:s/>by </text:span><text:span text:style-name="T1">橙訊</text:span><text:span text:style-name="T7">] <text:line-break/><text:line-break/></text:span><text:span text:style-name="T1">瑞士主流媒體引大量數據　揭美國媒體在涉香港報導上嚴重「雙標」</text:span><text:span text:style-name="T7"><text:s/><text:line-break/></text:span><text:a xlink:type="simple" xlink:href="http://www.orangenews.hk/news/system/2020/01/03/010135857.shtml"><text:span text:style-name="T9">http://www.orangenews.hk/news/system/2020/01/03/010135857.shtml</text:span></text:a><text:span text:style-name="T7"><text:line-break/><text:line-break/>2020-01-03 12:39 <text:line-break/><text:line-break/></text:span><text:span text:style-name="T1">瑞士主流媒體引大量數據　揭美國媒體在涉香港報導上嚴重「雙標」</text:span><text:span text:style-name="T7"><text:s/><text:line-break/><text:line-break/></text:span><text:span text:style-name="T1">【橙訊】瑞士主流媒體《新蘇黎世報》近日刊發駐華記者馬蒂亞斯</text:span><text:span text:style-name="T7">·</text:span><text:span text:style-name="T1">穆勒題為《美國媒體在涉香港報導上的尷尬》的文章，引用大量資料和觀點批評美國及西方媒體在涉港報導中採用雙重標準，高度扭曲、偏離事實，嚴重政治化，背離媒體使命。</text:span><text:span text:style-name="T7"><text:s/><text:line-break/><text:line-break/></text:span><text:span text:style-name="T1">一、美國及西方媒體在涉港報導和對其它國家報導呈明顯兩面性。</text:span><text:span text:style-name="T7"><text:s/><text:line-break/><text:line-break/></text:span><text:span text:style-name="T1">一是體現在報導數量上。</text:span><text:span text:style-name="T7">Fair.org</text:span><text:span text:style-name="T1">對</text:span><text:span text:style-name="T7">CNN</text:span><text:span text:style-name="T1">和《紐約時報》進行的調查顯示，上述兩家媒體對香港的報導數量、密集程度遠高於對同樣動盪的智利、厄瓜多爾、海地等地，而顯然上述國家在過去幾周的傷亡人數和被捕者人數明顯更多，事態也更加嚴重。</text:span><text:span text:style-name="T7"><text:s/><text:line-break/><text:line-break/></text:span><text:span text:style-name="T1">截止</text:span><text:span text:style-name="T7">11</text:span><text:span text:style-name="T1">月</text:span><text:span text:style-name="T7">22</text:span><text:span text:style-name="T1">日，兩家媒體共刊發</text:span><text:span text:style-name="T7">737</text:span><text:span text:style-name="T1">篇涉港報導，</text:span><text:span text:style-name="T7">36</text:span><text:span text:style-name="T1">篇涉智利報導、</text:span><text:span text:style-name="T7">28</text:span><text:span text:style-name="T1">篇涉海地報導、</text:span><text:span text:style-name="T7">12</text:span><text:span text:style-name="T1">篇涉厄瓜多爾報導。報導的絕對數量某種程度上暗示了其扭曲程度。</text:span><text:span text:style-name="T7"><text:s/><text:line-break/><text:line-break/></text:span><text:span text:style-name="T1">二是體現在報導基調上。研究顯示，</text:span><text:span text:style-name="T7">10</text:span><text:span text:style-name="T1">月份香港暴力升級以來，</text:span><text:span text:style-name="T7">CNN</text:span><text:span text:style-name="T1">和《紐約時報》仍堅持以「民主抗議者」稱呼上街示威的人，但對智利和厄瓜多爾的示威者則稱為「暴亂分子」、「縱火者」、「匪徒」，顯示兩群人做同一件事，報導卻不是一回事。</text:span><text:span text:style-name="T7"><text:s/><text:line-break/><text:line-break/></text:span><text:span text:style-name="T1">二、以《紐約時報》和</text:span><text:span text:style-name="T7">CNN</text:span><text:span text:style-name="T1">為首的西方知名媒體在涉港報導上高度扭曲、偏離事實。</text:span><text:span text:style-name="T7"><text:s/><text:line-break/><text:line-break/></text:span><text:span text:style-name="T1">在上述兩個媒體高度片面關注香港警方「暴力鎮壓」時，被暴力示威者打死的</text:span><text:span text:style-name="T7">70</text:span><text:span text:style-name="T1">歲老人在兩家媒體看來卻是不值一提的小事。暴力示威者用弓箭襲警一事在《紐約時報》的報導中被輕描淡寫成「警察被箭頭所傷，原因是示威者試圖反抗暴力鎮壓的警方」。</text:span><text:span text:style-name="T7"><text:s/><text:line-break/><text:line-break/></text:span><text:span text:style-name="T1">據</text:span><text:span text:style-name="T7">fair.org</text:span><text:span text:style-name="T1">調查顯示，</text:span><text:span text:style-name="T7">CNN</text:span><text:span text:style-name="T1">的報導畫面中出現的示威者自製的炸彈與</text:span><text:span text:style-name="T7">2013</text:span><text:span text:style-name="T1">年波士頓馬拉松恐襲事件中造成大量人員死傷的炸彈威力相當，甚至更大。但</text:span><text:span text:style-name="T7">CNN</text:span><text:span text:style-name="T1">對這些無節制使用暴力的證據視而不見，依然將其美化為「民主抗議人士」，嚴重偏離事實。</text:span><text:span text:style-name="T7"><text:s/><text:line-break/><text:line-break/></text:span><text:span text:style-name="T1">三、號稱「客觀獨立」的美媒實則嚴重「政治化」。</text:span><text:span text:style-name="T7"><text:s/><text:line-break/><text:line-break/></text:span><text:span text:style-name="T1">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text:span><text:span text:style-name="T7"><text:s/><text:line-break/><text:line-break/></text:span><text:span text:style-name="T1">四、知名美媒雙標報導的原因或許僅僅因為他們與香港暴力示威者有共同的「敵人」，即崛起中的中國。所以為香港暴力分子辯護已寫入美國媒體的基因中。</text:span><text:span text:style-name="T7"><text:s/><text:line-break/><text:line-break/></text:span><text:span text:style-name="T1">五、目前美西方媒體的報導方式已背離媒體使命。</text:span><text:span text:style-name="T7"><text:s/><text:line-break/><text:line-break/></text:span><text:span text:style-name="T1">《紐約時報》和</text:span><text:span text:style-name="T7">CNN</text:span><text:span text:style-name="T1">以及其他西方媒體上述此類雙標的報導只會幫倒忙，媒體原本的使命應該是與各方保持距離、批判性地報導，指出真正的問題，而不是現在這樣。</text:span><text:span text:style-name="T7"><text:s/><text:line-break/><text:line-break/></text:span><text:span text:style-name="T1">責編：</text:span><text:span text:style-name="T7">CW</text:span></text:p>
      <text:p text:style-name="P7"><text:span text:style-name="T5">陳真</text:span><text:span text:style-name="T1"><text:s/>  |  2020.01.06 01:57   |   </text:span><text:a xlink:type="simple" xlink:href="http://palinfo.habago.org/Entry?Command=Information_PrintForum&amp;iPage=1#FORUM38357"><text:span text:style-name="T6">#</text:span></text:a></text:p>
      <text:p text:style-name="P9"><text:span text:style-name="T1">我從美國身上看到一個</text:span><text:span text:style-name="T7"><text:s/>"</text:span><text:span text:style-name="T1">成功</text:span><text:span text:style-name="T7">" </text:span><text:span text:style-name="T1">要素就是</text:span><text:span text:style-name="T7"><text:s/>"</text:span><text:span text:style-name="T1">絕對理性</text:span><text:span text:style-name="T7">"</text:span><text:span text:style-name="T1">，或者說</text:span><text:span text:style-name="T7"><text:s/>"</text:span><text:span text:style-name="T1">完全的利害取向</text:span><text:span text:style-name="T7">"</text:span><text:span text:style-name="T1">，簡單說就是絕不允許一絲無謂情感或一絲道德考量的影響，完全在利害方面做分析，完全目的取向，完全不擇手段。</text:span><text:span text:style-name="T7"><text:s/><text:line-break/><text:line-break/></text:span><text:span text:style-name="T1">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text:span><text:span text:style-name="T7"><text:s/><text:line-break/><text:line-break/></text:span><text:span text:style-name="T1">另外，常有人問我韓國瑜到底會不會贏？其實我也不知道。在這一點上，我不會比大家更高明。往後六天，若無其它奧步出現，我自己是估計他將可贏至少五十萬票。與其說是估計，不如說是憑感覺猜測。</text:span><text:span text:style-name="T7"><text:s/><text:line-break/><text:line-break/></text:span><text:span text:style-name="T1">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text:span><text:span text:style-name="T7"><text:s/><text:line-break/><text:line-break/></text:span><text:span text:style-name="T1">我唯一沒有把握的是我不知道美國及這些綠色人渣會再搞出什麼奧步。很難想像人渣歹徒們會束手就擒，這向來不是他們的作風。不管誰勝誰負，歷史都得翻到下一章，台灣恐怕很難有太平日了。</text:span></text:p>
      <text:p text:style-name="P7"><text:span text:style-name="T5">陳真</text:span><text:span text:style-name="T1"><text:s/>  |  2020.01.06 01:08   |   </text:span><text:a xlink:type="simple" xlink:href="http://palinfo.habago.org/Entry?Command=Information_PrintForum&amp;iPage=1#FORUM38356"><text:span text:style-name="T6">#</text:span></text:a></text:p>
      <text:p text:style-name="P8"><text:span text:style-name="T1">聲援阿桑吉站樁記實</text:span><text:span text:style-name="T7"><text:s/>(</text:span><text:span text:style-name="T1">六</text:span><text:span text:style-name="T7">) <text:line-break/><text:line-break/></text:span><text:span text:style-name="T1">陳真</text:span><text:span text:style-name="T7"><text:s/><text:line-break/>2020. 01. 04. <text:line-break/><text:line-break/><text:line-break/></text:span><text:span text:style-name="T1">今天依舊來到</text:span><text:span text:style-name="T7"><text:s/>AIT </text:span><text:span text:style-name="T1">靜站，遠遠就看到一堆警察，把小慧和良哲及智巽圍住。他們早到，所以就先站了。</text:span><text:span text:style-name="T7"><text:s/><text:line-break/><text:line-break/></text:span><text:span text:style-name="T1">我方人員這回有</text:span><text:span text:style-name="T7">11</text:span><text:span text:style-name="T1">人，警方這回派出二十幾個，比上回少一些，而且是一些生面孔，反應上似乎比較緊張一些。</text:span><text:span text:style-name="T7"><text:s/><text:line-break/><text:line-break/>AIT </text:span><text:span text:style-name="T1">最近發表了一堆黑鷹鬼話，而且竟然還降半旗，所謂「司馬昭之心，路人皆知」，但在島內，司馬昭之心卻少有人知。</text:span><text:span text:style-name="T7"><text:s/><text:line-break/><text:line-break/></text:span><text:span text:style-name="T1">我這回注意到</text:span><text:span text:style-name="T7"><text:s/>AIT </text:span><text:span text:style-name="T1">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text:span><text:span text:style-name="T7">--</text:span><text:span text:style-name="T1">重慶南路一段。</text:span><text:span text:style-name="T7"><text:s/><text:line-break/><text:line-break/></text:span><text:span text:style-name="T1">但你知道嗎？今天靜站時，我一個人想走進這條馬路看看它通往何處時，十幾名警察馬上把我擋住，不准我通過。很荒唐吧？萬一我家就住在馬路的另一頭，我就不用回家了是嗎？還是我應該搭直升機穿越這條馬路？</text:span><text:span text:style-name="T7"><text:s/><text:line-break/><text:line-break/></text:span><text:span text:style-name="T1">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text:span><text:span text:style-name="T7"><text:s/><text:line-break/><text:line-break/></text:span><text:span text:style-name="T1">這幾次來到台灣真正的「總統府」</text:span><text:span text:style-name="T7">--AIT </text:span><text:span text:style-name="T1">靜站，讓我有個很深的感慨就是，這裏就像個戒備森嚴的宮廷，氣氛肅殺，就連巴勒網這麼溫和的一種抗議方式，依舊讓他們如臨大敵。我看，就算是重慶南路一段</text:span><text:span text:style-name="T7">122</text:span><text:span text:style-name="T1">號那個冒牌的「總統府」都沒有戒備得這麼森嚴。</text:span><text:span text:style-name="T7"><text:s/><text:line-break/><text:line-break/></text:span><text:span text:style-name="T1">靜站後，我問大家說，下個月阿桑吉就要開庭審理引渡問題，我們的靜站要不要再稍微強硬一點、以身試法？比方說參與者不再分成兩群，而是所有人全部集結在</text:span><text:span text:style-name="T7"><text:s/>AIT </text:span><text:span text:style-name="T1">圍牆前或其入口，決心讓警方逮捕？大部份的人的意思似乎是傾向不要這樣做。</text:span><text:span text:style-name="T7"><text:s/><text:line-break/><text:line-break/></text:span><text:span text:style-name="T1">我回來和學姐商量，她也不贊成以身試法</text:span><text:span text:style-name="T7"><text:s/>(</text:span><text:span text:style-name="T1">事實上，我們現在已經全員都在所謂禁制區內</text:span><text:span text:style-name="T7">)</text:span><text:span text:style-name="T1">。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text:span><text:span text:style-name="T7"><text:s/><text:line-break/><text:line-break/></text:span><text:span text:style-name="T1">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span></text:p>
      <text:p text:style-name="P7"><text:span text:style-name="T5">怡靜</text:span><text:span text:style-name="T1"><text:s/>  |  2020.01.06 01:01   |   </text:span><text:a xlink:type="simple" xlink:href="http://palinfo.habago.org/Entry?Command=Information_PrintForum&amp;iPage=1#FORUM38355"><text:span text:style-name="T6">#</text:span></text:a></text:p>
      <text:p text:style-name="P9"><text:span text:style-name="T1">同場加映</text:span><text:span text:style-name="T7"><text:s/><text:line-break/></text:span><text:span text:style-name="T1">今天剛好花了點時間把王孟源這段訪談看完</text:span><text:span text:style-name="T7"><text:s/><text:line-break/></text:span><text:span text:style-name="T1">受訪時間是</text:span><text:span text:style-name="T7">2017/9/6 </text:span><text:span text:style-name="T1">，有興趣的朋友可以看看。</text:span><text:span text:style-name="T7"><text:s/><text:line-break/>https://youtu.be/CCklFNmVewk <text:line-break/></text:span><text:span text:style-name="T1">當台灣被統一</text:span></text:p>
      <text:p text:style-name="P7"><text:span text:style-name="T5">政信</text:span><text:span text:style-name="T1"><text:s/>  |  2020.01.06 00:20   |   </text:span><text:a xlink:type="simple" xlink:href="http://palinfo.habago.org/Entry?Command=Information_PrintForum&amp;iPage=1#FORUM38354"><text:span text:style-name="T6">#</text:span></text:a></text:p>
      <text:p text:style-name="P8"><text:span text:style-name="T1">對於台美關係我覺得有個形容詞用得很好，叫做「</text:span><text:span text:style-name="T7">frenemy</text:span><text:span text:style-name="T1">」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text:span><text:span text:style-name="T7">64</text:span><text:span text:style-name="T1">該紀念時就出來紀念一下（馬英九每年都會紀念）把事情交代過去，上面的事情如果沒出來演一演美國智庫又開始寫「台灣傾中將造成</text:span><text:span text:style-name="T7">balabal</text:span><text:span text:style-name="T1">失衡，使台灣民煮受創」，演得不認真美國</text:span><text:span text:style-name="T7">CIA</text:span><text:span text:style-name="T1">又準備要民主歡樂送了，與其這樣還是演ㄧ演好了。</text:span><text:span text:style-name="T7"><text:s/><text:line-break/><text:line-break/></text:span><text:span text:style-name="T1">下面是中科院院長寫的文章，美國人一點都不希望你自己變強大起來，他希望你當狗還要自己買狗糧。</text:span><text:span text:style-name="T7"><text:s/><text:line-break/><text:line-break/>https://udn.com/news/story/10930/4170057</text:span></text:p>
      <text:p text:style-name="P7"><text:span text:style-name="T5">陳真</text:span><text:span text:style-name="T1"><text:s/>  |  2020.01.06 00:00   |   </text:span><text:a xlink:type="simple" xlink:href="http://palinfo.habago.org/Entry?Command=Information_PrintForum&amp;iPage=1#FORUM38353"><text:span text:style-name="T6">#</text:span></text:a></text:p>
      <text:p text:style-name="P9"><text:span text:style-name="T1">卡韓政變</text:span><text:span text:style-name="T7"><text:s/>(224)</text:span><text:span text:style-name="T1">：黑鷹鬼話</text:span><text:span text:style-name="T7"><text:s/><text:line-break/><text:line-break/></text:span><text:span text:style-name="T1">陳真</text:span><text:span text:style-name="T7"><text:s/>2020. 1. 5. <text:line-break/><text:line-break/><text:line-break/></text:span><text:span text:style-name="T1">今天，如果你耗盡身家財產、省吃儉用，花了八百多億買了幾十架號稱全世界最棒的汽車，結果買來之後，一年撞一台，死了好多人；而且更離奇的是，車子還會很神祕地自己跑去撞牆，那麼，你接下來會怎麼做？</text:span><text:span text:style-name="T7"><text:s/><text:line-break/><text:line-break/></text:span><text:span text:style-name="T1">應該是去找賣你車子的人算帳不是嗎？第一，對方應鉅額賠償。第二，應該找個第三方來檢查這些車子是否被偷偷安裝了什麼自毀機制，或是車子哪裏有問題。</text:span><text:span text:style-name="T7"><text:s/><text:line-break/><text:line-break/></text:span><text:span text:style-name="T1">黑鷹神祕墜機事件就是如此，但是現實發展卻十分荒唐。受害者不但沒有去找黑心廠商</text:span><text:span text:style-name="T7"><text:s/>(</text:span><text:span text:style-name="T1">即美國</text:span><text:span text:style-name="T7">) </text:span><text:span text:style-name="T1">算帳，反而還感謝黑心廠商關心我方之人員傷亡。</text:span><text:span text:style-name="T7"><text:s/><text:line-break/><text:line-break/></text:span><text:span text:style-name="T1">黑心廠商的反應也很離奇，它媽的他家居然降半旗「哀悼」，而且對於自己所發明的車子之屢屢神祕墜機</text:span><text:span text:style-name="T7"><text:s/>(</text:span><text:span text:style-name="T1">五年十次失事</text:span><text:span text:style-name="T7">) </text:span><text:span text:style-name="T1">一點反應都沒有，反倒一副胸有成竹。這樣的反應是正常的嗎？你不會覺得奇怪為何自己發明的車子屢屢失事？</text:span><text:span text:style-name="T7"><text:s/><text:line-break/><text:line-break/></text:span><text:span text:style-name="T1">然而，當有個正常人說應該委託第三方公正單位調查失事原因時，這個人</text:span><text:span text:style-name="T7"><text:s/>(</text:span><text:span text:style-name="T1">新黨黨主席郁慕明</text:span><text:span text:style-name="T7">) </text:span><text:span text:style-name="T1">卻反而被群起圍攻，說他不愛台灣。</text:span><text:span text:style-name="T7"><text:s/><text:line-break/><text:line-break/></text:span><text:span text:style-name="T1">更荒唐的是，買賣雙方事發之後竟然馬上一致影射可能是受害者某個遠親所下的毒手。媽的，這樣的毒手要怎麼下？而且，那位遠親正忙著在全世界做生意，他最怕的就是你家有事，他會有什麼理由來害你？</text:span><text:span text:style-name="T7"><text:s/><text:line-break/><text:line-break/></text:span><text:span text:style-name="T1">買賣雙方這樣的一堆離奇反應，你不覺得很奇怪嗎？</text:span><text:span text:style-name="T7"><text:s/></text:span></text:p>
      <text:p text:style-name="P7"><text:span text:style-name="T5">陳真</text:span><text:span text:style-name="T1"><text:s/>  |  2020.01.05 23:51   |   </text:span><text:a xlink:type="simple" xlink:href="http://palinfo.habago.org/Entry?Command=Information_PrintForum&amp;iPage=1#FORUM38351"><text:span text:style-name="T6">#</text:span></text:a></text:p>
      <text:p text:style-name="P8"><text:span text:style-name="T1">美國的對台</text:span><text:span text:style-name="T7"><text:s/>A</text:span><text:span text:style-name="T1">、</text:span><text:span text:style-name="T7">B</text:span><text:span text:style-name="T1">計畫</text:span><text:span text:style-name="T7"><text:s/><text:line-break/><text:line-break/></text:span><text:span text:style-name="T1">陳真</text:span><text:span text:style-name="T7"><text:s/>2019. 01. 05. <text:line-break/><text:line-break/><text:line-break/></text:span><text:span text:style-name="T1">同學們，我不太能理解你們是反諷還是當真？若是當真，你們所言，十分荒唐。</text:span><text:span text:style-name="T7"><text:s/><text:line-break/><text:line-break/></text:span><text:span text:style-name="T1">台灣不管藍綠，韓國瑜也一樣，全是親美。至於反不反中，走狗程度藍綠有別。藍不反中，也不反共，但是美國主子真要他做什麼，基本上他也不敢說不。</text:span><text:span text:style-name="T7"><text:s/><text:line-break/><text:line-break/></text:span><text:span text:style-name="T1">也就是說，藍營身為美國走狗，比較消極與被動，而綠營則是積極為一己私利盤算，積極充當台奸，甚至不惜毀滅台灣。</text:span><text:span text:style-name="T7"><text:s/><text:line-break/><text:line-break/></text:span><text:span text:style-name="T1">先舉個例，說明美國的對台方式。比方說，王金平曾斷言美國將會派人把阿扁殺掉，因為扁執政不太聽美國主子的話。王金平的判斷當然是錯的，因為就如阿扁最近所說，「美國哪需要殺我？他只要說一句『阿扁下台』，阿扁就得下台。」</text:span><text:span text:style-name="T7"><text:s/><text:line-break/><text:line-break/></text:span><text:span text:style-name="T1">阿扁的說法才是精確無誤的現實描述。不過，王金平的判斷雖然有點失真，但你從這些政治「玩家」</text:span><text:span text:style-name="T7">(the players) </text:span><text:span text:style-name="T1">的口中就能看得出來這樣一個基本事實，亦即：</text:span><text:span text:style-name="T7"><text:s/><text:line-break/><text:line-break/></text:span><text:span text:style-name="T1">不管藍綠，稍微懂一點台灣政治的人就知道，台灣就是美國的準軍事殖民地。不管藍綠，都得聽命於美國，否則輕則下台或被關</text:span><text:span text:style-name="T7"><text:s/>(</text:span><text:span text:style-name="T1">例如美國抖出阿扁的海外洗錢資料加以懲罰</text:span><text:span text:style-name="T7">)</text:span><text:span text:style-name="T1">，重則小命不保。</text:span><text:span text:style-name="T7"><text:s/><text:line-break/><text:line-break/></text:span><text:span text:style-name="T1">我想告訴各位的是「準軍事殖民地」的這個「準」字，很快就會被拿掉，進入下一個階段，變成如假包換的「軍事基地」，亦即美國打擊中國大陸的一顆人肉炸彈。</text:span><text:span text:style-name="T7"><text:s/><text:line-break/><text:line-break/></text:span><text:span text:style-name="T1">大家有空應該去看看李光耀幾十年來對於中、美、台三方關係發展的看法。李光耀很有遠見，他的幾乎所有斷言都證明了他的高瞻遠矚。如果我沒記錯，他的斷言有三：</text:span><text:span text:style-name="T7"><text:s/><text:line-break/><text:line-break/></text:span><text:span text:style-name="T1">一，兩岸統一是必然的。李光耀說得對，台灣人如果夠聰明，就應該知道在這個必然的時代進程中如何減少傷害、增加獲利。</text:span><text:span text:style-name="T7"><text:s/><text:line-break/><text:line-break/></text:span><text:span text:style-name="T1">二，美國不會為了台灣和中國打仗。</text:span><text:span text:style-name="T7"><text:s/><text:line-break/><text:line-break/></text:span><text:span text:style-name="T1">三，中國人的聰慧，將使得美國終將無法打敗中國。</text:span><text:span text:style-name="T7"><text:s/><text:line-break/><text:line-break/></text:span><text:span text:style-name="T1">我並不認為這樣一些政治判斷很厲害，我覺得這只是一些再簡單也不過的事實，特別是第一和第二點。但是，重點並不在於美國不可能為台灣打仗</text:span><text:span text:style-name="T7"><text:s/>(</text:span><text:span text:style-name="T1">我也希望千萬不要，因為那只會讓台灣死得更慘，恐怕是毀滅性</text:span><text:span text:style-name="T7">)</text:span><text:span text:style-name="T1">，重點乃是在於美國的目的依我看是希望在美國不參戰的情況下兩岸發生慘烈戰爭。</text:span><text:span text:style-name="T7"><text:s/><text:line-break/><text:line-break/></text:span><text:span text:style-name="T1">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text:span><text:span text:style-name="T7"><text:s/><text:line-break/><text:line-break/></text:span><text:span text:style-name="T1">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text:span><text:span text:style-name="T7"><text:s/><text:line-break/><text:line-break/></text:span><text:span text:style-name="T1">關於這一點研判，你從無數的證據可以看得出來，例如：美國對台的主要掌權者、亦即那些兩手血腥的戰犯人渣及軍火掮客例如</text:span><text:span text:style-name="T7">Richard Lee Armitage (</text:span><text:span text:style-name="T1">美國前副國務卿</text:span><text:span text:style-name="T7">)</text:span><text:span text:style-name="T1">，還有美國真正掌權的情治軍工複合體</text:span><text:span text:style-name="T7"><text:s/>(</text:span><text:span text:style-name="T1">亦即所謂</text:span><text:span text:style-name="T7"><text:s/>Deep State) </text:span><text:span text:style-name="T1">所啟動的對中作戰計畫</text:span><text:span text:style-name="T7"><text:s/>Committee on the Present Danger:China</text:span><text:span text:style-name="T1">，以及那些長年鼓吹台灣和大陸拼一死戰的所謂「智庫」例如「</text:span><text:span text:style-name="T7">2049</text:span><text:span text:style-name="T1">計畫研究所」等等等，你就能知道中美鬥爭關係中美國對於台灣的定位與盤算。</text:span><text:span text:style-name="T7"><text:s/><text:line-break/><text:line-break/></text:span><text:span text:style-name="T1">如果兩岸發生比方說數十萬甚至數百萬人死亡的慘烈戰爭，美國一定高興死了，因為那意味著中國之</text:span><text:span text:style-name="T7">2049 </text:span><text:span text:style-name="T1">年「全面復興計畫」或是</text:span><text:span text:style-name="T7">2025</text:span><text:span text:style-name="T1">的「中國製造」以及深具戰略意義的「一帶一路」等等等，全都將會被摧毀或長期延宕或導致整個國力倒退。</text:span><text:span text:style-name="T7"><text:s/><text:line-break/><text:line-break/></text:span><text:span text:style-name="T1">以上就是美國的對台</text:span><text:span text:style-name="T7"><text:s/>A </text:span><text:span text:style-name="T1">計畫。</text:span><text:span text:style-name="T7"><text:s/><text:line-break/><text:line-break/></text:span><text:span text:style-name="T1">退而求其次，美國的</text:span><text:span text:style-name="T7">B</text:span><text:span text:style-name="T1">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text:span><text:span text:style-name="T7"><text:s/><text:line-break/><text:line-break/></text:span><text:span text:style-name="T1">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text:span><text:span text:style-name="T7"><text:s/><text:line-break/><text:line-break/></text:span><text:span text:style-name="T1">為什麼呢？因為，任何稍有軍事常識的人都知道，兩岸軍力完全不對等，幾天甚至幾小時之內就會結束。既然如此，你何必以毀滅自身為代價去跟對岸戰到所謂「最後一兵一卒」</text:span><text:span text:style-name="T7">(</text:span><text:span text:style-name="T1">美國經常歌頌綠營這類所謂「有決心保護台灣」的宣稱。但我絕對可以跟大家保證，兩岸一旦有事，綠營的人會溜得比誰都快，美國也會保護他們的安全，但會努力擴大台灣一般人民的傷亡。</text:span><text:span text:style-name="T7">) <text:line-break/><text:line-break/></text:span><text:span text:style-name="T1">真正保護台灣的方式怎麼會是「戰至最後一兵一卒」，難道你真的會相信像蘇貞昌那類包藏禍心的人渣所說的什麼「拿起掃帚和解放軍拼到一兵一卒」？</text:span><text:span text:style-name="T7"><text:s/><text:line-break/><text:line-break/></text:span><text:span text:style-name="T1">而且，千萬千萬千萬不要中了美國人的計，千萬千萬千萬不要以大陸廣大人民做為攻擊目標</text:span><text:span text:style-name="T7"><text:s/>(</text:span><text:span text:style-name="T1">例如美國經常教導台灣應該積極觸犯戰爭罪行，對比方說上海商業鬧區或三峽大壩發動攻擊，藉以製造最大的人命傷亡。</text:span><text:span text:style-name="T7">)  <text:line-break/><text:line-break/></text:span><text:span text:style-name="T1">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text:span><text:span text:style-name="T7"><text:s/><text:line-break/><text:line-break/></text:span><text:span text:style-name="T1">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text:span><text:span text:style-name="T7"><text:s/><text:line-break/><text:line-break/></text:span><text:span text:style-name="T1">這樣一些人民，即便腦筋不太清楚，依舊絕對不應該是大陸同胞的敵人。兩岸人民的共同敵人應該是美國，是漢奸，是那些長年以來不惜以傷害台灣做為一種代價來謀取個人私利與權力的台奸。</text:span></text:p>
      <text:p text:style-name="P7"><text:span text:style-name="T5">程觀</text:span><text:span text:style-name="T1"><text:s/>  |  2020.01.05 23:06   |   </text:span><text:a xlink:type="simple" xlink:href="http://palinfo.habago.org/Entry?Command=Information_PrintForum&amp;iPage=1#FORUM38350"><text:span text:style-name="T6">#</text:span></text:a></text:p>
      <text:p text:style-name="P9"><text:span text:style-name="T1">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span></text:p>
      <text:p text:style-name="P7"><text:span text:style-name="T5">張萬康</text:span><text:span text:style-name="T1"><text:s/>  |  2020.01.05 20:34   |   </text:span><text:a xlink:type="simple" xlink:href="http://palinfo.habago.org/Entry?Command=Information_PrintForum&amp;iPage=1#FORUM38349"><text:span text:style-name="T6">#</text:span></text:a></text:p>
      <text:p text:style-name="P8"><text:span text:style-name="T1">急急如律令，投票日倒數中，陳真怎麼還沒發文（敲碗）。其他板友也沒發文。這樣吧，我來發一篇墊檔。我昨天寫的，談話的對象是年輕朋友。寫得有點粗糙，不像文章，見諒。</text:span><text:span text:style-name="T7"><text:s/><text:line-break/></text:span><text:span text:style-name="T1">◎</text:span><text:span text:style-name="T7"><text:s/><text:line-break/></text:span><text:span text:style-name="T1">最近這幾天伊朗、美國之間發生大事，美國轟炸伊拉克，且伊朗有個全國第二號人物在巴格達機場，美國派無人機突襲，把這人炸死了，伊朗表示絕對報復。此外</text:span><text:span text:style-name="T7">2019</text:span><text:span text:style-name="T1">年年底，伊拉克幾個地方也遭受轟炸，伊拉克人包圍美國大使館，美國昨天（</text:span><text:span text:style-name="T7">2020</text:span><text:span text:style-name="T1">年</text:span><text:span text:style-name="T7">1</text:span><text:span text:style-name="T1">月</text:span><text:span text:style-name="T7">3</text:span><text:span text:style-name="T1">日）已宣佈撤僑。</text:span><text:span text:style-name="T7">2020</text:span><text:span text:style-name="T1">難保不會發生國際大事，我覺台灣不要搶鋒頭，也不要自認地位多麼重要，這世界上還有其他地區一直都很重要。</text:span><text:span text:style-name="T7"><text:s/><text:line-break/><text:line-break/></text:span><text:span text:style-name="T1">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text:span><text:span text:style-name="T7"><text:s/><text:line-break/><text:line-break/></text:span><text:span text:style-name="T1">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text:span><text:span text:style-name="T7">X</text:span><text:span text:style-name="T1">漠」計劃的台灣飛行員真的是去當「教官」嗎？很多事情是不能講的。這是我的推測啦，我沒說一定不是當教官。公開不能寫很明白。</text:span><text:span text:style-name="T7"><text:s/><text:line-break/><text:line-break/></text:span><text:span text:style-name="T1">台灣政府很幼稚，為了取得政權，放任且煽動青年反中，一點國際視野也沒有。台灣這樣玩自己，早晚會被玩。</text:span><text:span text:style-name="T7"><text:s/><text:line-break/><text:line-break/></text:span><text:span text:style-name="T1">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text:span><text:span text:style-name="T7"><text:s/><text:line-break/><text:line-break/></text:span><text:span text:style-name="T1">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text:span><text:span text:style-name="T7"><text:s/><text:line-break/><text:line-break/></text:span><text:span text:style-name="T1">今天無論誰當總統，藍綠都一樣，處理方式都要及格，戰備的意思就是全台灣的飛彈暗中對準大陸沿海各大城市，隨時戰鬥機待命起飛。你以為我們只能防禦啊？我們四年前有一枚雄風飛彈從高雄不小心打到澎湖</text:span><text:span text:style-name="T7">……</text:span><text:span text:style-name="T1">換言之這枚白目的小飛彈也可以打這麼遠，遭殃的如果不是那艘台灣漁船，那可能就是解放軍的艦艇。我們的軍機沒辦法轟擊大陸沿海？當然可以，這麼近。總長死因不明，迎戰的姿態、架式要做出來。沒事的話兩天後解除戰備。</text:span><text:span text:style-name="T7"><text:s/><text:line-break/><text:line-break/></text:span><text:span text:style-name="T1">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text:span><text:span text:style-name="T7"><text:s/><text:line-break/><text:line-break/></text:span><text:span text:style-name="T1">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span></text:p>
      <text:p text:style-name="P7"><text:span text:style-name="T5">陳真</text:span><text:span text:style-name="T1"><text:s/>  |  2020.01.04 03:48   |   </text:span><text:a xlink:type="simple" xlink:href="http://palinfo.habago.org/Entry?Command=Information_PrintForum#FORUM38348"><text:span text:style-name="T4">#</text:span></text:a></text:p>
      <text:p text:style-name="P8"><text:span text:style-name="T1">卡韓政變</text:span><text:span text:style-name="T7"><text:s/>(223)</text:span><text:span text:style-name="T1">：黑鷹為何失事？</text:span><text:span text:style-name="T7"><text:line-break/><text:line-break/></text:span><text:span text:style-name="T1">陳真</text:span><text:span text:style-name="T7"><text:s/>2020. 1. 4.<text:line-break/><text:line-break/><text:line-break/></text:span><text:span text:style-name="T1">美國賣給台灣的黑鷹直升機，號稱「直升機界的勞斯萊斯」，一台要價</text:span><text:span text:style-name="T7">14</text:span><text:span text:style-name="T1">億，卻兩年掉兩架，失事率相當高。這不是很奇怪嗎？這可以用「單純意外」來解釋嗎？更奇怪的是為何會剛好發生在這個總統大選的關鍵時間點？</text:span><text:span text:style-name="T7"><text:line-break/><text:line-break/></text:span><text:span text:style-name="T1">過去幾十年從未這麼「愛台灣」的苦苓，這兩年突然變得綠油油。他表示，「很可能會有關於『黑鷹事件』的謠言或是陰謀論出現！」，因此呼籲「政府應第一時間闢謠，檢調要第一時間抓人，萬萬不可輕忽！」</text:span><text:span text:style-name="T7"><text:line-break/><text:line-break/></text:span><text:span text:style-name="T1">若真要第一時間逮人，苦苓這樣的「呼籲」第一個就應被逮，因為這就是在「帶風向」，預設立場認定綠營不會造謠，而是「闢謠者」。這很荒唐，因為二十幾年來，民進黨及綠媒幾乎每天就是抹黑造謠。</text:span><text:span text:style-name="T7"><text:line-break/><text:line-break/></text:span><text:span text:style-name="T1">事發後，一些綠媒馬上把箭頭指向是「中國暗殺」。更卑鄙齷齪的是，</text:span><text:span text:style-name="T7">AIT </text:span><text:span text:style-name="T1">及美國參謀長竟然違反常態，第一時間紛紛發文悼念罹難的參謀總長沈一鳴，說他是「對抗中國威脅的重要人物」！這話是什麼意思，不言可喻。</text:span><text:span text:style-name="T7"><text:line-break/><text:line-break/></text:span><text:span text:style-name="T1">緊接著，美國幾乎所有主流媒體突然如此重視台灣，全都在事發後幾小時內大幅報導。</text:span><text:span text:style-name="T7">AIT </text:span><text:span text:style-name="T1">居然還降半旗！媽的，如果這不是帶風向，什麼是帶風向？</text:span><text:span text:style-name="T7"><text:line-break/><text:line-break/></text:span><text:span text:style-name="T1">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7"><text:line-break/><text:line-break/></text:span><text:span text:style-name="T1">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7"><text:line-break/><text:line-break/></text:span><text:span text:style-name="T1">各位還記得十一月發生的玻利維亞軍事政變吧？總統莫拉萊斯被美國</text:span><text:span text:style-name="T7"><text:s/>CIA </text:span><text:span text:style-name="T1">所支持的極右派武裝勢力趕下台之前幾天，所搭乘之直升機突然空中故障，機械人為受損，差點喪命。莫拉萊斯認定這是一次暗殺。事實上，美國才是不斷在全世界各地搞暗殺的恐怖主義份子。</text:span><text:span text:style-name="T7"><text:line-break/><text:line-break/></text:span><text:span text:style-name="T1">結論是：</text:span><text:span text:style-name="T7"><text:line-break/><text:line-break/></text:span><text:span text:style-name="T1">一，我並非說這件事就是美國幹的。但是，如果美國和綠營硬要誣賴或影射對岸所為，那麼，依其邏輯，我們更應該把懷疑的箭頭指向美國才對。</text:span><text:span text:style-name="T7"><text:line-break/><text:line-break/></text:span><text:span text:style-name="T1">二，陰謀論通常不足採信，但懷疑論卻往往具有一定的現實基礎。造謠是不對的，但懷疑卻很合理；我不相信政治上會有那麼多「偶然」。</text:span><text:span text:style-name="T7"><text:line-break/><text:line-break/></text:span><text:span text:style-name="T1">三，在這件事情上，如果你可以懷疑那根本無可懷疑的中國大陸，那我們為何不能懷疑那事實上相當可疑而且類似之暗殺前科根本罄竹難書的美國？</text:span></text:p>
      <text:p text:style-name="P7"><text:span text:style-name="T5">阿海</text:span><text:span text:style-name="T1"><text:s/>  |  2020.01.03 18:57   |   </text:span><text:a xlink:type="simple" xlink:href="http://palinfo.habago.org/Entry?Command=Information_PrintForum#FORUM38347"><text:span text:style-name="T4">#</text:span></text:a></text:p>
      <text:p text:style-name="P9"><text:span text:style-name="T1">人渣黨邪惡卑鄙齷齪到了極點。我詞窮了。</text:span></text:p>
      <text:p text:style-name="P7"><text:span text:style-name="T5">陳真</text:span><text:span text:style-name="T1"><text:s/>  |  2020.01.02 12:00   |   </text:span><text:a xlink:type="simple" xlink:href="http://palinfo.habago.org/Entry?Command=Information_PrintForum&amp;iPage=1#FORUM38344"><text:span text:style-name="T6">#</text:span></text:a></text:p>
      <text:p text:style-name="P8"><text:span text:style-name="T1">卡韓政變</text:span><text:span text:style-name="T7"><text:s/>(222)</text:span><text:span text:style-name="T1">：鬥爭、鬥爭、鬥爭</text:span><text:span text:style-name="T7"><text:s/><text:line-break/><text:line-break/></text:span><text:span text:style-name="T1">陳真</text:span><text:span text:style-name="T7"><text:s/>2020. 1. 2. <text:line-break/><text:line-break/><text:line-break/></text:span><text:span text:style-name="T1">黨外前輩之中，最具有鬥爭觀念的人之一，就是林義雄。他在一片噤若寒蟬的恐怖高壓之中，就以一種誓不兩立的態度攻擊國民黨。</text:span><text:span text:style-name="T7"><text:s/><text:line-break/><text:line-break/></text:span><text:span text:style-name="T1">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text:span><text:span text:style-name="T7"><text:s/><text:line-break/><text:line-break/></text:span><text:span text:style-name="T1">很多人相信，林義雄的剛烈鬥爭態度，直接導致了滅門的報復。</text:span><text:span text:style-name="T7"><text:s/><text:line-break/><text:line-break/></text:span><text:span text:style-name="T1">林宅血案後，林義雄被關，被刑求，是所有受刑人之中被刑求得最可怕的一位。出獄後，他遠渡重洋讀書，去美國哈佛、英國劍橋及日本筑波大學，四、五年後返回台灣，鬥爭信念依然沒變。</text:span><text:span text:style-name="T7"><text:s/><text:line-break/><text:line-break/></text:span><text:span text:style-name="T1">我記得他講過幾次同一個例子，他說，如果有一頭老虎吃人，把人給叼走拿去啃了，這時候，大家應該做的不是忙著救這個人或那個人，而是應該想辦法給這隻老虎致命一擊。</text:span><text:span text:style-name="T7"><text:s/><text:line-break/><text:line-break/></text:span><text:span text:style-name="T1">我講這些，想說的是鬥爭二字，請參閱卡韓系列編號</text:span><text:span text:style-name="T7">219</text:span><text:span text:style-name="T1">。用陳明忠的話來講就是反抗。陳明忠說得對，</text:span><text:span text:style-name="T7">228</text:span><text:span text:style-name="T1">不是悲情，而是反抗，對貪官污吏欺壓人民的腐敗政權進行鬥爭。</text:span><text:span text:style-name="T7"><text:s/><text:line-break/><text:line-break/></text:span><text:span text:style-name="T1">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text:span><text:span text:style-name="T7"><text:s/><text:line-break/><text:line-break/></text:span><text:span text:style-name="T1">你當然可以協助或聲援任何被老虎抓去啃的當事人，但你可別忘了，在聲援一個又一個當事人之餘，最重要的還是伏虎，把老虎打趴，或拔掉虎牙，讓他無法再吃人。</text:span><text:span text:style-name="T7"><text:s/><text:line-break/><text:line-break/></text:span><text:span text:style-name="T1">台灣始終有一種甚囂塵上的所謂「和解」或「團結」或什麼「超越藍綠」、「終結政黨惡鬥」的呼聲，這純粹就是自欺欺人，眛於現實。</text:span><text:span text:style-name="T7"><text:s/><text:line-break/><text:line-break/></text:span><text:span text:style-name="T1">和解的前提有二：</text:span><text:span text:style-name="T7"><text:s/><text:line-break/><text:line-break/></text:span><text:span text:style-name="T1">一，對方必須是個基本良善的競爭對手，而不是一大群無惡不作的歹徒。</text:span><text:span text:style-name="T7"><text:s/><text:line-break/><text:line-break/></text:span><text:span text:style-name="T1">二，整個政治架構之基本屬性必須是競爭而非鬥爭。問題是，現實並非如此。台灣所面臨的狀況就是被美國軍事殖民，充當攻擊中國大陸的武器與軍事基地，簡單說就是戰場。台灣基本上就是個準軍事戰場。</text:span><text:span text:style-name="T7"><text:s/><text:line-break/><text:line-break/></text:span><text:span text:style-name="T1">當敵人炮火猛烈，你卻對敵人說我們要團結？要和解？和不和解當然不是片面一方所能決定，更不是挨打的一方來決定。當一些政客拼命喊和解、和解、和解之時，我想說的卻是鬥爭、鬥爭、鬥爭。</text:span><text:span text:style-name="T7"><text:s/><text:line-break/><text:line-break/></text:span><text:span text:style-name="T1">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text:span><text:span text:style-name="T7"><text:s/><text:line-break/><text:line-break/></text:span><text:span text:style-name="T1">說到勇氣，林義雄常引用這幾句佛經：</text:span><text:span text:style-name="T7"><text:s/><text:line-break/><text:line-break/></text:span><text:span text:style-name="T1">我若向刀山，刀山自摧折。</text:span><text:span text:style-name="T7"><text:s/><text:line-break/></text:span><text:span text:style-name="T1">我若向火湯，火湯自消滅。</text:span><text:span text:style-name="T7"><text:s/><text:line-break/></text:span><text:span text:style-name="T1">我若向地獄，地獄自枯竭。</text:span><text:span text:style-name="T7"><text:s/><text:line-break/><text:line-break/></text:span><text:span text:style-name="T1">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text:span><text:span text:style-name="T7">...</text:span><text:span text:style-name="T1">荒唐實例成百上千。</text:span><text:span text:style-name="T7"><text:s/><text:line-break/><text:line-break/></text:span><text:span text:style-name="T1">現在由美國下令，又來個足以套用在所有人身上的「反滲透法」。難道你還以為這是在跟你講道理、講理念的時候，難道你蠢到還真相信這些人渣與台奸是在「捍衛民主自由與人權」？</text:span><text:span text:style-name="T7"><text:s/><text:line-break/><text:line-break/></text:span><text:span text:style-name="T1">面對這無數針對人民所發動的攻擊與鎮壓，你越是害怕，人渣們就越囂張。你不怕他，他就會怕你，他會打打算盤看划不划算。老子說，「民不畏死，奈何以死懼之？」你不怕刀山油鍋，不怕下地獄，這些威嚇工具就會失去效用。</text:span></text:p>
      <text:p text:style-name="P7"><text:span text:style-name="T5">陳真</text:span><text:span text:style-name="T1"><text:s/>  |  2020.01.02 11:59   |   </text:span><text:a xlink:type="simple" xlink:href="http://palinfo.habago.org/Entry?Command=Information_PrintForum&amp;iPage=1#FORUM38343"><text:span text:style-name="T6">#</text:span></text:a></text:p>
      <text:p text:style-name="P9"><text:span text:style-name="T1">卡韓政變</text:span><text:span text:style-name="T7"><text:s/>(221)</text:span><text:span text:style-name="T1">：我就是我的話語</text:span><text:span text:style-name="T7"><text:s/><text:line-break/><text:line-break/></text:span><text:span text:style-name="T1">陳真</text:span><text:span text:style-name="T7"><text:s/>2020. 01. 02. <text:line-break/><text:line-break/><text:line-break/></text:span><text:span text:style-name="T1">在馬丁史柯西斯開罵之前，我不知道什麼是「漫威電影」。去查了一下才知道。我只看過一部「變形金剛」，不知道和「鋼鐵人」是否同一部？</text:span><text:span text:style-name="T7"><text:s/><text:line-break/><text:line-break/></text:span><text:span text:style-name="T1">看「變形金剛」時，我幾乎是從頭睡到尾，真是難看到爆！卻又頻頻被電影劇烈刺耳的噪音吵醒，短短兩小時，感覺就像一個世紀那麼漫長而難熬。散場時，學姊不斷開罵，說我帶她來看這什麼爛電影。</text:span><text:span text:style-name="T7"><text:s/><text:line-break/><text:line-break/></text:span><text:span text:style-name="T1">依照馬丁史柯西斯的說法，這根本不能算是電影，這只是「主題樂園」。馬丁史柯西斯開罵之後，馬上遭來電影界人士和無數觀眾的猛烈砲轟。</text:span><text:span text:style-name="T7"><text:s/><text:line-break/><text:line-break/></text:span><text:span text:style-name="T1">《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7"><text:s/><text:line-break/><text:line-break/></text:span><text:span text:style-name="T1">馬丁史柯西斯後來幾次出面緩頰，但卻越描越黑。他說：</text:span><text:span text:style-name="T7"><text:s/><text:line-break/><text:line-break/></text:span><text:span text:style-name="T1">「這些影片之所以無法吸引我，跟個人品味和個性有關。我知道假如自己年輕一些，假如我成熟得晚一些，可能也會對這些影片感到興奮。但我畢竟已經長大，並且形成了對於電影的理解</text:span><text:span text:style-name="T7">—</text:span><text:span text:style-name="T1">包括「電影是什麼」以及「它們可能成為什麼」等等問題。這樣的理解，和漫威世界的距離，就像地球和半人馬座阿爾法星系的距離一樣遙遠。」</text:span><text:span text:style-name="T7"><text:s/><text:line-break/><text:line-break/></text:span><text:span text:style-name="T1">馬丁史柯西斯接著又說：</text:span><text:span text:style-name="T7"><text:s/><text:line-break/><text:line-break/></text:span><text:span text:style-name="T1">「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7"><text:s/><text:line-break/><text:line-break/></text:span><text:span text:style-name="T1">這意思就是說，一個腦殘，如果整天看什麼</text:span><text:span text:style-name="T7">PTT</text:span><text:span text:style-name="T1">或三立、自由、民視、蘋果等等這些政治洗腦文宣，他當然一輩子一直腦殘下去。他應該也看一下巴勒網才對。</text:span><text:span text:style-name="T7"><text:s/><text:line-break/><text:line-break/></text:span><text:span text:style-name="T1">馬丁史柯西斯還說到為何漫威電影不是電影。他說，這類電影對於人事物之間的「關係」毫無著墨。</text:span><text:span text:style-name="T7"><text:s/><text:line-break/></text:span><text:span text:style-name="T1">我自己沒看過不知道，但以「變形金剛」為例，根本就是亂拍一通，完全就是任意亂搞。那得有多大的耐心才能忍受？</text:span><text:span text:style-name="T7"><text:s/><text:line-break/><text:line-break/></text:span><text:span text:style-name="T1">不喜歡我的電影老實話的人，就當做我沒說，我其實不是要談電影，而只是藉馬丁之口，提到「關係」一事。</text:span><text:span text:style-name="T7"><text:s/><text:line-break/><text:line-break/></text:span><text:span text:style-name="T1">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7"><text:s/><text:line-break/><text:line-break/>1989</text:span><text:span text:style-name="T1">年四月七日，鄭南榕自焚，五月十九號，詹益樺也接著自焚。隔月，也就是六月的某一天，學姊生日那一天，我接到消息說我叛亂了，案子已經移送高檢署，我等著坐黑牢吧，而學姊則被高中退學。</text:span><text:span text:style-name="T7"><text:s/><text:line-break/><text:line-break/></text:span><text:span text:style-name="T1">一些民進黨民代針對我們的案子發起抗爭，但我始終沒有參加。幾位現在依舊在政壇呼風喚雨的綠營大老們</text:span><text:span text:style-name="T7"><text:s/>(</text:span><text:span text:style-name="T1">念在昔日情誼，姑隱其名</text:span><text:span text:style-name="T7">)</text:span><text:span text:style-name="T1">，則計劃發起一系列抗爭，打算沿著鄭南榕與詹益樺相繼自焚以及我的叛亂案，擴大抗爭，打擊國民黨。</text:span><text:span text:style-name="T7"><text:s/><text:line-break/><text:line-break/></text:span><text:span text:style-name="T1">我能清楚地感覺得出來，這些大老們很興奮，台權會也很「熱烈」地想「聲援」我，當時僅有的兩三家綠媒更是乾脆直接發送假新聞，說我「準備步上鄭、詹二人的腳步，決心自焚」。</text:span><text:span text:style-name="T7"><text:s/><text:line-break/><text:line-break/></text:span><text:span text:style-name="T1">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7"><text:s/><text:line-break/><text:line-break/></text:span><text:span text:style-name="T1">而且，我不是一個信口開河的人。於是我打電話去給某綠媒的高層</text:span><text:span text:style-name="T7"><text:s/>(</text:span><text:span text:style-name="T1">念在昔日情誼，姑隱其名</text:span><text:span text:style-name="T7">)</text:span><text:span text:style-name="T1">，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7"><text:s/><text:line-break/><text:line-break/></text:span><text:span text:style-name="T1">我還威脅那位報社主管說，你們如果再繼續這樣亂寫，信不信我去你們報社門口抗議，指控你們造謠。</text:span><text:span text:style-name="T7"><text:s/><text:line-break/><text:line-break/></text:span><text:span text:style-name="T1">說起這些事，我只是想說明「關係」的重要。每個人同他的話語、行為或思想之間，理當有這樣一層屬於「你們」之間的「關係」。適當地理解這層「關係」，你就比較有可能較為適當地理解各種人事物。</text:span><text:span text:style-name="T7"><text:s/><text:line-break/><text:line-break/></text:span><text:span text:style-name="T1">林義雄在</text:span><text:span text:style-name="T7">1990</text:span><text:span text:style-name="T1">年左右準備返台定居時，一度在黨外圈內盛傳林義雄已經發瘋。自立晚報還曾經對此煞有介事地進行查訪，調查林義雄是否發瘋。很可笑吧？</text:span><text:span text:style-name="T7"><text:s/><text:line-break/><text:line-break/></text:span><text:span text:style-name="T1">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7"><text:s/><text:line-break/><text:line-break/></text:span><text:span text:style-name="T1">但是，林義雄卻連群眾舉著歡迎布條在路邊迎接他的歸來，他都不願意下車和群眾接觸，非常排斥那樣一種傳統政治活動。</text:span><text:span text:style-name="T7"><text:s/><text:line-break/><text:line-break/></text:span><text:span text:style-name="T1">我完全能理解他的想法和個性，所以我不會懷疑他發瘋了。他根本不會把坐牢或家破人亡等等這些悲劇當成當時很流行的一句黨外術語，亦即所謂「政治資源」。</text:span><text:span text:style-name="T7"><text:s/><text:line-break/><text:line-break/></text:span><text:span text:style-name="T1">相反地，絕大數政治或社運參與者卻滿腦子想著怎麼虛構、捏造或製造所謂「政治資源」，比方說刻意製造衝突，製造事端，以增加自身知名度，並透過更多修辭與文宣，進一步塑造形象，累積所謂「政治資源」。</text:span><text:span text:style-name="T7"><text:s/><text:line-break/><text:line-break/></text:span><text:span text:style-name="T1">各位聽懂我在說什麼吧？</text:span><text:span text:style-name="T7"><text:s/><text:line-break/><text:line-break/></text:span><text:span text:style-name="T1">維根斯坦有句話說：「一個人不可能說出真理，除非他已經回到家」，亦即他已經「回到真理之中」，「活在真理之中」。齊克果也有類似名言，他說：「世上沒有真理，直到它被我所認知。」</text:span><text:span text:style-name="T7"><text:s/><text:line-break/><text:line-break/></text:span><text:span text:style-name="T1">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7"><text:span text:style-name="T5">陳真</text:span><text:span text:style-name="T1"><text:s/>  |  2020.01.02 11:58   |   </text:span><text:a xlink:type="simple" xlink:href="http://palinfo.habago.org/Entry?Command=Information_PrintForum&amp;iPage=1#FORUM38342"><text:span text:style-name="T6">#</text:span></text:a></text:p>
      <text:p text:style-name="P8"><text:span text:style-name="T1">卡韓政變</text:span><text:span text:style-name="T7"><text:s/>(220)</text:span><text:span text:style-name="T1">：戰士與蒼蠅</text:span><text:span text:style-name="T7"><text:s/><text:line-break/><text:line-break/></text:span><text:span text:style-name="T1">陳真</text:span><text:span text:style-name="T7"><text:s/>2020. 01. 01. <text:line-break/><text:line-break/></text:span><text:span text:style-name="T1">念淨，</text:span><text:span text:style-name="T7"><text:s/><text:line-break/><text:line-break/></text:span><text:span text:style-name="T1">當我們說腦殘「很可怕」時，意思是說他蠢到嚇死人，而不是我們真的「害怕」他。</text:span><text:span text:style-name="T7"><text:s/><text:line-break/></text:span><text:span text:style-name="T1">生平最怕一樣東西，就是蟑螂。黨外時，我很擔心哪天國民黨如果把我抓去，我想我是應該能挺得住各種刑求，但如果拿蟑螂嚇我，我恐怕就得出賣同志了。</text:span><text:span text:style-name="T7"><text:s/><text:line-break/><text:line-break/></text:span><text:span text:style-name="T1">我意思是想說，我們和外界任何東西之間的一種「關係」；理解這層關係很重要，但也很不容易，它需要一種詩人般的理解能力。</text:span><text:span text:style-name="T7"><text:s/><text:line-break/><text:line-break/></text:span><text:span text:style-name="T1">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7"><text:s/><text:line-break/><text:line-break/></text:span><text:span text:style-name="T1">當然，進步還是有點進步。或者應該說，時代不一樣，糟蹋人的方式也就不一樣，蔣家年代基本上要比現在肅殺一百萬倍，異議份子就跟過街老鼠一樣，人人喊打，人人瞧不起，生命安危與自由完全朝不保夕。</text:span><text:span text:style-name="T7"><text:s/><text:line-break/><text:line-break/></text:span><text:span text:style-name="T1">話說韓國瑜，自然是台灣選舉史上被抹黑糟蹋得最嚴重的一個人，但他畢竟是個公眾人物，他很容易就能為自己澄清，並且會有無數人支持他。這樣一種被抹黑的痛苦，在我看來，如果是</text:span><text:span text:style-name="T7">1</text:span><text:span text:style-name="T1">分之痛，那我過去三十幾年所承受的，恐怕就是</text:span><text:span text:style-name="T7">1000</text:span><text:span text:style-name="T1">分的折磨與痛苦，而且累及父母妻小，家毀人亡。</text:span><text:span text:style-name="T7"><text:s/><text:line-break/><text:line-break/>1: 1000 <text:line-break/><text:line-break/></text:span><text:span text:style-name="T1">為何相差一千倍呢？因為在蔣家年代，在一片藍通通的校園，特別是在南部，更是藍到爆</text:span><text:span text:style-name="T7"><text:s/>(</text:span><text:span text:style-name="T1">現在則是綠到爆</text:span><text:span text:style-name="T7">)</text:span><text:span text:style-name="T1">，做為一個「非公眾人物」，國家怎麼抹黑你，你就會被人們認定你就是那樣的人，你根本不可能有一絲絲機會為自己澄清，你又如何可能向全世界澄清？</text:span><text:span text:style-name="T7"><text:s/><text:line-break/><text:line-break/></text:span><text:span text:style-name="T1">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7"><text:s/><text:line-break/><text:line-break/></text:span><text:span text:style-name="T1">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7"><text:s/><text:line-break/><text:line-break/></text:span><text:span text:style-name="T1">刺蔣的黃文雄消失人間</text:span><text:span text:style-name="T7">26</text:span><text:span text:style-name="T1">年，</text:span><text:span text:style-name="T7">1996</text:span><text:span text:style-name="T1">年重新出現在台灣時，我透過當時極少數能夠找到他的人之一</text:span><text:span text:style-name="T7">--</text:span><text:span text:style-name="T1">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7"><text:s/><text:line-break/><text:line-break/></text:span><text:span text:style-name="T1">包括黃文雄在內，在場所有人似乎都很不認同我這番話，但我想我說的只是一個事實。一個人，無人聞問、日日夜夜分分秒秒地扛起所有根本不可能被外界所理解的折磨，那才是最難熬的痛苦不是嗎？</text:span><text:span text:style-name="T7"><text:s/><text:line-break/><text:line-break/></text:span><text:span text:style-name="T1">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7"><text:s/><text:line-break/><text:line-break/></text:span><text:span text:style-name="T1">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7"><text:s/><text:line-break/><text:line-break/></text:span><text:span text:style-name="T1">當我想到我根本不可能真實體會詹益樺的劇痛之千萬分之一時，我常不免悲從中來，熱淚盈眶。</text:span><text:span text:style-name="T7"><text:s/><text:line-break/><text:line-break/></text:span><text:span text:style-name="T1">不知道各位看懂不懂我想說什麼。看不懂就算，只是說說，無須深究。總之，你要知道，生命種種，造化萬千，凡是可見的、可說的、眾人皆知的、鎂光燈環繞的，都不會是多麼可怕可悲之事。</text:span><text:span text:style-name="T7"><text:s/><text:line-break/><text:line-break/></text:span><text:span text:style-name="T1">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7"><text:s/><text:line-break/><text:line-break/></text:span><text:span text:style-name="T1">戰士與蒼蠅</text:span><text:span text:style-name="T7"><text:s/>  <text:line-break/><text:line-break/></text:span><text:span text:style-name="T1">說完這些，再看看什麼校園腦殘同學的喊打喊殺或什麼潑熱湯，那根本就稱不上一回事了，哪來什麼「霸凌」？我不去霸凌別人就已經很好了，誰能霸凌我？</text:span><text:span text:style-name="T7"><text:s/><text:line-break/><text:line-break/></text:span><text:span text:style-name="T1">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7"><text:s/><text:line-break/><text:line-break/></text:span><text:span text:style-name="T1">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7"><text:s/><text:line-break/><text:line-break/></text:span><text:span text:style-name="T1">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7"><text:s/><text:line-break/><text:line-break/></text:span><text:span text:style-name="T1">某個意義上，我常覺得自己「強壯」得像什麼似的，誰能霸凌我？</text:span><text:span text:style-name="T7"><text:s/><text:line-break/><text:line-break/></text:span><text:span text:style-name="T1">強弱存乎一心</text:span><text:span text:style-name="T7"><text:s/>  <text:line-break/><text:line-break/></text:span><text:span text:style-name="T1">上小學第一天，是我媽帶我進校園。但她進學校之後</text:span><text:span text:style-name="T7"><text:s/>(</text:span><text:span text:style-name="T1">台南永福國小，胡適的老家</text:span><text:span text:style-name="T7">)</text:span><text:span text:style-name="T1">，進教室之前，卻先把我押到一棵椰子樹下，跟平常神情很不一樣，很慎重地跟我說：「以後你在學校，如果有人拿掃帚打你的左腳，你就連右腳也讓他打，知道嗎？」</text:span><text:span text:style-name="T7"><text:s/><text:line-break/><text:line-break/></text:span><text:span text:style-name="T1">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7"><text:s/><text:line-break/><text:line-break/></text:span><text:span text:style-name="T1">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7"><text:s/>(</text:span><text:span text:style-name="T1">應該說打人</text:span><text:span text:style-name="T7">)</text:span><text:span text:style-name="T1">。我媽大概很擔心我的正義感會無限發揮，因此希望我能學習忍耐、憐憫；他人有難，要主動代為承受。</text:span><text:span text:style-name="T7"><text:s/><text:line-break/><text:line-break/></text:span><text:span text:style-name="T1">小學時，有大約兩年的時間，我每天帶兩個便當上學，裏面的食物幾乎一模一樣，一個我自己吃，一個給班上一位窮到連鞋子都沒有的同學吃；差別在於我的便當沒有肉，給同學的便當有肉。</text:span><text:span text:style-name="T7"><text:s/><text:line-break/><text:line-break/></text:span><text:span text:style-name="T1">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7"><text:s/><text:line-break/><text:line-break/></text:span><text:span text:style-name="T1">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7"><text:s/><text:line-break/><text:line-break/></text:span><text:span text:style-name="T1">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7"><text:s/><text:line-break/><text:line-break/></text:span><text:span text:style-name="T1">一個人是強或弱，存乎一心。乍看脆弱者，反倒剛強；乍看邊緣者，恰是事物的中心。</text:span><text:span text:style-name="T7"><text:s/><text:line-break/><text:line-break/></text:span><text:span text:style-name="T1">鬥爭</text:span><text:span text:style-name="T7"><text:s/><text:line-break/><text:line-break/></text:span><text:span text:style-name="T1">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7"><text:s/><text:line-break/><text:line-break/></text:span><text:span text:style-name="T1">馬文才能霸凌唐伯虎嗎？</text:span><text:span text:style-name="T7"><text:s/>  <text:line-break/><text:line-break/></text:span><text:span text:style-name="T1">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7"><text:s/><text:line-break/><text:line-break/></text:span><text:span text:style-name="T1">拉拉雜雜講一堆，雖說言不及義，其實意義深遠。這類微妙之事，在我看來十分關鍵，它決定了我們究竟如何理解人事物。微妙之差，差之毫釐，失之千里。</text:span><text:span text:style-name="T7"><text:s/><text:line-break/><text:line-break/></text:span><text:span text:style-name="T1">人們往往有著一套約定俗成的眼光來評價人事物，在這套基本架構下，型塑了各種意義。當你不以那樣的眼光看世界，只能無言。</text:span><text:span text:style-name="T7"><text:s/><text:line-break/><text:line-break/></text:span><text:span text:style-name="T1">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7"><text:s/><text:line-break/><text:line-break/></text:span><text:span text:style-name="T1">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7"><text:s/><text:line-break/><text:line-break/></text:span><text:span text:style-name="T1">反之，人們就會用一種鄙夷可笑的眼光看待你，覺得你是個失敗者，不可取，偏激，很可憐，很落魄</text:span><text:span text:style-name="T7">...</text:span><text:span text:style-name="T1">等等等；不管你確實有多少貢獻，不管你的「作品」本身如何傑出，都不會被嚴肅看待。</text:span><text:span text:style-name="T7"><text:s/><text:line-break/><text:line-break/></text:span><text:span text:style-name="T1">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7"><text:s/><text:line-break/><text:line-break/></text:span><text:span text:style-name="T1">一種「眼光」就是一個「世界」，世界不同，「語言」就不一樣，「糧食」也不一樣。我們應該做的，就是相信自己的「語言」與「糧食」，專心活在自己的「世界」裏，忘記時間，看淡榮枯，至死不渝。</text:span><text:span text:style-name="T7"><text:s/><text:line-break/><text:line-break/></text:span><text:span text:style-name="T1">這樣不一定好，但事實上也不會有比這更好的選擇了。套句維根斯坦的術語，人總是應該活在一種屬於自己的「生命形式」</text:span><text:span text:style-name="T7">(form of life) </text:span><text:span text:style-name="T1">裏頭，就如同飛鳥就該在天上飛，而不是往泥土裏鑽；至於蚯蚓就別仰望著天空了，只管朝土裏深藏就行。</text:span><text:span text:style-name="T7"><text:s/><text:line-break/><text:line-break/></text:span><text:span text:style-name="T1">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7"><text:s/><text:line-break/><text:line-break/></text:span><text:span text:style-name="T1">我對「公眾化」一事，感到由衷的無奈與厭煩。不管污名或美名，就如</text:span><text:span text:style-name="T7"><text:s/>R.M.Rilke </text:span><text:span text:style-name="T1">形容他的老闆羅丹，「名聲，往往只是一團誤解的總和」。</text:span></text:p>
      <text:p text:style-name="P7"><text:span text:style-name="T5">陳真</text:span><text:span text:style-name="T1"><text:s/>  |  2020.01.02 02:36   |   </text:span><text:a xlink:type="simple" xlink:href="http://palinfo.habago.org/Entry?Command=Information_PrintForum&amp;iPage=1#FORUM38338"><text:span text:style-name="T6">#</text:span></text:a></text:p>
      <text:p text:style-name="P8"><text:span text:style-name="T7">(</text:span><text:span text:style-name="T1">續前</text:span><text:span text:style-name="T7">) <text:line-break/><text:line-break/></text:span><text:span text:style-name="T1">在馬丁史柯西斯開罵之前，我不知道什麼是「漫威電影」。去查了一下才知道什麼是「漫威電影」。我只看過一部「變形金剛」，不知道和「鋼鐵人」是否同一部？</text:span><text:span text:style-name="T7"><text:s/><text:line-break/><text:line-break/></text:span><text:span text:style-name="T1">看「變形金剛」時，我幾乎是從頭睡到尾，真是難看到爆！卻又頻頻被電影劇烈刺耳的噪音吵醒，短短兩小時，感覺就像一個世紀那麼漫長而難熬。散場時，學姊不斷開罵，說我帶她來看這什麼爛電影。</text:span><text:span text:style-name="T7"><text:s/><text:line-break/><text:line-break/></text:span><text:span text:style-name="T1">依照馬丁史柯西斯的說法，這根本不能算是電影，這只是「主題樂園」。馬丁史柯西斯開罵之後，馬上遭來電影界人士和無數觀眾的猛烈砲轟。</text:span><text:span text:style-name="T7"><text:s/><text:line-break/><text:line-break/></text:span><text:span text:style-name="T1">《教父》導演法蘭西斯柯波拉跳出來力挺馬丁史柯西斯，甚至加碼開罵說：「我真不知道有誰能夠從這些一模一樣的電影中獲得什麼？馬丁已經很仁慈了，只說它們不是電影，他都還沒說漫威電影多麼令人厭惡，而這就是我要說的。」</text:span><text:span text:style-name="T7"><text:s/><text:line-break/><text:line-break/></text:span><text:span text:style-name="T1">馬丁史柯西斯後來幾次出面緩頰，但卻越描越黑。他說：</text:span><text:span text:style-name="T7"><text:s/><text:line-break/><text:line-break/></text:span><text:span text:style-name="T1">「這些影片之所以無法吸引我，跟個人品味和個性有關。我知道假如自己年輕一些，假如我成熟得晚一些，可能也會對這些影片感到興奮。但我畢竟已經長大，並且形成了對於電影的理解</text:span><text:span text:style-name="T7">—</text:span><text:span text:style-name="T1">包括「電影是什麼」以及「它們可能成為什麼」等等問題。這樣的理解，和漫威世界的距離，就像地球和半人馬座阿爾法星系的距離一樣遙遠。」</text:span><text:span text:style-name="T7"><text:s/><text:line-break/><text:line-break/></text:span><text:span text:style-name="T1">馬丁史柯西斯接著又說：</text:span><text:span text:style-name="T7"><text:s/><text:line-break/><text:line-break/></text:span><text:span text:style-name="T1">「如果你告訴我，電影院之所以充斥漫威電影這些東西只是一種供需問題。對此我無法苟同。這是一個先有蛋還是先有雞的問題。如果你只向人們提供同一種東西，而且沒完沒了地只賣一樣的東西，人們當然就想要更多這種東西。」</text:span><text:span text:style-name="T7"><text:s/><text:line-break/><text:line-break/></text:span><text:span text:style-name="T1">這意思就是說，一個腦殘，如果整天看什麼</text:span><text:span text:style-name="T7">PTT</text:span><text:span text:style-name="T1">或三立、自由、民視、蘋果等等這些政治洗腦文宣，他當然一輩子一直腦殘下去。他應該也看一下巴勒網才對。</text:span><text:span text:style-name="T7"><text:s/><text:line-break/><text:line-break/></text:span><text:span text:style-name="T1">馬丁史柯西斯還說到為何漫威電影不是電影。他說，這類電影對於人事物之間的「關係」毫無著墨。</text:span><text:span text:style-name="T7"><text:s/><text:line-break/></text:span><text:span text:style-name="T1">我自己沒看過不知道，但以「變形金剛」為例，根本就是亂拍一通，完全就是任意亂搞。那得有多大的耐心才能忍受？</text:span><text:span text:style-name="T7"><text:s/><text:line-break/><text:line-break/></text:span><text:span text:style-name="T1">不喜歡我的電影老實話的人，就當做我沒說，我其實不是要談電影，而只是藉馬丁之口，提到「關係」一事。</text:span><text:span text:style-name="T7"><text:s/><text:line-break/><text:line-break/></text:span><text:span text:style-name="T1">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text:span><text:span text:style-name="T7"><text:s/><text:line-break/><text:line-break/>1989</text:span><text:span text:style-name="T1">年四月七日，鄭南榕自焚，五月十九號，詹益樺也接著自焚。隔月，也就是六月的某一天，學姊生日那一天，我接到消息說我叛亂了，案子已經移送高檢署，我等著坐黑牢吧，而學姊則被高中退學。</text:span><text:span text:style-name="T7"><text:s/><text:line-break/><text:line-break/></text:span><text:span text:style-name="T1">一些民進黨民代針對我們的案子發起抗爭，但我始終沒有參加。幾位現在依舊在政壇呼風喚雨的綠營大老們</text:span><text:span text:style-name="T7"><text:s/>(</text:span><text:span text:style-name="T1">念在昔日情誼，姑隱其名</text:span><text:span text:style-name="T7">)</text:span><text:span text:style-name="T1">，則計劃發起一系列抗爭，打算沿著鄭南榕與詹益樺相繼自焚以及我的叛亂案，擴大抗爭，打擊國民黨。</text:span><text:span text:style-name="T7"><text:s/><text:line-break/><text:line-break/></text:span><text:span text:style-name="T1">我能清楚地感覺得出來，這些大老們很興奮，台權會也很「熱烈」地想「聲援」我，當時僅有的兩三家綠媒更是乾脆直接發送假新聞，說我「準備步上鄭、詹二人的腳步，決心自焚」。</text:span><text:span text:style-name="T7"><text:s/><text:line-break/><text:line-break/></text:span><text:span text:style-name="T1">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text:span><text:span text:style-name="T7"><text:s/><text:line-break/><text:line-break/></text:span><text:span text:style-name="T1">而且，我不是一個信口開河的人。於是我打電話去給某綠媒的高層</text:span><text:span text:style-name="T7"><text:s/>(</text:span><text:span text:style-name="T1">念在昔日情誼，姑隱其名</text:span><text:span text:style-name="T7">)</text:span><text:span text:style-name="T1">，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text:span><text:span text:style-name="T7"><text:s/><text:line-break/><text:line-break/></text:span><text:span text:style-name="T1">我還威脅那位報社主管說，你們如果再繼續這樣亂寫，信不信我去你們報社門口抗議，指控你們造謠。</text:span><text:span text:style-name="T7"><text:s/><text:line-break/><text:line-break/></text:span><text:span text:style-name="T1">說起這些事，我只是想說明「關係」的重要。每個人同他的話語、行為或思想之間，理當有這樣一層屬於「你們」之間的「關係」。適當地理解這層「關係」，你就比較有可能較為適當地理解各種人事物。</text:span><text:span text:style-name="T7"><text:s/><text:line-break/><text:line-break/></text:span><text:span text:style-name="T1">林義雄在</text:span><text:span text:style-name="T7">1990</text:span><text:span text:style-name="T1">年左右準備返台定居時，一度在黨外圈內盛傳林義雄已經發瘋。自立晚報還曾經對此煞有介事地進行查訪，調查林義雄是否發瘋。很可笑吧？</text:span><text:span text:style-name="T7"><text:s/><text:line-break/><text:line-break/></text:span><text:span text:style-name="T1">可是，為何大家會以為他發瘋呢？因為他當時在黨外的地位基本上就跟教父或神明沒兩樣，再加上滅門血案的悲劇，身上能夠炒作的所謂「政治資源」太豐富了，隨便出來選個什麼立委或縣市長肯定高票當選。</text:span><text:span text:style-name="T7"><text:s/><text:line-break/><text:line-break/></text:span><text:span text:style-name="T1">但是，林義雄卻連群眾舉著歡迎布條在路邊迎接他的歸來，他都不願意下車和群眾接觸，非常排斥那樣一種傳統政治活動。</text:span><text:span text:style-name="T7"><text:s/><text:line-break/><text:line-break/></text:span><text:span text:style-name="T1">我完全能理解他的想法和個性，所以我不會懷疑他發瘋了。他根本不會把坐牢或家破人亡等等這些悲劇當成當時很流行的一句黨外術語，亦即所謂「政治資源」。</text:span><text:span text:style-name="T7"><text:s/><text:line-break/><text:line-break/></text:span><text:span text:style-name="T1">相反地，絕大數政治或社運參與者卻滿腦子想著怎麼虛構、捏造或製造所謂「政治資源」，比方說刻意製造衝突，製造事端，以增加自身知名度，並透過更多修辭與文宣，進一步塑造形象，累積所謂「政治資源」。</text:span><text:span text:style-name="T7"><text:s/><text:line-break/><text:line-break/></text:span><text:span text:style-name="T1">各位聽懂我在說什麼吧？</text:span><text:span text:style-name="T7"><text:s/><text:line-break/><text:line-break/></text:span><text:span text:style-name="T1">維根斯坦有句話說：「一個人不可能說出真理，除非他已經回到家」，亦即他已經「回到真理之中」，「活在真理之中」。齊克果也有類似名言，他說：「世上沒有真理，直到它被我所認知。」</text:span><text:span text:style-name="T7"><text:s/><text:line-break/></text:span><text:span text:style-name="T1">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span></text:p>
      <text:p text:style-name="P7"><text:span text:style-name="T5">張萬康</text:span><text:span text:style-name="T1"><text:s/>  |  2020.01.01 22:36   |   </text:span><text:a xlink:type="simple" xlink:href="http://palinfo.habago.org/Entry?Command=Information_PrintForum&amp;iPage=1#FORUM38337"><text:span text:style-name="T6">#</text:span></text:a></text:p>
      <text:p text:style-name="P9"><text:span text:style-name="T1">最近在我家附近的露天飲料店，和兩位老大哥聊政治。兩位都是本省籍，口音都有台式草根的親切感。兩位都很誠懇溫和。</text:span><text:span text:style-name="T7"><text:s/><text:line-break/><text:line-break/></text:span><text:span text:style-name="T1">第一位是在反滲透法通過的前兩三天相遇的，他年約六十幾。他的看法是：</text:span><text:span text:style-name="T7"><text:s/><text:line-break/><text:line-break/></text:span><text:span text:style-name="T1">「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text:span><text:span text:style-name="T7">XX</text:span><text:span text:style-name="T1">部的</text:span><text:span text:style-name="T7">XX</text:span><text:span text:style-name="T1">秘書很熟，他說那天聽他們在講，可能政權不保，在談以後可能要隨部長去職。」</text:span><text:span text:style-name="T7"><text:s/><text:line-break/><text:line-break/></text:span><text:span text:style-name="T1">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text:span><text:span text:style-name="T7"><text:s/><text:line-break/><text:line-break/></text:span><text:span text:style-name="T1">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text:span><text:span text:style-name="T7">52</text:span><text:span text:style-name="T1">，他說你他們（同伴）年紀大。我反問他貴庚，他說：「</text:span><text:span text:style-name="T7">35</text:span><text:span text:style-name="T1">！」我說</text:span><text:span text:style-name="T7">35</text:span><text:span text:style-name="T1">？他笑說兩個</text:span><text:span text:style-name="T7">35</text:span><text:span text:style-name="T1">。我說你看起來很年輕是沒錯。此人元氣十足，確實看起來沒那麼老。過後他們繼續談天，我做我的事，聽到他對同伴說，我建議你們讀一本談易經的書，叫作</text:span><text:span text:style-name="T7">…… <text:line-break/><text:line-break/></text:span><text:span text:style-name="T1">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text:span><text:span text:style-name="T7"><text:s/><text:line-break/><text:line-break/></text:span><text:span text:style-name="T1">其實我沒有特別露出憂心狀。不過選戰沸沸揚揚，他感覺得出。我猜他自己也是憂國憂民，但自我調適得當。看來確實對易經有點心得。老大哥隨後飄然而去。</text:span><text:span text:style-name="T7"><text:s/></text:span></text:p>
      <text:p text:style-name="P7"><text:span text:style-name="T5">陳真</text:span><text:span text:style-name="T1"><text:s/>  |  2020.01.01 20:13   |   </text:span><text:a xlink:type="simple" xlink:href="http://palinfo.habago.org/Entry?Command=Information_PrintForum&amp;iPage=1#FORUM38336"><text:span text:style-name="T6">#</text:span></text:a></text:p>
      <text:p text:style-name="P8"><text:span text:style-name="T1">念淨，</text:span><text:span text:style-name="T7"><text:s/><text:line-break/><text:line-break/></text:span><text:span text:style-name="T1">當我們說腦殘「很可怕」時，意思是說他蠢到嚇死人，而不是我們真的「害怕」他。</text:span><text:span text:style-name="T7"><text:s/><text:line-break/><text:line-break/></text:span><text:span text:style-name="T1">生平最怕一樣東西，就是蟑螂。黨外時，我很擔心哪天國民黨如果把我抓去，我想我是應該能挺得住各種刑求，但如果拿蟑螂嚇我，我恐怕就得出賣同志了。</text:span><text:span text:style-name="T7"><text:s/><text:line-break/><text:line-break/></text:span><text:span text:style-name="T1">我意思是想說，我們和外界任何東西之間的一種「關係」；理解這層關係很重要，但也很不容易，它需要一種詩人般的理解能力。</text:span><text:span text:style-name="T7"><text:s/><text:line-break/><text:line-break/></text:span><text:span text:style-name="T1">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text:span><text:span text:style-name="T7"><text:s/><text:line-break/><text:line-break/></text:span><text:span text:style-name="T1">當然，進步還是有點進步。或者應該說，時代不一樣，糟蹋人的方式也就不一樣，蔣家年代基本上要比現在肅殺一百萬倍，異議份子就跟過街老鼠一樣，人人喊打，人人瞧不起，生命安危與自由完全朝不保夕。</text:span><text:span text:style-name="T7"><text:s/><text:line-break/><text:line-break/></text:span><text:span text:style-name="T1">話說韓國瑜，自然是台灣選舉史上被抹黑糟蹋得最嚴重的一個人，但他畢竟是個公眾人物，他很容易就能為自己澄清，並且會有無數人支持他。這樣一種被抹黑的痛苦，在我看來，如果是</text:span><text:span text:style-name="T7">1</text:span><text:span text:style-name="T1">分之痛，那我過去三十幾年所承受的，恐怕就是</text:span><text:span text:style-name="T7">1000</text:span><text:span text:style-name="T1">分的折磨與痛苦，而且累及父母妻小，家毀人亡。</text:span><text:span text:style-name="T7"><text:s/><text:line-break/><text:line-break/>1: 1000 <text:line-break/><text:line-break/></text:span><text:span text:style-name="T1">為何相差一千倍呢？因為在蔣家年代，在一片藍通通的校園，特別是在南部，更是藍到爆</text:span><text:span text:style-name="T7"><text:s/>(</text:span><text:span text:style-name="T1">現在則是綠到爆</text:span><text:span text:style-name="T7">)</text:span><text:span text:style-name="T1">，做為一個「非公眾人物」，國家怎麼抹黑你，你就會被人們認定你就是那樣的人，你根本不可能有一絲絲機會為自己澄清，你又如何可能向全世界澄清？</text:span><text:span text:style-name="T7"><text:s/><text:line-break/><text:line-break/></text:span><text:span text:style-name="T1">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text:span><text:span text:style-name="T7"><text:s/><text:line-break/><text:line-break/></text:span><text:span text:style-name="T1">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text:span><text:span text:style-name="T7"><text:s/><text:line-break/><text:line-break/></text:span><text:span text:style-name="T1">刺蔣的黃文雄消失人間</text:span><text:span text:style-name="T7">26</text:span><text:span text:style-name="T1">年，</text:span><text:span text:style-name="T7">1996</text:span><text:span text:style-name="T1">年重新出現在台灣時，我透過當時極少數能夠找到他的人之一</text:span><text:span text:style-name="T7">--</text:span><text:span text:style-name="T1">陳菊，連絡上黃文雄，幫他辦了一個小型的室內演講。後來有一天，我們幾個人在他家聊天，聊到林義雄的滅門血案。我說，我覺得林義雄所承受的痛苦，比不上任何一個飽受生活折磨根本無人聞問的一般人。</text:span><text:span text:style-name="T7"><text:s/><text:line-break/><text:line-break/></text:span><text:span text:style-name="T1">包括黃文雄在內，在場所有人似乎都很不認同我這番話，但我想我說的只是一個事實。一個人，無人聞問、日日夜夜分分秒秒地扛起所有根本不可能被外界所理解的折磨，那才是最難熬的痛苦不是嗎？</text:span><text:span text:style-name="T7"><text:s/><text:line-break/><text:line-break/></text:span><text:span text:style-name="T1">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text:span><text:span text:style-name="T7"><text:s/><text:line-break/><text:line-break/></text:span><text:span text:style-name="T1">詹益樺自焚後，我常不自主會伸手去碰觸瓦斯烈火或是幾百度的烤箱，因為我很想體會我的好朋友究竟在烈火焚身過程中承受了多大的痛苦而死去。我光是用手指讓火烤一下就覺得受不了，更何況全身被烈火吞沒。</text:span><text:span text:style-name="T7"><text:s/><text:line-break/><text:line-break/></text:span><text:span text:style-name="T1">當我想到我根本不可能真實體會詹益樺的劇痛之千萬分之一時，我常不免悲從中來，熱淚盈眶。</text:span><text:span text:style-name="T7"><text:s/><text:line-break/><text:line-break/></text:span><text:span text:style-name="T1">不知道各位看懂不懂我想說什麼。看不懂就算，只是說說，無須深究。總之，你要知道，生命種種，造化萬千，凡是可見的、可說的、眾人皆知的、鎂光燈環繞的，都不會是多麼可怕可悲之事。</text:span><text:span text:style-name="T7"><text:s/><text:line-break/><text:line-break/></text:span><text:span text:style-name="T1">你相信嗎？你在市面上所聽到的詹益樺，跟真實的詹益樺，相差幾百萬光年。真實的詹益樺，遠遠比市面上那個「大」，遠遠比市面上那個「美」，我能略說一、二，卻下不了筆。為什麼呢？因為我沒有那樣的文采，我寫不出微妙事物。</text:span><text:span text:style-name="T7"><text:s/><text:line-break/><text:line-break/></text:span><text:span text:style-name="T1">戰士與蒼蠅</text:span><text:span text:style-name="T7">    <text:line-break/><text:line-break/></text:span><text:span text:style-name="T1">說完這些，再看看什麼校園腦殘同學的喊打喊殺或什麼潑熱湯，那根本就稱不上一回事了，哪來什麼「霸凌」？我不去霸凌別人就已經很好了，誰能霸凌我？</text:span><text:span text:style-name="T7"><text:s/><text:line-break/><text:line-break/></text:span><text:span text:style-name="T1">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text:span><text:span text:style-name="T7"><text:s/><text:line-break/><text:line-break/></text:span><text:span text:style-name="T1">其次，我很不喜歡什麼政治受害者那類概念。但我知道一個詞有很多種意境，而我所不喜歡的只是它的其中一種，而不是說「受害」或「霸凌」這些詞一定不對或一定不能使用。語言意涵如何，還是得看上下文，看語境脈絡。</text:span><text:span text:style-name="T7"><text:s/><text:line-break/><text:line-break/></text:span><text:span text:style-name="T1">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text:span><text:span text:style-name="T7"><text:s/><text:line-break/><text:line-break/></text:span><text:span text:style-name="T1">某個意義上，我常覺得自己「強壯」得像什麼似的，誰能霸凌我？</text:span><text:span text:style-name="T7"><text:s/><text:line-break/><text:line-break/></text:span><text:span text:style-name="T1">強弱存乎一心</text:span><text:span text:style-name="T7">   <text:line-break/><text:line-break/></text:span><text:span text:style-name="T1">上小學第一天，是我媽帶我進校園。但她進學校之後</text:span><text:span text:style-name="T7"><text:s/>(</text:span><text:span text:style-name="T1">台南永福國小，胡適的老家</text:span><text:span text:style-name="T7">)</text:span><text:span text:style-name="T1">，進教室之前，卻先把我押到一棵椰子樹下，跟平常神情很不一樣，很慎重地跟我說：「以後你在學校，如果有人拿掃帚打你的左腳，你就連右腳也讓他打，知道嗎？」</text:span><text:span text:style-name="T7"><text:s/><text:line-break/><text:line-break/></text:span><text:span text:style-name="T1">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text:span><text:span text:style-name="T7"><text:s/><text:line-break/><text:line-break/></text:span><text:span text:style-name="T1">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text:span><text:span text:style-name="T7"><text:s/>(</text:span><text:span text:style-name="T1">應該說打人</text:span><text:span text:style-name="T7">)</text:span><text:span text:style-name="T1">。我媽大概很擔心我的正義感會無限發揮，因此希望我能學習忍耐、憐憫；他人有難，要主動代為承受。</text:span><text:span text:style-name="T7"><text:s/><text:line-break/><text:line-break/></text:span><text:span text:style-name="T1">小學時，有大約兩年的時間，我每天帶兩個便當上學，裏面的食物幾乎一模一樣，一個我自己吃，一個給班上一位窮到連鞋子都沒有的同學吃；差別在於我的便當沒有肉，給同學的便當有肉。</text:span><text:span text:style-name="T7"><text:s/><text:line-break/><text:line-break/></text:span><text:span text:style-name="T1">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text:span><text:span text:style-name="T7"><text:s/><text:line-break/><text:line-break/></text:span><text:span text:style-name="T1">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text:span><text:span text:style-name="T7"><text:s/><text:line-break/><text:line-break/></text:span><text:span text:style-name="T1">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text:span><text:span text:style-name="T7"><text:s/><text:line-break/><text:line-break/></text:span><text:span text:style-name="T1">一個人是強或弱，存乎一心。乍看脆弱者，反倒剛強；乍看邊緣者，恰是事物的中心。</text:span><text:span text:style-name="T7"><text:s/><text:line-break/><text:line-break/></text:span><text:span text:style-name="T1">鬥爭</text:span><text:span text:style-name="T7"><text:s/><text:line-break/><text:line-break/></text:span><text:span text:style-name="T1">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text:span><text:span text:style-name="T7"><text:s/><text:line-break/><text:line-break/></text:span><text:span text:style-name="T1">馬文才能霸凌唐伯虎嗎？</text:span><text:span text:style-name="T7">   <text:line-break/><text:line-break/></text:span><text:span text:style-name="T1">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text:span><text:span text:style-name="T7"><text:s/><text:line-break/><text:line-break/></text:span><text:span text:style-name="T1">拉拉雜雜講一堆，雖說言不及義，其實意義深遠。這類微妙之事，在我看來十分關鍵，它決定了我們究竟如何理解人事物。微妙之差，差之毫釐，失之千里。</text:span><text:span text:style-name="T7"><text:s/><text:line-break/><text:line-break/></text:span><text:span text:style-name="T1">人們往往有著一套約定俗成的眼光來評價人事物，在這套基本架構下，型塑了各種意義。當你不以那樣的眼光看世界，只能無言。</text:span><text:span text:style-name="T7"><text:s/><text:line-break/><text:line-break/></text:span><text:span text:style-name="T1">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text:span><text:span text:style-name="T7"><text:s/><text:line-break/><text:line-break/></text:span><text:span text:style-name="T1">今天，你若是個什麼部長或掌管幾千幾百億的什麼國營企業董事長，那麼，不管如何荒腔走板的行徑或過往歷史，就會被美化、神化；越是荒腔走板，越是離經叛道，人們會越是推崇，因為，如今你已「功成名就」了。</text:span><text:span text:style-name="T7"><text:s/><text:line-break/><text:line-break/></text:span><text:span text:style-name="T1">反之，人們就會用一種鄙夷可笑的眼光看待你，覺得你是個失敗者，不可取，偏激，很可憐，很落魄</text:span><text:span text:style-name="T7">...</text:span><text:span text:style-name="T1">等等等；不管你確實有多少貢獻，不管你的「作品」本身如何傑出，都不會被嚴肅看待。</text:span><text:span text:style-name="T7"><text:s/><text:line-break/><text:line-break/></text:span><text:span text:style-name="T1">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text:span><text:span text:style-name="T7"><text:s/><text:line-break/><text:line-break/></text:span><text:span text:style-name="T1">一種「眼光」就是一個「世界」，世界不同，「語言」就不一樣，「糧食」也不一樣。我們應該做的，就是相信自己的「語言」與「糧食」，專心活在自己的「世界」裏，忘記時間，看淡榮枯，至死不渝。</text:span><text:span text:style-name="T7"><text:s/><text:line-break/><text:line-break/></text:span><text:span text:style-name="T1">這樣不一定好，但事實上也不會有比這更好的選擇了。套句維根斯坦的術語，人總是應該活在一種屬於自己的「生命形式」</text:span><text:span text:style-name="T7">(form of life) </text:span><text:span text:style-name="T1">裏頭，就如同飛鳥就該在天上飛，而不是往泥土裏鑽；至於蚯蚓就別仰望著天空了，只管朝土裏深藏就行。</text:span><text:span text:style-name="T7"><text:s/><text:line-break/><text:line-break/></text:span><text:span text:style-name="T1">這篇隨便寫寫，大家隨便看看便罷，不宜討論。為什麼呢？因為我知道世上知音難尋。總之，別扯到我身上來就行。「我」不是一個討論議題。當我們寫東西提到自己時，並不是要邀請大家來討論自己。「我」是無法討論的。</text:span><text:span text:style-name="T7"><text:s/><text:line-break/><text:line-break/></text:span><text:span text:style-name="T1">我對「公眾化」一事，感到由衷的無奈與厭煩。不管污名或美名，就如</text:span><text:span text:style-name="T7"><text:s/>R.M.Rilke </text:span><text:span text:style-name="T1">形容他的老闆羅丹，「名聲，往往只是一團誤解的總和」。</text:span></text:p>
      <text:p text:style-name="P7"><text:span text:style-name="T5">陳真</text:span><text:span text:style-name="T1"><text:s/>  |  2020.01.01 12:03   |   </text:span><text:a xlink:type="simple" xlink:href="http://palinfo.habago.org/Entry?Command=Information_PrintForum&amp;iPage=1#FORUM38335"><text:span text:style-name="T4">#</text:span></text:a></text:p>
      <text:p text:style-name="P8"><text:span text:style-name="T1">更正：</text:span><text:span text:style-name="T7"><text:line-break/><text:line-break/></text:span><text:span text:style-name="T1">重返戒嚴內文提到解嚴</text:span><text:span text:style-name="T7">30</text:span><text:span text:style-name="T1">周年，</text:span><text:span text:style-name="T7">2007</text:span><text:span text:style-name="T1">年應為</text:span><text:span text:style-name="T7">20</text:span><text:span text:style-name="T1">周年才對。若有轉載或轉寄，煩請更正。謝謝。</text:span><text:span text:style-name="T7"><text:line-break/><text:line-break/></text:span><text:span text:style-name="T1">陳真</text:span></text:p>
      <text:p text:style-name="P7"><text:span text:style-name="T5">謝穎芝</text:span><text:span text:style-name="T1"><text:s/>  |  2020.01.01 12:02   |   </text:span><text:a xlink:type="simple" xlink:href="http://palinfo.habago.org/Entry?Command=Information_PrintForum&amp;iPage=1#FORUM38334"><text:span text:style-name="T4">#</text:span></text:a></text:p>
      <text:p text:style-name="P9"><text:span text:style-name="T1">從昨晚這個網站就連不上，</text:span><text:span text:style-name="T7"><text:line-break/></text:span><text:span text:style-name="T1">是不是又遭受</text:span><text:span text:style-name="T7"><text:s/>DoS </text:span><text:span text:style-name="T1">攻擊了？</text:span><text:span text:style-name="T7"><text:line-break/></text:span><text:span text:style-name="T1">網頁一直回覆「伺服器沒有回應」或出現「</text:span><text:span text:style-name="T7">palinfo.habago.org </text:span><text:span text:style-name="T1">回應時間過長」⋯</text:span><text:span text:style-name="T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